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aco" svg:font-family="Monaco"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862in"/>
    </style:style>
    <style:style style:name="co2" style:family="table-column">
      <style:table-column-properties fo:break-before="auto" style:column-width="0.8925in"/>
    </style:style>
    <style:style style:name="ro1" style:family="table-row">
      <style:table-row-properties style:row-height="0.1866in" fo:break-before="auto" style:use-optimal-row-height="true"/>
    </style:style>
    <style:style style:name="ro2" style:family="table-row">
      <style:table-row-properties style:row-height="0.1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Monac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row table:style-name="ro1">
          <table:table-cell office:value-type="string">
            <text:p>22930717 2012 EHRA/HRS expert consensus statement on cardiac resynchronization therapy in heart failure: implant and follow-up recommendations and management. Cardiac resynchronisation therapy TREATS Heart failure</text:p>
          </table:table-cell>
        </table:table-row>
        <table:table-row table:style-name="ro1">
          <table:table-cell office:value-type="string">
            <text:p>22849621 CONCLUSIONS: Healthcare system factors, such as hospital type, healthcare provider factors, such as specialty, and patient factors, such as comorbid cardiovascular disease, systemic disease with concomitant medications, together influence the underutilization of evidence-based pharmacologic treatment for patients with heart failure. Pharmacological Treatment TREATS Heart failure</text:p>
          </table:table-cell>
        </table:table-row>
        <table:table-row table:style-name="ro1">
          <table:table-cell office:value-type="string">
            <text:p>20332337 OBJECTIVE: To evaluate acute hemodynamic, short-term, and long-term effects of vasopressin antagonists in patients with heart failure (HF). Vasopressin Antagonist TREATS Heart failure</text:p>
          </table:table-cell>
        </table:table-row>
        <table:table-row table:style-name="ro1">
          <table:table-cell office:value-type="string">
            <text:p>20841514 Most clinical trials have established the mortality and morbidity benefit of pharmacotherapy in heart failure in nonelderly patients; Pharmacotherapy TREATS Heart failure</text:p>
          </table:table-cell>
        </table:table-row>
        <table:table-row table:style-name="ro1">
          <table:table-cell office:value-type="string">
            <text:p>23618535 DISCUSSION: We will perform an adjusted indirect comparison meta-analysis of lipophilic versus hydrophilic statins in patients with HF using placebo or no statin arm as common comparator. Hydroxymethylglutaryl-CoA Reductase Inhibitors TREATS Heart failure</text:p>
          </table:table-cell>
        </table:table-row>
        <table:table-row table:style-name="ro1">
          <table:table-cell office:value-type="string">
            <text:p>22340263 Studies reporting the outcomes after AV nodal ablation in patients with AF undergoing CRT for symptomatic heart failure and left ventricular dyssynchrony were selected. Cardiac resynchronisation therapy TREATS Heart failure</text:p>
          </table:table-cell>
        </table:table-row>
        <table:table-row table:style-name="ro1">
          <table:table-cell office:value-type="string">
            <text:p>20350693 Removal of isotonic fluid by UF compared with hypotonic urine by diuretics more effectively reduces total body sodium in congested HF patients. Excision TREATS Heart failure</text:p>
          </table:table-cell>
        </table:table-row>
        <table:table-row table:style-name="ro1">
          <table:table-cell office:value-type="string">
            <text:p>21701167 Background: Prescription omega-3-acid ethyl esters (PO-3A) have been tested for outcome benefits in patients with coronary artery disease (CAD), arrhythmias and heart failure. Omega-3 Acid Ethyl Esters TREATS Heart failure</text:p>
          </table:table-cell>
        </table:table-row>
        <table:table-row table:style-name="ro1">
          <table:table-cell office:value-type="string">
            <text:p>23059198 AIMS: We evaluated the impact of diabetes mellitus (DM) and diabetic therapy on outcomes in patients with reduced ejection fraction (EF) after hospitalization for heart failure (HF). Hospitalization TREATS Heart failure</text:p>
          </table:table-cell>
        </table:table-row>
        <table:table-row table:style-name="ro1">
          <table:table-cell office:value-type="string">
            <text:p>22274575 As such, they have yet to consistently show efficacy in reducing hospitalizations for heart failure. Hospitalization TREATS Heart failure</text:p>
          </table:table-cell>
        </table:table-row>
        <table:table-row table:style-name="ro1">
          <table:table-cell office:value-type="string">
            <text:p>19648605 Efficacy and safety of nebivolol in elderly heart failure patients with impaired renal function: insights from the SENIORS trial. nebivolol TREATS Heart failure</text:p>
          </table:table-cell>
        </table:table-row>
        <table:table-row table:style-name="ro1">
          <table:table-cell office:value-type="string">
            <text:p>21951244 We sought to develop an intervention to improve self-management skills and behaviors for patients with HF, especially those with low health literacy. Intervention regimes TREATS Heart failure</text:p>
          </table:table-cell>
        </table:table-row>
        <table:table-row table:style-name="ro1">
          <table:table-cell office:value-type="string">
            <text:p>19962481 In conclusion, meta-analysis of randomized controlled trials demonstrated that statins are safe and improve LVEF and decrease hospitalization for worsening HF. Hospitalization TREATS Heart failure</text:p>
          </table:table-cell>
        </table:table-row>
        <table:table-row table:style-name="ro1">
          <table:table-cell office:value-type="string">
            <text:p>22647414 METHODS: Baseline data from the COACH study (Coordinating study evaluating Outcomes of Advising and Counselling in Heart Failure) were used. Counseling TREATS Heart failure</text:p>
          </table:table-cell>
        </table:table-row>
        <table:table-row table:style-name="ro1">
          <table:table-cell office:value-type="string">
            <text:p>21912268 BACKGROUND: Recent guidelines for exercise in patients with heart failure (HF) recommended aerobic and resistance exercise as being safe and effective; Exercise TREATS Heart failure</text:p>
          </table:table-cell>
        </table:table-row>
        <table:table-row table:style-name="ro1">
          <table:table-cell office:value-type="string">
            <text:p>23388213 Cardiac resynchronization therapy in patients with heart failure and a QRS complex &lt;120 milliseconds: the Evaluation of Resynchronization Therapy for Heart Failure (LESSER-EARTH) trial. Cardiac resynchronisation therapy TREATS Heart failure</text:p>
          </table:table-cell>
        </table:table-row>
        <table:table-row table:style-name="ro1">
          <table:table-cell office:value-type="string">
            <text:p>22696335 Anticoagulation versus placebo for heart failure in sinus rhythm. anticoagulation TREATS Heart failure</text:p>
          </table:table-cell>
        </table:table-row>
        <table:table-row table:style-name="ro1">
          <table:table-cell office:value-type="string">
            <text:p>22892123 The effect of ivabradine on reducing the primary endpoint was similar in patients with and without MRAs (P = 0.916 for interaction, adjusted for prognostic factors at baseline), as were its effects on cardiovascular death (P = 0.279), hospitalizations for heart failure (P = 0.304), and death from heart failure and from all causes (P = 0.723 and 0.366, respectively). Hospitalization TREATS Heart failure</text:p>
          </table:table-cell>
        </table:table-row>
        <table:table-row table:style-name="ro1">
          <table:table-cell office:value-type="string">
            <text:p>21786577 CONCLUSION: Inotropic treatment in RCF patients with levosimendan vs dopamine produces earlier regress of cardiacfailure symptoms, better improvement of myocardial contractivity, is associated with a good prognosis. Dopamine TREATS Heart failure</text:p>
          </table:table-cell>
        </table:table-row>
        <table:table-row table:style-name="ro1">
          <table:table-cell office:value-type="string">
            <text:p>23182364 BACKGROUND: There is clinical equipoise between warfarin and aspirin for stroke prevention in patients with heart failure in sinus rhythm (SR). Stroke prevention TREATS Heart failure</text:p>
          </table:table-cell>
        </table:table-row>
        <table:table-row table:style-name="ro1">
          <table:table-cell office:value-type="string">
            <text:p>23298559 Warfarin has not been shown to reduce clinical events in patients with heart failure, although several of the completed randomized trials were underpowered, and the most recent was not placebo-controlled. Warfarin TREATS Heart failure</text:p>
          </table:table-cell>
        </table:table-row>
        <table:table-row table:style-name="ro1">
          <table:table-cell office:value-type="string">
            <text:p>23386663 BACKGROUND: Although readmission after hospitalization for heart failure has received increasing attention, little is known about its root causes. Hospitalization TREATS Heart failure</text:p>
          </table:table-cell>
        </table:table-row>
        <table:table-row table:style-name="ro1">
          <table:table-cell office:value-type="string">
            <text:p>21193439 METHODS AND RESULTS: We reviewed the literature published between January 2000 and September 2009 on multidisciplinary heart failure (HF) management, either by usual care or RPM to retrieve the number of hospitalizations and length of stay (LOS) for HF and for any cause. Hospitalization TREATS Heart failure</text:p>
          </table:table-cell>
        </table:table-row>
        <table:table-row table:style-name="ro1">
          <table:table-cell office:value-type="string">
            <text:p>19235778 Secondary outcomes included hospitalizations for congestive heart failure (CHF), fatal, and non-fatal cerebrovascular accidents (CVA) and transient ischemic attacks (TIA), combined coronary heart disease (CHD) events, and all-cause mortality. Hospitalization TREATS Congestive heart failure</text:p>
          </table:table-cell>
        </table:table-row>
        <table:table-row table:style-name="ro1">
          <table:table-cell office:value-type="string">
            <text:p>23641006 Cardiac resynchronization therapy in addition to optimal medical therapy produces long-standing clinical benefits in mild heart failure. Medical therapy TREATS Heart failure</text:p>
          </table:table-cell>
        </table:table-row>
        <table:table-row table:style-name="ro1">
          <table:table-cell office:value-type="string">
            <text:p>20723799 OBJECTIVES: The objective was to test the hypothesis that heart failure (HF) patients treated with sertraline will have lower depression scores and fewer cardiovascular events compared with placebo. Placebos TREATS Heart failure</text:p>
          </table:table-cell>
        </table:table-row>
        <table:table-row table:style-name="ro1">
          <table:table-cell office:value-type="string">
            <text:p>23782792 BACKGROUND: Cardiac resynchronization therapy (CRT) is an established treatment in heart failure patients. Cardiac resynchronisation therapy TREATS Heart failure</text:p>
          </table:table-cell>
        </table:table-row>
        <table:table-row table:style-name="ro1">
          <table:table-cell office:value-type="string">
            <text:p>21878070 [he use ethylmethylhydroxypyridine succinate in the treatment of patients with heart failure]. succinate TREATS Heart failure</text:p>
          </table:table-cell>
        </table:table-row>
        <table:table-row table:style-name="ro1">
          <table:table-cell office:value-type="string">
            <text:p>20624510 Combined exercise and cognitive behavioral therapy improves outcomes in patients with heart failure. Cognitive Therapy TREATS Heart failure</text:p>
          </table:table-cell>
        </table:table-row>
        <table:table-row table:style-name="ro1">
          <table:table-cell office:value-type="string">
            <text:p>20492762 A systematic review and economic evaluation of the clinical effectiveness and cost-effectiveness of aldosterone antagonists for postmyocardial infarction heart failure. Aldosterone Antagonists TREATS Heart failure</text:p>
          </table:table-cell>
        </table:table-row>
        <table:table-row table:style-name="ro1">
          <table:table-cell office:value-type="string">
            <text:p>20801924 2010 Focused Update of ESC Guidelines on device therapy in heart failure: an update of the 2008 ESC Guidelines for the diagnosis and treatment of acute and chronic heart failure and the 2007 ESC guidelines for cardiac and resynchronization therapy. Device therapy TREATS Heart failure</text:p>
          </table:table-cell>
        </table:table-row>
        <table:table-row table:style-name="ro1">
          <table:table-cell office:value-type="string">
            <text:p>23998714 Cardiac-resynchronization therapy in heart failure with a narrow QRS complex. Cardiac resynchronisation therapy TREATS Heart failure</text:p>
          </table:table-cell>
        </table:table-row>
        <table:table-row table:style-name="ro1">
          <table:table-cell office:value-type="string">
            <text:p>23152267 Pharmacological interventions for treating heart failure in patients with chagas cardiomyopathy. Intervention regimes TREATS Heart failure</text:p>
          </table:table-cell>
        </table:table-row>
        <table:table-row table:style-name="ro1">
          <table:table-cell office:value-type="string">
            <text:p>20455788 Using estimates of hospitalizations averted from a previously published systematic review of heart failure management, we estimated a program's efficiency based on level of predicted risk. Hospitalization TREATS Heart failure</text:p>
          </table:table-cell>
        </table:table-row>
        <table:table-row table:style-name="ro1">
          <table:table-cell office:value-type="string">
            <text:p>22246377 CONCLUSIONS/INTERPRETATION: Infusion of exenatide in male type 2 diabetic patients with CHF increased the CI as a result of chronotropy, with concomitant favourable effects on PCWP and reasonable tolerability of the drug. exenatide TREATS Congestive heart failure</text:p>
          </table:table-cell>
        </table:table-row>
        <table:table-row table:style-name="ro1">
          <table:table-cell office:value-type="string">
            <text:p>20671567 This article reviews palliative care and self-care, which are critical components of heart failure management that are inadequately defined in the current American College of Cardiology/American Heart Association Guidelines for the Diagnosis and Management of Heart Failure. Management procedure TREATS Heart failure</text:p>
          </table:table-cell>
        </table:table-row>
        <table:table-row table:style-name="ro1">
          <table:table-cell office:value-type="string">
            <text:p>22855974 Heart transplantation is currently the preferred treatment for end-stage heart failure but the supply of donor hearts is insufficient to meet the need and many patients are not eligible for transplantation due to age or comorbid conditions. Heart Transplantation TREATS Heart failure</text:p>
          </table:table-cell>
        </table:table-row>
        <table:table-row table:style-name="ro1">
          <table:table-cell office:value-type="string">
            <text:p>20801495 The primary composite endpoint was cardiovascular death or hospital admission for worsening heart failure. Hospital admission TREATS Heart failure</text:p>
          </table:table-cell>
        </table:table-row>
        <table:table-row table:style-name="ro1">
          <table:table-cell office:value-type="string">
            <text:p>19879462 We aimed to determine the frequency, durability, and prognostic significance of improved HRQOL after hospitalization for decompensated HF. Hospitalization TREATS Heart failure</text:p>
          </table:table-cell>
        </table:table-row>
        <table:table-row table:style-name="ro1">
          <table:table-cell office:value-type="string">
            <text:p>22939223 2012 EHRA/HRS expert consensus statement on cardiac resynchronization therapy in heart failure: implant and follow-up recommendations and management. Cardiac resynchronisation therapy TREATS Heart failure</text:p>
          </table:table-cell>
        </table:table-row>
        <table:table-row table:style-name="ro1">
          <table:table-cell office:value-type="string">
            <text:p>20393935 however, the effects on health-related quality of life, mortality and hospital admissions in heart failure remain uncertain. Hospital admission TREATS Heart failure</text:p>
          </table:table-cell>
        </table:table-row>
        <table:table-row table:style-name="ro1">
          <table:table-cell office:value-type="string">
            <text:p>21474889 Results from recent trials have provided ample evidence that CRT may also reduce morbidity and mortality in patients with mildly symptomatic heart failure (NYHA class II). Cardiac resynchronisation therapy TREATS Heart failure</text:p>
          </table:table-cell>
        </table:table-row>
        <table:table-row table:style-name="ro1">
          <table:table-cell office:value-type="string">
            <text:p>22927555 CONCLUSION: Treatment with ivabradine, on a background of guidelines-based HF therapy, is associated with a substantial reduction in the likelihood of recurrent hospitalizations for worsening HF. Hospitalization TREATS Heart failure</text:p>
          </table:table-cell>
        </table:table-row>
        <table:table-row table:style-name="ro1">
          <table:table-cell office:value-type="string">
            <text:p>19962481 Meta-analysis of randomized controlled trials of statins versus placebo in patients with heart failure. Hydroxymethylglutaryl-CoA Reductase Inhibitors TREATS Heart failure</text:p>
          </table:table-cell>
        </table:table-row>
        <table:table-row table:style-name="ro1">
          <table:table-cell office:value-type="string">
            <text:p>21912268 A combined aerobic and resistance exercise program improves physical functional performance in patients with heart failure: a pilot study. PHYSICAL PERFORMANCE TREATS Heart failure</text:p>
          </table:table-cell>
        </table:table-row>
        <table:table-row table:style-name="ro1">
          <table:table-cell office:value-type="string">
            <text:p>19812099 DISCUSSION: The introduction of a specifically tailored CP for the hospital treatment of HF was effective in reducing in-hospital mortality and unscheduled readmissions. Introduction procedure TREATS Heart failure</text:p>
          </table:table-cell>
        </table:table-row>
        <table:table-row table:style-name="ro1">
          <table:table-cell office:value-type="string">
            <text:p>21315441 INTERPRETATION: Our results are consistent with, and extend, previous findings by definitively showing a significant and large reduction in hospitalisation for patients with NYHA class III heart failure who were managed with a wireless implantable haemodynamic monitoring system. Hospitalization TREATS Heart failure</text:p>
          </table:table-cell>
        </table:table-row>
        <table:table-row table:style-name="ro1">
          <table:table-cell office:value-type="string">
            <text:p>22274575 PURPOSE OF REVIEW: Death and hospitalization for acutely decompensated heart failure are predominantly due to volume overload, have increased in the past 10 years, carry poor outcomes, and are costly to the healthcare system. Hospitalization TREATS Heart failure</text:p>
          </table:table-cell>
        </table:table-row>
        <table:table-row table:style-name="ro1">
          <table:table-cell office:value-type="string">
            <text:p>21144969 BACKGROUND: Natriuretic peptides may be attractive biomarkers to guide management of heart failure (HF) and help select patients in need of more aggressive therapy. Natriuretic Peptides TREATS Heart failure</text:p>
          </table:table-cell>
        </table:table-row>
        <table:table-row table:style-name="ro1">
          <table:table-cell office:value-type="string">
            <text:p>21547598 Cardiac resynchronization therapy and bone marrow cell transplantation in patients with ischemic heart failure and electromechanical dyssynchrony: a randomized pilot study. Bone Marrow Cell Transplantation TREATS Heart failure</text:p>
          </table:table-cell>
        </table:table-row>
        <table:table-row table:style-name="ro1">
          <table:table-cell office:value-type="string">
            <text:p>21070719 CONCLUSIONS: The use of CRT without a defibrillator could be a cost-effective alternative to ODT for treating heart failure in a carefully selected group of patients. Pharmacotherapy TREATS Heart failure</text:p>
          </table:table-cell>
        </table:table-row>
        <table:table-row table:style-name="ro1">
          <table:table-cell office:value-type="string">
            <text:p>21999413 METHODS: Twenty-seven patients with mild HF, all initially treated with carvedilol, were randomized to a two-month treatment with carvedilol, metoprolol tartrate or metoprolol succinate. carvedilol TREATS Heart failure</text:p>
          </table:table-cell>
        </table:table-row>
        <table:table-row table:style-name="ro1">
          <table:table-cell office:value-type="string">
            <text:p>22583451 CONCLUSIONS: Eplerenone appears more cost-effective than spironolactone for the treatment of post-MI HF. Spironolactone TREATS Heart failure</text:p>
          </table:table-cell>
        </table:table-row>
        <table:table-row table:style-name="ro1">
          <table:table-cell office:value-type="string">
            <text:p>20225911 A high-cost high-intensity intervention may be required to improve survival for patients with CHF. Intervention regimes TREATS Congestive heart failure</text:p>
          </table:table-cell>
        </table:table-row>
        <table:table-row table:style-name="ro1">
          <table:table-cell office:value-type="string">
            <text:p>21856486 Results from trials have provided ample evidence that CRT, in addition to its proven benefits in patients with symptomatic heart failure (New York Heart Association [NYHA] class III), might also reduce morbidity and mortality in those with mildly symptomatic heart failure (NYHA class II). Cardiac resynchronisation therapy TREATS Heart failure</text:p>
          </table:table-cell>
        </table:table-row>
        <table:table-row table:style-name="ro1">
          <table:table-cell office:value-type="string">
            <text:p>21633921 One patient died during the initial hospitalization, no patient was rehospitalized for heart failure and 16 patients underwent target vessel revascularization (TVR). Hospitalization TREATS Heart failure</text:p>
          </table:table-cell>
        </table:table-row>
        <table:table-row table:style-name="ro1">
          <table:table-cell office:value-type="string">
            <text:p>20858878 Self-management counseling in patients with heart failure: the heart failure adherence and retention randomized behavioral trial. Counseling TREATS Heart failure</text:p>
          </table:table-cell>
        </table:table-row>
        <table:table-row table:style-name="ro1">
          <table:table-cell office:value-type="string">
            <text:p>21750900 OBJECTIVE: This review aims at updating the results of cardiac resynchronization therapy (CRT) in mild heart failure patients, and investigating whether CRT can prevent or reverse heart failure progression in an earlier stage. Cardiac resynchronisation therapy TREATS Heart failure</text:p>
          </table:table-cell>
        </table:table-row>
        <table:table-row table:style-name="ro1">
          <table:table-cell office:value-type="string">
            <text:p>22137068 The primary end point is the composite of cardiovascular death, hospitalization for HF, or aborted cardiac arrest. Hospitalization TREATS Heart failure</text:p>
          </table:table-cell>
        </table:table-row>
        <table:table-row table:style-name="ro1">
          <table:table-cell office:value-type="string">
            <text:p>23384944 METHODS AND RESULTS: We included 611 patients from the Trial of Intensified versus standard Medical therapy in Elderly patients with Congestive Heart Failure (TIME-CHF) and assessed cognitive function [Hodkinson Abbreviated Mental Test (AMT)] in relation to severity of HF (NYHA class, NT-proBNP) at baseline and 18 months (n = 382) and effects on hospitalization-free survival and mortality. Medical therapy TREATS Congestive heart failure</text:p>
          </table:table-cell>
        </table:table-row>
        <table:table-row table:style-name="ro1">
          <table:table-cell office:value-type="string">
            <text:p>21339317 Cardiac resynchronisation therapy in patients with heart failure and a normal QRS duration: the RESPOND study. Cardiac resynchronisation therapy TREATS Heart failure</text:p>
          </table:table-cell>
        </table:table-row>
        <table:table-row table:style-name="ro1">
          <table:table-cell office:value-type="string">
            <text:p>23595910 With growing clinical experience and continued technical advances, continuous-flow pumps are evolving as a bridge to transplantation or as a destination therapy for advanced heart failure. Transplantation TREATS Heart failure</text:p>
          </table:table-cell>
        </table:table-row>
        <table:table-row table:style-name="ro1">
          <table:table-cell office:value-type="string">
            <text:p>19760574 [Evidence-based practice of fluid restriction in patients with heart failure]. Fluid restriction TREATS Heart failure</text:p>
          </table:table-cell>
        </table:table-row>
        <table:table-row table:style-name="ro1">
          <table:table-cell office:value-type="string">
            <text:p>19892778 Methods SHIFT is a randomized, double-blind study designed to compare ivabradine with placebo on outcomes in patients with symptomatic chronic heart failure (NYHA class II-IV), left-ventricular ejection fraction &lt; or =35%, and a prior hospitalization for worsening heart failure within the previous 12 months. Hospitalization TREATS Heart failure</text:p>
          </table:table-cell>
        </table:table-row>
        <table:table-row table:style-name="ro1">
          <table:table-cell office:value-type="string">
            <text:p>23327629 Individual patient data meta-analysis of beta-blockers in heart failure: rationale and design. Adrenergic beta-Antagonists TREATS Heart failure</text:p>
          </table:table-cell>
        </table:table-row>
        <table:table-row table:style-name="ro1">
          <table:table-cell office:value-type="string">
            <text:p>21670335 BACKGROUND: Cardiac resynchronization therapy (CRT) is effective in reducing clinical events in patients with heart failure and prolonged QRS interval. Cardiac resynchronisation therapy TREATS Heart failure</text:p>
          </table:table-cell>
        </table:table-row>
        <table:table-row table:style-name="ro1">
          <table:table-cell office:value-type="string">
            <text:p>23104857 Effect of cardiac resynchronization therapy and implantable cardioverter defibrillator on quality of life in patients with heart failure: a meta-analysis. Cardiac resynchronisation therapy TREATS Heart failure</text:p>
          </table:table-cell>
        </table:table-row>
        <table:table-row table:style-name="ro1">
          <table:table-cell office:value-type="string">
            <text:p>20660805 CONCLUSIONS: The Registry to Improve the Use of Evidence-Based Heart Failure Therapies in the Outpatient Setting, a defined and scalable practice-specific performance improvement intervention, was associated with substantial improvements in the use of guideline-recommended therapies in eligible patients with HF in outpatient cardiology practices. Intervention regimes TREATS Heart failure</text:p>
          </table:table-cell>
        </table:table-row>
        <table:table-row table:style-name="ro1">
          <table:table-cell office:value-type="string">
            <text:p>21764469 Effect of Carvedilol, Ivabradine or their combination on exercise capacity in patients with Heart Failure (the CARVIVA HF trial). ivabradine TREATS Heart failure</text:p>
          </table:table-cell>
        </table:table-row>
        <table:table-row table:style-name="ro1">
          <table:table-cell office:value-type="string">
            <text:p>20952767 AIMS: The GISSI-HF trial showed that n-3 polyunsaturated fatty acids (PUFA), but not rosuvastatin, reduce morbidity and mortality in patients with symptomatic heart failure (HF) of any cause. rosuvastatin TREATS Heart failure</text:p>
          </table:table-cell>
        </table:table-row>
        <table:table-row table:style-name="ro1">
          <table:table-cell office:value-type="string">
            <text:p>23508758 Comparative safety and effectiveness of metformin in patients with diabetes mellitus and heart failure: systematic review of observational studies involving 34,000 patients. Metformin TREATS Heart failure</text:p>
          </table:table-cell>
        </table:table-row>
        <table:table-row table:style-name="ro1">
          <table:table-cell office:value-type="string">
            <text:p>19843838 A trial comparing all 3 drugs would be required to confirm torsemide as the primary loop diuretic in patients with HF, but based upon limited current evidence, we recommend torsemide over furosemide. Loop Diuretics TREATS Heart failure</text:p>
          </table:table-cell>
        </table:table-row>
        <table:table-row table:style-name="ro1">
          <table:table-cell office:value-type="string">
            <text:p>20883926 Coenzyme Q10, rosuvastatin, and clinical outcomes in heart failure: a pre-specified substudy of CORONA (controlled rosuvastatin multinational study in heart failure). coenzyme Q10 TREATS Heart failure</text:p>
          </table:table-cell>
        </table:table-row>
        <table:table-row table:style-name="ro1">
          <table:table-cell office:value-type="string">
            <text:p>24007890 Evaluating the potential benefits of metformin in patients with cardiovascular disease and heart failure. Metformin TREATS Heart failure</text:p>
          </table:table-cell>
        </table:table-row>
        <table:table-row table:style-name="ro1">
          <table:table-cell office:value-type="string">
            <text:p>20100317 Physical exercise has been shown to be safe for people with heart failure. Exercise TREATS Heart failure</text:p>
          </table:table-cell>
        </table:table-row>
        <table:table-row table:style-name="ro1">
          <table:table-cell office:value-type="string">
            <text:p>21392602 Rationale and design of the Transendocardial Injection of Autologous Human Cells (bone marrow or mesenchymal) in Chronic Ischemic Left Ventricular Dysfunction and Heart Failure Secondary to Myocardial Infarction (TAC-HFT) trial: A randomized, double-blind, placebo-controlled study of safety and efficacy. Injection procedure TREATS Heart failure</text:p>
          </table:table-cell>
        </table:table-row>
        <table:table-row table:style-name="ro1">
          <table:table-cell office:value-type="string">
            <text:p>21750125 METHODS AND RESULTS: This substudy of the Irbesartan in Heart Failure With Preserved Systolic Function (I-PRESERVE) trial measured plasma levels of procollagen type I amino-terminal peptide, procollagen type III amino-terminal peptide, and osteopontin in 334 patients with HFPEF. irbesartan TREATS Heart failure</text:p>
          </table:table-cell>
        </table:table-row>
        <table:table-row table:style-name="ro1">
          <table:table-cell office:value-type="string">
            <text:p>19962481 Overall, statins did not affect all-cause or cardiovascular mortality but did significantly decrease hospitalization for worsening HF during follow-up (odds ratio [OR] 0.67, p = 0.008). Hospitalization TREATS Heart failure</text:p>
          </table:table-cell>
        </table:table-row>
        <table:table-row table:style-name="ro1">
          <table:table-cell office:value-type="string">
            <text:p>22568394 Angiotensin-converting enzyme inhibitors (ACEIs) are the foremost therapeutic option in the management of CHF. Angiotensin-Converting Enzyme Inhibitors TREATS Congestive heart failure</text:p>
          </table:table-cell>
        </table:table-row>
        <table:table-row table:style-name="ro1">
          <table:table-cell office:value-type="string">
            <text:p>19460848 Bisoprolol in patients with heart failure and moderate to severe chronic obstructive pulmonary disease: a randomized controlled trial. Bisoprolol TREATS Heart failure</text:p>
          </table:table-cell>
        </table:table-row>
        <table:table-row table:style-name="ro1">
          <table:table-cell office:value-type="string">
            <text:p>20670761 OBJECTIVES: The aim of this study was to confirm the generalizability of the conclusions of the STICH (Surgical Treatment for Ischemic Heart Failure) trial. Operative Surgical Procedures TREATS Heart failure</text:p>
          </table:table-cell>
        </table:table-row>
        <table:table-row table:style-name="ro1">
          <table:table-cell office:value-type="string">
            <text:p>23881846 Benefit of warfarin compared with aspirin in patients with heart failure in sinus rhythm: a subgroup analysis of WARCEF, a randomized controlled trial. Aspirin TREATS Heart failure</text:p>
          </table:table-cell>
        </table:table-row>
        <table:table-row table:style-name="ro1">
          <table:table-cell office:value-type="string">
            <text:p>21467028 Neurohumoral effects of aliskiren in patients with symptomatic heart failure receiving a mineralocorticoid receptor antagonist: the Aliskiren Observation of Heart Failure Treatment study. aliskiren TREATS Heart failure</text:p>
          </table:table-cell>
        </table:table-row>
        <table:table-row table:style-name="ro1">
          <table:table-cell office:value-type="string">
            <text:p>21875515 Palliative care and hospice in advanced heart failure. Palliative Care TREATS Heart failure</text:p>
          </table:table-cell>
        </table:table-row>
        <table:table-row table:style-name="ro1">
          <table:table-cell office:value-type="string">
            <text:p>22989869 Quality of life questionnaires (Ladder of Life, RAND36, and Minnesota Living with Heart Failure Questionnaire) and BNP levels were assessed at discharge after a hospital admission for HF. Hospital admission TREATS Heart failure</text:p>
          </table:table-cell>
        </table:table-row>
        <table:table-row table:style-name="ro1">
          <table:table-cell office:value-type="string">
            <text:p>21609383 Our review data suggest that physical therapies employing &gt;= 5 sessions per week are most likely to reduce serum levels of TNF-alpha in HF patients. Physical therapy TREATS Heart failure</text:p>
          </table:table-cell>
        </table:table-row>
        <table:table-row table:style-name="ro1">
          <table:table-cell office:value-type="string">
            <text:p>19556262 Patients received either prednisone 1 mg kg(-1) day(-1) for 4 weeks followed by 0.33 mg kg(-1) day(-1) for 5 months and azathioprine 2 mg kg(-1) day(-1) for 6 months (43 patients, Group 1) or placebo (42 patients, Group 2) in addition to conventional therapy for heart failure. Placebos TREATS Heart failure</text:p>
          </table:table-cell>
        </table:table-row>
        <table:table-row table:style-name="ro1">
          <table:table-cell office:value-type="string">
            <text:p>20950346 Spironolactone was well tolerated when combined with conventional heart failure treatment. Spironolactone TREATS Heart failure</text:p>
          </table:table-cell>
        </table:table-row>
        <table:table-row table:style-name="ro1">
          <table:table-cell office:value-type="string">
            <text:p>21935656 A lower pulse pressure did not predict hospitalisation for worsening heart failure. Hospitalization TREATS Heart failure</text:p>
          </table:table-cell>
        </table:table-row>
        <table:table-row table:style-name="ro1">
          <table:table-cell office:value-type="string">
            <text:p>21705485 CONCLUSIONS: This analysis, limited to trial level data from different therapeutic eras, suggests that drug- or device-induced effects on peak VO(2), 6MW, and natriuretic peptides found in short-term trials do not predict the corresponding average long-term therapeutic effects on mortality for patients with HF and left ventricular dysfunction. Natriuretic Peptides TREATS Heart failure</text:p>
          </table:table-cell>
        </table:table-row>
        <table:table-row table:style-name="ro1">
          <table:table-cell office:value-type="string">
            <text:p>22340263 The role of CRT is less well established in AF patients with coexistent heart failure. Cardiac resynchronisation therapy TREATS Heart failure</text:p>
          </table:table-cell>
        </table:table-row>
        <table:table-row table:style-name="ro1">
          <table:table-cell office:value-type="string">
            <text:p>20550974 Mortality of newly diagnosed heart failure treated with amiodarone A propensity-matched study. Amiodarone TREATS Heart failure</text:p>
          </table:table-cell>
        </table:table-row>
        <table:table-row table:style-name="ro1">
          <table:table-cell office:value-type="string">
            <text:p>19966175 We analyzed the effects of trimetazidine on QTc interval in patients with ischemic heart failure. Trimetazidine TREATS Heart failure</text:p>
          </table:table-cell>
        </table:table-row>
        <table:table-row table:style-name="ro1">
          <table:table-cell office:value-type="string">
            <text:p>21429992 Titration to target dose of bisoprolol vs. carvedilol in elderly patients with heart failure: the CIBIS-ELD trial. carvedilol TREATS Heart failure</text:p>
          </table:table-cell>
        </table:table-row>
        <table:table-row table:style-name="ro1">
          <table:table-cell office:value-type="string">
            <text:p>20103775 CONCLUSIONS: Vitamin D supplementation did not improve functional capacity or quality of life in older patients with heart failure with vitamin D insufficiency. Vitamin supplementation TREATS Heart failure</text:p>
          </table:table-cell>
        </table:table-row>
        <table:table-row table:style-name="ro1">
          <table:table-cell office:value-type="string">
            <text:p>22120094 Tolvaptan was administered at 7.5 or 15 mg, in combination with furosemide, for 7 days in Japanese heart failure (HF) patients with volume overload that had not resolved despite receiving furosemide. Furosemide TREATS Heart failure</text:p>
          </table:table-cell>
        </table:table-row>
        <table:table-row table:style-name="ro1">
          <table:table-cell office:value-type="string">
            <text:p>22551105 Warfarin and aspirin in patients with heart failure and sinus rhythm. Aspirin TREATS Heart failure</text:p>
          </table:table-cell>
        </table:table-row>
        <table:table-row table:style-name="ro1">
          <table:table-cell office:value-type="string">
            <text:p>20414532 [Is the low-sodium diet actually indicated for all patients with stable heart failure?]. Diet, Sodium-Restricted TREATS Heart failure</text:p>
          </table:table-cell>
        </table:table-row>
        <table:table-row table:style-name="ro1">
          <table:table-cell office:value-type="string">
            <text:p>21262545 Comparison of CRT and CRT-D in heart failure: systematic review of controlled trials. Cardiac resynchronisation therapy TREATS Heart failure</text:p>
          </table:table-cell>
        </table:table-row>
        <table:table-row table:style-name="ro1">
          <table:table-cell office:value-type="string">
            <text:p>22744746 PATIENTS: The original trial enrolled 314 patients with heart failure who were aged 50 years or older and were taking at least one cardiovascular drug for heart failure; Cardiovascular Agents TREATS Heart failure</text:p>
          </table:table-cell>
        </table:table-row>
        <table:table-row table:style-name="ro1">
          <table:table-cell office:value-type="string">
            <text:p>21481958 Comparison of three different regimens of intermittent inotrope infusions for end stage heart failure. Treatment Protocols TREATS Heart failure</text:p>
          </table:table-cell>
        </table:table-row>
        <table:table-row table:style-name="ro1">
          <table:table-cell office:value-type="string">
            <text:p>21609383 The authors sought to determine by systematic review whether physical therapy reduces serum levels of pro-inflammatory cytokines in HF patients. Physical therapy TREATS Heart failure</text:p>
          </table:table-cell>
        </table:table-row>
        <table:table-row table:style-name="ro1">
          <table:table-cell office:value-type="string">
            <text:p>21193439 Remote patient monitoring was associated with a significantly lower number of hospitalizations for HF [incidence rate ratio (IRR): 0.77, 95% CI 0.65-0.91, P &lt; 0.001] and for any cause (IRR: 0.87, 95% CI: 0.79-0.96, P = 0.003), while LOS was not different. Hospitalization TREATS Heart failure</text:p>
          </table:table-cell>
        </table:table-row>
        <table:table-row table:style-name="ro1">
          <table:table-cell office:value-type="string">
            <text:p>20172880 A 10% increase in the number of eligible patients receiving ACE inhibitors (n = 191) could result in at least 18 fewer deaths (95% CI 9.8 to 27.1) and 32 fewer hospitalisations (95% CI 24.9 to 40.7) for heart failure every year. Hospitalization TREATS Heart failure</text:p>
          </table:table-cell>
        </table:table-row>
        <table:table-row table:style-name="ro1">
          <table:table-cell office:value-type="string">
            <text:p>20938210 Effects of cAMP and beta-adrenergic receptor antagonists on the function of peripheral T helper lymphocytes in patients with heart failure. Adrenergic Antagonists TREATS Heart failure</text:p>
          </table:table-cell>
        </table:table-row>
        <table:table-row table:style-name="ro1">
          <table:table-cell office:value-type="string">
            <text:p>23515275 Crossover from assigned therapy, therefore, diminished the impact of CABG on survival in STICH when analyzed by intention to treat. Coronary Artery Bypass Surgery TREATS Heart failure</text:p>
          </table:table-cell>
        </table:table-row>
        <table:table-row table:style-name="ro1">
          <table:table-cell office:value-type="string">
            <text:p>20350693 Ultrafiltration is associated with fewer rehospitalizations than continuous diuretic infusion in patients with decompensated heart failure: results from UNLOAD. Diuretics TREATS Heart failure</text:p>
          </table:table-cell>
        </table:table-row>
        <table:table-row table:style-name="ro1">
          <table:table-cell office:value-type="string">
            <text:p>21764469 Effect of Carvedilol, Ivabradine or their combination on exercise capacity in patients with Heart Failure (the CARVIVA HF trial). carvedilol TREATS Heart failure</text:p>
          </table:table-cell>
        </table:table-row>
        <table:table-row table:style-name="ro1">
          <table:table-cell office:value-type="string">
            <text:p>22892123 CONCLUSION: Ivabradine improves outcomes in heart failure patients with heart rate &gt;/=70 b.p.m. receiving multiple neurohormonal modulation treatments (angiotensin-converting enzyme inhibitor or angiotensin receptor blocker, beta-blocker, and MRA). ivabradine TREATS Heart failure</text:p>
          </table:table-cell>
        </table:table-row>
        <table:table-row table:style-name="ro1">
          <table:table-cell office:value-type="string">
            <text:p>19637941 Beta-receptor selectivity of carvedilol and metoprolol succinate in patients with heart failure (SELECT trial): a randomized dose-ranging trial. metoprolol succinate TREATS Heart failure</text:p>
          </table:table-cell>
        </table:table-row>
        <table:table-row table:style-name="ro1">
          <table:table-cell office:value-type="string">
            <text:p>20190331 Therefore, sleep studies and LVEFs of HF patients with CSA from the control arm of the Canadian Continuous Positive Airway Pressure for Patients with Central Sleep Apnea and Heart Failure (CANPAP) trial were examined to determine whether some converted to mainly OSA and, if so, whether this was associated with an increase in LVEF. Continuous Positive Airway Pressure TREATS Heart failure</text:p>
          </table:table-cell>
        </table:table-row>
        <table:table-row table:style-name="ro1">
          <table:table-cell office:value-type="string">
            <text:p>19027970 Is addition of angiotensin receptor blockade superior to increasing ACE inhibitor dose in patients with heart failure? Angiotensin-Converting Enzyme Inhibitors TREATS Heart failure</text:p>
          </table:table-cell>
        </table:table-row>
        <table:table-row table:style-name="ro1">
          <table:table-cell office:value-type="string">
            <text:p>21284790 Comparative clinical- and cost-effectiveness of candesartan and losartan in the management of hypertension and heart failure: a systematic review, meta- and cost-utility analysis. Losartan TREATS Heart failure</text:p>
          </table:table-cell>
        </table:table-row>
        <table:table-row table:style-name="ro1">
          <table:table-cell office:value-type="string">
            <text:p>23895814 After adjustment, nonpersistence was associated with the composite end point of cardiovascular death, myocardial infarction, stroke, or hospitalization for heart failure (hazard ratio 1.24, 99% CI 1.09-1.40, P &lt; .0001), cardiovascular death alone (1.87, 1.60-2.19, P &lt; .0001), and heart failure hospitalization alone (1.32, 1.04-1.67, P = .0023). Hospitalization TREATS Heart failure</text:p>
          </table:table-cell>
        </table:table-row>
        <table:table-row table:style-name="ro1">
          <table:table-cell office:value-type="string">
            <text:p>19789358 OBJECTIVE: To review the literature evaluating the clinical effects of combination therapy with a beta-blocker and milrinone in patients with severe heart failure (HF). Adrenergic beta-Antagonists TREATS Heart failure</text:p>
          </table:table-cell>
        </table:table-row>
        <table:table-row table:style-name="ro1">
          <table:table-cell office:value-type="string">
            <text:p>23405838 Inspiratory muscle training in heart disease and heart failure: a review of the literature with a focus on method of training and outcomes. Inspiratory muscle training TREATS Heart failure</text:p>
          </table:table-cell>
        </table:table-row>
        <table:table-row table:style-name="ro1">
          <table:table-cell office:value-type="string">
            <text:p>21350053 METHODS AND RESULTS: Baseline characteristics and cardiovascular outcomes were assessed in the 4109 patients (mean age, 72 years; mean follow-up, 49.5 months) in the Irbesartan in HF with Preserved Ejection Fraction (I-PRESERVE) trial. irbesartan TREATS Heart failure</text:p>
          </table:table-cell>
        </table:table-row>
        <table:table-row table:style-name="ro1">
          <table:table-cell office:value-type="string">
            <text:p>21402600 In this study, we included 236 patients with ischemic heart failure and ejection fraction (EF) &lt;35% who underwent surgical treatment. Operative Surgical Procedures TREATS Heart failure</text:p>
          </table:table-cell>
        </table:table-row>
        <table:table-row table:style-name="ro1">
          <table:table-cell office:value-type="string">
            <text:p>21999413 BACKGROUND: Carvedilol has been shown to be superior to metoprolol tartrate to improve clinical outcomes in patients with heart failure (HF), yet the mechanisms responsible for these differences remain unclear. Metoprolol Tartrate TREATS Heart failure</text:p>
          </table:table-cell>
        </table:table-row>
        <table:table-row table:style-name="ro1">
          <table:table-cell office:value-type="string">
            <text:p>22371525 Weight monitoring in patients with severe heart failure (WISH). Weight monitoring TREATS Heart failure</text:p>
          </table:table-cell>
        </table:table-row>
        <table:table-row table:style-name="ro1">
          <table:table-cell office:value-type="string">
            <text:p>21073365 Cardiac-resynchronization therapy for mild-to-moderate heart failure. Cardiac resynchronisation therapy TREATS Heart failure</text:p>
          </table:table-cell>
        </table:table-row>
        <table:table-row table:style-name="ro1">
          <table:table-cell office:value-type="string">
            <text:p>19700774 Effects of low-dose oral enoximone administration on mortality, morbidity, and exercise capacity in patients with advanced heart failure: the randomized, double-blind, placebo-controlled, parallel group ESSENTIAL trials. Administration, Oral TREATS Heart failure</text:p>
          </table:table-cell>
        </table:table-row>
        <table:table-row table:style-name="ro1">
          <table:table-cell office:value-type="string">
            <text:p>22041323 These findings are consistent with the neutral outcomes of large clinical trials of statins in HF. Hydroxymethylglutaryl-CoA Reductase Inhibitors TREATS Heart failure</text:p>
          </table:table-cell>
        </table:table-row>
        <table:table-row table:style-name="ro1">
          <table:table-cell office:value-type="string">
            <text:p>22456701 As part of the 2010 focused update of ESC guidelines on device therapy in heart failure, the guidelines on pacemakers in the treatment of heart failure were renewed. Pacemakers TREATS Heart failure</text:p>
          </table:table-cell>
        </table:table-row>
        <table:table-row table:style-name="ro1">
          <table:table-cell office:value-type="string">
            <text:p>22764183 METHODS AND RESULTS: The SENIORS trial showed an overall benefit of nebivolol compared with placebo in 2128 heart failure patients &gt;70 years of age. Placebos TREATS Heart failure</text:p>
          </table:table-cell>
        </table:table-row>
        <table:table-row table:style-name="ro1">
          <table:table-cell office:value-type="string">
            <text:p>19841485 BACKGROUND: To assess the influence of beta2-receptor suppression on top of selective beta1-receptor blockade on the occurrence of vascular events and on all-cause mortality in patients with acute coronary syndrome (ACS) or heart failure (HF ). Termination of pregnancy TREATS Heart failure</text:p>
          </table:table-cell>
        </table:table-row>
        <table:table-row table:style-name="ro1">
          <table:table-cell office:value-type="string">
            <text:p>22271753 CONCLUSIONS: This exercise intervention did not improve exercise capacity or quality of life in older patients with heart failure and was not cost saving to the National Health Service. Intervention regimes TREATS Heart failure</text:p>
          </table:table-cell>
        </table:table-row>
        <table:table-row table:style-name="ro1">
          <table:table-cell office:value-type="string">
            <text:p>19648605 AIM: To determine the safety and efficacy of nebivolol in elderly heart failure (HF) patients with renal dysfunction. nebivolol TREATS Heart failure</text:p>
          </table:table-cell>
        </table:table-row>
        <table:table-row table:style-name="ro1">
          <table:table-cell office:value-type="string">
            <text:p>19262464 Refill adherence of &lt;40% was associated with a threefold higher incidence of hospitalization for heart failure than a refill adherence of &gt;or=80% (P = 0.002). Hospitalization TREATS Heart failure</text:p>
          </table:table-cell>
        </table:table-row>
        <table:table-row table:style-name="ro1">
          <table:table-cell office:value-type="string">
            <text:p>21982687 OBJECTIVES: To determine the association between cardiology consultation and evidence-based care for nursing home (NH) residents with heart failure (HF). Consultation TREATS Heart failure</text:p>
          </table:table-cell>
        </table:table-row>
        <table:table-row table:style-name="ro1">
          <table:table-cell office:value-type="string">
            <text:p>23054925 BACKGROUND: Readmission and mortality after hospitalization for community-acquired pneumonia (CAP) and heart failure (HF) are publically reported. Hospitalization TREATS Heart failure</text:p>
          </table:table-cell>
        </table:table-row>
        <table:table-row table:style-name="ro1">
          <table:table-cell office:value-type="string">
            <text:p>19538734 Design of the evolution of management strategies of heart failure patients with implantable defibrillators (EVOLVO) study to assess the ability of remote monitoring to treat and triage patients more effectively. Defibrillators, Implantable TREATS Heart failure</text:p>
          </table:table-cell>
        </table:table-row>
        <table:table-row table:style-name="ro1">
          <table:table-cell office:value-type="string">
            <text:p>19920051 Advanced heart failure treated with continuous-flow left ventricular assist device. Left ventricular assist device TREATS Heart failure</text:p>
          </table:table-cell>
        </table:table-row>
        <table:table-row table:style-name="ro1">
          <table:table-cell office:value-type="string">
            <text:p>19752408 Our objective is to determine whether implantable cardioverter-defibrillators reduce mortality in women with advanced heart failure. Defibrillators, Implantable TREATS Heart failure</text:p>
          </table:table-cell>
        </table:table-row>
        <table:table-row table:style-name="ro1">
          <table:table-cell office:value-type="string">
            <text:p>20556804 Loop diuretic therapy in heart failure: the need for solid evidence on a fluid issue. Diuretic therapy TREATS Heart failure</text:p>
          </table:table-cell>
        </table:table-row>
        <table:table-row table:style-name="ro1">
          <table:table-cell office:value-type="string">
            <text:p>23689659 In contrast, left ventricular assist device placement and cardiac resynchronization therapy in HF patients consistently improved renal function, suggesting a marked potential for reversibility in many cases of CRS2. Cardiac resynchronisation therapy TREATS Heart failure</text:p>
          </table:table-cell>
        </table:table-row>
        <table:table-row table:style-name="ro1">
          <table:table-cell office:value-type="string">
            <text:p>23910704 Therefore, this simple therapy should be tested in large-scale randomized clinical trial to further determine the effects of thiamine in HF patients. Thiamine TREATS Heart failure</text:p>
          </table:table-cell>
        </table:table-row>
        <table:table-row table:style-name="ro1">
          <table:table-cell office:value-type="string">
            <text:p>23395281 CONCLUSIONS: The study showed that the SUA-lowering effect of prednisone and allopurinol is similar in symptomatic CHF patients. Prednisone TREATS Congestive heart failure</text:p>
          </table:table-cell>
        </table:table-row>
        <table:table-row table:style-name="ro1">
          <table:table-cell office:value-type="string">
            <text:p>21962425 METHODS AND RESULTS: Medline, Embase, and the Cochrane Library databases were searched, and all randomized controlled trials of CRT alone or combined with ICDs in HF resulting from left ventricular systolic dysfunction were included. Defibrillators, Implantable TREATS Heart failure</text:p>
          </table:table-cell>
        </table:table-row>
        <table:table-row table:style-name="ro1">
          <table:table-cell office:value-type="string">
            <text:p>23900696 Outcomes were all-cause mortality and first hospitalization for HF or death. Hospitalization TREATS Heart failure</text:p>
          </table:table-cell>
        </table:table-row>
        <table:table-row table:style-name="ro1">
          <table:table-cell office:value-type="string">
            <text:p>23446892 We used conditional logistic (or Cox) regression to estimate multivariable-adjusted ORs (or HRs) for HF and CAD. ORALIT TREATS Heart failure</text:p>
          </table:table-cell>
        </table:table-row>
        <table:table-row table:style-name="ro1">
          <table:table-cell office:value-type="string">
            <text:p>22983988 The primary outcome is a composite of cardiovascular death and unplanned hospitalization for heart failure. Hospitalization TREATS Heart failure</text:p>
          </table:table-cell>
        </table:table-row>
        <table:table-row table:style-name="ro1">
          <table:table-cell office:value-type="string">
            <text:p>22993500 Inspiratory muscle training in patients with heart failure: a systematic review. Inspiratory muscle training TREATS Heart failure</text:p>
          </table:table-cell>
        </table:table-row>
        <table:table-row table:style-name="ro1">
          <table:table-cell office:value-type="string">
            <text:p>20650358 RESULTS: The rate of death or hospitalization for HF was lower in the intervention group (37.2% vs. Hospitalization TREATS Heart failure</text:p>
          </table:table-cell>
        </table:table-row>
        <table:table-row table:style-name="ro1">
          <table:table-cell office:value-type="string">
            <text:p>23618535 To compare the efficacy of lipophilic and hydrophilic statins on HF outcomes with an adjusted indirect comparison meta-analysis.We will conduct an electronic search of databases for RCTs that evaluate statins in patients with HF. Hydroxymethylglutaryl-CoA Reductase Inhibitors TREATS Heart failure</text:p>
          </table:table-cell>
        </table:table-row>
        <table:table-row table:style-name="ro1">
          <table:table-cell office:value-type="string">
            <text:p>21547598 Cardiac resynchronization therapy and bone marrow cell transplantation in patients with ischemic heart failure and electromechanical dyssynchrony: a randomized pilot study. Cardiac resynchronisation therapy TREATS Heart failure</text:p>
          </table:table-cell>
        </table:table-row>
        <table:table-row table:style-name="ro1">
          <table:table-cell office:value-type="string">
            <text:p>21315441 BACKGROUND: Results of previous studies support the hypothesis that implantable haemodynamic monitoring systems might reduce rates of hospitalisation in patients with heart failure. Hospitalization TREATS Heart failure</text:p>
          </table:table-cell>
        </table:table-row>
        <table:table-row table:style-name="ro1">
          <table:table-cell office:value-type="string">
            <text:p>23301006 Anticoagulation reduces embolic event and death rates in HF patients with atrial fibrillation, but if antithrombotic therapy is beneficial in patients with HF in sinus rhythm is still debated. anticoagulation TREATS Heart failure</text:p>
          </table:table-cell>
        </table:table-row>
        <table:table-row table:style-name="ro1">
          <table:table-cell office:value-type="string">
            <text:p>19962481 Furthermore, post hoc analyses showed heterogeneity among different statins and demonstrated that randomization to atorvastatin significantly decreased all-cause mortality (OR 0.39, p = 0.004), decreased hospitalization for worsening HF (OR 0.30, p &lt;0.000 01), and randomization to atorvastatin and simvastatin led to a significant improvement in LVEF, whereas these benefits were not observed in patients randomized to rosuvastatin. Hospitalization TREATS Heart failure</text:p>
          </table:table-cell>
        </table:table-row>
        <table:table-row table:style-name="ro1">
          <table:table-cell office:value-type="string">
            <text:p>21357827 The main cardiovascular outcome was the composite of cardiovascular death, myocardial infarction, stroke, or hospitalization for heart failure, and the main renal outcome was the composite of chronic dialysis or doubling of creatinine. Hospitalization TREATS Heart failure</text:p>
          </table:table-cell>
        </table:table-row>
        <table:table-row table:style-name="ro1">
          <table:table-cell office:value-type="string">
            <text:p>21962422 CONCLUSIONS: To our knowledge, this was the first test of Brain Fitness in HF. Fitness TREATS Heart failure</text:p>
          </table:table-cell>
        </table:table-row>
        <table:table-row table:style-name="ro1">
          <table:table-cell office:value-type="string">
            <text:p>22551105 Warfarin and aspirin in patients with heart failure and sinus rhythm. Warfarin TREATS Heart failure</text:p>
          </table:table-cell>
        </table:table-row>
        <table:table-row table:style-name="ro1">
          <table:table-cell office:value-type="string">
            <text:p>22274575 SUMMARY: The ability to acquire hemodynamic data with the help of implanted devices can provide early warning of heart failure decompensation and thus may aid in preventing hospitalizations for heart failure. Hospitalization TREATS Heart failure</text:p>
          </table:table-cell>
        </table:table-row>
        <table:table-row table:style-name="ro1">
          <table:table-cell office:value-type="string">
            <text:p>20883926 Coenzyme Q10, rosuvastatin, and clinical outcomes in heart failure: a pre-specified substudy of CORONA (controlled rosuvastatin multinational study in heart failure). rosuvastatin TREATS Heart failure</text:p>
          </table:table-cell>
        </table:table-row>
        <table:table-row table:style-name="ro1">
          <table:table-cell office:value-type="string">
            <text:p>23584092 BACKGROUND: Patients with heart failure and coronary artery disease often undergo coronary artery bypass grafting, but assessment of the risk of an adverse outcome in these patients is difficult. Coronary Artery Bypass Surgery TREATS Heart failure</text:p>
          </table:table-cell>
        </table:table-row>
        <table:table-row table:style-name="ro1">
          <table:table-cell office:value-type="string">
            <text:p>21145258 Both statins and allopurinol have known anti-oxidant properties, but their utility in HF has not been fully assessed. Allopurinol TREATS Heart failure</text:p>
          </table:table-cell>
        </table:table-row>
        <table:table-row table:style-name="ro1">
          <table:table-cell office:value-type="string">
            <text:p>23291728 In a fully adjusted Cox regression model comprising 23 other prognostic variables, baseline galectin-3 was not associated with the risks of all-cause mortality, the composite of the first morbid event, or hospitalization for HF. Hospitalization TREATS Heart failure</text:p>
          </table:table-cell>
        </table:table-row>
        <table:table-row table:style-name="ro1">
          <table:table-cell office:value-type="string">
            <text:p>22927555 Effect of ivabradine on recurrent hospitalization for worsening heart failure in patients with chronic systolic heart failure: the SHIFT Study. Hospitalization TREATS Heart failure</text:p>
          </table:table-cell>
        </table:table-row>
        <table:table-row table:style-name="ro1">
          <table:table-cell office:value-type="string">
            <text:p>21370937 whereas, NSAIDS are contraindicated in patients with GI disorders, renal insufficiency, and heart failure. Anti-Inflammatory Agents, Non-Steroidal TREATS Heart failure</text:p>
          </table:table-cell>
        </table:table-row>
        <table:table-row table:style-name="ro1">
          <table:table-cell office:value-type="string">
            <text:p>20974767 2010 Focused Update of ESC Guidelines on device therapy in heart failure: an update of the 2008 ESC Guidelines for the diagnosis and treatment of acute and chronic heart failure and the 2007 ESC Guidelines for cardiac and resynchronization therapy. Device therapy TREATS Heart failure</text:p>
          </table:table-cell>
        </table:table-row>
        <table:table-row table:style-name="ro1">
          <table:table-cell office:value-type="string">
            <text:p>22511747 Eligible studies included randomized controlled trials (RCTs) reporting the effects of testosterone on exercise capacity in patients with HF. Testosterone TREATS Heart failure</text:p>
          </table:table-cell>
        </table:table-row>
        <table:table-row table:style-name="ro1">
          <table:table-cell office:value-type="string">
            <text:p>22173910 As statins are ineffective in CHF, alternative therapies are a clinical need. Hydroxymethylglutaryl-CoA Reductase Inhibitors TREATS Congestive heart failure</text:p>
          </table:table-cell>
        </table:table-row>
        <table:table-row table:style-name="ro1">
          <table:table-cell office:value-type="string">
            <text:p>23725995 Cardiac resynchronization therapy (CRT) is effective for the treatment of patients with heart failure and a wide QRS duration, particularly left bundle branch block. Cardiac resynchronisation therapy TREATS Heart failure</text:p>
          </table:table-cell>
        </table:table-row>
        <table:table-row table:style-name="ro1">
          <table:table-cell office:value-type="string">
            <text:p>20207624 Hospitalization for heart failure (HF) marks a substantial crossroad for patients, as greater than one-third will be re-hospitalized or dead within 90 days post-discharge. Hospitalization TREATS Heart failure</text:p>
          </table:table-cell>
        </table:table-row>
        <table:table-row table:style-name="ro1">
          <table:table-cell office:value-type="string">
            <text:p>23074521 The control group receives care by a single practitioner (e.g. primary care physician (PCP) or cardiologist)The intervention begins after discharge from the hospitalThe study reports 1-year outcomes EXCLUSION CRITERIA: The intervention is delivered predominately through home-visitsStudies with mixed populations where discrete data for HF is not reported OUTCOMES OF INTEREST: All cause mortalityAll cause hospitalizationHF specific mortalityHF specific hospitalizationAll cause duration of hospital stayHF specific duration of hospital stayEmergency room visitsQuality of Life SUMMARY OF FINDINGS: One large and seven small randomized controlled trials were obtained from the literature search. Intervention regimes TREATS Heart failure</text:p>
          </table:table-cell>
        </table:table-row>
        <table:table-row table:style-name="ro1">
          <table:table-cell office:value-type="string">
            <text:p>20386241 Interventions that include components specifically geared toward increasing self-efficacy for self-care in patients with heart failure are needed. Self Care TREATS Heart failure</text:p>
          </table:table-cell>
        </table:table-row>
        <table:table-row table:style-name="ro1">
          <table:table-cell office:value-type="string">
            <text:p>22873828 CONCLUSIONS: Overall, all the studies supported the implementation of CR for MI and HF. Cardiac rehabilitation TREATS Heart failure</text:p>
          </table:table-cell>
        </table:table-row>
        <table:table-row table:style-name="ro1">
          <table:table-cell office:value-type="string">
            <text:p>20014984 In this paper, we summarize and place in clinical context the new trial findings regarding anticoagulation (dabigatran), antiplatelet therapy (ticagrelor, clopidogrel, prasugrel and aspirin), percutaneous coronary management (thrombectomy, multivessel/left main disease and biodegradable polymers), medical therapy for coronary disease (ivabradine and rosuvastatin) and management of heart failure (beta-blocker strategy, atrial fibrillation and resynchronization therapy). clopidogrel TREATS Heart failure</text:p>
          </table:table-cell>
        </table:table-row>
        <table:table-row table:style-name="ro1">
          <table:table-cell office:value-type="string">
            <text:p>21819564 BACKGROUND: Disease management programmes (DMPs) have been shown to reduce hospital readmissions and mortality in adults with heart failure (HF), but their effectiveness in elderly patients or in those with major comorbidity is unknown. Hospital Readmissions TREATS Heart failure</text:p>
          </table:table-cell>
        </table:table-row>
        <table:table-row table:style-name="ro1">
          <table:table-cell office:value-type="string">
            <text:p>21807321 METHODS AND RESULTS: A total of 130 patients from 3 sites with left ventricular ejection fraction &lt;=35% were enrolled during hospitalization for heart failure (HF) and randomly assigned to therapy guided by BNP and clinical assessment (BNP strategy) or clinical assessment alone. Hospitalization TREATS Heart failure</text:p>
          </table:table-cell>
        </table:table-row>
        <table:table-row table:style-name="ro1">
          <table:table-cell office:value-type="string">
            <text:p>21750900 CONCLUSIONS: This meta-analysis suggests that CRT could improve the prognosis in patients with mild heart failure and ventricular dyssynchrony, but these improvements are accompanied by more adverse events. Cardiac resynchronisation therapy TREATS Heart failure</text:p>
          </table:table-cell>
        </table:table-row>
        <table:table-row table:style-name="ro1">
          <table:table-cell office:value-type="string">
            <text:p>19363213 RESULTS: Fourteen trials were identified (nine trials that examined NMES in CHF patients, and five in COPD patients). Neuromuscular stimulation TREATS Congestive heart failure</text:p>
          </table:table-cell>
        </table:table-row>
        <table:table-row table:style-name="ro1">
          <table:table-cell office:value-type="string">
            <text:p>21134903 METHODS: A systematic literature search was conducted to identify randomised controlled trials (RCT) of trimetazidine for HF between 1966 and May 2010 in Pubmed, the Cochrane Central Registry of Clinical Trials and EMBASE. Trimetazidine TREATS Heart failure</text:p>
          </table:table-cell>
        </table:table-row>
        <table:table-row table:style-name="ro1">
          <table:table-cell office:value-type="string">
            <text:p>23508758 Therefore, we undertook a systematic review of the trial and nontrial evidence for metformin in patients with diabetes mellitus and HF. Metformin TREATS Heart failure</text:p>
          </table:table-cell>
        </table:table-row>
        <table:table-row table:style-name="ro1">
          <table:table-cell office:value-type="string">
            <text:p>23460732 CONCLUSION: The present study confirms previous findings that in patients with stable chronic systolic HF, a hospitalization for WHF or MI is associated with substantially increased risk for subsequent death even with contemporary extensive background pharmacological therapy. Hospitalization TREATS Heart failure</text:p>
          </table:table-cell>
        </table:table-row>
        <table:table-row table:style-name="ro1">
          <table:table-cell office:value-type="string">
            <text:p>19889690 METHODS AND RESULTS: Seventy-one stable outpatients with NICHF, who were already receiving standard therapy for CHF, were randomized to simvastatin (n = 35) or rosuvastatin (n = 36). rosuvastatin TREATS Congestive heart failure</text:p>
          </table:table-cell>
        </table:table-row>
        <table:table-row table:style-name="ro1">
          <table:table-cell office:value-type="string">
            <text:p>20350990 AIMS: To non-invasively evaluate haemodynamic and neurohumoral effects of oxygen in patients with HF at rest. Oxygen TREATS Heart failure</text:p>
          </table:table-cell>
        </table:table-row>
        <table:table-row table:style-name="ro1">
          <table:table-cell office:value-type="string">
            <text:p>21085758 OBJECTIVE: The purpose of this investigation was to perform a proof-of-principle trial of therapeutic endoscopic left thoracic sympathetic blockade in heart failure patients to assess safety and immediate effects. investigation TREATS Heart failure</text:p>
          </table:table-cell>
        </table:table-row>
        <table:table-row table:style-name="ro1">
          <table:table-cell office:value-type="string">
            <text:p>21388310 the second was this composite outcome plus hospitalization for heart failure. Hospitalization TREATS Heart failure</text:p>
          </table:table-cell>
        </table:table-row>
        <table:table-row table:style-name="ro1">
          <table:table-cell office:value-type="string">
            <text:p>22777936 The primary end point was the occurrence of a composite of cardiovascular death, nonfatal myocardial infarction, unstable angina, stroke, revascularization, hospitalization for heart failure, and resuscitated cardiac arrest. Hospitalization TREATS Heart failure</text:p>
          </table:table-cell>
        </table:table-row>
        <table:table-row table:style-name="ro1">
          <table:table-cell office:value-type="string">
            <text:p>21033135 [Efficacy and safety of intravenous levosimendan compared with dobutamine in decompensated heart failure]. Dobutamine TREATS Heart failure</text:p>
          </table:table-cell>
        </table:table-row>
        <table:table-row table:style-name="ro1">
          <table:table-cell office:value-type="string">
            <text:p>20676961 In conclusion, levosimendan caused short-term hemodynamic and symptomatic improvements, with a more pronounced decrease in FLC levels in patients with advanced decompensated HF. Levosimendan TREATS Heart failure</text:p>
          </table:table-cell>
        </table:table-row>
        <table:table-row table:style-name="ro1">
          <table:table-cell office:value-type="string">
            <text:p>21345849 Unadjusted hospitalization rates for HF increased across quartiles of neopterin, from 0.66 to 3.97 per 100 person-years. Hospitalization TREATS Heart failure</text:p>
          </table:table-cell>
        </table:table-row>
        <table:table-row table:style-name="ro1">
          <table:table-cell office:value-type="string">
            <text:p>20549133 METHODS: A bibliographic search was conducted in the Medline database for all randomized controlled trials (RCTs) that assessed the use of levosimendan in CHF. Levosimendan TREATS Congestive heart failure</text:p>
          </table:table-cell>
        </table:table-row>
        <table:table-row table:style-name="ro1">
          <table:table-cell office:value-type="string">
            <text:p>19880673 Long-term myocardial adaptations after cardiac rehabilitation in heart failure: a randomized six-year evaluation using magnetic resonance imaging. Cardiac rehabilitation TREATS Heart failure</text:p>
          </table:table-cell>
        </table:table-row>
        <table:table-row table:style-name="ro1">
          <table:table-cell office:value-type="string">
            <text:p>21892219 Although current guidelines support the use of beta-blockers (BB) in all patients with symptomatic heart failure (HF) and left ventricular systolic dysfunction, unless contraindicated or not tolerated, they are still underused, especially in patients with chronic obstructive pulmonary disease (COPD). Adrenergic beta-Antagonists TREATS Heart failure</text:p>
          </table:table-cell>
        </table:table-row>
        <table:table-row table:style-name="ro1">
          <table:table-cell office:value-type="string">
            <text:p>20736784 BACKGROUND: Disease management programs (DMP) improve outcomes in patients with heart failure. Disease management program TREATS Heart failure</text:p>
          </table:table-cell>
        </table:table-row>
        <table:table-row table:style-name="ro1">
          <table:table-cell office:value-type="string">
            <text:p>23252875 QRS axis and the benefit of cardiac resynchronization therapy in patients with mildly symptomatic heart failure enrolled in MADIT-CRT. Cardiac resynchronisation therapy TREATS Heart failure</text:p>
          </table:table-cell>
        </table:table-row>
        <table:table-row table:style-name="ro1">
          <table:table-cell office:value-type="string">
            <text:p>23277532 Haemodynamic effects of different basic heart rates in ambulatory heart failure patients treated with cardiac resynchronization therapy. Cardiac resynchronisation therapy TREATS Heart failure</text:p>
          </table:table-cell>
        </table:table-row>
        <table:table-row table:style-name="ro1">
          <table:table-cell office:value-type="string">
            <text:p>22932705 In conclusion, serial LEVO infusions in advanced heart failure improved ventricular performance and favorably modulated neurohormonal activation. Levosimendan TREATS Heart failure</text:p>
          </table:table-cell>
        </table:table-row>
        <table:table-row table:style-name="ro1">
          <table:table-cell office:value-type="string">
            <text:p>23539907 CONCLUSION: The efficacy of CHF treatment of congestive heart failure was moderately improved by Candesartan as add-on therapy to ACE-inhibitors. candesartan TREATS Congestive heart failure</text:p>
          </table:table-cell>
        </table:table-row>
        <table:table-row table:style-name="ro1">
          <table:table-cell office:value-type="string">
            <text:p>21187258 CONCLUSIONS: The CHAMPION trial will investigate the safety and clinical efficacy of the CardioMEMS hemodynamic monitoring system and may establish this management strategy as a new paradigm for the medical management of patients with symptomatic HF. Monitoring Systems TREATS Heart failure</text:p>
          </table:table-cell>
        </table:table-row>
        <table:table-row table:style-name="ro1">
          <table:table-cell office:value-type="string">
            <text:p>23301006 Oral anticoagulation therapy in heart failure patients in sinus rhythm: a systematic review and meta-analysis. Anticoagulant therapy TREATS Heart failure</text:p>
          </table:table-cell>
        </table:table-row>
        <table:table-row table:style-name="ro1">
          <table:table-cell office:value-type="string">
            <text:p>21786577 CONCLUSION: Inotropic treatment in RCF patients with levosimendan vs dopamine produces earlier regress of cardiacfailure symptoms, better improvement of myocardial contractivity, is associated with a good prognosis. Levosimendan TREATS Heart failure</text:p>
          </table:table-cell>
        </table:table-row>
        <table:table-row table:style-name="ro1">
          <table:table-cell office:value-type="string">
            <text:p>21388310 The rates of first hospitalization for heart failure (a prespecified secondary outcome) were 2.7% per 100 person-years among patients receiving irbesartan and 3.2% per 100 person-years among patients receiving placebo (hazard ratio, 0.86; 95% CI, 0.76 to 0.98). Hospitalization TREATS Heart failure</text:p>
          </table:table-cell>
        </table:table-row>
        <table:table-row table:style-name="ro1">
          <table:table-cell office:value-type="string">
            <text:p>20376345 CONCLUSIONS/SIGNIFICANCE: Combination therapy with ARBs and ACE inhibitors reduces admissions for heart failure in patients with congestive heart failure when compared to ACE inhibitor therapy alone, but does not reduce overall mortality or all-cause hospitalization and is associated with more adverse events. Angiotensin converting enzyme inhibitor therapy TREATS Heart failure</text:p>
          </table:table-cell>
        </table:table-row>
        <table:table-row table:style-name="ro1">
          <table:table-cell office:value-type="string">
            <text:p>21807324 Results of the Randomized Aldosterone Antagonism in Heart Failure with Preserved Ejection Fraction trial (RAAM-PEF). Aldosterone Antagonists TREATS Heart failure</text:p>
          </table:table-cell>
        </table:table-row>
        <table:table-row table:style-name="ro1">
          <table:table-cell office:value-type="string">
            <text:p>21705485 The objective of this analysis is to quantitatively assess the relationship between therapeutic effects on commonly proposed short-term markers in HF trials and therapeutic effects on long-term outcome in patients with HF and left ventricular dysfunction. Therapeutic Effect TREATS Heart failure</text:p>
          </table:table-cell>
        </table:table-row>
        <table:table-row table:style-name="ro1">
          <table:table-cell office:value-type="string">
            <text:p>23500234 METHODS: The STICH (Surgical Treatment for IsChemic Heart Failure) trial randomized patients with CAD and EF &lt;/=35% to CABG or medical therapy. Operative Surgical Procedures TREATS Heart failure</text:p>
          </table:table-cell>
        </table:table-row>
        <table:table-row table:style-name="ro1">
          <table:table-cell office:value-type="string">
            <text:p>20354032 CONCLUSION: The beneficial effects of bisoprolol on mortality and hospitalization for worsening heart-failure were not modified by baseline eGFR(BSA). Bisoprolol TREATS Heart failure</text:p>
          </table:table-cell>
        </table:table-row>
        <table:table-row table:style-name="ro1">
          <table:table-cell office:value-type="string">
            <text:p>19004511 Compared to baseline, there was a greater reduction in ICAM-1 and VCAM-1 levels post-sertaline than post placebo in heart failure patients (p&lt;0.05). Placebos TREATS Heart failure</text:p>
          </table:table-cell>
        </table:table-row>
        <table:table-row table:style-name="ro1">
          <table:table-cell office:value-type="string">
            <text:p>21429992 AIMS: Various beta-blockers with distinct pharmacological profiles are approved in heart failure, yet they remain underused and underdosed. Adrenergic beta-Antagonists TREATS Heart failure</text:p>
          </table:table-cell>
        </table:table-row>
        <table:table-row table:style-name="ro1">
          <table:table-cell office:value-type="string">
            <text:p>22065870 AIMS: The Exercise Joins Education: Combined Therapy to Improve Outcomes in Newly-discharged Heart Failure (EJECTION-HF) study will evaluate the impact of a supervised exercise training programme (ETP) on clinical outcomes in recently hospitalized heart failure patients attending a disease management programme (DMP). Psychotherapy, Multiple TREATS Heart failure</text:p>
          </table:table-cell>
        </table:table-row>
        <table:table-row table:style-name="ro1">
          <table:table-cell office:value-type="string">
            <text:p>22004181 Broad application of inexpensive behavior change interventions, such as a DVD/booklet program, should help to facilitate important, routine self-care behaviors for individuals with heart failure. Intervention regimes TREATS Heart failure</text:p>
          </table:table-cell>
        </table:table-row>
        <table:table-row table:style-name="ro1">
          <table:table-cell office:value-type="string">
            <text:p>23843147 OBJECTIVES: The main objective is to determine in patients with ACS and OSA if CPAP treatment reduces the incidence of cardiovascular events (cardiovascular death, nonfatal myocardial infarction, nonfatal stroke, hospitalization for heart failure, and hospitalization for unstable angina or transient ischemic attack). Hospitalization TREATS Heart failure</text:p>
          </table:table-cell>
        </table:table-row>
        <table:table-row table:style-name="ro1">
          <table:table-cell office:value-type="string">
            <text:p>22155435 BACKGROUND: We sought to investigate the effect of beta-blocker (BB) up-titration on serum levels of NT-proBNP and copeptin in patients with heart failure (HF) with reduced (HFREF) or preserved ejection fraction (HFPEF). copeptins TREATS Heart failure</text:p>
          </table:table-cell>
        </table:table-row>
        <table:table-row table:style-name="ro1">
          <table:table-cell office:value-type="string">
            <text:p>19648605 CONCLUSION: Nebivolol is safe and has a similar effect in elderly HF patients with mild or moderate renal impairment. nebivolol TREATS Heart failure</text:p>
          </table:table-cell>
        </table:table-row>
        <table:table-row table:style-name="ro1">
          <table:table-cell office:value-type="string">
            <text:p>23391667 Statin wars: the heavyweight match--atorvastatin versus rosuvastatin for the treatment of atherosclerosis, heart failure, and chronic kidney disease. rosuvastatin TREATS Heart failure</text:p>
          </table:table-cell>
        </table:table-row>
        <table:table-row table:style-name="ro1">
          <table:table-cell office:value-type="string">
            <text:p>21138861 beta-blockade with nebivolol for prevention of acute ischaemic events in elderly patients with heart failure. nebivolol TREATS Heart failure</text:p>
          </table:table-cell>
        </table:table-row>
        <table:table-row table:style-name="ro1">
          <table:table-cell office:value-type="string">
            <text:p>20031842 Changes in adherence to evidence-based medications in the first year after initial hospitalization for heart failure: observational cohort study from 1994 to 2003. Hospitalization TREATS Heart failure</text:p>
          </table:table-cell>
        </table:table-row>
        <table:table-row table:style-name="ro1">
          <table:table-cell office:value-type="string">
            <text:p>20929124 Standard treatment for correcting heart failure, including digoxin, diuretics, etc. was administered to both groups, but to the CM group oral medication of Astragalus granule was given additionally at the dosage of 2.25 g twice a day, the treatment for both was continued for two weeks. Diuretics TREATS Heart failure</text:p>
          </table:table-cell>
        </table:table-row>
        <table:table-row table:style-name="ro1">
          <table:table-cell office:value-type="string">
            <text:p>20380340 The aim of this study was to analyze the use for 1 year, in an urban or suburban population, of two different nurse-based management systems in addition to usual care for outpatients with congestive heart failure. Management procedure TREATS Congestive heart failure</text:p>
          </table:table-cell>
        </table:table-row>
        <table:table-row table:style-name="ro1">
          <table:table-cell office:value-type="string">
            <text:p>19812099 The Experimental Prospective Study on the Effectiveness and Efficiency of the Implementation of Clinical Pathways was undertaken to determine how clinical pathways (CP) for hospital treatment of HF affected care variability, guidelines adherence, in-hospital mortality and outcomes at discharge. Guideline Adherence TREATS Heart failure</text:p>
          </table:table-cell>
        </table:table-row>
        <table:table-row table:style-name="ro1">
          <table:table-cell office:value-type="string">
            <text:p>23405838 The domains and manifestations of HF, which were significantly improved by IMT in one or more of the 18 out of 19 studies of IMT, included dyspnea, quality of life, balance, peripheral muscle strength and blood flow, peripheral muscle sympathetic nervous activity, heart rate, respiratory rate, peak VO(2), 6-min walk test distance, ventilation, VE/VCO(2) slope, oxygen uptake efficiency, circulatory power, recovery oxygen kinetics and several indices of cardiac performance. Inspiratory muscle training TREATS Heart failure</text:p>
          </table:table-cell>
        </table:table-row>
        <table:table-row table:style-name="ro1">
          <table:table-cell office:value-type="string">
            <text:p>23147689 CONCLUSIONS: Beta-blockers in elderly patients with HF are related to a significant decrease of HR and SBP, improvement of systolic LV function and sustained exercise tolerance. Adrenergic beta-Antagonists TREATS Heart failure</text:p>
          </table:table-cell>
        </table:table-row>
        <table:table-row table:style-name="ro1">
          <table:table-cell office:value-type="string">
            <text:p>23641006 Long-term impact of cardiac resynchronization therapy in mild heart failure: 5-year results from the REsynchronization reVErses Remodeling in Systolic left vEntricular dysfunction (REVERSE) study. Cardiac resynchronisation therapy TREATS Heart failure</text:p>
          </table:table-cell>
        </table:table-row>
        <table:table-row table:style-name="ro1">
          <table:table-cell office:value-type="string">
            <text:p>20730060 BACKGROUND: The safety of once-daily (qd) dosing of valsartan in heart failure (HF) patients is not known. valsartan TREATS Heart failure</text:p>
          </table:table-cell>
        </table:table-row>
        <table:table-row table:style-name="ro1">
          <table:table-cell office:value-type="string">
            <text:p>22724260 [Surgical treatment for ischemic heart failure (STICH) trial]. Operative Surgical Procedures TREATS Heart failure</text:p>
          </table:table-cell>
        </table:table-row>
        <table:table-row table:style-name="ro1">
          <table:table-cell office:value-type="string">
            <text:p>23887741 The LAICA clinical trial aims to evaluate the effectiveness and safety of monthly levosimendan infusion in patients with advanced HF to reduce the incidence of hospital admissions for acute HF decompensation. Levosimendan TREATS Heart failure</text:p>
          </table:table-cell>
        </table:table-row>
        <table:table-row table:style-name="ro1">
          <table:table-cell office:value-type="string">
            <text:p>23478196 BACKGROUND: Our preliminary study suggested that patients with chronic myocardial infarction (MI) and heart failure could potentially benefit from CABG combined with aBM-MNC by improving global left ventricular (LV) function. Coronary Artery Bypass Surgery TREATS Heart failure</text:p>
          </table:table-cell>
        </table:table-row>
        <table:table-row table:style-name="ro1">
          <table:table-cell office:value-type="string">
            <text:p>22696335 AUTHORS' CONCLUSIONS: Based on the two major randomised trials (HELAS 2006; WASH 2004), there is no convincing evidence that oral anticoagulant therapy modifies mortality or vascular events in patients with heart failure and sinus rhythm. Anticoagulant therapy TREATS Heart failure</text:p>
          </table:table-cell>
        </table:table-row>
        <table:table-row table:style-name="ro1">
          <table:table-cell office:value-type="string">
            <text:p>20424965 The multiple studies involving conditioning and exercise for patients with heart failure have mostly shown improvements, not only in function but also in quality of life and other physiologic parameters that should be of benefit to these patients. Exercise TREATS Heart failure</text:p>
          </table:table-cell>
        </table:table-row>
        <table:table-row table:style-name="ro1">
          <table:table-cell office:value-type="string">
            <text:p>23380000 Factors associated with improvement in utilization of cardiac resynchronization therapy in eligible heart failure patients: findings from IMPROVE HF. Cardiac resynchronisation therapy TREATS Heart failure</text:p>
          </table:table-cell>
        </table:table-row>
        <table:table-row table:style-name="ro1">
          <table:table-cell office:value-type="string">
            <text:p>19853695 Addition of inspiratory muscle training to aerobic training improves cardiorespiratory responses to exercise in patients with heart failure and inspiratory muscle weakness. Inspiratory muscle training TREATS Heart failure</text:p>
          </table:table-cell>
        </table:table-row>
        <table:table-row table:style-name="ro1">
          <table:table-cell office:value-type="string">
            <text:p>20884019 OBJECTIVE: Left ventricular assist device (LVAD) implantation is an established option for treatment of patients with end-stage heart failure, but outcome may be worsened by right ventricular failure. Implantation procedure TREATS Heart failure</text:p>
          </table:table-cell>
        </table:table-row>
        <table:table-row table:style-name="ro1">
          <table:table-cell office:value-type="string">
            <text:p>19497441 Beta-blockade with nebivolol in elderly heart failure patients with impaired and preserved left ventricular ejection fraction: Data From SENIORS (Study of Effects of Nebivolol Intervention on Outcomes and Rehospitalization in Seniors With Heart Failure). nebivolol TREATS Heart failure</text:p>
          </table:table-cell>
        </table:table-row>
        <table:table-row table:style-name="ro1">
          <table:table-cell office:value-type="string">
            <text:p>22451450 Superiority of long-acting to short-acting loop diuretics in the treatment of congestive heart failure. Loop Diuretics TREATS Congestive heart failure</text:p>
          </table:table-cell>
        </table:table-row>
        <table:table-row table:style-name="ro1">
          <table:table-cell office:value-type="string">
            <text:p>21592607 Impact of disease management programs on healthcare expenditures for patients with diabetes, depression, heart failure or chronic obstructive pulmonary disease: a systematic review of the literature. Disease Management TREATS Heart failure</text:p>
          </table:table-cell>
        </table:table-row>
        <table:table-row table:style-name="ro1">
          <table:table-cell office:value-type="string">
            <text:p>22696519 On the basis of the pooled estimate across the studies, CRT resulted in a non-significant reduction in mortality (RR = 0.75, 95% CI 0.43-1.30; P= 0.30) and a significant reduction in hospitalizations for heart failure (RR = 0.38, 95% CI = 0.17-0.85; P= 0.02) compared with RV pacing. Hospitalization TREATS Heart failure</text:p>
          </table:table-cell>
        </table:table-row>
        <table:table-row table:style-name="ro1">
          <table:table-cell office:value-type="string">
            <text:p>22551598 We prospectively evaluated the independent association between Mini-Mental State Examination (MMSE) score and myocardial infarction, stroke, hospital admission for heart failure and mortality, and their CV composite (major CV events), in a large high-risk CV population. Hospital admission TREATS Heart failure</text:p>
          </table:table-cell>
        </table:table-row>
        <table:table-row table:style-name="ro1">
          <table:table-cell office:value-type="string">
            <text:p>21851882 Cardiac resynchronization therapy in patients with minimal heart failure: a systematic review and meta-analysis. Cardiac resynchronisation therapy TREATS Heart failure</text:p>
          </table:table-cell>
        </table:table-row>
        <table:table-row table:style-name="ro1">
          <table:table-cell office:value-type="string">
            <text:p>21098754 Unlike in the management of heart failure with left ventricular systolic dysfunction, ACE inhibitors, ARBs, beta-blockers, and aldosterone antagonists did not demonstrate mortality benefit in HFPEF, with the exception of one small study evaluating the use of propranolol. Angiotensin-Converting Enzyme Inhibitors TREATS Heart failure</text:p>
          </table:table-cell>
        </table:table-row>
        <table:table-row table:style-name="ro1">
          <table:table-cell office:value-type="string">
            <text:p>23395281 Prednisone might be useful for short-term SUA-lowering in CHF patients with hyperuricemia. Prednisone TREATS Congestive heart failure</text:p>
          </table:table-cell>
        </table:table-row>
        <table:table-row table:style-name="ro1">
          <table:table-cell office:value-type="string">
            <text:p>20414532 The BMI can influence the response to the neurohormonal activation in a low-sodium diet in pts with HF. Diet, Sodium-Restricted TREATS Heart failure</text:p>
          </table:table-cell>
        </table:table-row>
        <table:table-row table:style-name="ro1">
          <table:table-cell office:value-type="string">
            <text:p>21640556 BACKGROUND: Although many studies have demonstrated the efficacy of disease management programs on mortality, morbidity, quality of life (QOL), and medical cost in patients with heart failure (HF), no study has focused on psychological status as an outcome of disease management. Disease Management TREATS Heart failure</text:p>
          </table:table-cell>
        </table:table-row>
        <table:table-row table:style-name="ro1">
          <table:table-cell office:value-type="string">
            <text:p>21785174 At follow-up of 21.1+/-5.5 months (range 12 to 30 months) there was no death, no re-infarction, no target lesion revascularization nor re-hospitalization for heart failure. Hospitalization TREATS Heart failure</text:p>
          </table:table-cell>
        </table:table-row>
        <table:table-row table:style-name="ro1">
          <table:table-cell office:value-type="string">
            <text:p>21193681 In 3 studies where these endpoints were combined, the 1-year incidence of cardiovascular death or hospitalization for HF was lowered by ACE inhibition or ARB (RR 0.74; 95% CI 0.58-0.94, P = .014). Hospitalization TREATS Heart failure</text:p>
          </table:table-cell>
        </table:table-row>
        <table:table-row table:style-name="ro1">
          <table:table-cell office:value-type="string">
            <text:p>22611430 This article intended to systematically evaluate the efficacy and safety of SFI for HF. Injection procedure TREATS Heart failure</text:p>
          </table:table-cell>
        </table:table-row>
        <table:table-row table:style-name="ro1">
          <table:table-cell office:value-type="string">
            <text:p>22164930 [The influence of medical art therapy on quality of life and compliance of medical treatment of patients with advanced heart failure]. Medical therapy TREATS Heart failure</text:p>
          </table:table-cell>
        </table:table-row>
        <table:table-row table:style-name="ro1">
          <table:table-cell office:value-type="string">
            <text:p>22160239 Dobutamine for patients with severe heart failure: a systematic review and meta-analysis of randomised controlled trials. Dobutamine TREATS Heart failure</text:p>
          </table:table-cell>
        </table:table-row>
        <table:table-row table:style-name="ro1">
          <table:table-cell office:value-type="string">
            <text:p>22617224 Impact of the beta1-adrenoceptor Arg389Gly polymorphism on heart-rate responses to bisoprolol and carvedilol in heart-failure patients. Bisoprolol TREATS Heart failure</text:p>
          </table:table-cell>
        </table:table-row>
        <table:table-row table:style-name="ro1">
          <table:table-cell office:value-type="string">
            <text:p>22582541 Beta-blockers for heart failure: an evidence based review answering practical therapeutic questions. Adrenergic beta-Antagonists TREATS Heart failure</text:p>
          </table:table-cell>
        </table:table-row>
        <table:table-row table:style-name="ro1">
          <table:table-cell office:value-type="string">
            <text:p>22696335 Four retrospective non-randomised cohort analyses and four observational studies of oral anticoagulation in heart failure included differing populations of heart failure patients and reported contradictory results. anticoagulation TREATS Heart failure</text:p>
          </table:table-cell>
        </table:table-row>
        <table:table-row table:style-name="ro1">
          <table:table-cell office:value-type="string">
            <text:p>19858419 BACKGROUND: Cardiac resynchronization therapy (CRT) improves LV structure, function, and clinical outcomes in New York Heart Association class III/IV heart failure with prolonged QRS. Cardiac resynchronisation therapy TREATS Heart failure</text:p>
          </table:table-cell>
        </table:table-row>
        <table:table-row table:style-name="ro1">
          <table:table-cell office:value-type="string">
            <text:p>22575317 Association of heart rate and outcomes in a broad spectrum of patients with chronic heart failure: results from the CHARM (Candesartan in Heart Failure: Assessment of Reduction in Mortality and morbidity) program. candesartan TREATS Heart failure</text:p>
          </table:table-cell>
        </table:table-row>
        <table:table-row table:style-name="ro1">
          <table:table-cell office:value-type="string">
            <text:p>19427432 Atorvastatin tended to be associated with fewer HF events in those with HF at baseline (n = 537, HR 0.65, 95% CI 0.38 to 1.11, p = 0.11) and those without HF at baseline (n = 8,351, HR 0.80, 95% CI 0.59 to 1.09, p = 0.15). atorvastatin TREATS Heart failure</text:p>
          </table:table-cell>
        </table:table-row>
        <table:table-row table:style-name="ro1">
          <table:table-cell office:value-type="string">
            <text:p>22343209 Effect of patient activation on self-management in patients with heart failure. Self-Management TREATS Heart failure</text:p>
          </table:table-cell>
        </table:table-row>
        <table:table-row table:style-name="ro1">
          <table:table-cell office:value-type="string">
            <text:p>20970072 Any one of these can be used as the initial treatment, except for beta-blockers, which are only indicated in patients with heart failure, a history of coronary heart disease, and hyperadrenergic state. Adrenergic beta-Antagonists TREATS Heart failure</text:p>
          </table:table-cell>
        </table:table-row>
        <table:table-row table:style-name="ro1">
          <table:table-cell office:value-type="string">
            <text:p>19664404 Overall, there was no impact of ivabradine on the primary end-point of the trial (cardiovascular mortality, hospitalisation for myocardial infarction, new onset or worsening heart failure). Hospitalization TREATS Heart failure</text:p>
          </table:table-cell>
        </table:table-row>
        <table:table-row table:style-name="ro1">
          <table:table-cell office:value-type="string">
            <text:p>23032716 PURPOSE OF REVIEW: The purpose of this review is to examine the appropriateness of coronary artery bypass grafting (CABG) for the patient with ischemic cardiomyopathy and congestive heart failure. Coronary Artery Bypass Surgery TREATS Congestive heart failure</text:p>
          </table:table-cell>
        </table:table-row>
        <table:table-row table:style-name="ro1">
          <table:table-cell office:value-type="string">
            <text:p>23506160 METHODS AND RESULTS: A systematic search was performed using PubMed and Central Register of Controlled Trials databases for all randomized controlled trials, which compare warfarin with antiplatelet therapy given for at least one-month in heart failure patients with sinus rhythm and report at least one of the following outcomes: ischemic stroke, death, myocardial infarction, hospitalization due to worsening heart failure, intracranial hemorrhage, and major hemorrhage. Antiplatelet therapy TREATS Heart failure</text:p>
          </table:table-cell>
        </table:table-row>
        <table:table-row table:style-name="ro1">
          <table:table-cell office:value-type="string">
            <text:p>23357717 In reclassification analysis, ELI improved the prediction of aortic valve events by 13% (95% confidence interval, 5-19), whereas the prediction of combined total mortality and hospitalization for heart failure resulting from the progression of AS did not improve significantly. Hospitalization TREATS Heart failure</text:p>
          </table:table-cell>
        </table:table-row>
        <table:table-row table:style-name="ro1">
          <table:table-cell office:value-type="string">
            <text:p>20883926 OBJECTIVES: The purpose of this study was to determine whether coenzyme Q10 is an independent predictor of prognosis in heart failure. coenzyme Q10 TREATS Heart failure</text:p>
          </table:table-cell>
        </table:table-row>
        <table:table-row table:style-name="ro1">
          <table:table-cell office:value-type="string">
            <text:p>23264446 Risk-benefit profile of warfarin versus aspirin in patients with heart failure and sinus rhythm: a meta-analysis. Warfarin TREATS Heart failure</text:p>
          </table:table-cell>
        </table:table-row>
        <table:table-row table:style-name="ro1">
          <table:table-cell office:value-type="string">
            <text:p>23264446 Risk-benefit profile of warfarin versus aspirin in patients with heart failure and sinus rhythm: a meta-analysis. Aspirin TREATS Heart failure</text:p>
          </table:table-cell>
        </table:table-row>
        <table:table-row table:style-name="ro1">
          <table:table-cell office:value-type="string">
            <text:p>19539144 OBJECTIVES: The purpose of this analysis was to examine whether decreases in B-type natriuretic peptide (BNP) levels during the first few days of hospitalization were associated with greater survival in patients with severe acutely decompensated heart failure (ADHF). Hospitalization TREATS Heart failure</text:p>
          </table:table-cell>
        </table:table-row>
        <table:table-row table:style-name="ro1">
          <table:table-cell office:value-type="string">
            <text:p>21276573 Initial clinical experience with implantation of left ventricular lead guided by Overlay Ref for the treatment of congestive heart failure. Implantation procedure TREATS Congestive heart failure</text:p>
          </table:table-cell>
        </table:table-row>
        <table:table-row table:style-name="ro1">
          <table:table-cell office:value-type="string">
            <text:p>21109913 OBJECTIVE: We aimed to compare the acute effects of levosimendan and dobutamine on QRS duration in patients with severe heart failure and sinus rhythm. Dobutamine TREATS Heart failure</text:p>
          </table:table-cell>
        </table:table-row>
        <table:table-row table:style-name="ro1">
          <table:table-cell office:value-type="string">
            <text:p>23384944 Cognitive impairment in heart failure: results from the Trial of Intensified versus standard Medical therapy in Elderly patients with Congestive Heart Failure (TIME-CHF) randomized trial. Medical therapy TREATS Congestive heart failure</text:p>
          </table:table-cell>
        </table:table-row>
        <table:table-row table:style-name="ro1">
          <table:table-cell office:value-type="string">
            <text:p>19890274 The CHOIR trial in anemic patients with chronic kidney disease compared epoetin-alfa treatment with low (11.3 g/l) and high (13.5 g/l) hemoglobin targets on the composite end point of death, hospitalization for heart failure, stroke, and myocardial infarction. Hospitalization TREATS Heart failure</text:p>
          </table:table-cell>
        </table:table-row>
        <table:table-row table:style-name="ro1">
          <table:table-cell office:value-type="string">
            <text:p>22173864 Three recent trials have demonstrated the benefit of cardiac resynchronization therapy (CRT) in the New York Heart Association (NYHA) class II patients with heart failure (HF) with ischemic or nonischemic cardiomyopathy as well as in NYHA class I (asymptomatic) patients mostly with ischemic cardiomyopathy. Cardiac resynchronisation therapy TREATS Heart failure</text:p>
          </table:table-cell>
        </table:table-row>
        <table:table-row table:style-name="ro1">
          <table:table-cell office:value-type="string">
            <text:p>21641354 A randomized study of transendocardial injection of autologous bone marrow mononuclear cells and cell function analysis in ischemic heart failure (FOCUS-HF). Injection procedure TREATS Heart failure</text:p>
          </table:table-cell>
        </table:table-row>
        <table:table-row table:style-name="ro1">
          <table:table-cell office:value-type="string">
            <text:p>23666681 Safety and tolerability of intensified, N-terminal pro brain natriuretic peptide-guided compared with standard medical therapy in elderly patients with congestive heart failure: results from TIME-CHF. Medical therapy TREATS Congestive heart failure</text:p>
          </table:table-cell>
        </table:table-row>
        <table:table-row table:style-name="ro1">
          <table:table-cell office:value-type="string">
            <text:p>21605879 CONCLUSIONS: In our study, the application of three different intervention programs in patients with HF has a little non-significant prognosis benefit, with a slight increase in the number of shorts hospitalizations in HF unit. Intervention regimes TREATS Heart failure</text:p>
          </table:table-cell>
        </table:table-row>
        <table:table-row table:style-name="ro1">
          <table:table-cell office:value-type="string">
            <text:p>21999413 Endothelial function is unaffected by changing between carvedilol and metoprolol in patients with heart failure--a randomized study. Metoprolol TREATS Heart failure</text:p>
          </table:table-cell>
        </table:table-row>
        <table:table-row table:style-name="ro1">
          <table:table-cell office:value-type="string">
            <text:p>22824105 We use this framework to identify the challenges of biomarker adoption for risk prediction, disease management, and treatment selection for HF and suggest considerations for future research. Disease Management TREATS Heart failure</text:p>
          </table:table-cell>
        </table:table-row>
        <table:table-row table:style-name="ro1">
          <table:table-cell office:value-type="string">
            <text:p>21284790 The UK National Health Service (NHS) currently spends in excess of L250 million per annum on angiotensin II receptor blockers (ARBs) for the treatment of hypertension and heart failure; Health Services, National TREATS Heart failure</text:p>
          </table:table-cell>
        </table:table-row>
        <table:table-row table:style-name="ro1">
          <table:table-cell office:value-type="string">
            <text:p>21284790 Eight (three of which met inclusion criteria) and zero trials compared candesartan directly with losartan in the treatment of hypertension and heart failure, respectively. Losartan TREATS Heart failure</text:p>
          </table:table-cell>
        </table:table-row>
        <table:table-row table:style-name="ro1">
          <table:table-cell office:value-type="string">
            <text:p>20042425 The MARVEL-1 trial raises further concerns about the safety of myoblast transplantation in ischaemic HF. Transplantation TREATS Heart failure</text:p>
          </table:table-cell>
        </table:table-row>
        <table:table-row table:style-name="ro1">
          <table:table-cell office:value-type="string">
            <text:p>23355639 STUDY SELECTION: Randomised controlled trials in Organisation for Economic Co-operation and Development countries that evaluated the effectiveness of specialist clinic interventions for heart failure compared with usual care, where unplanned heart failure admissions or readmissions were an outcome. Intervention regimes TREATS Heart failure</text:p>
          </table:table-cell>
        </table:table-row>
        <table:table-row table:style-name="ro1">
          <table:table-cell office:value-type="string">
            <text:p>23264446 Our objective was to evaluate the overall comparative effects of warfarin and aspirin in patients with heart failure and normal sinus rhythm. Warfarin TREATS Heart failure</text:p>
          </table:table-cell>
        </table:table-row>
        <table:table-row table:style-name="ro1">
          <table:table-cell office:value-type="string">
            <text:p>21671460 In carefully selected cases, fetal cardiac surgery can reverse end-stage heart failure and can provide biventricular outcome postnatally in about two thirds of the cases with successful interventions. Operation on fetus TREATS Heart failure</text:p>
          </table:table-cell>
        </table:table-row>
        <table:table-row table:style-name="ro1">
          <table:table-cell office:value-type="string">
            <text:p>23710749 CRT offers also additional benefit in heart failure patients implanted with ICD. Cardiac resynchronisation therapy TREATS Heart failure</text:p>
          </table:table-cell>
        </table:table-row>
        <table:table-row table:style-name="ro1">
          <table:table-cell office:value-type="string">
            <text:p>23883653 Renal denervation in heart failure with normal left ventricular ejection fraction. Denervation TREATS Heart failure</text:p>
          </table:table-cell>
        </table:table-row>
        <table:table-row table:style-name="ro1">
          <table:table-cell office:value-type="string">
            <text:p>23943315 The objective of this review is to examine some of the heart failure therapies, such as cardiac resynchronization therapy, implantable cardioverter defibrillators and medications, in the context of randomized trials versus clinical registries. Defibrillators, Implantable TREATS Heart failure</text:p>
          </table:table-cell>
        </table:table-row>
        <table:table-row table:style-name="ro1">
          <table:table-cell office:value-type="string">
            <text:p>22583451 Despite these uncertainties, the use of an aldosterone antagonist was consistently demonstrated to be a highly cost-effective strategy for the management of post-MI HF in the National Health Service. Aldosterone Antagonists TREATS Heart failure</text:p>
          </table:table-cell>
        </table:table-row>
        <table:table-row table:style-name="ro1">
          <table:table-cell office:value-type="string">
            <text:p>22538330 BACKGROUND: Aldosterone antagonism in heart failure might influence atrial fibrosis and remodeling and, therefore, risk of developing AFF. Aldosterone Antagonists TREATS Heart failure</text:p>
          </table:table-cell>
        </table:table-row>
        <table:table-row table:style-name="ro1">
          <table:table-cell office:value-type="string">
            <text:p>21242642 BACKGROUND: It is known that HMG-CoA reductase inhibitors (statins) may have a therapeutic benefit in patients with heart failure (HF). Hydroxymethylglutaryl-CoA Reductase Inhibitors TREATS Heart failure</text:p>
          </table:table-cell>
        </table:table-row>
        <table:table-row table:style-name="ro1">
          <table:table-cell office:value-type="string">
            <text:p>20172880 OBJECTIVE: To test the feasibility of applying population impact measures utilising local population data on established interventions for heart failure and diabetes mellitus. Intervention regimes TREATS Heart failure</text:p>
          </table:table-cell>
        </table:table-row>
        <table:table-row table:style-name="ro1">
          <table:table-cell office:value-type="string">
            <text:p>23500269 CONCLUSIONS: In HF patients in New York Heart Association functional class I and II and with wide QRS complexes, carvedilol was associated with a 30% reduction in hospitalizations for HF or death when compared with metoprolol. Hospitalization TREATS Heart failure</text:p>
          </table:table-cell>
        </table:table-row>
        <table:table-row table:style-name="ro1">
          <table:table-cell office:value-type="string">
            <text:p>21547624 Because of the shortage of donors for heart transplantation, surgical ventricular reconstruction (SVR) has been under development to treat end-stage heart failure due to a dilated left ventricle. Reconstructive Surgical Procedures TREATS Heart failure</text:p>
          </table:table-cell>
        </table:table-row>
        <table:table-row table:style-name="ro1">
          <table:table-cell office:value-type="string">
            <text:p>22067719 Level 1 evidence demonstrated positive benefits from HFDM programs, structured telephone support, and telemonitoring interventions as an effective component of contemporary multidisciplinary HF management. Disease management program TREATS Heart failure</text:p>
          </table:table-cell>
        </table:table-row>
        <table:table-row table:style-name="ro1">
          <table:table-cell office:value-type="string">
            <text:p>21547598 However, the relative contribution of BMMC and CRT in patients with ischemic HF and electromechanical dyssynchrony has never been investigated. Cardiac resynchronisation therapy TREATS Heart failure</text:p>
          </table:table-cell>
        </table:table-row>
        <table:table-row table:style-name="ro1">
          <table:table-cell office:value-type="string">
            <text:p>19522961 Anemia is associated with an increased risk of mortality and rate of hospitalization for heart failure. Hospitalization TREATS Heart failure</text:p>
          </table:table-cell>
        </table:table-row>
        <table:table-row table:style-name="ro1">
          <table:table-cell office:value-type="string">
            <text:p>20425165 These insights and a review of the ACORN (Assessment of a Cardiac Support Device [CSD] in Patients With Heart Failure) trial are discussed in this article. Assessment procedure TREATS Heart failure</text:p>
          </table:table-cell>
        </table:table-row>
        <table:table-row table:style-name="ro1">
          <table:table-cell office:value-type="string">
            <text:p>20332337 CONCLUSIONS: Vasopressin antagonists cannot be considered routine pharmacotherapy for HF. Vasopressin Antagonist TREATS Heart failure</text:p>
          </table:table-cell>
        </table:table-row>
        <table:table-row table:style-name="ro1">
          <table:table-cell office:value-type="string">
            <text:p>20598983 BACKGROUND: Kidney disease is common among patients with heart failure, but relationships between worsening renal function (WRF) and outcomes after hospitalization for heart failure are poorly understood, especially among patients with preserved systolic function. Hospitalization TREATS Heart failure</text:p>
          </table:table-cell>
        </table:table-row>
        <table:table-row table:style-name="ro1">
          <table:table-cell office:value-type="string">
            <text:p>19760574 The purpose of this review of published studies that examined use of fluid/water restriction as an intervention was to determine the optimal fluid intake for HF patients in clinical practice. Intervention regimes TREATS Heart failure</text:p>
          </table:table-cell>
        </table:table-row>
        <table:table-row table:style-name="ro1">
          <table:table-cell office:value-type="string">
            <text:p>21815961 BACKGROUND: Cardiac resynchronization therapy (CRT) improves outcomes in patients with heart failure (HF) because of reduced left ventricular systolic function and a wide QRS complex. Cardiac resynchronisation therapy TREATS Heart failure</text:p>
          </table:table-cell>
        </table:table-row>
        <table:table-row table:style-name="ro1">
          <table:table-cell office:value-type="string">
            <text:p>19843838 Furthermore, torsemide may be more efficacious and safer than furosemide in patients with HF. Furosemide TREATS Heart failure</text:p>
          </table:table-cell>
        </table:table-row>
        <table:table-row table:style-name="ro1">
          <table:table-cell office:value-type="string">
            <text:p>21851882 Recent data suggest that patients with milder HF also benefit from CRT. Cardiac resynchronisation therapy TREATS Heart failure</text:p>
          </table:table-cell>
        </table:table-row>
        <table:table-row table:style-name="ro1">
          <table:table-cell office:value-type="string">
            <text:p>23291728 Valsartan use was associated with a reduction in hospitalizations for HF in patients with low galectin-3, but not in those with higher levels of galectin-3. Hospitalization TREATS Heart failure</text:p>
          </table:table-cell>
        </table:table-row>
        <table:table-row table:style-name="ro1">
          <table:table-cell office:value-type="string">
            <text:p>20418272 Efficacy and safety of angiotensin receptor blockade are not modified by aspirin in patients with chronic heart failure: a cohort study from the Candesartan in Heart failure--Assessment of Reduction in Mortality and morbidity (CHARM) programme. candesartan TREATS Heart failure</text:p>
          </table:table-cell>
        </table:table-row>
        <table:table-row table:style-name="ro1">
          <table:table-cell office:value-type="string">
            <text:p>22147884 METHODS AND RESULTS: Using sound economic principles, we developed the Tools for Economic Analysis of Patient Management Interventions in Heart Failure (TEAM-HF) Costing Tool, a spreadsheet program that can be used by researchers and health care managers to systematically generate cost estimates for economic evaluations and to inform budgetary decisions. Intervention regimes TREATS Heart failure</text:p>
          </table:table-cell>
        </table:table-row>
        <table:table-row table:style-name="ro1">
          <table:table-cell office:value-type="string">
            <text:p>22626743 Remote monitoring reduces healthcare use and improves quality of care in heart failure patients with implantable defibrillators: the evolution of management strategies of heart failure patients with implantable defibrillators (EVOLVO) study. Defibrillators, Implantable TREATS Heart failure</text:p>
          </table:table-cell>
        </table:table-row>
        <table:table-row table:style-name="ro1">
          <table:table-cell office:value-type="string">
            <text:p>22928748 CONCLUSIONS: The use of pimobendan, an inodilator with phosphodiesterase 3 (PDE3) inhibitory and calcium-sensitizing properties, is regarded as a component of the standard of care in the management of dogs with CHF secondary to both DCM and CVHD. Phosphodiesterase Inhibitors TREATS Congestive heart failure</text:p>
          </table:table-cell>
        </table:table-row>
        <table:table-row table:style-name="ro1">
          <table:table-cell office:value-type="string">
            <text:p>22682084 BACKGROUND &amp; AIMS: While marine omega-3 fatty acids have been associated with a lower mortality in heart failure patients, data on omega-3 and incident heart failure are inconsistent. Fatty Acids, Omega-3 TREATS Heart failure</text:p>
          </table:table-cell>
        </table:table-row>
        <table:table-row table:style-name="ro1">
          <table:table-cell office:value-type="string">
            <text:p>23098150 Numerous clinical trials of vasodilators in the treatment of heart failure have resulted in either neutral or negative outcomes suggesting that systemic vascular resistance may be an inappropriate target of therapy. Vasodilator Agents TREATS Heart failure</text:p>
          </table:table-cell>
        </table:table-row>
        <table:table-row table:style-name="ro1">
          <table:table-cell office:value-type="string">
            <text:p>21906250 Continuous hemodynamic monitoring in patients with mild to moderate heart failure: results of The Reducing Decompensation Events Utilizing Intracardiac Pressures in Patients With Chronic Heart Failure (REDUCEhf) trial. Cardiovascular monitoring TREATS Heart failure</text:p>
          </table:table-cell>
        </table:table-row>
        <table:table-row table:style-name="ro1">
          <table:table-cell office:value-type="string">
            <text:p>20926754 Effects of BG9928, an adenosine A1 receptor antagonist, in patients with congestive heart failure. adenosine receptor antagonist TREATS Congestive heart failure</text:p>
          </table:table-cell>
        </table:table-row>
        <table:table-row table:style-name="ro1">
          <table:table-cell office:value-type="string">
            <text:p>22042636 The results suggest that low plasma omega-3 FA is a significant factor for reduced survival in HF patients with MDD. Fatty Acids, Omega-3 TREATS Heart failure</text:p>
          </table:table-cell>
        </table:table-row>
        <table:table-row table:style-name="ro1">
          <table:table-cell office:value-type="string">
            <text:p>21402493 BACKGROUND: Telemedicine can be useful for managing heart failure (HF), but patient acceptance of telemedicine and its impact on patient behavior are unclear. Telemedicine TREATS Heart failure</text:p>
          </table:table-cell>
        </table:table-row>
        <table:table-row table:style-name="ro1">
          <table:table-cell office:value-type="string">
            <text:p>19789358 Use of combination therapy with a beta-blocker and milrinone in patients with advanced heart failure. Milrinone TREATS Heart failure</text:p>
          </table:table-cell>
        </table:table-row>
        <table:table-row table:style-name="ro1">
          <table:table-cell office:value-type="string">
            <text:p>22760479 The composite primary endpoint was defined as all-cause death or hospital admission for worsening heart failure during 12-month follow-up. Hospital admission TREATS Heart failure</text:p>
          </table:table-cell>
        </table:table-row>
        <table:table-row table:style-name="ro1">
          <table:table-cell office:value-type="string">
            <text:p>23229176 Safety and efficacy of new anticoagulants in patients with heart failure. Anticoagulants TREATS Heart failure</text:p>
          </table:table-cell>
        </table:table-row>
        <table:table-row table:style-name="ro1">
          <table:table-cell office:value-type="string">
            <text:p>23351825 BACKGROUND: Systolic blood pressure (SBP) is related to the pathophysiologic development and progression of heart failure (HF) and is inversely associated with adverse outcomes during hospitalization for HF (HHF). Hospitalization TREATS Heart failure</text:p>
          </table:table-cell>
        </table:table-row>
        <table:table-row table:style-name="ro1">
          <table:table-cell office:value-type="string">
            <text:p>19477397 The role of N-terminal PRO-brain natriuretic peptide and echocardiography for screening asymptomatic left ventricular dysfunction in a population at high risk for heart failure. N-terminal pro-B-type natriuretic peptide TREATS Heart failure</text:p>
          </table:table-cell>
        </table:table-row>
        <table:table-row table:style-name="ro1">
          <table:table-cell office:value-type="string">
            <text:p>23814702 METHODS: Of the 10,570 hospitalized older (age &gt;/=65 years) HF-PEF (EF &gt;/=40%) patients in Medicare-linked OPTIMIZE-HF (Organized Program to Initiate Lifesaving Treatment in Hospitalized Patients with Heart Failure) trial, 8013 had no prior aldosterone antagonist use and no current contraindications, of whom 492 (6% of 8013) received new prescriptions for aldosterone antagonists. Lifesaving TREATS Heart failure</text:p>
          </table:table-cell>
        </table:table-row>
        <table:table-row table:style-name="ro1">
          <table:table-cell office:value-type="string">
            <text:p>23943315 The objective of this review is to examine some of the heart failure therapies, such as cardiac resynchronization therapy, implantable cardioverter defibrillators and medications, in the context of randomized trials versus clinical registries. Cardiac resynchronisation therapy TREATS Heart failure</text:p>
          </table:table-cell>
        </table:table-row>
        <table:table-row table:style-name="ro1">
          <table:table-cell office:value-type="string">
            <text:p>22459310 Relation of improvement in estimated glomerular filtration rate with atorvastatin to reductions in hospitalizations for heart failure (from the Treating to New Targets [TNT] study). Hospitalization TREATS Heart failure</text:p>
          </table:table-cell>
        </table:table-row>
        <table:table-row table:style-name="ro1">
          <table:table-cell office:value-type="string">
            <text:p>19700774 AIMS: Use of inotropic agents in patients with heart failure (HF) has been limited by adverse effects on outcomes. Inotropic agent TREATS Heart failure</text:p>
          </table:table-cell>
        </table:table-row>
        <table:table-row table:style-name="ro1">
          <table:table-cell office:value-type="string">
            <text:p>22651831 In this article, the important findings and lessons learned from this landmark study are reviewed and potential evolving roles for nesiritide and natriuretic peptides in the future of heart failure therapy are proposed. Natriuretic Peptides TREATS Heart failure</text:p>
          </table:table-cell>
        </table:table-row>
        <table:table-row table:style-name="ro1">
          <table:table-cell office:value-type="string">
            <text:p>21036889 P=0.007), cardiovascular mortality (HR, 0.76; 95% CI, 0.62 to 0.94; P=0.011), HF mortality (HR, 0.68; 95% CI, 0.52 to 0.88; P=0.003), first hospitalization for HF (HR, 0.74; 95% CI, 0.61 to 0.88; P=0.0009), and the composite of cardiovascular mortality or HF hospitalization (HR, 0.75; 95% CI, 0.65 to 0.87; P&lt;0.001) but was without significant effect on sudden cardiac death (HR, 0.76; 95% CI, 0.56 to 1.05; P=0.098). Hospitalization TREATS Heart failure</text:p>
          </table:table-cell>
        </table:table-row>
        <table:table-row table:style-name="ro1">
          <table:table-cell office:value-type="string">
            <text:p>23104433 By the introduction of cyclosporin as a new immunosuppressive agent in 1978, results improved rapidly and cardiac transplantation became an accepted therapeutic option for patients with end stage heart failure and also for children and newborns with congenital heart defects. Heart Transplantation TREATS Heart failure</text:p>
          </table:table-cell>
        </table:table-row>
        <table:table-row table:style-name="ro1">
          <table:table-cell office:value-type="string">
            <text:p>22552183 AIMS: The Cardiac Resynchronization-Heart Failure (CARE-HF) study helped establish an important role for cardiac resynchronization therapy (CRT) in the management of selected patients with heart failure. Cardiac resynchronisation therapy TREATS Heart failure</text:p>
          </table:table-cell>
        </table:table-row>
        <table:table-row table:style-name="ro1">
          <table:table-cell office:value-type="string">
            <text:p>21193681 CONCLUSION: Compared with placebo, ACE inhibition or ARB significantly lowered risks of (a) hospitalization for HF and (b) the combined endpoint of cardiovascular mortality and hospitalization for HF at 1 year, in patients with HF and preserved LVEF. Hospitalization TREATS Heart failure</text:p>
          </table:table-cell>
        </table:table-row>
        <table:table-row table:style-name="ro1">
          <table:table-cell office:value-type="string">
            <text:p>20332337 Vasopressin antagonists: Pharmacotherapy for the treatment of heart failure. Pharmacotherapy TREATS Heart failure</text:p>
          </table:table-cell>
        </table:table-row>
        <table:table-row table:style-name="ro1">
          <table:table-cell office:value-type="string">
            <text:p>19200613 Therefore, in the present study we compared the effect of short-term treatment with rosuvastatin or ezetimibe on endothelial function in patients with HF. ezetimibe TREATS Heart failure</text:p>
          </table:table-cell>
        </table:table-row>
        <table:table-row table:style-name="ro1">
          <table:table-cell office:value-type="string">
            <text:p>22283360 CONCLUSIONS: RPM, when utilized in conjunction with a robust management protocol, was not found to significantly differ from live nursing visits in the management of HF in home care. Patient Monitoring TREATS Heart failure</text:p>
          </table:table-cell>
        </table:table-row>
        <table:table-row table:style-name="ro1">
          <table:table-cell office:value-type="string">
            <text:p>22696335 Anticoagulation versus placebo for heart failure in sinus rhythm. Placebos TREATS Heart failure</text:p>
          </table:table-cell>
        </table:table-row>
        <table:table-row table:style-name="ro1">
          <table:table-cell office:value-type="string">
            <text:p>22973678 METHODS: IMPROVE HF is a longitudinal evaluation of a performance improvement intervention on use of evidence-based therapies for outpatients with HF or prior myocardial infarction and left ventricular ejection fraction less than or equal to 35%. Intervention regimes TREATS Heart failure</text:p>
          </table:table-cell>
        </table:table-row>
        <table:table-row table:style-name="ro1">
          <table:table-cell office:value-type="string">
            <text:p>19713649 The Borg scale as an important tool of self-monitoring and self-regulation of exercise prescription in heart failure patients during hydrotherapy. Exercise TREATS Heart failure</text:p>
          </table:table-cell>
        </table:table-row>
        <table:table-row table:style-name="ro1">
          <table:table-cell office:value-type="string">
            <text:p>22164930 CONCLUSIONS: MAT improves the quality of life and compliance in advanced HF patients and it is recommended that it be integrated as part of the therapeutic arsenal in every HF clinic. Medical therapy TREATS Heart failure</text:p>
          </table:table-cell>
        </table:table-row>
        <table:table-row table:style-name="ro1">
          <table:table-cell office:value-type="string">
            <text:p>22343209 CONCLUSION: This study supports the importance of targeted interventions to improve patient activation or engagement in HF care. Intervention regimes TREATS Heart failure</text:p>
          </table:table-cell>
        </table:table-row>
        <table:table-row table:style-name="ro1">
          <table:table-cell office:value-type="string">
            <text:p>21962415 BACKGROUND: The optimal strategy for promoting self-care for heart failure (HF) is unclear. Self Care TREATS Heart failure</text:p>
          </table:table-cell>
        </table:table-row>
        <table:table-row table:style-name="ro1">
          <table:table-cell office:value-type="string">
            <text:p>23998714 The primary efficacy outcome was the composite of death from any cause or first hospitalization for worsening heart failure. Hospitalization TREATS Heart failure</text:p>
          </table:table-cell>
        </table:table-row>
        <table:table-row table:style-name="ro1">
          <table:table-cell office:value-type="string">
            <text:p>21076308 AIM: : To systematically review educational interventions that have been implemented for heart failure patients and assess their effectiveness. educational intervention TREATS Heart failure</text:p>
          </table:table-cell>
        </table:table-row>
        <table:table-row table:style-name="ro1">
          <table:table-cell office:value-type="string">
            <text:p>21076308 Educational interventions for patients with heart failure: a systematic review of randomized controlled trials. educational intervention TREATS Heart failure</text:p>
          </table:table-cell>
        </table:table-row>
        <table:table-row table:style-name="ro1">
          <table:table-cell office:value-type="string">
            <text:p>21112898 AIMS: To assess the cost-effectiveness of cardiac resynchronization therapy (CRT) compared with optimal medical therapy in patients with New York Heart Association (NYHA) II heart failure (HF) or NYHA I with previous HF symptoms. Cardiac resynchronisation therapy TREATS Heart failure</text:p>
          </table:table-cell>
        </table:table-row>
        <table:table-row table:style-name="ro1">
          <table:table-cell office:value-type="string">
            <text:p>23583246 METHODS: The C-CURE (Cardiopoietic stem Cell therapy in heart failURE) trial, a prospective, multicenter, randomized trial, was conducted in patients with heart failure of ischemic origin who received standard of care or standard of care plus lineage-specified stem cells. stem cell therapy TREATS Heart failure</text:p>
          </table:table-cell>
        </table:table-row>
        <table:table-row table:style-name="ro1">
          <table:table-cell office:value-type="string">
            <text:p>21737235 BACKGROUND AND OBJECTIVES: Recently, continuous veno-venous hemodiafiltration (CVVHDF) has received increased attention in the treatment of congestive heart failure (CHF). Continuous hemodiafiltration TREATS Congestive heart failure</text:p>
          </table:table-cell>
        </table:table-row>
        <table:table-row table:style-name="ro1">
          <table:table-cell office:value-type="string">
            <text:p>21046301 The development of ventricular assist devices (VADs) for the treatment of heart failure has been ongoing since the National Heart Lung and Blood Institute (NHLBI) initiated the artificial heart program in 1964. Ventricular assist device TREATS Heart failure</text:p>
          </table:table-cell>
        </table:table-row>
        <table:table-row table:style-name="ro1">
          <table:table-cell office:value-type="string">
            <text:p>23490237 CONCLUSIONS: A 24-h infusion with levosimendan transiently improved the renal dysfunction compared with placebo in patients with DHF, and its beneficial effects persisted for at least 14 days after the initiation of treatment. Placebos TREATS Heart failure</text:p>
          </table:table-cell>
        </table:table-row>
        <table:table-row table:style-name="ro1">
          <table:table-cell office:value-type="string">
            <text:p>21185153 Therefore, we examined the effects of spironolactone on atrial conduction and remodeling in patients with HF. Spironolactone TREATS Heart failure</text:p>
          </table:table-cell>
        </table:table-row>
        <table:table-row table:style-name="ro1">
          <table:table-cell office:value-type="string">
            <text:p>21187264 METHODS AND RESULTS: This research is a substudy of the Coordinating study evaluating Outcomes of Advising and Counselling in Heart failure (COACH). Counseling TREATS Heart failure</text:p>
          </table:table-cell>
        </table:table-row>
        <table:table-row table:style-name="ro1">
          <table:table-cell office:value-type="string">
            <text:p>22560018 Relationship of beta-blocker dose with outcomes in ambulatory heart failure patients with systolic dysfunction: results from the HF-ACTION (Heart Failure: A Controlled Trial Investigating Outcomes of Exercise Training) trial. Adrenergic beta-Antagonists TREATS Heart failure</text:p>
          </table:table-cell>
        </table:table-row>
        <table:table-row table:style-name="ro1">
          <table:table-cell office:value-type="string">
            <text:p>23395281 We therefore designed a randomized study to compare the effect of prednisone with allopurinol on SUA in symptomatic CHF patients with hyperuricemia. Allopurinol TREATS Congestive heart failure</text:p>
          </table:table-cell>
        </table:table-row>
        <table:table-row table:style-name="ro1">
          <table:table-cell office:value-type="string">
            <text:p>22323328 As the clinical assessment fails to predict hemodynamic aspects and because the use of Swan-Ganz catheter is not routinely recommended for this purpose in patients with HF, noninvasive hemodynamic assessment methods, such as BNP, echocardiography and cardiographic bioimpedance, are being increasingly used. Swan-Ganz catheter, device TREATS Heart failure</text:p>
          </table:table-cell>
        </table:table-row>
        <table:table-row table:style-name="ro1">
          <table:table-cell office:value-type="string">
            <text:p>23107655 n-3PUFA and Holter-derived autonomic variables in patients with heart failure: data from the Gruppo Italiano per lo Studio della Sopravvivenza nell'Insufficienza Cardiaca (GISSI-HF) Holter substudy. Fatty Acids, Omega-3 TREATS Heart failure</text:p>
          </table:table-cell>
        </table:table-row>
        <table:table-row table:style-name="ro1">
          <table:table-cell office:value-type="string">
            <text:p>21912911 In recent years, ventricular assist devices (VAD) supporting the left (LVAD), the right (RVAD) or both ventricles (BVAD) have rapidly emerged as the standard of care for advanced heart failure patients. Ventricular assist device TREATS Heart failure</text:p>
          </table:table-cell>
        </table:table-row>
        <table:table-row table:style-name="ro1">
          <table:table-cell office:value-type="string">
            <text:p>23380000 In the Registry to Improve the Use of Evidence-Based Heart Failure Therapies in the Outpatient Setting (IMPROVE HF) study, there was a significant increase in the use of CRT at 24 months in patients with heart failure (HF) in comparison to baseline. Cardiac resynchronisation therapy TREATS Heart failure</text:p>
          </table:table-cell>
        </table:table-row>
        <table:table-row table:style-name="ro1">
          <table:table-cell office:value-type="string">
            <text:p>19933409 There was no significant difference between the BNP and non-BNP groups in any of the measures of diagnostic accuracy for HF. Natriuretic Peptides TREATS Heart failure</text:p>
          </table:table-cell>
        </table:table-row>
        <table:table-row table:style-name="ro1">
          <table:table-cell office:value-type="string">
            <text:p>22760864 Fish oil supplementation also improved the New York Heart Association functional classification and peak oxygen consumption in patients with non-ischaemic heart failure. Supplementation TREATS Heart failure</text:p>
          </table:table-cell>
        </table:table-row>
        <table:table-row table:style-name="ro1">
          <table:table-cell office:value-type="string">
            <text:p>19861257 [Effect of levosimendan on B-type natriuretic peptide levels in patients with advanced heart failure: a meta-analysis]. Brain natriuretic peptide TREATS Heart failure</text:p>
          </table:table-cell>
        </table:table-row>
        <table:table-row table:style-name="ro1">
          <table:table-cell office:value-type="string">
            <text:p>21737235 The aim of this study is to assess the safety and efficacy of CVVHDF compared with intravenous furosemide in patients with CHF. Continuous hemodiafiltration TREATS Congestive heart failure</text:p>
          </table:table-cell>
        </table:table-row>
        <table:table-row table:style-name="ro1">
          <table:table-cell office:value-type="string">
            <text:p>21063931 Larger-scale and longer-term studies are needed to establish the safety and efficacy profile of intravenous iron in non-CKD HF patients and in HF patients without anemia. Iron TREATS Heart failure</text:p>
          </table:table-cell>
        </table:table-row>
        <table:table-row table:style-name="ro1">
          <table:table-cell office:value-type="string">
            <text:p>22158778 The COACH risk engine: a multistate model for predicting survival and hospitalization in patients with heart failure. Hospitalization TREATS Heart failure</text:p>
          </table:table-cell>
        </table:table-row>
        <table:table-row table:style-name="ro1">
          <table:table-cell office:value-type="string">
            <text:p>23666681 Therefore, the safety and tolerability of NT-proBNP-guided therapy in the Trial of Intensified vs standard Medical therapy in Elderly patients with Congestive Heart Failure (TIME-CHF) was assessed. Medical therapy TREATS Congestive heart failure</text:p>
          </table:table-cell>
        </table:table-row>
        <table:table-row table:style-name="ro1">
          <table:table-cell office:value-type="string">
            <text:p>21372734 Social support and self-care in heart failure. Self Care TREATS Heart failure</text:p>
          </table:table-cell>
        </table:table-row>
        <table:table-row table:style-name="ro1">
          <table:table-cell office:value-type="string">
            <text:p>23181944 Results from the SHIFT study showed that compared with placebo (n = 3264), a clinically and statistically significant reduction of 18% in the relative risk of the primary composite endpoint (i.e. the composite of cardiovascular death or hospital admission for worsening heart failure) occurred in the ivabradine treatment group (n = 3241) within 3 months of the start of treatment. Hospital admission TREATS Heart failure</text:p>
          </table:table-cell>
        </table:table-row>
        <table:table-row table:style-name="ro1">
          <table:table-cell office:value-type="string">
            <text:p>19700774 We investigated the effects of low doses of the positive inotrope enoximone on symptoms, exercise capacity, and major clinical outcomes in patients with advanced HF who were also treated with beta-blockers and other guideline-recommended background therapy. Adrenergic beta-Antagonists TREATS Heart failure</text:p>
          </table:table-cell>
        </table:table-row>
        <table:table-row table:style-name="ro1">
          <table:table-cell office:value-type="string">
            <text:p>21033135 CONCLUSION: Levosimendan was well tolerated and superior to dobutamine for patients with decompensated heart failure refractory to conventional medications. Levosimendan TREATS Heart failure</text:p>
          </table:table-cell>
        </table:table-row>
        <table:table-row table:style-name="ro1">
          <table:table-cell office:value-type="string">
            <text:p>21923439 Transition states included treatment success, hospitalizations for atrial fibrillation and/or heart failure, and severe adverse effects. Hospitalization TREATS Heart failure</text:p>
          </table:table-cell>
        </table:table-row>
        <table:table-row table:style-name="ro1">
          <table:table-cell office:value-type="string">
            <text:p>23388114 Randomized controlled effectiveness trial of reciprocal peer support in heart failure. peer prevention TREATS Heart failure</text:p>
          </table:table-cell>
        </table:table-row>
        <table:table-row table:style-name="ro1">
          <table:table-cell office:value-type="string">
            <text:p>21122851 We investigated the effects of rosuvastatin and allopurinol on the number of EPCs in patients with heart failure and aimed to provide insight into the molecular inflammatory and oxidative mechanisms that could be responsible for the alterations in EPC levels after treatment. rosuvastatin TREATS Heart failure</text:p>
          </table:table-cell>
        </table:table-row>
        <table:table-row table:style-name="ro1">
          <table:table-cell office:value-type="string">
            <text:p>20350693 BACKGROUND: Compare outcomes of ultrafiltration (UF) versus standard intravenous (IV) diuretics by continuous infusion or bolus injection in volume overloaded heart failure (HF) patients. Injection procedure TREATS Heart failure</text:p>
          </table:table-cell>
        </table:table-row>
        <table:table-row table:style-name="ro1">
          <table:table-cell office:value-type="string">
            <text:p>23246389 Relationship between clinical trial site enrollment with participant characteristics, protocol completion, and outcomes: insights from the EVEREST (Efficacy of Vasopressin Antagonism in Heart Failure: Outcome Study with Tolvaptan) trial. Vasopressin Antagonist TREATS Heart failure</text:p>
          </table:table-cell>
        </table:table-row>
        <table:table-row table:style-name="ro1">
          <table:table-cell office:value-type="string">
            <text:p>22511747 BACKGROUND: Low testosterone is an independent predictor of reduced exercise capacity and poor clinical outcomes in patients with heart failure (HF). Testosterone TREATS Heart failure</text:p>
          </table:table-cell>
        </table:table-row>
        <table:table-row table:style-name="ro1">
          <table:table-cell office:value-type="string">
            <text:p>21435203 BACKGROUND: Evidence of the clinical benefit of 3-in-1 point-of-care testing (POCT) for cardiac troponin T (cTnT), N-terminal pro-brain natriuretic peptide (NT-proBNP) and D-dimer in cardiovascular risk stratification at primary care level for diagnosing acute coronary syndromes (ACS), heart failure (HF) and thromboembolic events (TE) is very limited. Primary Health Care TREATS Heart failure</text:p>
          </table:table-cell>
        </table:table-row>
        <table:table-row table:style-name="ro1">
          <table:table-cell office:value-type="string">
            <text:p>21641346 BACKGROUND: Although multiple therapies have been shown to lower mortality in patients with heart failure (HF) and reduced left ventricular ejection fraction, their application in clinical practice has been less than ideal. Psychotherapy, Multiple TREATS Heart failure</text:p>
          </table:table-cell>
        </table:table-row>
        <table:table-row table:style-name="ro1">
          <table:table-cell office:value-type="string">
            <text:p>19922995 Effects of high-dose versus low-dose losartan on clinical outcomes in patients with heart failure (HEAAL study): a randomised, double-blind trial. Losartan TREATS Heart failure</text:p>
          </table:table-cell>
        </table:table-row>
        <table:table-row table:style-name="ro1">
          <table:table-cell office:value-type="string">
            <text:p>21076308 BACKGROUND: Patient education is an important intervention for the management of heart failure; Intervention regimes TREATS Heart failure</text:p>
          </table:table-cell>
        </table:table-row>
        <table:table-row table:style-name="ro1">
          <table:table-cell office:value-type="string">
            <text:p>21109211 While limited, the prospective clinical trial data evaluating interventions for depression management in patients with heart failure continue to produce promising findings for progressive and improved management of both depression and heart failure. Management procedure TREATS Heart failure</text:p>
          </table:table-cell>
        </table:table-row>
        <table:table-row table:style-name="ro1">
          <table:table-cell office:value-type="string">
            <text:p>23500269 BACKGROUND: The impact of beta-blockers in heart failure (HF) patients with devices is uninvestigated. Adrenergic beta-Antagonists TREATS Heart failure</text:p>
          </table:table-cell>
        </table:table-row>
        <table:table-row table:style-name="ro1">
          <table:table-cell office:value-type="string">
            <text:p>23618535 To determine the effects of hydrophilic statins on (1) mortality, (2) hospitalisation for worsening HF, (3) cardiac function and (4) inflammation.3. Hospitalization TREATS Heart failure</text:p>
          </table:table-cell>
        </table:table-row>
        <table:table-row table:style-name="ro1">
          <table:table-cell office:value-type="string">
            <text:p>21640556 CONCLUSION: The J-HOMECARE will provide important information on the efficacy of disease management for psychological status as well as the effective components of disease management for patients with HF. Disease Management TREATS Heart failure</text:p>
          </table:table-cell>
        </table:table-row>
        <table:table-row table:style-name="ro1">
          <table:table-cell office:value-type="string">
            <text:p>23425443 Mean EQ-5D visual analogue score was 72.6 +/- 0.032 and self-reported New York Heart Association class 2.09 +/- 0.107 CONCLUSION: Patients with severe LV systolic dysfunction in this regional New Zealand community experience similar mortality and first hospitalisation rates to those seen elsewhere in patients with clinical heart failure, but a greater number of readmissions. Hospitalization TREATS Heart failure</text:p>
          </table:table-cell>
        </table:table-row>
        <table:table-row table:style-name="ro1">
          <table:table-cell office:value-type="string">
            <text:p>23327629 We have identified 11 large randomized trials of beta-blockers versus placebo in heart failure and plan to meta-analyze the data on an individual patient level. Adrenergic beta-Antagonists TREATS Heart failure</text:p>
          </table:table-cell>
        </table:table-row>
        <table:table-row table:style-name="ro1">
          <table:table-cell office:value-type="string">
            <text:p>20471706 Digoxin treatment in heart failure--unveiling risk by cluster analysis of DIG data. DIGOXIN TREATMENT TREATS Heart failure</text:p>
          </table:table-cell>
        </table:table-row>
        <table:table-row table:style-name="ro1">
          <table:table-cell office:value-type="string">
            <text:p>21055649 Cost of medical services in older patients with heart failure: those receiving enhanced monitoring using a computer-based telephonic monitoring system compared with those in usual care: the Heart Failure Home Care trial. Medical service TREATS Heart failure</text:p>
          </table:table-cell>
        </table:table-row>
        <table:table-row table:style-name="ro1">
          <table:table-cell office:value-type="string">
            <text:p>21315441 INTERPRETATION: Our results are consistent with, and extend, previous findings by definitively showing a significant and large reduction in hospitalisation for patients with NYHA class III heart failure who were managed with a wireless implantable haemodynamic monitoring system. Cardiovascular monitoring TREATS Heart failure</text:p>
          </table:table-cell>
        </table:table-row>
        <table:table-row table:style-name="ro1">
          <table:table-cell office:value-type="string">
            <text:p>19789358 CONCLUSIONS: Data are insufficient to make firm conclusions on the clinical benefit of combination therapy with a beta-blocker and milrinone in patients with advanced HF, although it appears that this regimen is well tolerated and may allow weaning of inotropic support. Milrinone TREATS Heart failure</text:p>
          </table:table-cell>
        </table:table-row>
        <table:table-row table:style-name="ro1">
          <table:table-cell office:value-type="string">
            <text:p>21118164 [Dynamics of structural functional parameters of cardiovascular system in patients with Stable Angina and Congestive Heart Failure treated with Ivabradine for six months]. ivabradine TREATS Congestive heart failure</text:p>
          </table:table-cell>
        </table:table-row>
        <table:table-row table:style-name="ro1">
          <table:table-cell office:value-type="string">
            <text:p>22267751 Assessment of long-term effects of irbesartan on heart failure with preserved ejection fraction as measured by the minnesota living with heart failure questionnaire in the irbesartan in heart failure with preserved systolic function (I-PRESERVE) trial. irbesartan TREATS Heart failure</text:p>
          </table:table-cell>
        </table:table-row>
        <table:table-row table:style-name="ro1">
          <table:table-cell office:value-type="string">
            <text:p>21856486 Implantable cardioverter defibrillators and cardiac resynchronisation therapy (CRT) have become standard of care in modern treatment for heart failure. Cardiac resynchronisation therapy TREATS Heart failure</text:p>
          </table:table-cell>
        </table:table-row>
        <table:table-row table:style-name="ro1">
          <table:table-cell office:value-type="string">
            <text:p>20299607 BACKGROUND: Aldosterone antagonism has been studied in patients with advanced heart failure (HF) and also in patients with post-myocardial infarction and left ventricular (LV) dysfunction with HF symptoms. Aldosterone Antagonists TREATS Heart failure</text:p>
          </table:table-cell>
        </table:table-row>
        <table:table-row table:style-name="ro1">
          <table:table-cell office:value-type="string">
            <text:p>23722666 CONCLUSIONS: Remote management of heart failure patients with implantable defibrillators appears to be cost-effective compared to the conventional method of in-person evaluations. Defibrillators, Implantable TREATS Heart failure</text:p>
          </table:table-cell>
        </table:table-row>
        <table:table-row table:style-name="ro1">
          <table:table-cell office:value-type="string">
            <text:p>22678768 We examined the all-cause mortality, cardiovascular mortality, and hospitalizations for heart failure. Hospitalization TREATS Heart failure</text:p>
          </table:table-cell>
        </table:table-row>
        <table:table-row table:style-name="ro1">
          <table:table-cell office:value-type="string">
            <text:p>23810881 (A Comparison Of Outcomes In Patients In New York Heart Association [NYHA] Class II Heart Failure When Treated With Eplerenone Or Placebo In Addition To Standard Heart Failure Medicines [EMPHASIS-HF Study]; eplerenone TREATS Heart failure</text:p>
          </table:table-cell>
        </table:table-row>
        <table:table-row table:style-name="ro1">
          <table:table-cell office:value-type="string">
            <text:p>23962886 CONCLUSIONS: Based on the available data, statins persistently decreased all-cause mortality and the incidence of rehospitalisation for heart failure in CHF patients, and the benefits might be partially associated with use of specific statin. Hydroxymethylglutaryl-CoA Reductase Inhibitors TREATS Heart failure</text:p>
          </table:table-cell>
        </table:table-row>
        <table:table-row table:style-name="ro1">
          <table:table-cell office:value-type="string">
            <text:p>22340263 BACKGROUND: CRT has a substantial evidence base in patients in sinus rhythm with significant systolic dysfunction, symptomatic heart failure, and prolonged QRS duration. Cardiac resynchronisation therapy TREATS Heart failure</text:p>
          </table:table-cell>
        </table:table-row>
        <table:table-row table:style-name="ro1">
          <table:table-cell office:value-type="string">
            <text:p>19937388 Cardiac resynchronization therapy (CRT) constitutes an established way of treatment for patients suffering from severe heart failure. Cardiac resynchronisation therapy TREATS Heart failure</text:p>
          </table:table-cell>
        </table:table-row>
        <table:table-row table:style-name="ro1">
          <table:table-cell office:value-type="string">
            <text:p>23264446 Our objective was to evaluate the overall comparative effects of warfarin and aspirin in patients with heart failure and normal sinus rhythm. Aspirin TREATS Heart failure</text:p>
          </table:table-cell>
        </table:table-row>
        <table:table-row table:style-name="ro1">
          <table:table-cell office:value-type="string">
            <text:p>23241032 In patients on conventional heart failure therapy including angiotensin-converting enzyme (ACE) inhibitors, the addition of angiotensin receptor blockers (ARBs), direct renin inhibitors (DRIs), or aldosterone antagonists are therapeutic options to further reduce the risk of cardiovascular events. Aldosterone Antagonists TREATS Heart failure</text:p>
          </table:table-cell>
        </table:table-row>
        <table:table-row table:style-name="ro1">
          <table:table-cell office:value-type="string">
            <text:p>20670760 (Comparison of Surgical and Medical Treatment for Congestive Heart Failure and Coronary Artery Disease; NCT00023595). Operative Surgical Procedures TREATS Congestive heart failure</text:p>
          </table:table-cell>
        </table:table-row>
        <table:table-row table:style-name="ro1">
          <table:table-cell office:value-type="string">
            <text:p>23152267 Unless randomized clinical trials provide evidence of a treatment effect, and the trade off between potential benefits and harms is established, policy-makers, clinicians, and academics should be cautious when recommending and administering carvedilol for treating heart failure in patients with Chagas disease. carvedilol TREATS Heart failure</text:p>
          </table:table-cell>
        </table:table-row>
        <table:table-row table:style-name="ro1">
          <table:table-cell office:value-type="string">
            <text:p>19444394 Unlike the setting of primary and secondary prevention, the results of statin trials in patients with heart failure have shown no clear benefit in terms of survival. Secondary prevention TREATS Heart failure</text:p>
          </table:table-cell>
        </table:table-row>
        <table:table-row table:style-name="ro1">
          <table:table-cell office:value-type="string">
            <text:p>20168193 The efficacy of a motivational nursing intervention based on the stages of change on self-care in heart failure patients. Self Care TREATS Heart failure</text:p>
          </table:table-cell>
        </table:table-row>
        <table:table-row table:style-name="ro1">
          <table:table-cell office:value-type="string">
            <text:p>19920051 CONCLUSIONS: Treatment with a continuous-flow left ventricular assist device in patients with advanced heart failure significantly improved the probability of survival free from stroke and device failure at 2 years as compared with a pulsatile device. Left ventricular assist device TREATS Heart failure</text:p>
          </table:table-cell>
        </table:table-row>
        <table:table-row table:style-name="ro1">
          <table:table-cell office:value-type="string">
            <text:p>23722666 This paper summarizes the economic evaluation of the Evolution of Management Strategies of Heart Failure Patients With Implantable Defibrillators (EVOLVO) study, a multicenter clinical trial aimed at measuring the benefits of remote monitoring for heart failure patients with implantable defibrillators. Defibrillators, Implantable TREATS Heart failure</text:p>
          </table:table-cell>
        </table:table-row>
        <table:table-row table:style-name="ro1">
          <table:table-cell office:value-type="string">
            <text:p>21875858 CONCLUSION: Ivabradine reverses cardiac remodelling in patients with HF and LV systolic dysfunction. ivabradine TREATS Heart failure</text:p>
          </table:table-cell>
        </table:table-row>
        <table:table-row table:style-name="ro1">
          <table:table-cell office:value-type="string">
            <text:p>21815961 Based on the pooled estimate across the 5 studies, CRT significantly decreased the primary endpoint of death or hospitalization for HF in patients with QRS &gt;= 150 ms (HR = 0.58, 95% CI: 0.50-0.68; Hospitalization TREATS Heart failure</text:p>
          </table:table-cell>
        </table:table-row>
        <table:table-row table:style-name="ro1">
          <table:table-cell office:value-type="string">
            <text:p>23910704 Thiamine supplementation for the treatment of heart failure: a review of the literature. Supplementation TREATS Heart failure</text:p>
          </table:table-cell>
        </table:table-row>
        <table:table-row table:style-name="ro1">
          <table:table-cell office:value-type="string">
            <text:p>22340263 Role of AV nodal ablation in cardiac resynchronization in patients with coexistent atrial fibrillation and heart failure a systematic review. Ablation TREATS Heart failure</text:p>
          </table:table-cell>
        </table:table-row>
        <table:table-row table:style-name="ro1">
          <table:table-cell office:value-type="string">
            <text:p>23152414 The diagnostic utility of brain natriuretic peptide in heart failure patients presenting with acute dyspnea: a meta-analysis. Brain natriuretic peptide TREATS Heart failure</text:p>
          </table:table-cell>
        </table:table-row>
        <table:table-row table:style-name="ro1">
          <table:table-cell office:value-type="string">
            <text:p>20538132 Intravenous diuretics are the cornerstone of management for patients hospitalized for heart failure. Diuretics TREATS Heart failure</text:p>
          </table:table-cell>
        </table:table-row>
        <table:table-row table:style-name="ro1">
          <table:table-cell office:value-type="string">
            <text:p>23425685 These interventions were developed for adults with diabetes, cardiovascular disease, chronic obstructive pulmonary disease, heart failure, or cancer. Intervention regimes TREATS Heart failure</text:p>
          </table:table-cell>
        </table:table-row>
        <table:table-row table:style-name="ro1">
          <table:table-cell office:value-type="string">
            <text:p>23186806 The all-cause mortality was increased with digoxin in patients without or with HF (EHR 1.37, 95% CI 1.05-1.79, P = 0.019 and EHR 1.41, 95% CI 1.09-1.84, P = 0.010, respectively). Digoxin TREATS Heart failure</text:p>
          </table:table-cell>
        </table:table-row>
        <table:table-row table:style-name="ro1">
          <table:table-cell office:value-type="string">
            <text:p>21777745 Long-term effectiveness of cardiac resynchronization therapy in heart failure patients with unfavorable cardiac veins anatomy comparison of surgical versus hemodynamic procedure. Cardiac resynchronisation therapy TREATS Heart failure</text:p>
          </table:table-cell>
        </table:table-row>
        <table:table-row table:style-name="ro1">
          <table:table-cell office:value-type="string">
            <text:p>21999637 DISCUSSION: The TELEMED-HF study will provide us a comprehensive understanding of medication adherence in HF patients, and will show whether telemonitoring is effective and cost-efficient in improving adherence and preventing hospitalization in HF patients. Hospitalization TREATS Heart failure</text:p>
          </table:table-cell>
        </table:table-row>
        <table:table-row table:style-name="ro1">
          <table:table-cell office:value-type="string">
            <text:p>19789358 OBJECTIVE: To review the literature evaluating the clinical effects of combination therapy with a beta-blocker and milrinone in patients with severe heart failure (HF). Milrinone TREATS Heart failure</text:p>
          </table:table-cell>
        </table:table-row>
        <table:table-row table:style-name="ro1">
          <table:table-cell office:value-type="string">
            <text:p>19702599 This may lead to improved (secondary) treatment and prognosis in CHF patients treated with CRT. Cardiac resynchronisation therapy TREATS Congestive heart failure</text:p>
          </table:table-cell>
        </table:table-row>
        <table:table-row table:style-name="ro1">
          <table:table-cell office:value-type="string">
            <text:p>22935482 or hospitalization for heart failure. Hospitalization TREATS Heart failure</text:p>
          </table:table-cell>
        </table:table-row>
        <table:table-row table:style-name="ro1">
          <table:table-cell office:value-type="string">
            <text:p>19205870 Because exercise tolerance is considered a strong prognostic indicator, cardiorespiratory biofeedback has the potential to improve cardiac mortality and morbidity in HF patients. Biofeedback TREATS Heart failure</text:p>
          </table:table-cell>
        </table:table-row>
        <table:table-row table:style-name="ro1">
          <table:table-cell office:value-type="string">
            <text:p>21252013 AIMS: The SEISMIC study was an open-label, prospective, randomised study to assess the safety and feasibility of percutaneous myoblast implantation in heart failure patients with implanted cardioverter-defibrillators (ICD). Implantation procedure TREATS Heart failure</text:p>
          </table:table-cell>
        </table:table-row>
        <table:table-row table:style-name="ro1">
          <table:table-cell office:value-type="string">
            <text:p>21814642 Beta-blockers for heart failure: why you should use them more. Adrenergic beta-Antagonists TREATS Heart failure</text:p>
          </table:table-cell>
        </table:table-row>
        <table:table-row table:style-name="ro1">
          <table:table-cell office:value-type="string">
            <text:p>19477398 Adherence with once daily versus twice daily carvedilol in patients with heart failure: the Compliance And Quality of Life Study Comparing Once-Daily Controlled-Release Carvedilol CR and Twice-Daily Immediate-Release Carvedilol IR in Patients with Heart Failure (CASPER) Trial. carvedilol TREATS Heart failure</text:p>
          </table:table-cell>
        </table:table-row>
        <table:table-row table:style-name="ro1">
          <table:table-cell office:value-type="string">
            <text:p>23500269 RESULTS: Hospitalization for HF or death occurred in 30% of the patients on metoprolol and in 23% on carvedilol. Hospitalization TREATS Heart failure</text:p>
          </table:table-cell>
        </table:table-row>
        <table:table-row table:style-name="ro1">
          <table:table-cell office:value-type="string">
            <text:p>22611430 SFI appear to be effective for treating HF. Injection procedure TREATS Heart failure</text:p>
          </table:table-cell>
        </table:table-row>
        <table:table-row table:style-name="ro1">
          <table:table-cell office:value-type="string">
            <text:p>21328272 Shengmai (a traditional Chinese herbal medicine) has long been used as a complementary treatment for heart failure in China. Chinese herbal medicine TREATS Heart failure</text:p>
          </table:table-cell>
        </table:table-row>
        <table:table-row table:style-name="ro1">
          <table:table-cell office:value-type="string">
            <text:p>20332337 Articles were included if they were relevant to short-term and long-term outcomes of patients with HF who were treated with vasopressin antagonists. Vasopressin Antagonist TREATS Heart failure</text:p>
          </table:table-cell>
        </table:table-row>
        <table:table-row table:style-name="ro1">
          <table:table-cell office:value-type="string">
            <text:p>23098150 Reassessing the use of vasodilators in heart failure. Vasodilator Agents TREATS Heart failure</text:p>
          </table:table-cell>
        </table:table-row>
        <table:table-row table:style-name="ro1">
          <table:table-cell office:value-type="string">
            <text:p>21701268 CONCLUSION: This study suggests that in-hospital HSS administration, combined with moderate Na restriction, reduces hospitalization time and that a moderate sodium diet restriction determines long-term benefit in patients with NYHA class III HF. Dietary restriction NOS TREATS Heart failure</text:p>
          </table:table-cell>
        </table:table-row>
        <table:table-row table:style-name="ro1">
          <table:table-cell office:value-type="string">
            <text:p>20388647 The primary endpoint is a composite of time to cardiovascular death or first hospital admission for worsening HF, whichever occurs first. Hospital admission TREATS Heart failure</text:p>
          </table:table-cell>
        </table:table-row>
        <table:table-row table:style-name="ro1">
          <table:table-cell office:value-type="string">
            <text:p>20662871 Hispanic patients are as compliant with ACEI/ARB and BB regimens as are the white and black populations in HFDMPs in a setting of similar socioeconomic features. Treatment Protocols TREATS Heart failure</text:p>
          </table:table-cell>
        </table:table-row>
        <table:table-row table:style-name="ro1">
          <table:table-cell office:value-type="string">
            <text:p>23940307 After adjustment for differences in baseline characteristics and achieved study drug dose, spironolactone reduced the combined end point of death or hospitalization for HF in non-AAs (hazard ratio, 0.63; 95% confidence interval, 0.55-0.73) but not in AAs (hazard ratio, 1.07; 95% confidence interval, 0.67-1.71; P value for interaction=0.032). Hospitalization TREATS Heart failure</text:p>
          </table:table-cell>
        </table:table-row>
        <table:table-row table:style-name="ro1">
          <table:table-cell office:value-type="string">
            <text:p>23355639 OBJECTIVE: Undertake a systematic literature review and meta-analysis to evaluate the effectiveness of specialist clinics in reducing unplanned hospital admissions in people with heart failure. Hospital admission TREATS Heart failure</text:p>
          </table:table-cell>
        </table:table-row>
        <table:table-row table:style-name="ro1">
          <table:table-cell office:value-type="string">
            <text:p>19493864 Relationships between cardiac resynchronization therapy and N-terminal pro-brain natriuretic peptide in patients with heart failure and markers of cardiac dyssynchrony: an analysis from the Cardiac Resynchronization in Heart Failure (CARE-HF) study. N-terminal pro-B-type natriuretic peptide TREATS Heart failure</text:p>
          </table:table-cell>
        </table:table-row>
        <table:table-row table:style-name="ro1">
          <table:table-cell office:value-type="string">
            <text:p>23106890 The primary endpoint was the composite event rate of all-cause death or hospitalization for heart failure. Hospitalization TREATS Heart failure</text:p>
          </table:table-cell>
        </table:table-row>
        <table:table-row table:style-name="ro1">
          <table:table-cell office:value-type="string">
            <text:p>19367681 Magnesium orotate in severe congestive heart failure (MACH). magnesium orotate TREATS Congestive heart failure</text:p>
          </table:table-cell>
        </table:table-row>
        <table:table-row table:style-name="ro1">
          <table:table-cell office:value-type="string">
            <text:p>22815685 Furthermore, Arg389 homozygote is significantly associated with a favorable response to beta-blocker treatment in HF patients. BETA BLOCKER TREATMENT TREATS Heart failure</text:p>
          </table:table-cell>
        </table:table-row>
        <table:table-row table:style-name="ro1">
          <table:table-cell office:value-type="string">
            <text:p>20030859 However, the clinical evaluation system which combined the TCM and western medicine in HF has not been developed yet. Assessment procedure TREATS Heart failure</text:p>
          </table:table-cell>
        </table:table-row>
        <table:table-row table:style-name="ro1">
          <table:table-cell office:value-type="string">
            <text:p>20841514 OBJECTIVE: To review relevant literature supporting the use of beta-blockers, angiotensin-converting enzyme (ACE) inhibitors, angiotensin receptor blockers (ARBs), diuretics, digoxin, aldosterone antagonists, and vasodilators in the management of heart failure in an elderly patient population aged &gt;=65 years. Angiotensin-Converting Enzyme Inhibitors TREATS Heart failure</text:p>
          </table:table-cell>
        </table:table-row>
        <table:table-row table:style-name="ro1">
          <table:table-cell office:value-type="string">
            <text:p>22583451 CONCLUSIONS: Eplerenone appears more cost-effective than spironolactone for the treatment of post-MI HF. eplerenone TREATS Heart failure</text:p>
          </table:table-cell>
        </table:table-row>
        <table:table-row table:style-name="ro1">
          <table:table-cell office:value-type="string">
            <text:p>21839879 Cost-effectiveness of supervised exercise therapy in heart failure patients. Physical therapy exercises TREATS Heart failure</text:p>
          </table:table-cell>
        </table:table-row>
        <table:table-row table:style-name="ro1">
          <table:table-cell office:value-type="string">
            <text:p>21786577 [Efficacy of levosimendan vs dopamine in patients with resistant cardiac failure]. Levosimendan TREATS Heart failure</text:p>
          </table:table-cell>
        </table:table-row>
        <table:table-row table:style-name="ro1">
          <table:table-cell office:value-type="string">
            <text:p>22336795 Diuretics are regarded as the first-line treatment for patients with congestive heart failure since they provide symptomatic relief. Diuretics TREATS Congestive heart failure</text:p>
          </table:table-cell>
        </table:table-row>
        <table:table-row table:style-name="ro1">
          <table:table-cell office:value-type="string">
            <text:p>19922995 We compared the effects of high-dose versus low-dose losartan on clinical outcomes in patients with heart failure. Losartan TREATS Heart failure</text:p>
          </table:table-cell>
        </table:table-row>
        <table:table-row table:style-name="ro1">
          <table:table-cell office:value-type="string">
            <text:p>22137068 Rationale and design of the treatment of preserved cardiac function heart failure with an aldosterone antagonist trial: a randomized, controlled study of spironolactone in patients with symptomatic heart failure and preserved ejection fraction. Spironolactone TREATS Heart failure</text:p>
          </table:table-cell>
        </table:table-row>
        <table:table-row table:style-name="ro1">
          <table:table-cell office:value-type="string">
            <text:p>19933411 Uric acid-lowering treatment with benzbromarone in patients with heart failure: a double-blind placebo-controlled crossover preliminary study. Benzbromarone TREATS Heart failure</text:p>
          </table:table-cell>
        </table:table-row>
        <table:table-row table:style-name="ro1">
          <table:table-cell office:value-type="string">
            <text:p>21962422 Nurse-Enhanced Memory Intervention in Heart Failure: the MEMOIR study. Intervention regimes TREATS Heart failure</text:p>
          </table:table-cell>
        </table:table-row>
        <table:table-row table:style-name="ro1">
          <table:table-cell office:value-type="string">
            <text:p>23845574 BACKGROUND: Although the prognostic value of cardiac mIBG imaging in patients with HF has been shown, clinical use of this procedure has been limited. 3-Iodobenzylguanidine TREATS Heart failure</text:p>
          </table:table-cell>
        </table:table-row>
        <table:table-row table:style-name="ro1">
          <table:table-cell office:value-type="string">
            <text:p>20185019 In conclusion, mortality after hospitalization for HF was 32% lower during short-term follow-up and 16% lower during long-term follow-up for black than for white patients. Hospitalization TREATS Heart failure</text:p>
          </table:table-cell>
        </table:table-row>
        <table:table-row table:style-name="ro1">
          <table:table-cell office:value-type="string">
            <text:p>23992601 CONCLUSIONS: DPP-4 inhibition with saxagliptin did not increase or decrease the rate of ischemic events, though the rate of hospitalization for heart failure was increased. Hospitalization TREATS Heart failure</text:p>
          </table:table-cell>
        </table:table-row>
        <table:table-row table:style-name="ro1">
          <table:table-cell office:value-type="string">
            <text:p>22962420 BACKGROUND: Cardiac resynchronization therapy is widely used for the treatment of heart failure. Cardiac resynchronisation therapy TREATS Heart failure</text:p>
          </table:table-cell>
        </table:table-row>
        <table:table-row table:style-name="ro1">
          <table:table-cell office:value-type="string">
            <text:p>23395281 Prednisone in Uric Acid lowering in Symptomatic Heart Failure Patients With Hyperuricemia (PUSH-PATH) study. Prednisone TREATS Heart failure</text:p>
          </table:table-cell>
        </table:table-row>
        <table:table-row table:style-name="ro1">
          <table:table-cell office:value-type="string">
            <text:p>21567221 Physical activity is recommended for people with stable heart failure (HF), because it is known to improve quality of life and health outcomes. Physical activity TREATS Heart failure</text:p>
          </table:table-cell>
        </table:table-row>
        <table:table-row table:style-name="ro1">
          <table:table-cell office:value-type="string">
            <text:p>23983248 Patients with high BNP and PIIINP/ICTP ratio &lt;/=1, measured one month after MI, had the highest risk of developing a primary composite event (cardiovascular death or hospitalization for worsening heart failure: 14 events/216 patients, p=0.0001) during a 3-year follow-up. Hospitalization TREATS Heart failure</text:p>
          </table:table-cell>
        </table:table-row>
        <table:table-row table:style-name="ro1">
          <table:table-cell office:value-type="string">
            <text:p>21718583 METHODS AND OUTCOMES: We conducted a systematic review and aimed to answer the following clinical questions: What are the effects of non-drug treatments, and of drug and invasive treatments, for heart failure? invasive treatment TREATS Heart failure</text:p>
          </table:table-cell>
        </table:table-row>
        <table:table-row table:style-name="ro1">
          <table:table-cell office:value-type="string">
            <text:p>22160239 PURPOSE: Dobutamine is recommended for patients with severe heart failure; Dobutamine TREATS Heart failure</text:p>
          </table:table-cell>
        </table:table-row>
        <table:table-row table:style-name="ro1">
          <table:table-cell office:value-type="string">
            <text:p>23770172 BACKGROUND: The impact of carvedilol and metoprolol on inappropriate therapy in heart failure patients with devices has not yet been investigated. Metoprolol TREATS Heart failure</text:p>
          </table:table-cell>
        </table:table-row>
        <table:table-row table:style-name="ro1">
          <table:table-cell office:value-type="string">
            <text:p>19843838 Furthermore, torsemide may be more efficacious and safer than furosemide in patients with HF. torsemide TREATS Heart failure</text:p>
          </table:table-cell>
        </table:table-row>
        <table:table-row table:style-name="ro1">
          <table:table-cell office:value-type="string">
            <text:p>21875510 Over the past decade, emerging clinical trial data supported the usefulness of implanted therapeutic cardiac devices (pacemakers and defibrillators) for the treatment of heart failure (HF). Pacemakers TREATS Heart failure</text:p>
          </table:table-cell>
        </table:table-row>
        <table:table-row table:style-name="ro1">
          <table:table-cell office:value-type="string">
            <text:p>23051949 METHODS AND RESULTS: We performed a post hoc analysis of the Efficacy of Vasopressin Antagonism in Heart Failure Outcome Study with Tolvaptan (EVEREST) trial, which randomized 4133 patients hospitalized for worsening HF with an ejection fraction &lt;/=40% within 48 hours of admission to tolvaptan or placebo for a median follow-up of 9.9 months. Vasopressin Antagonist TREATS Heart failure</text:p>
          </table:table-cell>
        </table:table-row>
        <table:table-row table:style-name="ro1">
          <table:table-cell office:value-type="string">
            <text:p>21999413 Endothelial function is unaffected by changing between carvedilol and metoprolol in patients with heart failure--a randomized study. carvedilol TREATS Heart failure</text:p>
          </table:table-cell>
        </table:table-row>
        <table:table-row table:style-name="ro1">
          <table:table-cell office:value-type="string">
            <text:p>19581110 Evidence-based approaches to improve adherence to self-care practices in patients with heart failure are not often reported. Self Care TREATS Heart failure</text:p>
          </table:table-cell>
        </table:table-row>
        <table:table-row table:style-name="ro1">
          <table:table-cell office:value-type="string">
            <text:p>20609652 Nebivolol was less effective in the patients with diabetes and HF than in those with HF but without diabetes who were &gt; or =70 years old. nebivolol TREATS Heart failure</text:p>
          </table:table-cell>
        </table:table-row>
        <table:table-row table:style-name="ro1">
          <table:table-cell office:value-type="string">
            <text:p>23388213 METHODS AND RESULTS: The Evaluation of Resynchronization Therapy for Heart Failure (LESSER-EARTH) trial is a randomized, double-blind, 12-center study that was designed to compare the effects of active and inactive cardiac resynchronization therapy in patients with severe left ventricular dysfunction and a QRS duration &lt;120 milliseconds. Cardiac resynchronisation therapy TREATS Heart failure</text:p>
          </table:table-cell>
        </table:table-row>
        <table:table-row table:style-name="ro1">
          <table:table-cell office:value-type="string">
            <text:p>23061698 This article reviews the role of carvedilol compared with other beta-blockers in the treatment of CHF and post-AMI management. carvedilol TREATS Congestive heart failure</text:p>
          </table:table-cell>
        </table:table-row>
        <table:table-row table:style-name="ro1">
          <table:table-cell office:value-type="string">
            <text:p>20350693 BACKGROUND: Compare outcomes of ultrafiltration (UF) versus standard intravenous (IV) diuretics by continuous infusion or bolus injection in volume overloaded heart failure (HF) patients. Continuous infusion TREATS Heart failure</text:p>
          </table:table-cell>
        </table:table-row>
        <table:table-row table:style-name="ro1">
          <table:table-cell office:value-type="string">
            <text:p>21492765 OBJECTIVES: We sought to determine whether pharmacologic interventions changed exercise capacity, diastolic function, and mortality in a meta-analysis of trials in heart failure with preserved ejection fraction. Intervention regimes TREATS Heart failure</text:p>
          </table:table-cell>
        </table:table-row>
        <table:table-row table:style-name="ro1">
          <table:table-cell office:value-type="string">
            <text:p>23895814 Nonpersistence rapidly increased within the first year after nonfatal events such as myocardial infarction (hazard ratio 3.37, 99% CI 2.72-4.16, P &lt; .0001), stroke (3.25, 2.59-4.07, P &lt; .0001), and hospitalization for heart failure (3.67, 2.95-4.57, P &lt; .0001). Hospitalization TREATS Heart failure</text:p>
          </table:table-cell>
        </table:table-row>
        <table:table-row table:style-name="ro1">
          <table:table-cell office:value-type="string">
            <text:p>23141853 Centrally adjudicated HF hospitalizations for New York Heart Association (NYHA) III/IV HF and mortality were determined in patients with and without baseline HF, defined as a history of HF, Killip Class &gt;I at index MI, rales, S3 gallop, NYHA II at randomization, or NYHA &gt;I before index MI. Hospitalization TREATS Heart failure</text:p>
          </table:table-cell>
        </table:table-row>
        <table:table-row table:style-name="ro1">
          <table:table-cell office:value-type="string">
            <text:p>19920051 BACKGROUND: Patients with advanced heart failure have improved survival rates and quality of life when treated with implanted pulsatile-flow left ventricular assist devices as compared with medical therapy. Left ventricular assist device TREATS Heart failure</text:p>
          </table:table-cell>
        </table:table-row>
        <table:table-row table:style-name="ro1">
          <table:table-cell office:value-type="string">
            <text:p>20549133 The outcomes were death from all causes, length of hospital stay, and hospital readmission for CHF. Hospital Readmissions TREATS Congestive heart failure</text:p>
          </table:table-cell>
        </table:table-row>
        <table:table-row table:style-name="ro1">
          <table:table-cell office:value-type="string">
            <text:p>22369917 Natriuretic peptides are powerfully prognostic biomarkers in patients with heart failure and may represent an objective target for therapy. Natriuretic Peptides TREATS Heart failure</text:p>
          </table:table-cell>
        </table:table-row>
        <table:table-row table:style-name="ro1">
          <table:table-cell office:value-type="string">
            <text:p>19514618 The combined primary endpoint was cardiovascular-event related death, hospitalization for acute myocardial infarction and hospitalization for heart failure. Hospitalization TREATS Heart failure</text:p>
          </table:table-cell>
        </table:table-row>
        <table:table-row table:style-name="ro1">
          <table:table-cell office:value-type="string">
            <text:p>20464735 The meta-analysis showed a significantly lower rate of both clinical heart failure and clinical and subclinical heart failure combined in patients treated with liposomal-encapsulated doxorubicin (RR = 0.20, 95% CI 0.05 to 0.75 and RR = 0.38, 95% CI 0.24 to 0.59 respectively). Liposomal Doxorubicin TREATS Heart failure</text:p>
          </table:table-cell>
        </table:table-row>
        <table:table-row table:style-name="ro1">
          <table:table-cell office:value-type="string">
            <text:p>21317148 We also observed no differences in a composite endpoint of cardiovascular death, hospitalization for heart failure, or reduction in LVEF &gt;6 points. Hospitalization TREATS Heart failure</text:p>
          </table:table-cell>
        </table:table-row>
        <table:table-row table:style-name="ro1">
          <table:table-cell office:value-type="string">
            <text:p>21345849 We assessed the relationship between neopterin and hospitalization for HF, and for death or HF over 2 years mean follow-up in a post hoc analysis using Cox regression models. Hospitalization TREATS Heart failure</text:p>
          </table:table-cell>
        </table:table-row>
        <table:table-row table:style-name="ro1">
          <table:table-cell office:value-type="string">
            <text:p>19367681 CONCLUSION: Magnesium orotate may be used as adjuvant therapy in patients on optimal treatment for severe congestive heart failure, increasing survival rate and improving clinical symptoms and patient's quality of life. magnesium orotate TREATS Congestive heart failure</text:p>
          </table:table-cell>
        </table:table-row>
        <table:table-row table:style-name="ro1">
          <table:table-cell office:value-type="string">
            <text:p>19962481 The goal of this study was to systematically review randomized trials comparing statins to placebo for HF and compare the impact of different statins. Hydroxymethylglutaryl-CoA Reductase Inhibitors TREATS Heart failure</text:p>
          </table:table-cell>
        </table:table-row>
        <table:table-row table:style-name="ro1">
          <table:table-cell office:value-type="string">
            <text:p>21487640 Effect of ventilatory support on functional capacity in patients with heart failure: a pilot study. Support, device TREATS Heart failure</text:p>
          </table:table-cell>
        </table:table-row>
        <table:table-row table:style-name="ro1">
          <table:table-cell office:value-type="string">
            <text:p>20228403 an extended composite outcome of death from cardiovascular causes, nonfatal myocardial infarction, nonfatal stroke, hospitalization for heart failure, arterial revascularization, or hospitalization for unstable angina; Hospitalization TREATS Heart failure</text:p>
          </table:table-cell>
        </table:table-row>
        <table:table-row table:style-name="ro1">
          <table:table-cell office:value-type="string">
            <text:p>20185019 Paradoxically, mortality rates after a hospitalization for HF are lower in black than in white patients. Hospitalization TREATS Heart failure</text:p>
          </table:table-cell>
        </table:table-row>
        <table:table-row table:style-name="ro1">
          <table:table-cell office:value-type="string">
            <text:p>23357717 METHODS AND RESULTS: The relation between baseline ELI and rate of aortic valve events and combined total mortality and hospitalization for heart failure resulting from the progression of AS was assessed by multivariate Cox regression and reclassification analysis in 1563 patients with initial asymptomatic AS in the Simvastatin and Ezetimibe in Aortic Stenosis (SEAS) study. Hospitalization TREATS Heart failure</text:p>
          </table:table-cell>
        </table:table-row>
        <table:table-row table:style-name="ro1">
          <table:table-cell office:value-type="string">
            <text:p>23910704 While more research is needed to fully elucidate the clinical thiamine deficiency in HF patients, recent evidence has indicated that supplementing with thiamine in HF patients has the potential to improve left ventricular ejection fraction. Thiamine TREATS Heart failure</text:p>
          </table:table-cell>
        </table:table-row>
        <table:table-row table:style-name="ro1">
          <table:table-cell office:value-type="string">
            <text:p>20447832 Coronary artery bypass grafting with concomitant cardiac resynchronisation therapy in patients with ischaemic heart failure and left ventricular dyssynchrony. Cardiac resynchronisation therapy TREATS Heart failure</text:p>
          </table:table-cell>
        </table:table-row>
        <table:table-row table:style-name="ro1">
          <table:table-cell office:value-type="string">
            <text:p>19633103 The primary endpoint is the time to death from any cause or first hospital admission for worsening HF, whichever occurs first. Hospital admission TREATS Heart failure</text:p>
          </table:table-cell>
        </table:table-row>
        <table:table-row table:style-name="ro1">
          <table:table-cell office:value-type="string">
            <text:p>19959119 METHODS: IMPROVE HF (Improve the Use of Evidence-Based Heart Failure Therapies in the Outpatient Setting), a prospective cohort study, is designed to characterize management of HF with reduced left ventricular ejection fraction (LVEF &lt; or =35%). Management procedure TREATS Heart failure</text:p>
          </table:table-cell>
        </table:table-row>
        <table:table-row table:style-name="ro1">
          <table:table-cell office:value-type="string">
            <text:p>22696335 SELECTION CRITERIA: Randomised controlled trials (RCTs) comparing oral anticoagulants with placebo in adults with heart failure, and with treatment duration at least one month. Oral anticoagulants TREATS Heart failure</text:p>
          </table:table-cell>
        </table:table-row>
        <table:table-row table:style-name="ro1">
          <table:table-cell office:value-type="string">
            <text:p>19637941 STUDY OBJECTIVE: To determine whether metoprolol succinate (a beta(1)-selective beta-blocker) remains beta(1)-selective compared with carvedilol (a nonselective beta-blocker) during upward titration of doses in patients with American College of Cardiology (ACC) stage C heart failure. carvedilol TREATS Heart failure</text:p>
          </table:table-cell>
        </table:table-row>
        <table:table-row table:style-name="ro1">
          <table:table-cell office:value-type="string">
            <text:p>22735863 CONCLUSION: Creatine supplementation in patients with HF did not significantly improve functional capacity. Supplementation TREATS Heart failure</text:p>
          </table:table-cell>
        </table:table-row>
        <table:table-row table:style-name="ro1">
          <table:table-cell office:value-type="string">
            <text:p>19805651 The 2 primary outcomes were death and first morbid event, defined as death, sudden death with resuscitation, hospitalization for HF, or administration of intravenous inotropic or vasodilator drugs for 4 hours or more without hospitalization. Hospitalization TREATS Heart failure</text:p>
          </table:table-cell>
        </table:table-row>
        <table:table-row table:style-name="ro1">
          <table:table-cell office:value-type="string">
            <text:p>22154318 The HR was evaluated on annual electrocardiograms from 9,024 patients with hypertension without HF who were treated with losartan- or atenolol-based regimens. Atenolol TREATS Heart failure</text:p>
          </table:table-cell>
        </table:table-row>
        <table:table-row table:style-name="ro1">
          <table:table-cell office:value-type="string">
            <text:p>21463150 BACKGROUND: The role of coronary-artery bypass grafting (CABG) in the treatment of patients with coronary artery disease and heart failure has not been clearly established. Coronary Artery Bypass Surgery TREATS Heart failure</text:p>
          </table:table-cell>
        </table:table-row>
        <table:table-row table:style-name="ro1">
          <table:table-cell office:value-type="string">
            <text:p>21555324 Fluid status monitoring with a wireless network to reduce cardiovascular-related hospitalizations and mortality in heart failure: rationale and design of the OptiLink HF Study (Optimization of Heart Failure Management using OptiVol Fluid Status Monitoring and CareLink). Fluid monitoring TREATS Heart failure</text:p>
          </table:table-cell>
        </table:table-row>
        <table:table-row table:style-name="ro1">
          <table:table-cell office:value-type="string">
            <text:p>22696335 SELECTION CRITERIA: Randomised controlled trials (RCTs) comparing oral anticoagulants with placebo in adults with heart failure, and with treatment duration at least one month. Placebos TREATS Heart failure</text:p>
          </table:table-cell>
        </table:table-row>
        <table:table-row table:style-name="ro1">
          <table:table-cell office:value-type="string">
            <text:p>19200613 Rosuvastatin but not ezetimibe improves endothelial function in patients with heart failure, by mechanisms independent of lipid lowering. rosuvastatin TREATS Heart failure</text:p>
          </table:table-cell>
        </table:table-row>
        <table:table-row table:style-name="ro1">
          <table:table-cell office:value-type="string">
            <text:p>21518942 CONCLUSION: Tai chi exercise may improve quality of life, mood, and exercise self-efficacy in patients with HF. Exercise TREATS Heart failure</text:p>
          </table:table-cell>
        </table:table-row>
        <table:table-row table:style-name="ro1">
          <table:table-cell office:value-type="string">
            <text:p>22617224 The Arg389Gly polymorphism has a major impact on the heart-rate response to carvedilol (but not bisoprolol) in patients with heart failure plus atrial fibrillation. Bisoprolol TREATS Heart failure</text:p>
          </table:table-cell>
        </table:table-row>
        <table:table-row table:style-name="ro1">
          <table:table-cell office:value-type="string">
            <text:p>21300712 Statistically significant reductions favouring the intervention communities were seen in hospital admissions for acute myocardial infarction (rate ratio 0.87, 0.79 to 0.97; P = 0.008) and congestive heart failure (0.90, 0.81 to 0.99; P = 0.029) but not for stroke (0.99, 0.88 to 1.12; P = 0.89). Hospital admission TREATS Congestive heart failure</text:p>
          </table:table-cell>
        </table:table-row>
        <table:table-row table:style-name="ro1">
          <table:table-cell office:value-type="string">
            <text:p>20800804 Is cardiac resynchronization therapy an option in heart failure patients with preserved ejection fraction? Cardiac resynchronisation therapy TREATS Heart failure</text:p>
          </table:table-cell>
        </table:table-row>
        <table:table-row table:style-name="ro1">
          <table:table-cell office:value-type="string">
            <text:p>23500269 Treatment with carvedilol was associated with a significantly decreased risk of hospitalization for HF or death when compared with metoprolol (hazard ratio [HR]: 0.70, [95% confidence interval (CI): 0.57 to 0.87], p = 0.001). Hospitalization TREATS Heart failure</text:p>
          </table:table-cell>
        </table:table-row>
        <table:table-row table:style-name="ro1">
          <table:table-cell office:value-type="string">
            <text:p>21999413 We examined if there were differences in endothelial function, insulin stimulated endothelial function, 24 hour ambulatory blood pressure and heart rate during treatment with carvedilol, metoprolol tartrate and metoprolol succinate in patients with HF. carvedilol TREATS Heart failure</text:p>
          </table:table-cell>
        </table:table-row>
        <table:table-row table:style-name="ro1">
          <table:table-cell office:value-type="string">
            <text:p>21193439 Economic impact of remote patient monitoring: an integrated economic model derived from a meta-analysis of randomized controlled trials in heart failure. Patient Monitoring TREATS Heart failure</text:p>
          </table:table-cell>
        </table:table-row>
        <table:table-row table:style-name="ro1">
          <table:table-cell office:value-type="string">
            <text:p>21339317 OBJECTIVES: To evaluate the clinical response to cardiac resynchronisation therapy (CRT) in patients with heart failure and a normal QRS duration (&lt;120 ms). Cardiac resynchronisation therapy TREATS Heart failure</text:p>
          </table:table-cell>
        </table:table-row>
        <table:table-row table:style-name="ro1">
          <table:table-cell office:value-type="string">
            <text:p>23529897 Hospital to Home is a quality-based initiative led by the American College of Cardiology and the Institute for Healthcare Improvement, aimed at reducing 30-day hospital readmission rates for patients with heart failure or myocardial infarction. Hospital Readmissions TREATS Heart failure</text:p>
          </table:table-cell>
        </table:table-row>
        <table:table-row table:style-name="ro1">
          <table:table-cell office:value-type="string">
            <text:p>19789358 STUDY SELECTION AND DATA EXTRACTION: All articles that examined the effect of combination therapy with a beta-blocker and milrinone on clinical endpoints in patients with advanced HF were assessed. Adrenergic beta-Antagonists TREATS Heart failure</text:p>
          </table:table-cell>
        </table:table-row>
        <table:table-row table:style-name="ro1">
          <table:table-cell office:value-type="string">
            <text:p>20186245 Primary implantation of an implantable Cardioverter Defibrillator (ICD) is recommended for patients with ischaemic or non-ischaemic cardiomyopathy present for at least 3 months, with ejection fraction (EF) = or &lt;30% measured = or &gt;3 months after optimal heart failure treatment. Implantation procedure TREATS Heart failure</text:p>
          </table:table-cell>
        </table:table-row>
        <table:table-row table:style-name="ro1">
          <table:table-cell office:value-type="string">
            <text:p>22980373 The angiotensin converting enzyme inhibitors (ACEIs) are a group of pharmaceuticals that are used primarily in treatment of hypertension and congestive heart failure, in some cases as the drugs of first choice. Pharmacologic Substance TREATS Congestive heart failure</text:p>
          </table:table-cell>
        </table:table-row>
        <table:table-row table:style-name="ro1">
          <table:table-cell office:value-type="string">
            <text:p>21134903 Trimetazidine: a meta-analysis of randomised controlled trials in heart failure. Trimetazidine TREATS Heart failure</text:p>
          </table:table-cell>
        </table:table-row>
        <table:table-row table:style-name="ro1">
          <table:table-cell office:value-type="string">
            <text:p>21481958 METHODS AND RESULTS: We studied 63 patients in NYHA class IV, refractory to optimal medical therapy, recently hospitalized for cardiac decompensation and stabilized by an intravenous inotrope. Medical therapy TREATS Congestive heart failure</text:p>
          </table:table-cell>
        </table:table-row>
        <table:table-row table:style-name="ro1">
          <table:table-cell office:value-type="string">
            <text:p>23541971 BACKGROUND: Cardiac resynchronization therapy prolongs survival in appropriately selected patients with heart failure but the benefit might be diminished in patients with RV dysfunction. Cardiac resynchronisation therapy TREATS Heart failure</text:p>
          </table:table-cell>
        </table:table-row>
        <table:table-row table:style-name="ro1">
          <table:table-cell office:value-type="string">
            <text:p>20386768 Additionally, due to increasing attention recently given to the assessment of how care is delivered and measured, two critically important topics - disease management programs in HF and quality assurance - have been included. Disease Management TREATS Heart failure</text:p>
          </table:table-cell>
        </table:table-row>
        <table:table-row table:style-name="ro1">
          <table:table-cell office:value-type="string">
            <text:p>24083023 Predictors of better self-care in patients with heart failure after six months of follow-up home visits. Self Care TREATS Heart failure</text:p>
          </table:table-cell>
        </table:table-row>
        <table:table-row table:style-name="ro1">
          <table:table-cell office:value-type="string">
            <text:p>23074521 Disease management programs are multidisciplinary approaches to care for chronic disease that coordinate comprehensive care strategies along the disease continuum and across healthcare delivery systems.(4) Evidence for the effectiveness of disease management programs for HF has been provided by seven systematic reviews completed between 2004 and 2007 (Table 1) with consistency of effect demonstrated across four main outcomes measures: all cause mortality and hospitalization, and heart-failure specific mortality and hospitalization. Disease Management TREATS Heart failure</text:p>
          </table:table-cell>
        </table:table-row>
        <table:table-row table:style-name="ro1">
          <table:table-cell office:value-type="string">
            <text:p>19789395 In this analysis of data from 1157 patients, the primary endpoint was death or hospitalization for worsening HF. Hospitalization TREATS Heart failure</text:p>
          </table:table-cell>
        </table:table-row>
        <table:table-row table:style-name="ro1">
          <table:table-cell office:value-type="string">
            <text:p>23061698 beta-Adrenergic receptor antagonists (beta-blockers) have been recognized for their cardioprotective properties, prompting use of these pharmacologic agents to become more mainstream in acute myocardial infarction (AMI) and congestive heart failure (CHF). Adrenergic Antagonists TREATS Congestive heart failure</text:p>
          </table:table-cell>
        </table:table-row>
        <table:table-row table:style-name="ro1">
          <table:table-cell office:value-type="string">
            <text:p>22511747 Testosterone supplementation in heart failure: a meta-analysis. Supplementation TREATS Heart failure</text:p>
          </table:table-cell>
        </table:table-row>
        <table:table-row table:style-name="ro1">
          <table:table-cell office:value-type="string">
            <text:p>22083873 The primary outcome was a composite of death or hospital admission for worsening heart failure. Hospital admission TREATS Heart failure</text:p>
          </table:table-cell>
        </table:table-row>
        <table:table-row table:style-name="ro1">
          <table:table-cell office:value-type="string">
            <text:p>21073267 BACKGROUND: Disease management programmes (DMPs) improve quality of care for patients with heart failure (HF). Disease management program TREATS Heart failure</text:p>
          </table:table-cell>
        </table:table-row>
        <table:table-row table:style-name="ro1">
          <table:table-cell office:value-type="string">
            <text:p>20054288 Further research is required to investigate the long-term effects of home exercise and to determine the optimal strategies for improving exercise adherence in patients with heart failure. Exercise TREATS Heart failure</text:p>
          </table:table-cell>
        </table:table-row>
        <table:table-row table:style-name="ro1">
          <table:table-cell office:value-type="string">
            <text:p>21429992 METHODS AND RESULTS: We performed a double-blind superiority trial of bisoprolol vs. carvedilol in 883 elderly heart failure patients with reduced or preserved left ventricular ejection fraction in 41 European centres. carvedilol TREATS Heart failure</text:p>
          </table:table-cell>
        </table:table-row>
        <table:table-row table:style-name="ro1">
          <table:table-cell office:value-type="string">
            <text:p>21185153 Effects of mineralocorticoid receptor antagonist spironolactone on atrial conduction and remodeling in patients with heart failure. Spironolactone TREATS Heart failure</text:p>
          </table:table-cell>
        </table:table-row>
        <table:table-row table:style-name="ro1">
          <table:table-cell office:value-type="string">
            <text:p>23419662 The efficacy and safety of cardiac resynchronization therapy combined with implantable cardioverter defibrillator for heart failure: a meta-analysis of 5674 patients. Defibrillators, Implantable TREATS Heart failure</text:p>
          </table:table-cell>
        </table:table-row>
        <table:table-row table:style-name="ro1">
          <table:table-cell office:value-type="string">
            <text:p>22740508 Baseline elevated PTX3 was associated with a higher risk of all-cause mortality [759 events, hazard ratio (HR) for 1 SD increase 1.20, 95% confidence interval (CI) 1.12-1.30, P &lt; 0.0001], cardiovascular mortality (587 events, HR 1.27, 95% CI 1.17-1.38, P &lt; 0.0001), or hospitalization for worsening HF (720 events, HR 1.21, 95% CI 1.12-1.30, P &lt; 0.0001), and marginally improved discrimination. Hospitalization TREATS Heart failure</text:p>
          </table:table-cell>
        </table:table-row>
        <table:table-row table:style-name="ro1">
          <table:table-cell office:value-type="string">
            <text:p>23194489 However, the clinical profile and outcomes of patients following hospitalization for HF with AF/AFL on initial electrocardiogram (ECG) has not been well studied. Hospitalization TREATS Heart failure</text:p>
          </table:table-cell>
        </table:table-row>
        <table:table-row table:style-name="ro1">
          <table:table-cell office:value-type="string">
            <text:p>22424329 Progress in the medical treatment of patients with heart failure with systolic dysfunction, cardiac resynchronization therapy, internal cardiac defibrillators and multidisciplinary management programmes has resulted in dramatic improvements in survival and quality of life; Cardiac resynchronisation therapy TREATS Heart failure</text:p>
          </table:table-cell>
        </table:table-row>
        <table:table-row table:style-name="ro1">
          <table:table-cell office:value-type="string">
            <text:p>22424013 BACKGROUND: Cardiac resynchronization therapy (CRT) is effective in patients with heart failure, but 30% to 50% of subjects are classified as nonresponders. Cardiac resynchronisation therapy TREATS Heart failure</text:p>
          </table:table-cell>
        </table:table-row>
        <table:table-row table:style-name="ro1">
          <table:table-cell office:value-type="string">
            <text:p>21402493 Evaluation of a telemedicine system for heart failure patients: feasibility, acceptance rate, satisfaction and changes in patient behavior: results from the CARME (CAtalan Remote Management Evaluation) study. Information Systems, Telemedicine TREATS Heart failure</text:p>
          </table:table-cell>
        </table:table-row>
        <table:table-row table:style-name="ro1">
          <table:table-cell office:value-type="string">
            <text:p>21070719 INTRODUCTION AND OBJECTIVES: Cardiac resynchronization devices have been shown to be effective in treating heart failure. Introduction procedure TREATS Heart failure</text:p>
          </table:table-cell>
        </table:table-row>
        <table:table-row table:style-name="ro1">
          <table:table-cell office:value-type="string">
            <text:p>23500269 Time-dependent Cox proportional hazard regression analyses were performed to assess differences in hospitalization for HF or death and ventricular arrhythmias. Hospitalization TREATS Heart failure</text:p>
          </table:table-cell>
        </table:table-row>
        <table:table-row table:style-name="ro1">
          <table:table-cell office:value-type="string">
            <text:p>21641346 METHODS: Eligibility criteria for each evidence-based HF therapy, the estimated frequency of use/nonuse of specific treatments, the case fatality rates, and the risk reductions due to treatment were obtained from published sources. Risk Reduction TREATS Heart failure</text:p>
          </table:table-cell>
        </table:table-row>
        <table:table-row table:style-name="ro1">
          <table:table-cell office:value-type="string">
            <text:p>23680589 AIM: To compare, in a double-blind design, the effects of IV iron versus PO iron in anemic heart failure patients. Iron TREATS Heart failure</text:p>
          </table:table-cell>
        </table:table-row>
        <table:table-row table:style-name="ro1">
          <table:table-cell office:value-type="string">
            <text:p>20386241 Self-efficacy and educational interventions in heart failure: a review of the literature. educational intervention TREATS Heart failure</text:p>
          </table:table-cell>
        </table:table-row>
        <table:table-row table:style-name="ro1">
          <table:table-cell office:value-type="string">
            <text:p>22973678 Application of clinical decision support and performance feedback may facilitate equitable improvements in HF care in outpatient settings regardless of patient race. Support, device TREATS Heart failure</text:p>
          </table:table-cell>
        </table:table-row>
        <table:table-row table:style-name="ro1">
          <table:table-cell office:value-type="string">
            <text:p>19728679 [Aldosterone antagonists for all patients with heart failure?]. Aldosterone Antagonists TREATS Heart failure</text:p>
          </table:table-cell>
        </table:table-row>
        <table:table-row table:style-name="ro1">
          <table:table-cell office:value-type="string">
            <text:p>22696335 A large randomised trial of warfarin in heart failure patients in sinus rhythm is currently in progress and data from this trial will be a useful addition to this topic. Warfarin TREATS Heart failure</text:p>
          </table:table-cell>
        </table:table-row>
        <table:table-row table:style-name="ro1">
          <table:table-cell office:value-type="string">
            <text:p>19027970 We conducted a prospective, randomised, open-label, blinded end point (PROBE) study examining the relative efficacy of irbesartan 300 mg/day versus maximising dose of ACE inhibitor, additional to background conventional heart failure therapy. Angiotensin-Converting Enzyme Inhibitors TREATS Heart failure</text:p>
          </table:table-cell>
        </table:table-row>
        <table:table-row table:style-name="ro1">
          <table:table-cell office:value-type="string">
            <text:p>22152974 Frequency and predictors of hyperkalemia were defined in patients (n = 566) participating in the Trial of Intensified versus Standard Medical Therapy in Elderly Patients with Congestive Heart Failure, in which patients &gt;=60 years of age were randomized to a standard versus an intensified N-terminal brain natriuretic peptide-guided HF therapy. Medical therapy TREATS Congestive heart failure</text:p>
          </table:table-cell>
        </table:table-row>
        <table:table-row table:style-name="ro1">
          <table:table-cell office:value-type="string">
            <text:p>21875509 We have summarized the characteristics of the main inotropic agents for heart failure treatment, the data from randomized controlled trials, and future perspectives for this class of drugs. Inotropic agent TREATS Heart failure</text:p>
          </table:table-cell>
        </table:table-row>
        <table:table-row table:style-name="ro1">
          <table:table-cell office:value-type="string">
            <text:p>19892778 The primary endpoint is the composite of the time to first event of cardiovascular death or hospitalization for worsening heart failure. Hospitalization TREATS Heart failure</text:p>
          </table:table-cell>
        </table:table-row>
        <table:table-row table:style-name="ro1">
          <table:table-cell office:value-type="string">
            <text:p>20380340 CONCLUSIONS: Our results confirm the effectiveness of a monitoring management and educational system for heart failure patients. Management procedure TREATS Heart failure</text:p>
          </table:table-cell>
        </table:table-row>
        <table:table-row table:style-name="ro1">
          <table:table-cell office:value-type="string">
            <text:p>20418272 AIMS: It is unknown whether there is an interaction between aspirin and angiotensin receptor blockers on outcomes in patients with heart failure (HF). Aspirin TREATS Heart failure</text:p>
          </table:table-cell>
        </table:table-row>
        <table:table-row table:style-name="ro1">
          <table:table-cell office:value-type="string">
            <text:p>23294824 On the basis of encouraging pre-clinical results, stem cell therapy has developed rapidly into a potentially promising treatment for ischemic heart disease, myocardial infarction and congestive heart failure. stem cell therapy TREATS Congestive heart failure</text:p>
          </table:table-cell>
        </table:table-row>
        <table:table-row table:style-name="ro1">
          <table:table-cell office:value-type="string">
            <text:p>21791543 METHODS: We describe the rationale and design of a UK, primary care-based, prospective cluster-randomized controlled trial of a pharmacist-led intervention in HF and report baseline characteristics of the patients randomized. Intervention regimes TREATS Heart failure</text:p>
          </table:table-cell>
        </table:table-row>
        <table:table-row table:style-name="ro1">
          <table:table-cell office:value-type="string">
            <text:p>23936756 Exercise training and implantable cardioverter defibrillator shocks in patients with heart failure: Results from HF-ACTION. Defibrillators, Implantable TREATS Heart failure</text:p>
          </table:table-cell>
        </table:table-row>
        <table:table-row table:style-name="ro1">
          <table:table-cell office:value-type="string">
            <text:p>20492762 The new decision model indicated that eplerenone was the most cost-effective strategy for postMI HF (ICER of eplerenone compared with standard care was 4457 pounds per QALY, increasing to 7893 pounds per QALY if treatment continued over the patient's lifetime); eplerenone TREATS Heart failure</text:p>
          </table:table-cell>
        </table:table-row>
        <table:table-row table:style-name="ro1">
          <table:table-cell office:value-type="string">
            <text:p>20101071 The sample consisted of a depressed group of patients with heart failure enrolled in an NIMH-supported clinical trial of sertraline versus placebo in depressed heart failure patients, and a nondepressed comparator group of heart failure patients. Placebos TREATS Heart failure</text:p>
          </table:table-cell>
        </table:table-row>
        <table:table-row table:style-name="ro1">
          <table:table-cell office:value-type="string">
            <text:p>21109913 Acute effects of levosimendan and dobutamine on QRS duration in patients with heart failure. Levosimendan TREATS Heart failure</text:p>
          </table:table-cell>
        </table:table-row>
        <table:table-row table:style-name="ro1">
          <table:table-cell office:value-type="string">
            <text:p>22927555 METHODS AND RESULTS: SHIFT was a double-blind clinical trial in which 6505 patients with moderate-to-severe HF and left ventricular systolic dysfunction, all of whom had been hospitalized for HF during the preceding year, were randomized to ivabradine or to placebo on a background of guideline-recommended HF therapy (including maximized beta-blockade). Placebos TREATS Heart failure</text:p>
          </table:table-cell>
        </table:table-row>
        <table:table-row table:style-name="ro1">
          <table:table-cell office:value-type="string">
            <text:p>23264446 BACKGROUND: The risk-benefit profile of warfarin versus aspirin for patients with heart failure in normal sinus rhythm has not been definitively established. Aspirin TREATS Heart failure</text:p>
          </table:table-cell>
        </table:table-row>
        <table:table-row table:style-name="ro1">
          <table:table-cell office:value-type="string">
            <text:p>22336795 Diuretics for heart failure. Diuretics TREATS Heart failure</text:p>
          </table:table-cell>
        </table:table-row>
        <table:table-row table:style-name="ro1">
          <table:table-cell office:value-type="string">
            <text:p>23327629 Even though beta-blockers are an established treatment for heart failure, uptake is still sub-optimal. Adrenergic beta-Antagonists TREATS Heart failure</text:p>
          </table:table-cell>
        </table:table-row>
        <table:table-row table:style-name="ro1">
          <table:table-cell office:value-type="string">
            <text:p>23998714 CONCLUSIONS: In patients with systolic heart failure and a QRS duration of less than 130 msec, CRT does not reduce the rate of death or hospitalization for heart failure and may increase mortality. Hospitalization TREATS Heart failure</text:p>
          </table:table-cell>
        </table:table-row>
        <table:table-row table:style-name="ro1">
          <table:table-cell office:value-type="string">
            <text:p>23660183 Subgroup analysis of three RCTs reported lower rates of death or hospitalization for heart failure with CRT (versus other therapy) in the CKD population. Hospitalization TREATS Heart failure</text:p>
          </table:table-cell>
        </table:table-row>
        <table:table-row table:style-name="ro1">
          <table:table-cell office:value-type="string">
            <text:p>23502992 CONCLUSIONS: Home-based disease management improved psychological status and also reduced rehospitalization for HF in patients with HF. Disease Management TREATS Heart failure</text:p>
          </table:table-cell>
        </table:table-row>
        <table:table-row table:style-name="ro1">
          <table:table-cell office:value-type="string">
            <text:p>19812809 Effects of levosimendan versus dobutamine on left atrial function in decompensated heart failure. Levosimendan TREATS Heart failure</text:p>
          </table:table-cell>
        </table:table-row>
        <table:table-row table:style-name="ro1">
          <table:table-cell office:value-type="string">
            <text:p>22364690 Effect of torsemide and furosemide on clinical, laboratory, radiographic and quality of life variables in dogs with heart failure secondary to mitral valve disease. torsemide TREATS Heart failure</text:p>
          </table:table-cell>
        </table:table-row>
        <table:table-row table:style-name="ro1">
          <table:table-cell office:value-type="string">
            <text:p>23506160 METHODS AND RESULTS: A systematic search was performed using PubMed and Central Register of Controlled Trials databases for all randomized controlled trials, which compare warfarin with antiplatelet therapy given for at least one-month in heart failure patients with sinus rhythm and report at least one of the following outcomes: ischemic stroke, death, myocardial infarction, hospitalization due to worsening heart failure, intracranial hemorrhage, and major hemorrhage. Warfarin TREATS Heart failure</text:p>
          </table:table-cell>
        </table:table-row>
        <table:table-row table:style-name="ro1">
          <table:table-cell office:value-type="string">
            <text:p>22340263 OBJECTIVES: The aim of this study was to systematically review the medical literature to evaluate the impact of AV nodal ablation in patients with heart failure and coexistent atrial fibrillation (AF) receiving cardiac resynchronization therapy (CRT). Ablation TREATS Heart failure</text:p>
          </table:table-cell>
        </table:table-row>
        <table:table-row table:style-name="ro1">
          <table:table-cell office:value-type="string">
            <text:p>21382893 BACKGROUND: An important determinant of successful cardiac resynchronization therapy for heart failure is the position of the left ventricular (LV) pacing lead. Cardiac resynchronisation therapy TREATS Heart failure</text:p>
          </table:table-cell>
        </table:table-row>
        <table:table-row table:style-name="ro1">
          <table:table-cell office:value-type="string">
            <text:p>20556804 CONCLUSIONS: Loop diuretics still prove useful in HF treatment, but risk-benefit analysis of these agents in the treatment of ADHF requires a well-designed prospective study. Loop Diuretics TREATS Heart failure</text:p>
          </table:table-cell>
        </table:table-row>
        <table:table-row table:style-name="ro1">
          <table:table-cell office:value-type="string">
            <text:p>23066737 Central hemodynamic responses during acute high-intensity interval exercise and moderate continuous exercise in patients with heart failure. Moderate Exercise TREATS Heart failure</text:p>
          </table:table-cell>
        </table:table-row>
        <table:table-row table:style-name="ro1">
          <table:table-cell office:value-type="string">
            <text:p>22456263 CONCLUSIONS: Our study demonstrates that this bedside technology may be helpful in identifying HF and its phenotypes, especially when echocardiography is not immediately available. Bedside Technology TREATS Heart failure</text:p>
          </table:table-cell>
        </table:table-row>
        <table:table-row table:style-name="ro1">
          <table:table-cell office:value-type="string">
            <text:p>21848578 Hospital costs were evaluated based on patient outcomes and compared to previously reported results from patients who received a pulsatile flow LVAD in Randomized Evaluation of Mechanical Assistance for the Treatment of Congestive Heart Failure. Mechanical assistance TREATS Congestive heart failure</text:p>
          </table:table-cell>
        </table:table-row>
        <table:table-row table:style-name="ro1">
          <table:table-cell office:value-type="string">
            <text:p>22361399 OBJECTIVES: This study tested the hypothesis that acute administration of the xanthine oxidase (XO) inhibitor allopurinol improves cardiac high-energy phosphate concentrations in human heart failure (HF) and increases the rate of adenosine triphosphate (ATP) synthesis through creatine kinase (CK), the primary myocardial energy reserve. Allopurinol TREATS Heart failure</text:p>
          </table:table-cell>
        </table:table-row>
        <table:table-row table:style-name="ro1">
          <table:table-cell office:value-type="string">
            <text:p>22932705 Intermittent levosimendan infusions in advanced heart failure: favourable effects on left ventricular function, neurohormonal balance, and one-year survival. Levosimendan TREATS Heart failure</text:p>
          </table:table-cell>
        </table:table-row>
        <table:table-row table:style-name="ro1">
          <table:table-cell office:value-type="string">
            <text:p>23066737 Central hemodynamic responses during acute high-intensity interval exercise and moderate continuous exercise in patients with heart failure. Exercise TREATS Heart failure</text:p>
          </table:table-cell>
        </table:table-row>
        <table:table-row table:style-name="ro1">
          <table:table-cell office:value-type="string">
            <text:p>21740829 BACKGROUND: The results from the ONgoing Telmisartan Alone and in combination with Ramipril Global Endpoint Trial (ONTARGET) indicated that the angiotensin-receptor blocker telmisartan was not inferior to the angiotensin-converting-enzyme inhibitor ramipril in reducing the composite endpoint of cardiovascular death, myocardial infarction, stroke or hospitalization for congestive heart failure in high-risk patients, and telmisartan was associated with slightly superior tolerability. Hospitalization TREATS Congestive heart failure</text:p>
          </table:table-cell>
        </table:table-row>
        <table:table-row table:style-name="ro1">
          <table:table-cell office:value-type="string">
            <text:p>23104857 Effect of cardiac resynchronization therapy and implantable cardioverter defibrillator on quality of life in patients with heart failure: a meta-analysis. Defibrillators, Implantable TREATS Heart failure</text:p>
          </table:table-cell>
        </table:table-row>
        <table:table-row table:style-name="ro1">
          <table:table-cell office:value-type="string">
            <text:p>23900696 An individual patient meta-analysis of five randomized trials assessing the effects of cardiac resynchronization therapy on morbidity and mortality in patients with symptomatic heart failure. Cardiac resynchronisation therapy TREATS Heart failure</text:p>
          </table:table-cell>
        </table:table-row>
        <table:table-row table:style-name="ro1">
          <table:table-cell office:value-type="string">
            <text:p>23391667 Statin wars: the heavyweight match--atorvastatin versus rosuvastatin for the treatment of atherosclerosis, heart failure, and chronic kidney disease. atorvastatin TREATS Heart failure</text:p>
          </table:table-cell>
        </table:table-row>
        <table:table-row table:style-name="ro1">
          <table:table-cell office:value-type="string">
            <text:p>20929124 Standard treatment for correcting heart failure, including digoxin, diuretics, etc. was administered to both groups, but to the CM group oral medication of Astragalus granule was given additionally at the dosage of 2.25 g twice a day, the treatment for both was continued for two weeks. Digoxin TREATS Heart failure</text:p>
          </table:table-cell>
        </table:table-row>
        <table:table-row table:style-name="ro1">
          <table:table-cell office:value-type="string">
            <text:p>23508758 METHODS AND RESULTS: We conducted a comprehensive search for controlled studies, evaluating the association between metformin and morbidity and mortality in people with diabetes mellitus and HF. Metformin TREATS Heart failure</text:p>
          </table:table-cell>
        </table:table-row>
        <table:table-row table:style-name="ro1">
          <table:table-cell office:value-type="string">
            <text:p>22617224 Impact of the beta1-adrenoceptor Arg389Gly polymorphism on heart-rate responses to bisoprolol and carvedilol in heart-failure patients. carvedilol TREATS Heart failure</text:p>
          </table:table-cell>
        </table:table-row>
        <table:table-row table:style-name="ro1">
          <table:table-cell office:value-type="string">
            <text:p>19145003 The primary outcome measure is time to first event for the composite endpoint of cardiovascular death, resuscitated death, myocardial infarction, stroke, unplanned hospitalization for heart failure, onset of end-stage renal disease or doubling of baseline serum creatinine concentration. Hospitalization TREATS Heart failure</text:p>
          </table:table-cell>
        </table:table-row>
        <table:table-row table:style-name="ro1">
          <table:table-cell office:value-type="string">
            <text:p>23384634 However, specialized MRI procedures are not part of standard clinical assessment for HF (which is usually a visual evaluation), and it is unclear whether visual MRI examination can detect changes in these structures. Procedures TREATS Heart failure</text:p>
          </table:table-cell>
        </table:table-row>
        <table:table-row table:style-name="ro1">
          <table:table-cell office:value-type="string">
            <text:p>23044322 Application of echocardiography in resynchronization treatment of heart failure patients. Application procedure TREATS Heart failure</text:p>
          </table:table-cell>
        </table:table-row>
        <table:table-row table:style-name="ro1">
          <table:table-cell office:value-type="string">
            <text:p>21878207 Combined aerobic and resistance exercise program improves task performance in patients with heart failure. Task Performance TREATS Heart failure</text:p>
          </table:table-cell>
        </table:table-row>
        <table:table-row table:style-name="ro1">
          <table:table-cell office:value-type="string">
            <text:p>20238335 The meta-analysis showed a significantly lower rate of both clinical heart failure and clinical and subclinical heart failure combined in patients treated with liposomal-encapsulated doxorubicin (RR = 0.20, 95% CI 0.05 to 0.75 and RR = 0.38, 95% CI 0.24 to 0.59 respectively). Liposomal Doxorubicin TREATS Heart failure</text:p>
          </table:table-cell>
        </table:table-row>
        <table:table-row table:style-name="ro1">
          <table:table-cell office:value-type="string">
            <text:p>20024636 This short review will provide a balanced comparison of those "classic tools" and natriuretic peptides focusing on their diagnostic capacity in various clinical settings, factors influencing test values, cutoff values and their interpretation, and the capacity of these biomarkers to guide the diagnostic and therapeutic decision-making processes in patients with suspected and established heart failure. Therapeutic Processes TREATS Heart failure</text:p>
          </table:table-cell>
        </table:table-row>
        <table:table-row table:style-name="ro1">
          <table:table-cell office:value-type="string">
            <text:p>23445211 However, further studies with long-term follow-up, systemic adverse events evaluation, and other ethnic groups are still required to verify the efficacy and safety of CHM as an adjunctive treatment in all patients with DCM and heart failure. Chinese herbal medicine TREATS Heart failure</text:p>
          </table:table-cell>
        </table:table-row>
        <table:table-row table:style-name="ro1">
          <table:table-cell office:value-type="string">
            <text:p>20206902 METHODS AND RESULTS: Here, we systematically review and evaluate prospective clinical studies of RAS inhibitors enrolling patients with HF-PEF, including the 3 major trials of RAS inhibition (Candesartan in Patients with Chronic Heart Failure and Preserved Left Ventricular Ejection Fraction [CHARM-Preserved], Irbesartan in Patients with Heart Failure and Preserved Ejection Fraction [I-PRESERVE], and Perindopril in Elderly People with Chronic Heart Failure [PEP-CHF]). irbesartan TREATS Heart failure</text:p>
          </table:table-cell>
        </table:table-row>
        <table:table-row table:style-name="ro1">
          <table:table-cell office:value-type="string">
            <text:p>19889690 METHODS AND RESULTS: Seventy-one stable outpatients with NICHF, who were already receiving standard therapy for CHF, were randomized to simvastatin (n = 35) or rosuvastatin (n = 36). Simvastatin TREATS Congestive heart failure</text:p>
          </table:table-cell>
        </table:table-row>
        <table:table-row table:style-name="ro1">
          <table:table-cell office:value-type="string">
            <text:p>20307222 So far, nebivolol is the only beta-blocker to have been shown effective in elderly heart failure patients, regardless of their left ventricular ejection fraction. Adrenergic beta-Antagonists TREATS Heart failure</text:p>
          </table:table-cell>
        </table:table-row>
        <table:table-row table:style-name="ro1">
          <table:table-cell office:value-type="string">
            <text:p>20172880 Evidence-based commissioning: using population impact measures to help primary care trusts estimate the benefit of interventions in diabetes and heart failure. Intervention regimes TREATS Heart failure</text:p>
          </table:table-cell>
        </table:table-row>
        <table:table-row table:style-name="ro1">
          <table:table-cell office:value-type="string">
            <text:p>21154274 An overall view of physical exercise prescription and training monitoring for heart failure patients. Exercise TREATS Heart failure</text:p>
          </table:table-cell>
        </table:table-row>
        <table:table-row table:style-name="ro1">
          <table:table-cell office:value-type="string">
            <text:p>22041332 Collectively, data from all of the studies reviewed supported the idea that flexible and individualized diuretic dosing is potentially associated with reduced emergency room visits, reduced rehospitalization, and improved quality of life in HF patients with reduced ejection fraction. Diuretics TREATS Heart failure</text:p>
          </table:table-cell>
        </table:table-row>
        <table:table-row table:style-name="ro1">
          <table:table-cell office:value-type="string">
            <text:p>23438509 Home health care with telemonitoring improves health status for older adults with heart failure. Home Care Services TREATS Heart failure</text:p>
          </table:table-cell>
        </table:table-row>
        <table:table-row table:style-name="ro1">
          <table:table-cell office:value-type="string">
            <text:p>23773895 CONCLUSIONS: Nordic walking was superior to standard cardiac rehabilitation care in improving functional capacity and other important outcomes in patients with heart failure. Cardiac rehabilitation therapy TREATS Heart failure</text:p>
          </table:table-cell>
        </table:table-row>
        <table:table-row table:style-name="ro1">
          <table:table-cell office:value-type="string">
            <text:p>23279120 Therefore, the purposes of this study were to test the effectiveness of self-management intervention in patients with heart failure in Taiwan and examine the relationship between self-care ability and quality of life. Intervention regimes TREATS Heart failure</text:p>
          </table:table-cell>
        </table:table-row>
        <table:table-row table:style-name="ro1">
          <table:table-cell office:value-type="string">
            <text:p>21999413 We examined if there were differences in endothelial function, insulin stimulated endothelial function, 24 hour ambulatory blood pressure and heart rate during treatment with carvedilol, metoprolol tartrate and metoprolol succinate in patients with HF. Metoprolol Tartrate TREATS Heart failure</text:p>
          </table:table-cell>
        </table:table-row>
        <table:table-row table:style-name="ro1">
          <table:table-cell office:value-type="string">
            <text:p>23900696 AIMS: Cardiac resynchronization therapy (CRT) with or without a defibrillator reduces morbidity and mortality in selected patients with heart failure (HF) but response can be variable. Cardiac resynchronisation therapy TREATS Heart failure</text:p>
          </table:table-cell>
        </table:table-row>
        <table:table-row table:style-name="ro1">
          <table:table-cell office:value-type="string">
            <text:p>23770172 BACKGROUND: The impact of carvedilol and metoprolol on inappropriate therapy in heart failure patients with devices has not yet been investigated. carvedilol TREATS Heart failure</text:p>
          </table:table-cell>
        </table:table-row>
        <table:table-row table:style-name="ro1">
          <table:table-cell office:value-type="string">
            <text:p>19487713 CONCLUSION: The magnitude of heart rate reduction is statistically significantly associated with the survival benefit of beta-blockers in heart failure, whereas the dose of beta-blocker is not. Adrenergic beta-Antagonists TREATS Heart failure</text:p>
          </table:table-cell>
        </table:table-row>
        <table:table-row table:style-name="ro1">
          <table:table-cell office:value-type="string">
            <text:p>20598973 Major adverse cardiac events (MACE) (death, myocardial infarction, coronary revascularization, rehospitalization for heart failure) will be assessed at 4, 12, and 24 months and time to MACE will be estimated. Coronary revascularisation TREATS Heart failure</text:p>
          </table:table-cell>
        </table:table-row>
        <table:table-row table:style-name="ro1">
          <table:table-cell office:value-type="string">
            <text:p>20947571 Assessment of a novel device-based diagnostic algorithm to monitor patient status in moderate-to-severe heart failure: rationale and design of the CLEPSYDRA study. Assessment procedure TREATS Heart failure</text:p>
          </table:table-cell>
        </table:table-row>
        <table:table-row table:style-name="ro1">
          <table:table-cell office:value-type="string">
            <text:p>23883653 Rationale and design of the DIASTOLE (DenervatIon of the renAl Sympathetic nerves in hearT failure with nOrmal Lv Ejection fraction) trial. Denervation TREATS Heart failure</text:p>
          </table:table-cell>
        </table:table-row>
        <table:table-row table:style-name="ro1">
          <table:table-cell office:value-type="string">
            <text:p>23147689 Effect of beta-blockers (BB) on exercise capacity in elderly patients with HF remains unclear. Adrenergic beta-Antagonists TREATS Heart failure</text:p>
          </table:table-cell>
        </table:table-row>
        <table:table-row table:style-name="ro1">
          <table:table-cell office:value-type="string">
            <text:p>19262464 In multivariable analysis, prescription label reading skills were associated with a lower incidence of heart failure-specific emergency care (incidence rate ratio, 0.76; 95% confidence interval (CI), 0.19-0.69), and participants with adequate health literacy had a lower risk of hospitalization for heart failure (incidence rate ratio, 0.34; 95% CI, 0.15-0.76). Hospitalization TREATS Heart failure</text:p>
          </table:table-cell>
        </table:table-row>
        <table:table-row table:style-name="ro1">
          <table:table-cell office:value-type="string">
            <text:p>21999413 BACKGROUND: Carvedilol has been shown to be superior to metoprolol tartrate to improve clinical outcomes in patients with heart failure (HF), yet the mechanisms responsible for these differences remain unclear. carvedilol TREATS Heart failure</text:p>
          </table:table-cell>
        </table:table-row>
        <table:table-row table:style-name="ro1">
          <table:table-cell office:value-type="string">
            <text:p>21087711 Cardiac resynchronization therapy in asymptomatic or mildly symptomatic heart failure patients in relation to etiology: results from the REVERSE (REsynchronization reVErses Remodeling in Systolic Left vEntricular Dysfunction) study. Cardiac resynchronisation therapy TREATS Heart failure</text:p>
          </table:table-cell>
        </table:table-row>
        <table:table-row table:style-name="ro1">
          <table:table-cell office:value-type="string">
            <text:p>22196836 Cognitive therapy improves three-month outcomes in hospitalized patients with heart failure. Cognitive Therapy TREATS Heart failure</text:p>
          </table:table-cell>
        </table:table-row>
        <table:table-row table:style-name="ro1">
          <table:table-cell office:value-type="string">
            <text:p>22015019 This literature review examines the effectiveness and the levels of evidence of cardiac rehabilitation programs, their components, their development and role in developed countries, applications in different fields of research and treatment, including their psychological aspects, and their application in heart failure as a paradigm of disease care under this type of intervention. Application procedure TREATS Heart failure</text:p>
          </table:table-cell>
        </table:table-row>
        <table:table-row table:style-name="ro1">
          <table:table-cell office:value-type="string">
            <text:p>22336795 In four trials comparing diuretics to active control (91 participants), diuretics improved exercise capacity in participants with CHF, difference in means WMD 0.72 , 95% CI 0.40 to 1.04; Diuretics TREATS Congestive heart failure</text:p>
          </table:table-cell>
        </table:table-row>
        <table:table-row table:style-name="ro1">
          <table:table-cell office:value-type="string">
            <text:p>20054288 We sought to examine the effectiveness of home-based exercise programmes on exercise capacity in patients with heart failure compared with usual medical care. Exercise TREATS Heart failure</text:p>
          </table:table-cell>
        </table:table-row>
        <table:table-row table:style-name="ro1">
          <table:table-cell office:value-type="string">
            <text:p>20950346 This study was designed to assess the efficacy and tolerance of long-term low-dose spironolactone when added to conventional heart failure treatment in dogs with advanced heart failure. Spironolactone TREATS Heart failure</text:p>
          </table:table-cell>
        </table:table-row>
        <table:table-row table:style-name="ro1">
          <table:table-cell office:value-type="string">
            <text:p>21875510 Over the past decade, emerging clinical trial data supported the usefulness of implanted therapeutic cardiac devices (pacemakers and defibrillators) for the treatment of heart failure (HF). Defibrillators TREATS Heart failure</text:p>
          </table:table-cell>
        </table:table-row>
        <table:table-row table:style-name="ro1">
          <table:table-cell office:value-type="string">
            <text:p>23751021 METHODS: A genetic ancillary study was created as a component of the HF-ACTION trial, a multicenter, prospective, randomized clinical trial of exercise in patients with heart failure and an ejection fraction &lt;35%. Exercise TREATS Heart failure</text:p>
          </table:table-cell>
        </table:table-row>
        <table:table-row table:style-name="ro1">
          <table:table-cell office:value-type="string">
            <text:p>20483947 Among patients who were taking angiotensin converting enzyme inhibitors and who had recently been admitted to hospital for heart failure, the rate of spironolactone use was 19.8 per 100 patients in early 1999 rising to 70.1 per 100 patients by late 2001 (P&lt;0.01) and 61.3 by 2007. Angiotensin-Converting Enzyme Inhibitors TREATS Heart failure</text:p>
          </table:table-cell>
        </table:table-row>
        <table:table-row table:style-name="ro1">
          <table:table-cell office:value-type="string">
            <text:p>19635069 OBJECTIVE: The primary objective will evaluate the 6-month's combined endpoint of alive status, freedom from hospitalization for HF or heart transplantation, relative &gt; or =10% increase in LV ejection fraction, &gt; or =10% in peak oxygen consumption, and &gt; or =10% in 6-minute walking distance. Hospitalization TREATS Heart failure</text:p>
          </table:table-cell>
        </table:table-row>
        <table:table-row table:style-name="ro1">
          <table:table-cell office:value-type="string">
            <text:p>22904565 Intriguingly, the major adverse cardiac events for 5 years were significantly reduced in the cell infusion group (n = 79) compared with the control (n = 84; composite of cardiac death, non-fatal MI, hospitalization for heart failure and angina, and target vessel revascularization; 22.8 vs. 39.3%, P = 0.015). Hospitalization TREATS Heart failure</text:p>
          </table:table-cell>
        </table:table-row>
        <table:table-row table:style-name="ro1">
          <table:table-cell office:value-type="string">
            <text:p>23617442 Neither self-management nor symptom monitoring is ideal in older patients with HF, although person-centered interventions such as motivational interviewing show promising results in improving self-efficacy in this age group. Self-Management TREATS Heart failure</text:p>
          </table:table-cell>
        </table:table-row>
        <table:table-row table:style-name="ro1">
          <table:table-cell office:value-type="string">
            <text:p>21749891 Interventional strategies to manage heart failure in patients with cancer. Intervention regimes TREATS Heart failure</text:p>
          </table:table-cell>
        </table:table-row>
        <table:table-row table:style-name="ro1">
          <table:table-cell office:value-type="string">
            <text:p>22611430 Early literature studies manifested that Shenfu injection (SFI) is one of the most commonly used traditional Chinese patent medicine for HF in China. Injection procedure TREATS Heart failure</text:p>
          </table:table-cell>
        </table:table-row>
        <table:table-row table:style-name="ro1">
          <table:table-cell office:value-type="string">
            <text:p>21715583 METHODS AND RESULTS: N-terminal pro-brain natriuretic peptide (NT-proBNP) was measured at baseline in 3480 patients in the I-PRESERVE (Irbesartan in Heart Failure with Preserved Ejection Fraction Trial). irbesartan TREATS Heart failure</text:p>
          </table:table-cell>
        </table:table-row>
        <table:table-row table:style-name="ro1">
          <table:table-cell office:value-type="string">
            <text:p>23298559 Pathophysiologic evidence and analyses of retrospective data support the hypothesis that antithrombotic agents may improve outcomes in patients with heart failure. Fibrinolytic Agents TREATS Heart failure</text:p>
          </table:table-cell>
        </table:table-row>
        <table:table-row table:style-name="ro1">
          <table:table-cell office:value-type="string">
            <text:p>23443441 The primary objective was to determine whether spironolactone is superior to placebo in improving diastolic function and maximal exercise capacity in patients with heart failure with preserved ejection fraction. Spironolactone TREATS Heart failure</text:p>
          </table:table-cell>
        </table:table-row>
        <table:table-row table:style-name="ro1">
          <table:table-cell office:value-type="string">
            <text:p>23488859 Nursing interventions to improve health-related outcomes for patients with heart failure should emphasize self-efficacy in the self-management of their disease. Nursing interventions TREATS Heart failure</text:p>
          </table:table-cell>
        </table:table-row>
        <table:table-row table:style-name="ro1">
          <table:table-cell office:value-type="string">
            <text:p>20557327 A prespecified pooled analysis of 2 randomized, double-blind, placebo-controlled studies evaluated darbepoetin alfa (DA) in 475 anemic patients with HF (hemoglobin [Hb], 9.0-12.5 g/dL). darbepoetin alfa TREATS Heart failure</text:p>
          </table:table-cell>
        </table:table-row>
        <table:table-row table:style-name="ro1">
          <table:table-cell office:value-type="string">
            <text:p>19848196 [Efficacy of shenfu injection as adjuvant therapy in treating patients of ischemic cardiomyopathy with heart insufficiency]. adjuvant therapy TREATS Heart failure</text:p>
          </table:table-cell>
        </table:table-row>
        <table:table-row table:style-name="ro1">
          <table:table-cell office:value-type="string">
            <text:p>24007890 CONCLUSIONS: Results from recent trials have evaluated the potential clinical advantages of metformin in patients with cardiac disease and HF. Metformin TREATS Heart failure</text:p>
          </table:table-cell>
        </table:table-row>
        <table:table-row table:style-name="ro1">
          <table:table-cell office:value-type="string">
            <text:p>19962481 The goal of this study was to systematically review randomized trials comparing statins to placebo for HF and compare the impact of different statins. Placebos TREATS Heart failure</text:p>
          </table:table-cell>
        </table:table-row>
        <table:table-row table:style-name="ro1">
          <table:table-cell office:value-type="string">
            <text:p>21878135 METHODS AND OUTCOMES: We conducted a systematic review and aimed to answer the following clinical questions: What are the effects of multidisciplinary interventions for heart failure? Intervention regimes TREATS Heart failure</text:p>
          </table:table-cell>
        </table:table-row>
        <table:table-row table:style-name="ro1">
          <table:table-cell office:value-type="string">
            <text:p>23343012 MAIN FINDINGS: Meta-analyses of RCTs have consistently found that, in the community, disease management programs significantly reduced HRR in patients with heart failure, coronary heart disease and bronchial asthma, but not in patients with stroke and in unselected patients with chronic disorders. Hospital Readmissions TREATS Heart failure</text:p>
          </table:table-cell>
        </table:table-row>
        <table:table-row table:style-name="ro1">
          <table:table-cell office:value-type="string">
            <text:p>23254859 The challenges of understanding and managing pain in the heart failure patient. Pain management TREATS Heart failure</text:p>
          </table:table-cell>
        </table:table-row>
        <table:table-row table:style-name="ro1">
          <table:table-cell office:value-type="string">
            <text:p>22123358 A multicenter, randomized, double-blind, placebo-controlled study of tolvaptan monotherapy compared to furosemide and the combination of tolvaptan and furosemide in patients with heart failure and systolic dysfunction. Furosemide TREATS Heart failure</text:p>
          </table:table-cell>
        </table:table-row>
        <table:table-row table:style-name="ro1">
          <table:table-cell office:value-type="string">
            <text:p>20947571 AIMS: Monitoring systems integrated into electronic implantable devices for heart failure (HF) have significantly expanded the possibility of obtaining diagnostic information and can be used to enhance patient follow-up. Monitoring Systems TREATS Heart failure</text:p>
          </table:table-cell>
        </table:table-row>
        <table:table-row table:style-name="ro1">
          <table:table-cell office:value-type="string">
            <text:p>19879462 Improvement in health-related quality of life after hospitalization predicts event-free survival in patients with advanced heart failure. Hospitalization TREATS Heart failure</text:p>
          </table:table-cell>
        </table:table-row>
        <table:table-row table:style-name="ro1">
          <table:table-cell office:value-type="string">
            <text:p>22071819 DATA COLLECTION AND ANALYSIS: The outcomes assessed were death, total myocardial infarction (fatal or non-fatal), hospitalizations for congestive heart failure, change in ejection fraction, and changes in diastolic and systolic blood pressure in mm Hg or as percent change. Hospitalization TREATS Congestive heart failure</text:p>
          </table:table-cell>
        </table:table-row>
        <table:table-row table:style-name="ro1">
          <table:table-cell office:value-type="string">
            <text:p>22417281 The effectiveness of chronic care management for heart failure: meta-regression analyses to explain the heterogeneity in outcomes. Management procedure TREATS Heart failure</text:p>
          </table:table-cell>
        </table:table-row>
        <table:table-row table:style-name="ro1">
          <table:table-cell office:value-type="string">
            <text:p>19861394 Cardiac resynchronization therapy in mild heart failure. Cardiac resynchronisation therapy TREATS Heart failure</text:p>
          </table:table-cell>
        </table:table-row>
        <table:table-row table:style-name="ro1">
          <table:table-cell office:value-type="string">
            <text:p>23529897 In this best practice statement, we summarize key components of discharge counseling for patients with heart failure or myocardial infarction including medication use, medication dose and frequency, drug interactions, medications to avoid, common adverse effects, role of the medication in the disease state, signs and symptoms of the disease, diet, the patient's role in self-care (lifestyle modifications), and when patients should seek medical advice. Counseling TREATS Heart failure</text:p>
          </table:table-cell>
        </table:table-row>
        <table:table-row table:style-name="ro1">
          <table:table-cell office:value-type="string">
            <text:p>22045925 The number of hospitalizations for heart failure per patient showed a trend (0.24 vs. 0.42 hospitalizations/patient, P = 0.06) in favour of TM. Hospitalization TREATS Heart failure</text:p>
          </table:table-cell>
        </table:table-row>
        <table:table-row table:style-name="ro1">
          <table:table-cell office:value-type="string">
            <text:p>23115322 Association between adrenergic receptor genotypes and beta-blocker dose in heart failure patients: analysis from the HF-ACTION DNA substudy. Adrenergic beta-Antagonists TREATS Heart failure</text:p>
          </table:table-cell>
        </table:table-row>
        <table:table-row table:style-name="ro1">
          <table:table-cell office:value-type="string">
            <text:p>20418272 METHODS AND RESULTS: The efficacy and safety of candesartan vs. placebo was assessed in 7599 patients with symptomatic HF and reduced or preserved left ventricular ejection fraction enrolled in the CHARM programme according to baseline aspirin use. Placebos TREATS Heart failure</text:p>
          </table:table-cell>
        </table:table-row>
        <table:table-row table:style-name="ro1">
          <table:table-cell office:value-type="string">
            <text:p>20031842 Subjects discharged alive from their first hospitalization for heart failure between 1994 and 2003 were eligible. Hospitalization TREATS Heart failure</text:p>
          </table:table-cell>
        </table:table-row>
        <table:table-row table:style-name="ro1">
          <table:table-cell office:value-type="string">
            <text:p>20883060 OBJECTIVES: The primary objectives of this study were to assess the impact of telemonitoring on patients' adherence to prescribed therapeutic regimens, particularly beta-blockers, and to explore whether use of home telemonitoring reduces mortality and rate of re-admission to hospital in elderly CHF patients compared with normal specialized CHF team care. Adrenergic beta-Antagonists TREATS Congestive heart failure</text:p>
          </table:table-cell>
        </table:table-row>
        <table:table-row table:style-name="ro1">
          <table:table-cell office:value-type="string">
            <text:p>22964897 Inspiratory muscle training in patients with heart failure: meta-analysis of randomized trials. Inspiratory muscle training TREATS Heart failure</text:p>
          </table:table-cell>
        </table:table-row>
        <table:table-row table:style-name="ro1">
          <table:table-cell office:value-type="string">
            <text:p>23279120 Self-management intervention to improve self-care and quality of life in heart failure patients. Self Care TREATS Heart failure</text:p>
          </table:table-cell>
        </table:table-row>
        <table:table-row table:style-name="ro1">
          <table:table-cell office:value-type="string">
            <text:p>21150125 Before beta-blockers were introduced as routine care for HF, surgical revascularization appeared to improve survival in these patients. Adrenergic beta-Antagonists TREATS Heart failure</text:p>
          </table:table-cell>
        </table:table-row>
        <table:table-row table:style-name="ro1">
          <table:table-cell office:value-type="string">
            <text:p>19410683 The rates of stroke and hospitalization for heart failure were significantly lower in the more aggressively treated patients. Hospitalization TREATS Heart failure</text:p>
          </table:table-cell>
        </table:table-row>
        <table:table-row table:style-name="ro1">
          <table:table-cell office:value-type="string">
            <text:p>21276573 BACKGROUND: Cardiac resynchronization therapy (CRT) improves clinical outcome in selected patients with advanced congestive heart failure. Cardiac resynchronisation therapy TREATS Congestive heart failure</text:p>
          </table:table-cell>
        </table:table-row>
        <table:table-row table:style-name="ro1">
          <table:table-cell office:value-type="string">
            <text:p>23782792 The study is designed to investigate the effect of imaging guided left ventricular lead positioning on a clinical composite primary endpoint comprising all-cause mortality, hospitalization for heart failure, or unchanged or worsened functional capacity (no improvement in New York Heart Association class and &lt;10% improvement in six-minute-walk test). Hospitalization TREATS Heart failure</text:p>
          </table:table-cell>
        </table:table-row>
        <table:table-row table:style-name="ro1">
          <table:table-cell office:value-type="string">
            <text:p>23074522 The goals of this care model were thought to include: the prevention of emergency department visits, a reduction in hospital admissions and re-admissions, facilitation of earlier hospital discharge, a reduction or delay in long-term care admissions, and an improvement in mortality and other disease-specific patient outcomes.OHTAC approved the development of an evidence-based assessment to determine the effectiveness of specialized community based care for the management of heart failure, Type 2 diabetes and chronic wounds.PLEASE VISIT THE MEDICAL ADVISORY SECRETARIAT WEB SITE AT: www.health.gov.on.ca/ohtas to review the following reports associated with the Specialized Multidisciplinary Community-Based care series. Assessment procedure TREATS Heart failure</text:p>
          </table:table-cell>
        </table:table-row>
        <table:table-row table:style-name="ro1">
          <table:table-cell office:value-type="string">
            <text:p>23446892 RESULTS: Multivariable-adjusted ORs (95% CIs) for HF across consecutive quintiles of plasma trans 18:2 (linoleic acid) fatty acids were 1.0 (reference), 1.10 (0.79, 1.54), 0.88 (0.62, 1.25), 0.71 (0.49, 1.02), and 0.67 (0.45, 0.98) (P-trend = 0.01). ORALIT TREATS Heart failure</text:p>
          </table:table-cell>
        </table:table-row>
        <table:table-row table:style-name="ro1">
          <table:table-cell office:value-type="string">
            <text:p>22492785 Low-sodium diet self-management intervention in heart failure: pilot study results. Self-Management TREATS Heart failure</text:p>
          </table:table-cell>
        </table:table-row>
        <table:table-row table:style-name="ro1">
          <table:table-cell office:value-type="string">
            <text:p>20721516 OBJECTIVE: We tested if stimulation of central and peripheral chemoreceptors in HF patients could modulate ventilatory, chronotropic, and neurohormonal response during submaximal exercise. Stimulation procedure TREATS Heart failure</text:p>
          </table:table-cell>
        </table:table-row>
        <table:table-row table:style-name="ro1">
          <table:table-cell office:value-type="string">
            <text:p>19635069 BACKGROUND: Cardiac resynchronization therapy (CRT) reduces morbidity and mortality in patients with heart failure (HF), lowered LV ejection fraction, and wide QRS. Cardiac resynchronisation therapy TREATS Heart failure</text:p>
          </table:table-cell>
        </table:table-row>
        <table:table-row table:style-name="ro1">
          <table:table-cell office:value-type="string">
            <text:p>22456701 As part of the 2010 focused update of ESC guidelines on device therapy in heart failure, the guidelines on pacemakers in the treatment of heart failure were renewed. Device therapy TREATS Heart failure</text:p>
          </table:table-cell>
        </table:table-row>
        <table:table-row table:style-name="ro1">
          <table:table-cell office:value-type="string">
            <text:p>23500234 (Comparison of Surgical and Medical Treatment for Congestive Heart Failure and Coronary Artery Disease [STICH]; Operative Surgical Procedures TREATS Congestive heart failure</text:p>
          </table:table-cell>
        </table:table-row>
        <table:table-row table:style-name="ro1">
          <table:table-cell office:value-type="string">
            <text:p>20883060 Impact of home patient telemonitoring on use of beta-blockers in congestive heart failure. Adrenergic beta-Antagonists TREATS Congestive heart failure</text:p>
          </table:table-cell>
        </table:table-row>
        <table:table-row table:style-name="ro1">
          <table:table-cell office:value-type="string">
            <text:p>20508184 Vascular events included recurrent TIA, stroke, hospitalization for congestive heart failure, myocardial infarction, or death. Hospitalization TREATS Congestive heart failure</text:p>
          </table:table-cell>
        </table:table-row>
        <table:table-row table:style-name="ro1">
          <table:table-cell office:value-type="string">
            <text:p>19561522 Relationship of resting B-type natriuretic peptide level to cardiac work and total physical work capacity in heart failure patients. Natriuretic Peptides TREATS Heart failure</text:p>
          </table:table-cell>
        </table:table-row>
        <table:table-row table:style-name="ro1">
          <table:table-cell office:value-type="string">
            <text:p>19841485 A systematic review of selective and non-selective beta blockers for prevention of vascular events in patients with acute coronary syndrome or heart failure. Adrenergic beta-Antagonists TREATS Heart failure</text:p>
          </table:table-cell>
        </table:table-row>
        <table:table-row table:style-name="ro1">
          <table:table-cell office:value-type="string">
            <text:p>21284790 Eight (three of which met inclusion criteria) and zero trials compared candesartan directly with losartan in the treatment of hypertension and heart failure, respectively. candesartan TREATS Heart failure</text:p>
          </table:table-cell>
        </table:table-row>
        <table:table-row table:style-name="ro1">
          <table:table-cell office:value-type="string">
            <text:p>23900696 CONCLUSION: QRS duration is a powerful predictor of the effects of CRT on morbidity and mortality in patients with symptomatic HF and left ventricular systolic dysfunction who are in sinus rhythm. Cardiac resynchronisation therapy TREATS Heart failure</text:p>
          </table:table-cell>
        </table:table-row>
        <table:table-row table:style-name="ro1">
          <table:table-cell office:value-type="string">
            <text:p>19433694 and (3) amlodipine besylate in preventing HF, overall (by 28%) and in hospitalized or fatal cases (by 26%). Amlodipine Besylate TREATS Heart failure</text:p>
          </table:table-cell>
        </table:table-row>
        <table:table-row table:style-name="ro1">
          <table:table-cell office:value-type="string">
            <text:p>20225911 CONCLUSIONS: A risk-stratified intervention for patients with CHF resulted in potential behavioral improvements but no survival benefit. Intervention regimes TREATS Congestive heart failure</text:p>
          </table:table-cell>
        </table:table-row>
        <table:table-row table:style-name="ro1">
          <table:table-cell office:value-type="string">
            <text:p>22947583 METHOD: The three-step procedure was used to develop sets of indicators for the early identification of CHF, COPD, and cancer patients who could benefit from palliative care. Palliative Care TREATS Congestive heart failure</text:p>
          </table:table-cell>
        </table:table-row>
        <table:table-row table:style-name="ro1">
          <table:table-cell office:value-type="string">
            <text:p>22686416 The coprimary outcomes were nonfatal myocardial infarction, nonfatal stroke, or death from cardiovascular causes and these events plus revascularization or hospitalization for heart failure. Hospitalization TREATS Heart failure</text:p>
          </table:table-cell>
        </table:table-row>
        <table:table-row table:style-name="ro1">
          <table:table-cell office:value-type="string">
            <text:p>22582541 Beta-blockers are underutilised in heart failure because clinicians may be unsure whether all beta-blockers are useful, how therapy should be initiated and whether beta-blockers are contraindicated in some patients. Adrenergic beta-Antagonists TREATS Heart failure</text:p>
          </table:table-cell>
        </table:table-row>
        <table:table-row table:style-name="ro1">
          <table:table-cell office:value-type="string">
            <text:p>19589110 Effect of n-3 polyunsaturated fatty acids and rosuvastatin in patients with heart failure: results of the GISSI-HF trial. rosuvastatin TREATS Heart failure</text:p>
          </table:table-cell>
        </table:table-row>
        <table:table-row table:style-name="ro1">
          <table:table-cell office:value-type="string">
            <text:p>22158778 METHODS AND RESULTS: The model was derived in the COACH (Coordinating Study Evaluating Outcomes of Advising and Counseling in Heart Failure) cohort, a multicentre, randomized controlled trial in which 1023 patients were enrolled after hospitalization because of HF. Counseling TREATS Heart failure</text:p>
          </table:table-cell>
        </table:table-row>
        <table:table-row table:style-name="ro1">
          <table:table-cell office:value-type="string">
            <text:p>21252013 Final results of a phase IIa, randomised, open-label trial to evaluate the percutaneous intramyocardial transplantation of autologous skeletal myoblasts in congestive heart failure patients: the SEISMIC trial. Transplantation TREATS Congestive heart failure</text:p>
          </table:table-cell>
        </table:table-row>
        <table:table-row table:style-name="ro1">
          <table:table-cell office:value-type="string">
            <text:p>23618535 Subsequently, a number of nonrandomised studies have shown statins improve clinical outcomes in patients with heart failure (HF). Hydroxymethylglutaryl-CoA Reductase Inhibitors TREATS Heart failure</text:p>
          </table:table-cell>
        </table:table-row>
        <table:table-row table:style-name="ro1">
          <table:table-cell office:value-type="string">
            <text:p>22626743 A 21% difference was observed in the rates of total healthcare visits for heart failure, arrhythmias, or ICD-related events (4.40 versus 5.74 events per year; P&lt;0.001). Health Care TREATS Heart failure</text:p>
          </table:table-cell>
        </table:table-row>
        <table:table-row table:style-name="ro1">
          <table:table-cell office:value-type="string">
            <text:p>23200803 In conclusion, despite concerns regarding beta blockers in patients with HF with COPD, there was no evidence that beta-blocker selectivity was associated with differences in outcomes for patients with HF with COPD versus those without. Adrenergic beta-Antagonists TREATS Heart failure</text:p>
          </table:table-cell>
        </table:table-row>
        <table:table-row table:style-name="ro1">
          <table:table-cell office:value-type="string">
            <text:p>22611430 Chinese medicine shenfu injection for heart failure: a systematic review and meta-analysis. Injection procedure TREATS Heart failure</text:p>
          </table:table-cell>
        </table:table-row>
        <table:table-row table:style-name="ro1">
          <table:table-cell office:value-type="string">
            <text:p>21504640 Association of candesartan vs losartan with all-cause mortality in patients with heart failure. candesartan TREATS Heart failure</text:p>
          </table:table-cell>
        </table:table-row>
        <table:table-row table:style-name="ro1">
          <table:table-cell office:value-type="string">
            <text:p>23807852 Following the two large trials, evidence from recent studies appears to support the use of statins in heart failure. Hydroxymethylglutaryl-CoA Reductase Inhibitors TREATS Heart failure</text:p>
          </table:table-cell>
        </table:table-row>
        <table:table-row table:style-name="ro1">
          <table:table-cell office:value-type="string">
            <text:p>23229176 The reviewed evidence for the efficacy of anticoagulation in HF patients shows a potential preventive effect of oral anticoagulation in thromboembolism-in particular, risk reduction for stroke-but this is offset by an increased risk of major bleeding. anticoagulation TREATS Heart failure</text:p>
          </table:table-cell>
        </table:table-row>
        <table:table-row table:style-name="ro1">
          <table:table-cell office:value-type="string">
            <text:p>21951244 Self-management is vital for achieving optimal health outcomes for patients with heart failure (HF). Self-Management TREATS Heart failure</text:p>
          </table:table-cell>
        </table:table-row>
        <table:table-row table:style-name="ro1">
          <table:table-cell office:value-type="string">
            <text:p>20354032 Improved survival with bisoprolol in patients with heart failure and renal impairment: an analysis of the cardiac insufficiency bisoprolol study II (CIBIS-II) trial. Bisoprolol TREATS Heart failure</text:p>
          </table:table-cell>
        </table:table-row>
        <table:table-row table:style-name="ro1">
          <table:table-cell office:value-type="string">
            <text:p>21087711 BACKGROUND: CRT improves outcomes in New York Heart Association functional class III/IV heart failure with wide QRS with a more pronounced effect on left ventricular (LV) reverse remodeling in nonischemic patients. Cardiac resynchronisation therapy TREATS Heart failure</text:p>
          </table:table-cell>
        </table:table-row>
        <table:table-row table:style-name="ro1">
          <table:table-cell office:value-type="string">
            <text:p>22017475 METHODS: In group I, 11 end-stage heart failure (HF) patients (mean age 59.7 +/- 7.9 years) underwent trans-apical LV lead implantation. Implantation procedure TREATS Heart failure</text:p>
          </table:table-cell>
        </table:table-row>
        <table:table-row table:style-name="ro1">
          <table:table-cell office:value-type="string">
            <text:p>20670760 OBJECTIVES: The aim of this study was to assess the influence of enrolling site location and enrollment performance on the generalizability of STICH (Surgical Treatment for Ischemic Heart Failure) trial results. Operative Surgical Procedures TREATS Heart failure</text:p>
          </table:table-cell>
        </table:table-row>
        <table:table-row table:style-name="ro1">
          <table:table-cell office:value-type="string">
            <text:p>23870813 The primary safety outcome was arterial thrombotic event or hospital admission for heart failure. Hospital admission TREATS Heart failure</text:p>
          </table:table-cell>
        </table:table-row>
        <table:table-row table:style-name="ro1">
          <table:table-cell office:value-type="string">
            <text:p>22510423 AIM: Randomized controlled trials (RCTs) showed that biventricular (BiV) pacing reduces heart failure (HF) hospitalizations and mortality in patients with New York Heart Association (NYHA) class III-IV HF, left ventricular (LV) dysfunction, and wide QRS. Hospitalization TREATS Heart failure</text:p>
          </table:table-cell>
        </table:table-row>
        <table:table-row table:style-name="ro1">
          <table:table-cell office:value-type="string">
            <text:p>21262545 We performed a systematic analysis to assess the therapeutic effects of CRT and CRT-D in patients with LV impairment and heart failure. Cardiac resynchronisation therapy TREATS Heart failure</text:p>
          </table:table-cell>
        </table:table-row>
        <table:table-row table:style-name="ro1">
          <table:table-cell office:value-type="string">
            <text:p>23445211 Abstract Objectives: To evaluate the effectiveness and safety of Chinese herbal medicine (CHM) as an adjunctive treatment for patients with dilated cardiomyopathy (DCM) and heart failure. Chinese herbal medicine TREATS Heart failure</text:p>
          </table:table-cell>
        </table:table-row>
        <table:table-row table:style-name="ro1">
          <table:table-cell office:value-type="string">
            <text:p>19205870 The effect of biofeedback on function in patients with heart failure. Biofeedback TREATS Heart failure</text:p>
          </table:table-cell>
        </table:table-row>
        <table:table-row table:style-name="ro1">
          <table:table-cell office:value-type="string">
            <text:p>21594629 Cardiac resynchronization therapy in patients with mild heart failure: a systematic review and meta-analysis. Cardiac resynchronisation therapy TREATS Heart failure</text:p>
          </table:table-cell>
        </table:table-row>
        <table:table-row table:style-name="ro1">
          <table:table-cell office:value-type="string">
            <text:p>23062482 Non-compliance with digoxin in patients with heart failure and/or atrial fibrillation: a systematic review and meta-analysis of observational studies. Digoxin TREATS Heart failure</text:p>
          </table:table-cell>
        </table:table-row>
        <table:table-row table:style-name="ro1">
          <table:table-cell office:value-type="string">
            <text:p>19504345 Many evidence-based pharmacologic, device, and surgical treatment for HF are available or under development. Operative Surgical Procedures TREATS Heart failure</text:p>
          </table:table-cell>
        </table:table-row>
        <table:table-row table:style-name="ro1">
          <table:table-cell office:value-type="string">
            <text:p>21844551 Second, it presents a pathway for pharmacologic treatment, rehabilitation, and pacing therapy (including implantable cardioverter-defibrillator and cardiac resynchronization therapy) for patients with heart failure and left ventricular systolic dysfunction and patients with heart failure and preserved ejection fraction. Cardiac resynchronisation therapy TREATS Heart failure</text:p>
          </table:table-cell>
        </table:table-row>
        <table:table-row table:style-name="ro1">
          <table:table-cell office:value-type="string">
            <text:p>22736737 Targeted intervention improves knowledge but not self-care or readmissions in heart failure patients with mild cognitive impairment. Self Care TREATS Heart failure</text:p>
          </table:table-cell>
        </table:table-row>
        <table:table-row table:style-name="ro1">
          <table:table-cell office:value-type="string">
            <text:p>22123359 Discovering ways to limit exposure to loop diuretics while achieving effective decongestion is an important goal of current clinical research in heart failure (HF). Loop Diuretics TREATS Heart failure</text:p>
          </table:table-cell>
        </table:table-row>
        <table:table-row table:style-name="ro1">
          <table:table-cell office:value-type="string">
            <text:p>21592607 OBJECTIVE: Evaluating the impact of disease management programs on healthcare expenditures for patients with diabetes, depression, heart failure or COPD. Disease Management TREATS Heart failure</text:p>
          </table:table-cell>
        </table:table-row>
        <table:table-row table:style-name="ro1">
          <table:table-cell office:value-type="string">
            <text:p>21558862 Content analysis of the data in the qualitative study revealed themes suggesting that telehealth can be effective in promoting self-care for individuals with HF. Self Care TREATS Heart failure</text:p>
          </table:table-cell>
        </table:table-row>
        <table:table-row table:style-name="ro1">
          <table:table-cell office:value-type="string">
            <text:p>20715922 Interventions oriented to primary or secondary prevention in patients that had undergone coronary angioplasty, with a previous cardiovascular event or equivalents, with a hospitalization for heart failure or general population were evaluated. Hospitalization TREATS Heart failure</text:p>
          </table:table-cell>
        </table:table-row>
        <table:table-row table:style-name="ro1">
          <table:table-cell office:value-type="string">
            <text:p>20883060 CONCLUSIONS: This study showed that a home-care model including telemonitoring of relevant clinical parameters may provide useful support in the management of patients with CHF. Support, device TREATS Congestive heart failure</text:p>
          </table:table-cell>
        </table:table-row>
        <table:table-row table:style-name="ro1">
          <table:table-cell office:value-type="string">
            <text:p>21505058 A pilot study of chronic, low-dose epoetin-{beta} following percutaneous coronary intervention suggests safety, feasibility, and efficacy in patients with symptomatic ischaemic heart failure. Percutaneous coronary intervention TREATS Heart failure</text:p>
          </table:table-cell>
        </table:table-row>
        <table:table-row table:style-name="ro1">
          <table:table-cell office:value-type="string">
            <text:p>20797593 BACKGROUND: Cardiac resynchronization therapy (CRT) is an effective treatment of heart failure (HF) in presence of a depressed left ventricular (LV) ejection fraction and a wide QRS complex. Cardiac resynchronisation therapy TREATS Heart failure</text:p>
          </table:table-cell>
        </table:table-row>
        <table:table-row table:style-name="ro1">
          <table:table-cell office:value-type="string">
            <text:p>19637941 Beta-receptor selectivity of carvedilol and metoprolol succinate in patients with heart failure (SELECT trial): a randomized dose-ranging trial. carvedilol TREATS Heart failure</text:p>
          </table:table-cell>
        </table:table-row>
        <table:table-row table:style-name="ro1">
          <table:table-cell office:value-type="string">
            <text:p>20101071 The sample consisted of a depressed group of patients with heart failure enrolled in an NIMH-supported clinical trial of sertraline versus placebo in depressed heart failure patients, and a nondepressed comparator group of heart failure patients. Sertraline TREATS Heart failure</text:p>
          </table:table-cell>
        </table:table-row>
        <table:table-row table:style-name="ro1">
          <table:table-cell office:value-type="string">
            <text:p>20492762 A probabilistic decision analytic model was developed to estimate cost-effectiveness of spironolactone, eplerenone and standard care for management of postMI HF, provide estimates relevant to the NHS and explore alternative approaches to an indirect comparison between spironolactone and eplerenone. eplerenone TREATS Heart failure</text:p>
          </table:table-cell>
        </table:table-row>
        <table:table-row table:style-name="ro1">
          <table:table-cell office:value-type="string">
            <text:p>22941124 Additionally, favorable reduction in the concentration of either B-type natriuretic peptide (BNP) or B-type natriuretic peptide and its amino-terminal cleavage fragment (NT-proBNP) may be seen during treatment of heart failure, with parallel improvement in prognosis. Natriuretic Peptides TREATS Heart failure</text:p>
          </table:table-cell>
        </table:table-row>
        <table:table-row table:style-name="ro1">
          <table:table-cell office:value-type="string">
            <text:p>20557330 Comparison of pioglitazone vs glyburide in early heart failure: insights from a randomized controlled study of patients with type 2 diabetes and mild cardiac disease. pioglitazone TREATS Heart failure</text:p>
          </table:table-cell>
        </table:table-row>
        <table:table-row table:style-name="ro1">
          <table:table-cell office:value-type="string">
            <text:p>22042636 In this study, we explore the prognostic value of omega-3 polyunsaturated FA in HF patients with major depressive disorder (MDD). Fatty Acids, Omega-3 TREATS Heart failure</text:p>
          </table:table-cell>
        </table:table-row>
        <table:table-row table:style-name="ro1">
          <table:table-cell office:value-type="string">
            <text:p>20634483 BACKGROUND: Few data exist to characterize the delivery of evidence-based medical therapy for outpatients with heart failure who have received implantable cardioverter-defibrillators or cardiac resynchronization therapy (CRT) for systolic dysfunction. Medical therapy TREATS Heart failure</text:p>
          </table:table-cell>
        </table:table-row>
        <table:table-row table:style-name="ro1">
          <table:table-cell office:value-type="string">
            <text:p>20447580 Extending the boundaries of cardiac resynchronization therapy: efficacy in atrial fibrillation, New York heart association class II, and narrow QRS heart failure patients. Cardiac resynchronisation therapy TREATS Heart failure</text:p>
          </table:table-cell>
        </table:table-row>
        <table:table-row table:style-name="ro1">
          <table:table-cell office:value-type="string">
            <text:p>19433694 Thiazides are superior in preventing HF, and new-onset DM associated with thiazides does not increase CVD outcomes. Thiazides TREATS Heart failure</text:p>
          </table:table-cell>
        </table:table-row>
        <table:table-row table:style-name="ro1">
          <table:table-cell office:value-type="string">
            <text:p>22930866 Percutaneous extracorporeal life support (ECLS) is now widespread for treating acute cardiac failure. Life support procedure TREATS Heart failure</text:p>
          </table:table-cell>
        </table:table-row>
        <table:table-row table:style-name="ro1">
          <table:table-cell office:value-type="string">
            <text:p>21705485 Drug and device effects on peak oxygen consumption, 6-minute walk distance, and natriuretic peptides as predictors of therapeutic effects on mortality in patients with heart failure and reduced ejection fraction. Therapeutic Effect TREATS Heart failure</text:p>
          </table:table-cell>
        </table:table-row>
        <table:table-row table:style-name="ro1">
          <table:table-cell office:value-type="string">
            <text:p>23355060 Effect of oral digoxin in high-risk heart failure patients: a pre-specified subgroup analysis of the DIG trial. Oral form digoxin TREATS Heart failure</text:p>
          </table:table-cell>
        </table:table-row>
        <table:table-row table:style-name="ro1">
          <table:table-cell office:value-type="string">
            <text:p>23074521 (11) INCLUSION CRITERIA: Randomized controlled trialSystematic review with meta analysisPopulation includes persons with New York Heart Association (NYHA) classification 1-IV HFThe intervention includes a team consisting of a nurse and physician one of which is a specialist in HF management. Intervention regimes TREATS Heart failure</text:p>
          </table:table-cell>
        </table:table-row>
        <table:table-row table:style-name="ro1">
          <table:table-cell office:value-type="string">
            <text:p>21122851 Effects of rosuvastatin and allopurinol on circulating endothelial progenitor cells in patients with congestive heart failure: the impact of inflammatory process and oxidative stress. rosuvastatin TREATS Congestive heart failure</text:p>
          </table:table-cell>
        </table:table-row>
        <table:table-row table:style-name="ro1">
          <table:table-cell office:value-type="string">
            <text:p>23666681 Safety and tolerability of intensified, N-terminal pro brain natriuretic peptide-guided compared with standard medical therapy in elderly patients with congestive heart failure: results from TIME-CHF. N-terminal pro-B-type natriuretic peptide TREATS Congestive heart failure</text:p>
          </table:table-cell>
        </table:table-row>
        <table:table-row table:style-name="ro1">
          <table:table-cell office:value-type="string">
            <text:p>20202912 Nurse-led interventions in heart failure care: patient and nurse perspectives. Intervention regimes TREATS Heart failure</text:p>
          </table:table-cell>
        </table:table-row>
        <table:table-row table:style-name="ro1">
          <table:table-cell office:value-type="string">
            <text:p>23159551 BACKGROUND: Using data from the Resynchronization/Defibrillation for Ambulatory Heart Failure (RAFT) study, we examined whether Fidelis lead failure was more common in patients with implantable cardioverter-defibrillators (ICDs) and cardiac resynchronization therapy (ICD-CRT) than in patients with an ICD only. Electric Countershock TREATS Heart failure</text:p>
          </table:table-cell>
        </table:table-row>
        <table:table-row table:style-name="ro1">
          <table:table-cell office:value-type="string">
            <text:p>21350053 Body mass index and adverse cardiovascular outcomes in heart failure patients with preserved ejection fraction: results from the Irbesartan in Heart Failure with Preserved Ejection Fraction (I-PRESERVE) trial. irbesartan TREATS Heart failure</text:p>
          </table:table-cell>
        </table:table-row>
        <table:table-row table:style-name="ro1">
          <table:table-cell office:value-type="string">
            <text:p>19627288 The authors retrospectively assessed the effect of statin use on survival in patients with advanced chronic HF receiving CRT alone (CRT-P) or CRT with implantable cardioverter-defibrillator therapy (CRT-D) in 1520 patients with advanced chronic HF from the Comparison of Medical Therapy, Pacing, and Defibrillation in Heart Failure (COMPANION) trial database. Electric Countershock TREATS Heart failure</text:p>
          </table:table-cell>
        </table:table-row>
        <table:table-row table:style-name="ro1">
          <table:table-cell office:value-type="string">
            <text:p>22057652 BACKGROUND: Diuretic treatment for heart failure may lead to an increased urinary thiamine excretion and in long-term thiamine deficiency, which may further compromise cardiac function. Diuretic therapy TREATS Heart failure</text:p>
          </table:table-cell>
        </table:table-row>
        <table:table-row table:style-name="ro1">
          <table:table-cell office:value-type="string">
            <text:p>23529897 Discharge counseling for patients with heart failure or myocardial infarction: a best practices model developed by members of the American College of Clinical Pharmacy's Cardiology Practice and Research Network based on the Hospital to Home (H2H) Initiative. Counseling TREATS Heart failure</text:p>
          </table:table-cell>
        </table:table-row>
        <table:table-row table:style-name="ro1">
          <table:table-cell office:value-type="string">
            <text:p>23443441 Effect of spironolactone on diastolic function and exercise capacity in patients with heart failure with preserved ejection fraction: the Aldo-DHF randomized controlled trial. Spironolactone TREATS Heart failure</text:p>
          </table:table-cell>
        </table:table-row>
        <table:table-row table:style-name="ro1">
          <table:table-cell office:value-type="string">
            <text:p>21132470 A comprehensive review of the last developments on cell therapy, surgery for heart failure and tissue engineering was made, and the results of three clinical trials were reported. Operative Surgical Procedures TREATS Heart failure</text:p>
          </table:table-cell>
        </table:table-row>
        <table:table-row table:style-name="ro1">
          <table:table-cell office:value-type="string">
            <text:p>23774331 Cardiovascular events were defined as cardiovascular death, hospitalization for unstable angina, nonfatal myocardial infarction, ventricular tachycardia, hospitalization for congestive heart failure, transient ischemia attack, and stroke. Hospitalization TREATS Congestive heart failure</text:p>
          </table:table-cell>
        </table:table-row>
        <table:table-row table:style-name="ro1">
          <table:table-cell office:value-type="string">
            <text:p>22154318 The HR was evaluated on annual electrocardiograms from 9,024 patients with hypertension without HF who were treated with losartan- or atenolol-based regimens. Losartan TREATS Heart failure</text:p>
          </table:table-cell>
        </table:table-row>
        <table:table-row table:style-name="ro1">
          <table:table-cell office:value-type="string">
            <text:p>21750900 CRT also had a marked effect in reducing new hospitalizations for worsening heart failure by 31% (RR 0.69, 95%CI 0.60 to 0.79). Hospitalization TREATS Heart failure</text:p>
          </table:table-cell>
        </table:table-row>
        <table:table-row table:style-name="ro1">
          <table:table-cell office:value-type="string">
            <text:p>21982687 In-hospital cardiology consultation and evidence-based care for nursing home residents with heart failure. HOSPITAL CONSULTATIONS TREATS Heart failure</text:p>
          </table:table-cell>
        </table:table-row>
        <table:table-row table:style-name="ro1">
          <table:table-cell office:value-type="string">
            <text:p>23814702 Findings from the ongoing randomized controlled TOPCAT (Treatment of Preserved Cardiac Function Heart Failure With an Aldosterone Antagonist) trial will provide further insights into their effect in HF-PEF. Aldosterone Antagonists TREATS Heart failure</text:p>
          </table:table-cell>
        </table:table-row>
        <table:table-row table:style-name="ro1">
          <table:table-cell office:value-type="string">
            <text:p>23150980 BACKGROUND: Many older people in long-term care do not receive evidence-based diagnosis or management for heart failure; Management procedure TREATS Heart failure</text:p>
          </table:table-cell>
        </table:table-row>
        <table:table-row table:style-name="ro1">
          <table:table-cell office:value-type="string">
            <text:p>21440872 BACKGROUND: The aim of the study was to verify the effects of hypertonic saline solution (HSS) plus a high furosemide dose and light restriction of sodium intake compared with a high-dose infusion of furosemide alone on pulmonary capillary wedge pressure (PCWP), as determined by Doppler echocardiography and tissue Doppler imaging in patients suffering from decompensated heart failure. Furosemide TREATS Heart failure</text:p>
          </table:table-cell>
        </table:table-row>
        <table:table-row table:style-name="ro1">
          <table:table-cell office:value-type="string">
            <text:p>21193681 RESULTS: Compared with placebo or no treatment, treatment with ACE inhibition or ARB was associated with lower rates of hospitalization for HF (RR 0.90; 95% CI 0.81-0.99, P = .032), though not cardiovascular mortality (RR 1.01; 95% CI 0.90-1.13, P = 0.858). Hospitalization TREATS Heart failure</text:p>
          </table:table-cell>
        </table:table-row>
        <table:table-row table:style-name="ro1">
          <table:table-cell office:value-type="string">
            <text:p>21999413 We examined if there were differences in endothelial function, insulin stimulated endothelial function, 24 hour ambulatory blood pressure and heart rate during treatment with carvedilol, metoprolol tartrate and metoprolol succinate in patients with HF. metoprolol succinate TREATS Heart failure</text:p>
          </table:table-cell>
        </table:table-row>
        <table:table-row table:style-name="ro1">
          <table:table-cell office:value-type="string">
            <text:p>21370937 However, hospitalization for GI complications (1.8%) and heart failure (1.9%) is common with NSAIDs and can increase the monthly cost of treating 100 patients with NSAIDs to $161,000, considering $15,000-20,000 per day of hospitalization. Hospitalization TREATS Heart failure</text:p>
          </table:table-cell>
        </table:table-row>
        <table:table-row table:style-name="ro1">
          <table:table-cell office:value-type="string">
            <text:p>22972475 Several well-designed studies including the BEAUTIFUL and the SHIFT trials demonstrated clear benefits of ivabradine in symptomatic patients, both with angina and with heart failure, with left ventricular systolic dysfunction. ivabradine TREATS Heart failure</text:p>
          </table:table-cell>
        </table:table-row>
        <table:table-row table:style-name="ro1">
          <table:table-cell office:value-type="string">
            <text:p>22451450 CONCLUSIONS: Azosemide, compared with furosemide, reduced the risk of cardiovascular death or unplanned admission to hospital for congestive HF. azosemid TREATS Congestive heart failure</text:p>
          </table:table-cell>
        </table:table-row>
        <table:table-row table:style-name="ro1">
          <table:table-cell office:value-type="string">
            <text:p>23121378 unplanned hospitalization for heart failure; Hospitalization TREATS Heart failure</text:p>
          </table:table-cell>
        </table:table-row>
        <table:table-row table:style-name="ro1">
          <table:table-cell office:value-type="string">
            <text:p>19849757 CONCLUSION: There is substantial underuse of device therapy in patients with heart failure. Device therapy TREATS Heart failure</text:p>
          </table:table-cell>
        </table:table-row>
        <table:table-row table:style-name="ro1">
          <table:table-cell office:value-type="string">
            <text:p>22424000 Prespecified were the primary end point of progression of ACS to infarction and, as major secondary end points, the composite of cardiac arrest or in-hospital mortality, 30-day mortality, and the composite of cardiac arrest, 30-day mortality, or hospitalization for heart failure. Hospitalization TREATS Heart failure</text:p>
          </table:table-cell>
        </table:table-row>
        <table:table-row table:style-name="ro1">
          <table:table-cell office:value-type="string">
            <text:p>20014984 In this paper, we summarize and place in clinical context the new trial findings regarding anticoagulation (dabigatran), antiplatelet therapy (ticagrelor, clopidogrel, prasugrel and aspirin), percutaneous coronary management (thrombectomy, multivessel/left main disease and biodegradable polymers), medical therapy for coronary disease (ivabradine and rosuvastatin) and management of heart failure (beta-blocker strategy, atrial fibrillation and resynchronization therapy). Aspirin TREATS Heart failure</text:p>
          </table:table-cell>
        </table:table-row>
        <table:table-row table:style-name="ro1">
          <table:table-cell office:value-type="string">
            <text:p>23460732 Preventing HF hospitalization appears as an important therapeutic objective in such patients, and a hospitalization for WHF or MI should lead to a careful therapeutic reassessment. Hospitalization TREATS Heart failure</text:p>
          </table:table-cell>
        </table:table-row>
        <table:table-row table:style-name="ro1">
          <table:table-cell office:value-type="string">
            <text:p>22551105 BACKGROUND: It is unknown whether warfarin or aspirin therapy is superior for patients with heart failure who are in sinus rhythm. Warfarin TREATS Heart failure</text:p>
          </table:table-cell>
        </table:table-row>
        <table:table-row table:style-name="ro1">
          <table:table-cell office:value-type="string">
            <text:p>23508758 Until trial data become available, metformin should be considered the treatment of choice for patients with diabetes mellitus and HF. Metformin TREATS Heart failure</text:p>
          </table:table-cell>
        </table:table-row>
        <table:table-row table:style-name="ro1">
          <table:table-cell office:value-type="string">
            <text:p>22575988 BACKGROUND: We analysed the effect of ivabradine on outcomes in heart failure (HF) patients on recommended background therapies with heart rates &gt;/=75 bpm and &lt;75 bpm in the SHIFT trial. ivabradine TREATS Heart failure</text:p>
          </table:table-cell>
        </table:table-row>
        <table:table-row table:style-name="ro1">
          <table:table-cell office:value-type="string">
            <text:p>23395281 We therefore designed a randomized study to compare the effect of prednisone with allopurinol on SUA in symptomatic CHF patients with hyperuricemia. Prednisone TREATS Congestive heart failure</text:p>
          </table:table-cell>
        </table:table-row>
        <table:table-row table:style-name="ro1">
          <table:table-cell office:value-type="string">
            <text:p>23152267 SELECTION CRITERIA: We included randomized clinical trials assessing the effects of pharmacological interventions for treating heart failure in adult patients (&gt;/=18 years) with symptomatic heart failure (New York Heart Association class II to IV), irrespective of the left ventricular ejection fraction stage, reduced or preserved, with Chagas cardiomyopathy. Intervention regimes TREATS Heart failure</text:p>
          </table:table-cell>
        </table:table-row>
        <table:table-row table:style-name="ro1">
          <table:table-cell office:value-type="string">
            <text:p>20231536 ED was predictive of all-cause death (hazard ratio [HR] 1.84, 95% confidence interval [CI] 1.21 to 2.81, P=0.005) and the composite primary outcome (HR 1.42, 95% CI 1.04 to 1.94, P=0.029), which consisted of cardiovascular death (HR 1.93, 95% CI 1.13 to 3.29, P=0.016), myocardial infarction (HR 2.02, 95% CI 1.13 to 3.58, P=0.017), hospitalization for heart failure (HR 1.2, 95% CI 0.64 to 2.26, P=0.563), and stroke (HR 1.1, 95% CI 0.64 to 1.9, P=0.742). Hospitalization TREATS Heart failure</text:p>
          </table:table-cell>
        </table:table-row>
        <table:table-row table:style-name="ro1">
          <table:table-cell office:value-type="string">
            <text:p>20074258 The ANDROMEDA trial recruited patients with recent hospitalization for heart failure and was terminated due to an excess of deaths in the dronedarone group. Hospitalization TREATS Heart failure</text:p>
          </table:table-cell>
        </table:table-row>
        <table:table-row table:style-name="ro1">
          <table:table-cell office:value-type="string">
            <text:p>19641843 Based on these results, we believe that physicians can recommend home-based exercise under strict supervision for stable HF patients. Supervision TREATS Heart failure</text:p>
          </table:table-cell>
        </table:table-row>
        <table:table-row table:style-name="ro1">
          <table:table-cell office:value-type="string">
            <text:p>21892219 [Differences among beta-blockers for the treatment of patients with heart failure and chronic obstructive pulmonary disease]. Adrenergic beta-Antagonists TREATS Heart failure</text:p>
          </table:table-cell>
        </table:table-row>
        <table:table-row table:style-name="ro1">
          <table:table-cell office:value-type="string">
            <text:p>19789358 Use of combination therapy with a beta-blocker and milrinone in patients with advanced heart failure. Adrenergic beta-Antagonists TREATS Heart failure</text:p>
          </table:table-cell>
        </table:table-row>
        <table:table-row table:style-name="ro1">
          <table:table-cell office:value-type="string">
            <text:p>21294599 The benefit/risk profile of TZDs should be considered when treating diabetic patients with or without prior HF. Thiazolidinediones TREATS Heart failure</text:p>
          </table:table-cell>
        </table:table-row>
        <table:table-row table:style-name="ro1">
          <table:table-cell office:value-type="string">
            <text:p>20554511 OBJECTIVE: To test the therapeutic potential of acupuncture for life-threatening diseases such as CHF. Acupuncture procedure TREATS Congestive heart failure</text:p>
          </table:table-cell>
        </table:table-row>
        <table:table-row table:style-name="ro1">
          <table:table-cell office:value-type="string">
            <text:p>21185153 BACKGROUND: Spironolactone was shown to reduce mortality in patients with heart failure (HF). Spironolactone TREATS Heart failure</text:p>
          </table:table-cell>
        </table:table-row>
        <table:table-row table:style-name="ro1">
          <table:table-cell office:value-type="string">
            <text:p>22928748 Expert-based veterinary guidelines recommend the use of pimobendan in the management of acute, hospital-based therapy for patients with CHF attributable to CVHD. Management procedure TREATS Congestive heart failure</text:p>
          </table:table-cell>
        </table:table-row>
        <table:table-row table:style-name="ro1">
          <table:table-cell office:value-type="string">
            <text:p>23296069 Hospitalization for heart failure (HF) is a clinical entity associated with high postdischarge morbidity and mortality, yet few therapies are available to improve outcomes in patients with this condition. Hospitalization TREATS Heart failure</text:p>
          </table:table-cell>
        </table:table-row>
        <table:table-row table:style-name="ro1">
          <table:table-cell office:value-type="string">
            <text:p>22160239 CONCLUSIONS: This meta-analysis showed that dobutamine is not associated with improved mortality in patients with heart failure, and there is a suggestion of increased mortality associated with its use, although this did not reach the conventional level of statistical significance. Dobutamine TREATS Heart failure</text:p>
          </table:table-cell>
        </table:table-row>
        <table:table-row table:style-name="ro1">
          <table:table-cell office:value-type="string">
            <text:p>21193681 To overcome this limitation, we performed a meta-analysis of the randomized trials of ACE inhibitors or ARB in patients with HF and preserved LVEF. Angiotensin-Converting Enzyme Inhibitors TREATS Heart failure</text:p>
          </table:table-cell>
        </table:table-row>
        <table:table-row table:style-name="ro1">
          <table:table-cell office:value-type="string">
            <text:p>19782791 Outcomes, health policy, and managed care: relationships between patient-reported outcome measures and clinical measures in outpatients with heart failure. Managed Care TREATS Heart failure</text:p>
          </table:table-cell>
        </table:table-row>
        <table:table-row table:style-name="ro1">
          <table:table-cell office:value-type="string">
            <text:p>23181943 Ivabradine in heart failure: hope or hype? ivabradine TREATS Heart failure</text:p>
          </table:table-cell>
        </table:table-row>
        <table:table-row table:style-name="ro1">
          <table:table-cell office:value-type="string">
            <text:p>22155435 Effect of beta blockade on natriuretic peptides and copeptin in elderly patients with heart failure and preserved or reduced ejection fraction: results from the CIBIS-ELD trial. copeptins TREATS Heart failure</text:p>
          </table:table-cell>
        </table:table-row>
        <table:table-row table:style-name="ro1">
          <table:table-cell office:value-type="string">
            <text:p>21314633 Although the classic drugs for heart failure, i.e. diuretics, angiotensin-converting enzyme inhibitors, beta -blockers and cardiac glycosides, still play a major role in the treatment of pediatric heart failure, newer alternative therapies such as levosimendan and nesiritide are increasingly utilized with promising early results. Alternative Therapies TREATS Heart failure</text:p>
          </table:table-cell>
        </table:table-row>
        <table:table-row table:style-name="ro1">
          <table:table-cell office:value-type="string">
            <text:p>21154255 Comparison of clinical trials evaluating cardiac resynchronization therapy in mild to moderate heart failure. Cardiac resynchronisation therapy TREATS Heart failure</text:p>
          </table:table-cell>
        </table:table-row>
        <table:table-row table:style-name="ro1">
          <table:table-cell office:value-type="string">
            <text:p>22701087 The ANDROMEDA trial included patients with recent hospitalization for heart failure and was terminated early because of excess of deaths in the dronedarone group. Hospitalization TREATS Heart failure</text:p>
          </table:table-cell>
        </table:table-row>
        <table:table-row table:style-name="ro1">
          <table:table-cell office:value-type="string">
            <text:p>22927555 AIMS: We explored the effect of treatment with ivabradine, a pure heart rate-slowing agent, on recurrent hospitalizations for worsening heart failure (HF) in the SHIFT trial. Hospitalization TREATS Heart failure</text:p>
          </table:table-cell>
        </table:table-row>
        <table:table-row table:style-name="ro1">
          <table:table-cell office:value-type="string">
            <text:p>22349668 Vitamin D supplementation has great benefits as an anti-inflammatory agent in infants with CHF. Anti-Inflammatory Agents TREATS Congestive heart failure</text:p>
          </table:table-cell>
        </table:table-row>
        <table:table-row table:style-name="ro1">
          <table:table-cell office:value-type="string">
            <text:p>23594699 The development of ventricular assist devices (VADs) over the past 5 decades as therapy for advanced heart failure (HF) has been extraordinary. Ventricular assist device TREATS Heart failure</text:p>
          </table:table-cell>
        </table:table-row>
        <table:table-row table:style-name="ro1">
          <table:table-cell office:value-type="string">
            <text:p>19474056 AREAS OF CONTROVERSY: HR reduction is suggested to be a mechanism explaining the prognostic benefit of beta-blockers after myocardial infarction or in heart failure patients. Adrenergic beta-Antagonists TREATS Heart failure</text:p>
          </table:table-cell>
        </table:table-row>
        <table:table-row table:style-name="ro1">
          <table:table-cell office:value-type="string">
            <text:p>22424329 Progress in the medical treatment of patients with heart failure with systolic dysfunction, cardiac resynchronization therapy, internal cardiac defibrillators and multidisciplinary management programmes has resulted in dramatic improvements in survival and quality of life; Defibrillators, Implantable TREATS Heart failure</text:p>
          </table:table-cell>
        </table:table-row>
        <table:table-row table:style-name="ro1">
          <table:table-cell office:value-type="string">
            <text:p>21402600 Results of coronary artery bypass grafting alone and combined with surgical ventricular reconstruction for ischemic heart failure. Reconstructive Surgical Procedures TREATS Heart failure</text:p>
          </table:table-cell>
        </table:table-row>
        <table:table-row table:style-name="ro1">
          <table:table-cell office:value-type="string">
            <text:p>23325883 OBJECTIVE: To clarify whether any particular beta blocker is superior in patients with heart failure and reduced ejection fraction or whether the benefits of these agents are mainly due to a class effect. Adrenergic beta-Antagonists TREATS Heart failure</text:p>
          </table:table-cell>
        </table:table-row>
        <table:table-row table:style-name="ro1">
          <table:table-cell office:value-type="string">
            <text:p>22583451 An adequately powered, well-conducted randomized controlled trial that directly compares spironolactone and eplerenone may be required to provide more robust evidence on the optimal management of post-MI HF. eplerenone TREATS Heart failure</text:p>
          </table:table-cell>
        </table:table-row>
        <table:table-row table:style-name="ro1">
          <table:table-cell office:value-type="string">
            <text:p>23344981 Since then, many important classes of agents (e.g. ACE inhibitors, angiotensin receptor antagonists and inotropes) have been introduced for the treatment of heart failure. Angiotensin Receptor Antagonists TREATS Heart failure</text:p>
          </table:table-cell>
        </table:table-row>
        <table:table-row table:style-name="ro1">
          <table:table-cell office:value-type="string">
            <text:p>21185153 CONCLUSIONS: Spironolactone improves atrial conduction and remodeling in patients with HF. Spironolactone TREATS Heart failure</text:p>
          </table:table-cell>
        </table:table-row>
        <table:table-row table:style-name="ro1">
          <table:table-cell office:value-type="string">
            <text:p>21215550 The hospitalization rates for HF were 6% in the n-3 PUFAs and 30% in the placebo group (p = 0.0002). Hospitalization TREATS Heart failure</text:p>
          </table:table-cell>
        </table:table-row>
        <table:table-row table:style-name="ro1">
          <table:table-cell office:value-type="string">
            <text:p>21982669 METHODS AND RESULTS: Using Cox proportional hazards models, we identified independent predictors of the composite of cardiovascular death, myocardial infarction, stroke, hospitalization for myocardial ischemia, or heart failure (HF) in 3,847 patients in the TREAT, 961 (25%) of whom experienced this outcome. Hospitalization TREATS Heart failure</text:p>
          </table:table-cell>
        </table:table-row>
        <table:table-row table:style-name="ro1">
          <table:table-cell office:value-type="string">
            <text:p>23887741 Rationale and Design of a Randomized, Double-Blind, Placebo Controlled Multicenter Trial to Study Efficacy, Security, and Long Term Effects of Intermittent Repeated Levosimendan Administration in Patients with Advanced Heart Failure: LAICA study. Intermittent administration TREATS Heart failure</text:p>
          </table:table-cell>
        </table:table-row>
        <table:table-row table:style-name="ro1">
          <table:table-cell office:value-type="string">
            <text:p>22042636 Supplement of omega-3 FA improves cardiovascular outcomes in patients with CHD and heart failure (HF). Fatty Acids, Omega-3 TREATS Heart failure</text:p>
          </table:table-cell>
        </table:table-row>
        <table:table-row table:style-name="ro1">
          <table:table-cell office:value-type="string">
            <text:p>21216835 BACKGROUND: Cardiac transplantation, a procedure nearly abandoned in the 1970s, has evolved into the standard of care for appropriate patients with end-stage heart failure. Procedures TREATS Heart failure</text:p>
          </table:table-cell>
        </table:table-row>
        <table:table-row table:style-name="ro1">
          <table:table-cell office:value-type="string">
            <text:p>22067089 METHODS AND RESULTS: At baseline and after 12 and 18 months, 622 HF patients aged &gt;=60 years (77 +/- 8 years, 74% NYHA-class &gt;=III) participating in the Trial of Intensified vs. standard Medical therapy in Elderly patients with Congestive Heart Failure had prospective evaluation of end-of-life preferences by answering trade-off questions (willingness to accept a shorter life span in return for living without symptoms) and preferences for resuscitation if necessary. Medical therapy TREATS Congestive heart failure</text:p>
          </table:table-cell>
        </table:table-row>
        <table:table-row table:style-name="ro1">
          <table:table-cell office:value-type="string">
            <text:p>22583451 An adequately powered, well-conducted randomized controlled trial that directly compares spironolactone and eplerenone may be required to provide more robust evidence on the optimal management of post-MI HF. Spironolactone TREATS Heart failure</text:p>
          </table:table-cell>
        </table:table-row>
        <table:table-row table:style-name="ro1">
          <table:table-cell office:value-type="string">
            <text:p>19848196 OBJECTIVE: To evaluate the clinical efficacy of Shenfu Injection (SFI), as a adjuvant therapy, in treating patients of ischemic cardiomyopathy with heart insufficiency (ICP-HI). adjuvant therapy TREATS Heart failure</text:p>
          </table:table-cell>
        </table:table-row>
        <table:table-row table:style-name="ro1">
          <table:table-cell office:value-type="string">
            <text:p>22067410 Accordingly, we performed a 1-year pilot trial with sildenafil in patients with HF and EOB. sildenafil TREATS Heart failure</text:p>
          </table:table-cell>
        </table:table-row>
        <table:table-row table:style-name="ro1">
          <table:table-cell office:value-type="string">
            <text:p>23106890 A multi-center, double-blind, randomized, parallel group study to evaluate the effects of two different doses of losartan on morbidity and mortality in Chinese patients with symptomatic heart failure intolerant of angiotensin converting enzyme inhibitor treatment. Losartan TREATS Heart failure</text:p>
          </table:table-cell>
        </table:table-row>
        <table:table-row table:style-name="ro1">
          <table:table-cell office:value-type="string">
            <text:p>21444883 The first secondary end point was a composite of cardiovascular death and hospitalization for HF. Hospitalization TREATS Heart failure</text:p>
          </table:table-cell>
        </table:table-row>
        <table:table-row table:style-name="ro1">
          <table:table-cell office:value-type="string">
            <text:p>20085991 Included randomised controlled trials that compared centre based cardiac rehabilitation with home based programmes in adults with acute myocardial infarction, angina, or heart failure or who had undergone coronary revascularisation. Cardiac rehabilitation TREATS Heart failure</text:p>
          </table:table-cell>
        </table:table-row>
        <table:table-row table:style-name="ro1">
          <table:table-cell office:value-type="string">
            <text:p>21122851 Effects of rosuvastatin and allopurinol on circulating endothelial progenitor cells in patients with congestive heart failure: the impact of inflammatory process and oxidative stress. Allopurinol TREATS Congestive heart failure</text:p>
          </table:table-cell>
        </table:table-row>
        <table:table-row table:style-name="ro1">
          <table:table-cell office:value-type="string">
            <text:p>21055649 This study was designed to assess the impact of a home-based disease management program, the Alere DayLink HF Monitoring System (HFMS), on the clinical and economic outcomes of Medicare beneficiaries recently hospitalized for heart failure who received the care from a community-based primary care practitioner. Monitoring Systems TREATS Heart failure</text:p>
          </table:table-cell>
        </table:table-row>
        <table:table-row table:style-name="ro1">
          <table:table-cell office:value-type="string">
            <text:p>21900084 Seven factors were identified as associated with echocardiographic response to CRT-D and made up the response score (female sex, nonischemic origin, left bundle-branch block, QRS &gt;=150 milliseconds, prior hospitalization for heart failure, left ventricular end-diastolic volume &gt;=125 mL/m(2), and left atrial volume &lt;40 mL/m(2)). Hospitalization TREATS Heart failure</text:p>
          </table:table-cell>
        </table:table-row>
        <table:table-row table:style-name="ro1">
          <table:table-cell office:value-type="string">
            <text:p>22417281 OBJECTIVE: To support decision making on how to best redesign chronic care by studying the heterogeneity in effectiveness across chronic care management evaluations for heart failure. long-term care TREATS Heart failure</text:p>
          </table:table-cell>
        </table:table-row>
        <table:table-row table:style-name="ro1">
          <table:table-cell office:value-type="string">
            <text:p>21411210 INTRODUCTION AND OBJECTIVES: Multidisciplinary strategies for the management of heart failure (HF) improve outcomes. Introduction procedure TREATS Heart failure</text:p>
          </table:table-cell>
        </table:table-row>
        <table:table-row table:style-name="ro1">
          <table:table-cell office:value-type="string">
            <text:p>20660805 The Registry to Improve the Use of Evidence-Based Heart Failure Therapies in the Outpatient Setting (IMPROVE HF) prospectively tested a multidimensional practice-specific performance improvement intervention on the use of guideline-recommended therapies for HF in outpatient cardiology practices. Intervention regimes TREATS Heart failure</text:p>
          </table:table-cell>
        </table:table-row>
        <table:table-row table:style-name="ro1">
          <table:table-cell office:value-type="string">
            <text:p>23152267 The efficacy and safety of other pharmacological interventions for treating heart failure in patients with Chagas disease is unknown. Intervention regimes TREATS Heart failure</text:p>
          </table:table-cell>
        </table:table-row>
        <table:table-row table:style-name="ro1">
          <table:table-cell office:value-type="string">
            <text:p>23329651 AIMS: This report describes the baseline characteristics of patients in the Reduction of Events with Darbepoetin alfa in Heart Failure trial (RED-HF) which is testing the hypothesis that anaemia correction with darbepoetin alfa will reduce the composite endpoint of death from any cause or hospital admission for worsening heart failure, and improve other outcomes. Hospital admission TREATS Heart failure</text:p>
          </table:table-cell>
        </table:table-row>
        <table:table-row table:style-name="ro1">
          <table:table-cell office:value-type="string">
            <text:p>20534420 Objective: The objective was to compare the long-term results in patients with severe ischemic heart failure who underwent CABG alone or CABG combined with concomitant epicardial implantation of a CRT system. Coronary Artery Bypass Surgery TREATS Heart failure</text:p>
          </table:table-cell>
        </table:table-row>
        <table:table-row table:style-name="ro1">
          <table:table-cell office:value-type="string">
            <text:p>21215550 CONCLUSIONS: In patients with NICM and minimal symptoms in response to evidence-based medical therapy, n-3 PUFAs treatment increases LV systolic function and functional capacity and may reduce hospitalizations for HF. Hospitalization TREATS Heart failure</text:p>
          </table:table-cell>
        </table:table-row>
        <table:table-row table:style-name="ro1">
          <table:table-cell office:value-type="string">
            <text:p>23159551 Sprint Fidelis lead fractures in patients with cardiac resynchronization therapy devices: insight from the Resynchronization/Defibrillation for Ambulatory Heart Failure (RAFT) study. Electric Countershock TREATS Heart failure</text:p>
          </table:table-cell>
        </table:table-row>
        <table:table-row table:style-name="ro1">
          <table:table-cell office:value-type="string">
            <text:p>22364690 Larger clinical trials evaluating torsemide as a first or second-line loop diuretic for congestive heart failure in dogs are warranted. Loop Diuretics TREATS Congestive heart failure</text:p>
          </table:table-cell>
        </table:table-row>
        <table:table-row table:style-name="ro1">
          <table:table-cell office:value-type="string">
            <text:p>21483169 During a mean follow-up period of 19.3 months, 40 patients (5.5%) reached the primary endpoint (a composite of all-cause death, stroke, systemic embolism, major bleeding, and hospitalization for heart failure) and 140 patients (19.4%) experienced a recurrence of AF. Hospitalization TREATS Heart failure</text:p>
          </table:table-cell>
        </table:table-row>
        <table:table-row table:style-name="ro1">
          <table:table-cell office:value-type="string">
            <text:p>21474462 the addition of n-3 PUFA to optimal medical therapy for patients with heart failure is likely to be cost-effective. Medical therapy TREATS Heart failure</text:p>
          </table:table-cell>
        </table:table-row>
        <table:table-row table:style-name="ro1">
          <table:table-cell office:value-type="string">
            <text:p>22160239 The estimate of the odds ratio for mortality for patients with severe heart failure treated with dobutamine compared with standard care or placebo was 1.47 (95% confidence interval 0.98-2.21, p = 0.06). Dobutamine TREATS Heart failure</text:p>
          </table:table-cell>
        </table:table-row>
        <table:table-row table:style-name="ro1">
          <table:table-cell office:value-type="string">
            <text:p>21320922 PURPOSE: To assess the benefits and harms of CRT in patients with advanced heart failure and those with less symptomatic disease. Cardiac resynchronisation therapy TREATS Heart failure</text:p>
          </table:table-cell>
        </table:table-row>
        <table:table-row table:style-name="ro1">
          <table:table-cell office:value-type="string">
            <text:p>19635069 CONCLUSIONS: TRUST CRT is a randomized, clinical trial in CRT candidates to evaluate the effectiveness of triple-site pacing versus standard resynchronization in patients with HF. Cardiac resynchronisation therapy TREATS Heart failure</text:p>
          </table:table-cell>
        </table:table-row>
        <table:table-row table:style-name="ro1">
          <table:table-cell office:value-type="string">
            <text:p>21791543 Data for the primary outcome of death from any cause or hospitalization for HF will be available up to 31 December 2010, giving a mean follow-up of 5 years. Hospitalization TREATS Heart failure</text:p>
          </table:table-cell>
        </table:table-row>
        <table:table-row table:style-name="ro1">
          <table:table-cell office:value-type="string">
            <text:p>20947383 The oral, direct Factor Xa inhibitor, rivaroxaban, has not been studied in patients with HF. Antithrombin III TREATS Heart failure</text:p>
          </table:table-cell>
        </table:table-row>
        <table:table-row table:style-name="ro1">
          <table:table-cell office:value-type="string">
            <text:p>22134397 Self-care is an important aspect of heart failure (HF) management. Self Care TREATS Heart failure</text:p>
          </table:table-cell>
        </table:table-row>
        <table:table-row table:style-name="ro1">
          <table:table-cell office:value-type="string">
            <text:p>19648389 Recent controversy regarding the detrimental effects that some beta-blockers have on metabolic parameters has raised inappropriate concerns about the use of any beta-blocker for diabetes. beta-Blockade is standard therapy for the patient with stage B HF who has had a myocardial infarction, but few data are available concerning use in asymptomatic patients with left ventricular dysfunction. Adrenergic beta-Antagonists TREATS Heart failure</text:p>
          </table:table-cell>
        </table:table-row>
        <table:table-row table:style-name="ro1">
          <table:table-cell office:value-type="string">
            <text:p>23181944 Ivabradine is used in the treatment of adults with New York Heart Association class II-IV chronic heart failure with systolic dysfunction, in sinus rhythm, with a heart rate of &gt;/=75 beats per minute (bpm). ivabradine TREATS Heart failure</text:p>
          </table:table-cell>
        </table:table-row>
        <table:table-row table:style-name="ro1">
          <table:table-cell office:value-type="string">
            <text:p>22626743 The primary end point was the rate of emergency department or urgent in-office visits for heart failure, arrhythmias, or ICD-related events. Office Visits TREATS Heart failure</text:p>
          </table:table-cell>
        </table:table-row>
        <table:table-row table:style-name="ro1">
          <table:table-cell office:value-type="string">
            <text:p>22424012 Randomized, double-blind pilot study of transendocardial injection of autologous aldehyde dehydrogenase-bright stem cells in patients with ischemic heart failure. Injection procedure TREATS Heart failure</text:p>
          </table:table-cell>
        </table:table-row>
        <table:table-row table:style-name="ro1">
          <table:table-cell office:value-type="string">
            <text:p>22947583 AIM: The aim of this study was to systematically develop a tool for GPs with which they can identify patients with congestive heart failure (CHF), chronic obstructive pulmonary disease (COPD), and cancer respectively, who could benefit from proactive palliative care. Palliative Care TREATS Congestive heart failure</text:p>
          </table:table-cell>
        </table:table-row>
        <table:table-row table:style-name="ro1">
          <table:table-cell office:value-type="string">
            <text:p>21874282 Diuretics and vasodilators have been the cornerstone of heart failure (HF) therapy for decades. Diuretics TREATS Heart failure</text:p>
          </table:table-cell>
        </table:table-row>
        <table:table-row table:style-name="ro1">
          <table:table-cell office:value-type="string">
            <text:p>21282316 BACKGROUND: Studies of cardiac resynchronization therapy in addition to an implantable cardioverter defibrillator in patients with mild to moderate congestive heart failure had not been shown to reduce mortality until the recent RAFT trial (Resynchronization/Defibrillation for Ambulatory Heart Failure Trial). Defibrillators, Implantable TREATS Congestive heart failure</text:p>
          </table:table-cell>
        </table:table-row>
        <table:table-row table:style-name="ro1">
          <table:table-cell office:value-type="string">
            <text:p>23870813 Frequency of arterial thrombotic events or hospital admission for heart failure did not differ between groups given ranibizumab (20 [6%] of 314 participants) and bevacizumab (12 [4%] of 296; Hospital admission TREATS Heart failure</text:p>
          </table:table-cell>
        </table:table-row>
        <table:table-row table:style-name="ro1">
          <table:table-cell office:value-type="string">
            <text:p>20477907 Whilst experiences of ICD patients have been well reported, experiences of patients receiving pacemakers for any reason and pacemakers or ICDs for heart failure (bi-ventricular devices or cardiac resynchronisation therapy - CRT) remain largely unknown. Defibrillators, Implantable TREATS Heart failure</text:p>
          </table:table-cell>
        </table:table-row>
        <table:table-row table:style-name="ro1">
          <table:table-cell office:value-type="string">
            <text:p>21205755 In subgroup analyses, there were no significant differences in CHF incidence or risk between patients treated with low-dose (2.5 mg/kg) versus high-dose (5 mg/kg) bevacizumab or among patients treated with different chemotherapy regimens. Chemotherapy-Oncologic Procedure TREATS Congestive heart failure</text:p>
          </table:table-cell>
        </table:table-row>
        <table:table-row table:style-name="ro1">
          <table:table-cell office:value-type="string">
            <text:p>20464735 However, there is some suggestion of a lower rate of clinical heart failure in patients treated with epirubicin.We identified two RCTs with varying quality addressing liposomal-encapsulated doxorubicin versus conventional doxorubicin (521 patients). Epirubicin TREATS Heart failure</text:p>
          </table:table-cell>
        </table:table-row>
        <table:table-row table:style-name="ro1">
          <table:table-cell office:value-type="string">
            <text:p>22922245 and 4) a pragmatic protocol for formal testing through a randomized controlled trial (RCT) of the E-Coach intervention in congestive heart failure (CHF) and chronic obstructive pulmonary disease (COPD) patients admitted to a large tertiary hospital. Intervention regimes TREATS Congestive heart failure</text:p>
          </table:table-cell>
        </table:table-row>
        <table:table-row table:style-name="ro1">
          <table:table-cell office:value-type="string">
            <text:p>21606084 In the CRT group, compared with the RV group, fewer patients had worsening HF [SHR 0.27 (95% CI 0.12-0.58), P = 0.001] and hospitalizations for HF [SHR 0.20 (95% CI 0.06-0.72), P = 0.013]. Hospitalization TREATS Heart failure</text:p>
          </table:table-cell>
        </table:table-row>
        <table:table-row table:style-name="ro1">
          <table:table-cell office:value-type="string">
            <text:p>19664831 CONCLUSION: Data from nine published studies, suggest exercise training has a favorable effect on BNP and NT-pro-BNP in heart failure patients. N-terminal pro-B-type natriuretic peptide TREATS Heart failure</text:p>
          </table:table-cell>
        </table:table-row>
        <table:table-row table:style-name="ro1">
          <table:table-cell office:value-type="string">
            <text:p>23057654 Although exercise is an important component of heart failure management, optimal regimens, particularly in heart failure with preserved ejection fraction (HFPEF), are uncertain. Treatment Protocols TREATS Heart failure</text:p>
          </table:table-cell>
        </table:table-row>
        <table:table-row table:style-name="ro1">
          <table:table-cell office:value-type="string">
            <text:p>22678768 Effects of renin-angiotensin system blockade on mortality and hospitalization in heart failure with preserved ejection fraction. Hospitalization TREATS Heart failure</text:p>
          </table:table-cell>
        </table:table-row>
        <table:table-row table:style-name="ro1">
          <table:table-cell office:value-type="string">
            <text:p>21211688 METHODS: Forty-four Italian cardiological centers followed up 1,193 patients who received a CRT-D according to current guidelines for advanced HF, New York Heart Association functional class &gt;= II, left ventricular ejection fraction &lt;= 35%, and QRS complex &gt;= 120 ms. CRT-D TREATS Heart failure</text:p>
          </table:table-cell>
        </table:table-row>
        <table:table-row table:style-name="ro1">
          <table:table-cell office:value-type="string">
            <text:p>21145258 Both statins and allopurinol have known anti-oxidant properties, but their utility in HF has not been fully assessed. Hydroxymethylglutaryl-CoA Reductase Inhibitors TREATS Heart failure</text:p>
          </table:table-cell>
        </table:table-row>
        <table:table-row table:style-name="ro1">
          <table:table-cell office:value-type="string">
            <text:p>19703336 Our results, therefore, indicate that administration of coenzyme Q10 is useful in ameliorating cardiac failure in patients with idiopathic dilated cardiomyopathy through its significant effect on improving diastolic function. coenzyme Q10 TREATS Heart failure</text:p>
          </table:table-cell>
        </table:table-row>
        <table:table-row table:style-name="ro1">
          <table:table-cell office:value-type="string">
            <text:p>20634483 BACKGROUND: Few data exist to characterize the delivery of evidence-based medical therapy for outpatients with heart failure who have received implantable cardioverter-defibrillators or cardiac resynchronization therapy (CRT) for systolic dysfunction. Cardiac resynchronisation therapy TREATS Heart failure</text:p>
          </table:table-cell>
        </table:table-row>
        <table:table-row table:style-name="ro1">
          <table:table-cell office:value-type="string">
            <text:p>19944363 METHODS AND RESULTS: The study evaluated the long-term effects of 2 different sodium diets on cytokines neurohormones, body hydration and clinical outcome in compensated HF outpatients (New York Heart Association Class II). Neurohormones TREATS Heart failure</text:p>
          </table:table-cell>
        </table:table-row>
        <table:table-row table:style-name="ro1">
          <table:table-cell office:value-type="string">
            <text:p>22082198 Hospitalization for heart failure occurred in 43 patients in the dronedarone group and 24 in the placebo group (hazard ratio, 1.81; 95% CI, 1.10 to 2.99; P=0.02). Hospitalization TREATS Heart failure</text:p>
          </table:table-cell>
        </table:table-row>
        <table:table-row table:style-name="ro1">
          <table:table-cell office:value-type="string">
            <text:p>20828340 Device therapy in the elderly heart failure patient: what is the evidence? Device therapy TREATS Heart failure</text:p>
          </table:table-cell>
        </table:table-row>
        <table:table-row table:style-name="ro1">
          <table:table-cell office:value-type="string">
            <text:p>23097067 Over the last decade there has been growing interest in using phosphodiesterase-5 (PDE-5) inhibitors in HF associated with group 2 pulmonary hypertension (PH), with benefits reported on pulmonary haemodynamic and functional status in single-centre trials Methods The Sildenafil in Heart Failure (SilHF) trial is a randomized, placebo-controlled multinational trial designed to assess efficacy and tolerability of PDE-5 inhibition with sildenafil (target dose 40 mg three times per day) in 210 patients with HF, New York Heart Association (NYHA) functional class II or III, and evidence of group 2 PH. Phosphodiesterase 5 inhibitor TREATS Heart failure</text:p>
          </table:table-cell>
        </table:table-row>
        <table:table-row table:style-name="ro1">
          <table:table-cell office:value-type="string">
            <text:p>23895801 Secondary end points are all-cause mortality, coronary revascularization plus the primary end point, hospitalization for congestive heart failure plus the primary end point, all-cause mortality plus coronary revascularization plus congestive heart failure plus the primary end point, incident type 2 diabetes, and net clinical benefit or harm. Hospitalization TREATS Congestive heart failure</text:p>
          </table:table-cell>
        </table:table-row>
        <table:table-row table:style-name="ro1">
          <table:table-cell office:value-type="string">
            <text:p>23594699 Since the original VAD design by Michael DeBakey in the early 1960s, numerous devices for mechanical circulatory support have been engineered, assessed in preclinical studies, applied to human patients in large multicenter clinical trials, and now, select devices are Food and Drug Administration-approved therapy for advanced HF patients. Support, device TREATS Heart failure</text:p>
          </table:table-cell>
        </table:table-row>
        <table:table-row table:style-name="ro1">
          <table:table-cell office:value-type="string">
            <text:p>22456701 The new guidelines expand the indication for device therapy in heart failure based on the newest study findings, particularly for patients in NYHA class II, and specify the old guidelines. Device therapy TREATS Heart failure</text:p>
          </table:table-cell>
        </table:table-row>
        <table:table-row table:style-name="ro1">
          <table:table-cell office:value-type="string">
            <text:p>21033135 OBJECTIVE: To compare the efficacy and safety of intravenous levosimendan and dobutamine in patients with decompensated heart failure refractory to conventional medications. Dobutamine TREATS Heart failure</text:p>
          </table:table-cell>
        </table:table-row>
        <table:table-row table:style-name="ro1">
          <table:table-cell office:value-type="string">
            <text:p>21839879 To evaluate the cost-effectiveness of supervised exercise therapy in HF patients under the perspective of the Brazilian Public Healthcare System. Physical therapy exercises TREATS Heart failure</text:p>
          </table:table-cell>
        </table:table-row>
        <table:table-row table:style-name="ro1">
          <table:table-cell office:value-type="string">
            <text:p>22336189 The primary endpoint was proportion of patients at 6 months who died due to ventricular tachycardia, ventricular fibrillation, or sudden unexpected death, or had myocardial infarction after cell infusion, new cardiac tumour formation on MRI, or a major adverse cardiac event (MACE; composite of death and hospital admission for heart failure or non-fatal recurrent myocardial infarction). Hospital admission TREATS Heart failure</text:p>
          </table:table-cell>
        </table:table-row>
        <table:table-row table:style-name="ro1">
          <table:table-cell office:value-type="string">
            <text:p>19627288 The authors retrospectively assessed the effect of statin use on survival in patients with advanced chronic HF receiving CRT alone (CRT-P) or CRT with implantable cardioverter-defibrillator therapy (CRT-D) in 1520 patients with advanced chronic HF from the Comparison of Medical Therapy, Pacing, and Defibrillation in Heart Failure (COMPANION) trial database. Medical therapy TREATS Heart failure</text:p>
          </table:table-cell>
        </table:table-row>
        <table:table-row table:style-name="ro1">
          <table:table-cell office:value-type="string">
            <text:p>23799908 Eligibility criteria will be age &gt;/=18 years, clinical diagnosis of chronic SHF with current New York Heart Association class II to IV symptoms, left ventricular ejection fraction &lt;/= 40%, and experience of at least one of following during the 12 months prior to study entry: hospitalization for decompensated heart failure, acute treatment with intravenous loop diuretics or hemofiltration, or pulmonary artery systolic pressure &gt;/=40mmHg on transthoracic echocardiography. Hospitalization TREATS Heart failure</text:p>
          </table:table-cell>
        </table:table-row>
        <table:table-row table:style-name="ro1">
          <table:table-cell office:value-type="string">
            <text:p>21543375 Vitamin D status and outcomes in heart failure patients. Vitamin D TREATS Heart failure</text:p>
          </table:table-cell>
        </table:table-row>
        <table:table-row table:style-name="ro1">
          <table:table-cell office:value-type="string">
            <text:p>20492762 An adequately powered, well-conducted RCT that directly compares spironolactone and eplerenone is required to provide more robust evidence on the optimal management of postMI HF patients. eplerenone TREATS Heart failure</text:p>
          </table:table-cell>
        </table:table-row>
        <table:table-row table:style-name="ro1">
          <table:table-cell office:value-type="string">
            <text:p>21112898 AIMS: To assess the cost-effectiveness of cardiac resynchronization therapy (CRT) compared with optimal medical therapy in patients with New York Heart Association (NYHA) II heart failure (HF) or NYHA I with previous HF symptoms. Medical therapy TREATS Heart failure</text:p>
          </table:table-cell>
        </table:table-row>
        <table:table-row table:style-name="ro1">
          <table:table-cell office:value-type="string">
            <text:p>19633103 OBJECTIVE: The Reduction of Events with Darbepoetin alfa in Heart Failure trial (RED-HF; Clinical Trials.gov NCT 003 58215) was designed to evaluate the effect of the long-acting erythropoietin-stimulating agent darbepoetin alfa on mortality and morbidity (and quality of life) in patients with HF and anaemia. darbepoetin alfa TREATS Heart failure</text:p>
          </table:table-cell>
        </table:table-row>
        <table:table-row table:style-name="ro1">
          <table:table-cell office:value-type="string">
            <text:p>21289328 Effect of serum sodium concentration and tolvaptan treatment on length of hospitalization in patients with heart failure. Hospitalization TREATS Heart failure</text:p>
          </table:table-cell>
        </table:table-row>
        <table:table-row table:style-name="ro1">
          <table:table-cell office:value-type="string">
            <text:p>21315217 The purpose of this study was to assess the antiarrhythmic effect of n-3PUFA versus placebo in 566 patients with heart failure enrolled in the GISSI-HF trial who received an ICD for secondary or primary prevention of ventricular fibrillation (VF) or tachycardia (VT). Fatty Acids, Omega-3 TREATS Heart failure</text:p>
          </table:table-cell>
        </table:table-row>
        <table:table-row table:style-name="ro1">
          <table:table-cell office:value-type="string">
            <text:p>20014984 In this paper, we summarize and place in clinical context the new trial findings regarding anticoagulation (dabigatran), antiplatelet therapy (ticagrelor, clopidogrel, prasugrel and aspirin), percutaneous coronary management (thrombectomy, multivessel/left main disease and biodegradable polymers), medical therapy for coronary disease (ivabradine and rosuvastatin) and management of heart failure (beta-blocker strategy, atrial fibrillation and resynchronization therapy). prasugrel TREATS Heart failure</text:p>
          </table:table-cell>
        </table:table-row>
        <table:table-row table:style-name="ro1">
          <table:table-cell office:value-type="string">
            <text:p>21080835 Secondary end points included hospitalization for heart failure, number of days in the hospital, and number of hospitalizations. Hospitalization TREATS Heart failure</text:p>
          </table:table-cell>
        </table:table-row>
        <table:table-row table:style-name="ro1">
          <table:table-cell office:value-type="string">
            <text:p>22510424 METHODS AND RESULTS: This phase II, 8-week, multicentre, double-blind, parallel-group study randomized participants (2:1) to receive lixivaptan 100 mg or placebo once daily (in addition to standard HF therapy). Placebos TREATS Heart failure</text:p>
          </table:table-cell>
        </table:table-row>
        <table:table-row table:style-name="ro1">
          <table:table-cell office:value-type="string">
            <text:p>21362532 Palliative care in advanced heart failure: an international review of the perspectives of recipients and health professionals on care provision. Palliative Care TREATS Heart failure</text:p>
          </table:table-cell>
        </table:table-row>
        <table:table-row table:style-name="ro1">
          <table:table-cell office:value-type="string">
            <text:p>21144969 OBJECTIVES: The purpose of this study was to assess whether management of heart failure (HF) guided by an individualized N-terminal pro-B-type natriuretic peptide (NT-proBNP) target would lead to improved outcome compared with HF management guided by clinical assessment alone. N-terminal pro-B-type natriuretic peptide TREATS Heart failure</text:p>
          </table:table-cell>
        </table:table-row>
        <table:table-row table:style-name="ro1">
          <table:table-cell office:value-type="string">
            <text:p>21884028 AIMS: Erythropoietin stimulating agents (ESAs) is an active area of clinical investigation in heart failure (HF) but can cause hypertension and higher hemoglobin concentrations (Hb) that have been associated with adverse outcomes. investigation TREATS Heart failure</text:p>
          </table:table-cell>
        </table:table-row>
        <table:table-row table:style-name="ro1">
          <table:table-cell office:value-type="string">
            <text:p>22617224 The Arg389Gly polymorphism has a major impact on the heart-rate response to carvedilol (but not bisoprolol) in patients with heart failure plus atrial fibrillation. carvedilol TREATS Heart failure</text:p>
          </table:table-cell>
        </table:table-row>
        <table:table-row table:style-name="ro2">
          <table:table-cell office:value-type="string">
            <text:p>21089241 The goal of this report is to compare the effectiveness and harms between aliskiren and placebo and between AIIRAs and ACEIs in the treatment of diagnosed coronary heart disease, hypertension, left ventricular dysfunction, heart failure, nondiabetic chronic kidney disease, or diabetic nephropathy. aliskiren TREATS Heart failure</text:p>
          </table:table-cell>
        </table:table-row>
        <table:table-row table:style-name="ro1">
          <table:table-cell office:value-type="string">
            <text:p>20083625 The primary endpoint is a composite of hospitalization for heart failure and cardiovascular death. Hospitalization TREATS Heart failure</text:p>
          </table:table-cell>
        </table:table-row>
        <table:table-row table:style-name="ro1">
          <table:table-cell office:value-type="string">
            <text:p>23107655 BACKGROUND: n-3 Polyunsaturated fatty acid (n-3PUFA) supplementation in the Gruppo Italiano per lo Studio della Sopravvivenza nell'Insufficienza Cardiaca (GISSI-HF) study reduced total mortality in patients with heart failure (HF), but the mechanism of action is still debated. Supplementation TREATS Heart failure</text:p>
          </table:table-cell>
        </table:table-row>
        <table:table-row table:style-name="ro1">
          <table:table-cell office:value-type="string">
            <text:p>23074521 The goals of this care model were thought to include: the prevention of emergency department visits, a reduction in hospital admissions and re-admissions, facilitation of earlier hospital discharge, a reduction or delay in long-term care admissions, and an improvement in mortality and other disease-specific patient outcomes.OHTAC approved the development of an evidence-based assessment to determine the effectiveness of specialized community based care for the management of heart failure, Type 2 diabetes and chronic wounds.PLEASE VISIT THE MEDICAL ADVISORY SECRETARIAT WEB SITE AT: www.health.gov.on.ca/ohtas to review the following reports associated with the Specialized Multidisciplinary Community-Based care series. Assessment procedure TREATS Heart failure</text:p>
          </table:table-cell>
        </table:table-row>
        <table:table-row table:style-name="ro1">
          <table:table-cell office:value-type="string">
            <text:p>20146881 This study was designed to investigate the effects of n-3 PUFA on circulating inflammatory markers and N-terminal pro-brain natriuretic peptide (NT-proBNP) in patients with heart failure. N-terminal pro-B-type natriuretic peptide TREATS Heart failure</text:p>
          </table:table-cell>
        </table:table-row>
        <table:table-row table:style-name="ro1">
          <table:table-cell office:value-type="string">
            <text:p>21851882 Twelve asymptomatic HF patients needed to be treated with CRT to prevent 1 hospitalization. Cardiac resynchronisation therapy TREATS Heart failure</text:p>
          </table:table-cell>
        </table:table-row>
        <table:table-row table:style-name="ro1">
          <table:table-cell office:value-type="string">
            <text:p>22385946 OBJECTIVE: Management of depression, if it is independently associated with repeated hospitalizations for heart failure (HF), offers promise as a viable and cost-effective strategy to improve health outcomes and reduce health care costs for HF. Hospitalization TREATS Heart failure</text:p>
          </table:table-cell>
        </table:table-row>
        <table:table-row table:style-name="ro1">
          <table:table-cell office:value-type="string">
            <text:p>21122851 CONCLUSION: Short-term treatment with rosuvastatin, but not allopurinol, significantly increases the number of circulating EPCs in patients with heart failure providing further insights into its role in these individuals. rosuvastatin TREATS Heart failure</text:p>
          </table:table-cell>
        </table:table-row>
        <table:table-row table:style-name="ro1">
          <table:table-cell office:value-type="string">
            <text:p>23801482 BACKGROUND: Patients with decompensated heart failure frequently present with volume overload, which is conventionally treated with diuretics. Diuretics TREATS Heart failure</text:p>
          </table:table-cell>
        </table:table-row>
        <table:table-row table:style-name="ro1">
          <table:table-cell office:value-type="string">
            <text:p>23570355 Here, the authors critically review the current role of the PAC and the management of patients with HF, and discuss the role of the PAC in the development of new therapies for HF. Swan-Ganz catheter, device TREATS Heart failure</text:p>
          </table:table-cell>
        </table:table-row>
        <table:table-row table:style-name="ro1">
          <table:table-cell office:value-type="string">
            <text:p>23502992 However, hospitalization for HF was significantly lower in the intervention group than in the usual-care group (HR 0.52, 95% CI 0.27-0.96, P=0.037). Hospitalization TREATS Heart failure</text:p>
          </table:table-cell>
        </table:table-row>
        <table:table-row table:style-name="ro1">
          <table:table-cell office:value-type="string">
            <text:p>23618535 To determine the effects of lipophilic statins on (1) mortality, (2) hospitalisation for worsening HF, (3) cardiac function and (4) inflammation.2. Hospitalization TREATS Heart failure</text:p>
          </table:table-cell>
        </table:table-row>
        <table:table-row table:style-name="ro1">
          <table:table-cell office:value-type="string">
            <text:p>22927555 METHODS AND RESULTS: SHIFT was a double-blind clinical trial in which 6505 patients with moderate-to-severe HF and left ventricular systolic dysfunction, all of whom had been hospitalized for HF during the preceding year, were randomized to ivabradine or to placebo on a background of guideline-recommended HF therapy (including maximized beta-blockade). ivabradine TREATS Heart failure</text:p>
          </table:table-cell>
        </table:table-row>
        <table:table-row table:style-name="ro1">
          <table:table-cell office:value-type="string">
            <text:p>21073363 Hospitalizations for heart failure and for any cause were also reduced with eplerenone. Hospitalization TREATS Heart failure</text:p>
          </table:table-cell>
        </table:table-row>
        <table:table-row table:style-name="ro1">
          <table:table-cell office:value-type="string">
            <text:p>19493864 Relationships between cardiac resynchronization therapy and N-terminal pro-brain natriuretic peptide in patients with heart failure and markers of cardiac dyssynchrony: an analysis from the Cardiac Resynchronization in Heart Failure (CARE-HF) study. Cardiac resynchronisation therapy TREATS Heart failure</text:p>
          </table:table-cell>
        </table:table-row>
        <table:table-row table:style-name="ro1">
          <table:table-cell office:value-type="string">
            <text:p>21131387 DIureticS on clinical, biohumoral and haemodynamic variables in patients with deCOmpensated heart failure: the ULTRADISCO study. Diuretics TREATS Heart failure</text:p>
          </table:table-cell>
        </table:table-row>
        <table:table-row table:style-name="ro1">
          <table:table-cell office:value-type="string">
            <text:p>19329820 BACKGROUND: Surgical ventricular reconstruction is a specific procedure designed to reduce left ventricular volume in patients with heart failure caused by coronary artery disease. Procedures TREATS Heart failure</text:p>
          </table:table-cell>
        </table:table-row>
        <table:table-row table:style-name="ro1">
          <table:table-cell office:value-type="string">
            <text:p>21033135 CONCLUSION: Levosimendan was well tolerated and superior to dobutamine for patients with decompensated heart failure refractory to conventional medications. Dobutamine TREATS Heart failure</text:p>
          </table:table-cell>
        </table:table-row>
        <table:table-row table:style-name="ro1">
          <table:table-cell office:value-type="string">
            <text:p>22187551 Randomized controlled trial to compare a telehomecare intervention for patients 55 and older following hospital discharge for HF to usual skilled home care. Intervention regimes TREATS Heart failure</text:p>
          </table:table-cell>
        </table:table-row>
        <table:table-row table:style-name="ro1">
          <table:table-cell office:value-type="string">
            <text:p>19477398 The Compliance And Quality of Life Study Comparing Once-Daily Controlled-Release Carvedilol CR and Twice-Daily Immediate-Release Carvedilol IR in Patients with Heart Failure (CASPER) Trial was designed to measure differential compliance, satisfaction, and quality of life in chronic HF patients taking carvedilol immediate release (IR) twice daily versus the bioequivalent carvedilol controlled-release (CR) once daily. carvedilol TREATS Heart failure</text:p>
          </table:table-cell>
        </table:table-row>
        <table:table-row table:style-name="ro1">
          <table:table-cell office:value-type="string">
            <text:p>19398078 Our objective was to conduct a meta-analysis to determine aggregate risk of mortality and hospitalization in CHF from systolic dysfunction and diabetes. Hospitalization TREATS Congestive heart failure</text:p>
          </table:table-cell>
        </table:table-row>
        <table:table-row table:style-name="ro1">
          <table:table-cell office:value-type="string">
            <text:p>19539144 Lowered B-type natriuretic peptide in response to levosimendan or dobutamine treatment is associated with improved survival in patients with severe acutely decompensated heart failure. Dobutamine TREATS Heart failure</text:p>
          </table:table-cell>
        </table:table-row>
        <table:table-row table:style-name="ro1">
          <table:table-cell office:value-type="string">
            <text:p>19027970 This PROBE study has demonstrated similar clinical responses with increased dose of ACE inhibitor compared to addition of ARB in patients with systolic CHF. Angiotensin-Converting Enzyme Inhibitors TREATS Congestive heart failure</text:p>
          </table:table-cell>
        </table:table-row>
        <table:table-row table:style-name="ro1">
          <table:table-cell office:value-type="string">
            <text:p>22764183 CONCLUSION: Nebivolol failed to improve outcomes in elderly patients with stable heart failure and co-existing AF, irrespective of LVEF. nebivolol TREATS Heart failure</text:p>
          </table:table-cell>
        </table:table-row>
        <table:table-row table:style-name="ro1">
          <table:table-cell office:value-type="string">
            <text:p>24007890 OBJECTIVE: To examine the safety and potential benefits of metformin in diabetic patients with cardiovascular (CV) disease and heart failure (HF). Metformin TREATS Heart failure</text:p>
          </table:table-cell>
        </table:table-row>
        <table:table-row table:style-name="ro1">
          <table:table-cell office:value-type="string">
            <text:p>21555324 Fluid status monitoring with a wireless network to reduce cardiovascular-related hospitalizations and mortality in heart failure: rationale and design of the OptiLink HF Study (Optimization of Heart Failure Management using OptiVol Fluid Status Monitoring and CareLink). Hospitalization TREATS Heart failure</text:p>
          </table:table-cell>
        </table:table-row>
        <table:table-row table:style-name="ro1">
          <table:table-cell office:value-type="string">
            <text:p>22696335 Although oral anticoagulation is indicated in certain groups of patients with heart failure (for example atrial fibrillation), the data available does not support its routine use in heart failure patients who remain in sinus rhythm. anticoagulation TREATS Heart failure</text:p>
          </table:table-cell>
        </table:table-row>
        <table:table-row table:style-name="ro1">
          <table:table-cell office:value-type="string">
            <text:p>23799908 Secondary outcomes will include changes in ventilatory efficiency (minute ventilation/carbon dioxide production slope), left ventricular systolic and diastolic parameters, pulmonary artery systolic pressure, plasma concentration of brain natriuretic peptide, occurrence of mortality or hospitalization for heart failure, and the occurrence of any adverse event. Hospitalization TREATS Heart failure</text:p>
          </table:table-cell>
        </table:table-row>
        <table:table-row table:style-name="ro1">
          <table:table-cell office:value-type="string">
            <text:p>20953365 This paper provides an evidence-based assessment of expected clinical benefits of exercise training for heart failure patients. Assessment procedure TREATS Heart failure</text:p>
          </table:table-cell>
        </table:table-row>
        <table:table-row table:style-name="ro1">
          <table:table-cell office:value-type="string">
            <text:p>21320922 Meta-analysis: cardiac resynchronization therapy for patients with less symptomatic heart failure. Cardiac resynchronisation therapy TREATS Heart failure</text:p>
          </table:table-cell>
        </table:table-row>
        <table:table-row table:style-name="ro1">
          <table:table-cell office:value-type="string">
            <text:p>19634804 The final 18 consisted of metrics for asthma, cardiovascular disease, congestive heart failure, diabetes, medication and allergy documentation, mental health, osteoporosis, and prevention. Metric TREATS Congestive heart failure</text:p>
          </table:table-cell>
        </table:table-row>
        <table:table-row table:style-name="ro1">
          <table:table-cell office:value-type="string">
            <text:p>22617224 This pharmacogenetic substudy of the prospective, double-blind, randomized CIBIS-ELD trial determined the impact of the beta1-adrenoceptor Arg189Gly polymorphism on heart-rate responses to bisoprolol or carvedilol in elderly patients with heart failure (421 with sinus rhythm, 107 with atrial fibrillation). carvedilol TREATS Heart failure</text:p>
          </table:table-cell>
        </table:table-row>
        <table:table-row table:style-name="ro1">
          <table:table-cell office:value-type="string">
            <text:p>23816017 RESULTS: Combined data from a total of 4,356 patients with heart failure treated with CRT showed no differences in clinical or echocardiographic outcomes between patients who underwent AV and/or VV delay optimization and patients who underwent empiric device programming (Mantel-Haenszel odds ratio 0.86 [95% CI 0.68-1.09], P value for overall effect = .21 by intention-to-treat analysis). Cardiac resynchronisation therapy TREATS Heart failure</text:p>
          </table:table-cell>
        </table:table-row>
        <table:table-row table:style-name="ro1">
          <table:table-cell office:value-type="string">
            <text:p>22511747 CONCLUSIONS: Given the unmet clinical needs, testosterone appears to be a promising therapy to improve functional capacity in patients with HF. Testosterone TREATS Heart failure</text:p>
          </table:table-cell>
        </table:table-row>
        <table:table-row table:style-name="ro1">
          <table:table-cell office:value-type="string">
            <text:p>20801500 INTERPRETATION: Our results support the importance of heart-rate reduction with ivabradine for improvement of clinical outcomes in heart failure and confirm the important role of heart rate in the pathophysiology of this disorder. ivabradine TREATS Heart failure</text:p>
          </table:table-cell>
        </table:table-row>
        <table:table-row table:style-name="ro1">
          <table:table-cell office:value-type="string">
            <text:p>20414532 OBJECTIVE: To prospectively study the acute effectsof a low-sodium diet in patients (pts) with heart failure (HF). Diet, Sodium-Restricted TREATS Heart failure</text:p>
          </table:table-cell>
        </table:table-row>
        <table:table-row table:style-name="ro1">
          <table:table-cell office:value-type="string">
            <text:p>23500267 CONCLUSIONS: This first randomized trial of ablation versus rate control to focus on objective exercise performance in AF and HF shows significant benefit from ablation, a strategy that also improves symptoms and neurohormonal status. Ablation TREATS Heart failure</text:p>
          </table:table-cell>
        </table:table-row>
        <table:table-row table:style-name="ro1">
          <table:table-cell office:value-type="string">
            <text:p>20181499 Clinical management of continuous-flow left ventricular assist devices in advanced heart failure. Left ventricular assist device TREATS Heart failure</text:p>
          </table:table-cell>
        </table:table-row>
        <table:table-row table:style-name="ro1">
          <table:table-cell office:value-type="string">
            <text:p>23279120 The clinical provider should increase the awareness of the importance of self-management skills and self-care ability especially for heart failure patients. {PROVIDER} TREATS Heart failure</text:p>
          </table:table-cell>
        </table:table-row>
        <table:table-row table:style-name="ro1">
          <table:table-cell office:value-type="string">
            <text:p>22569436 In this study, we evaluated the safety and efficacy of spironolactone in patients on continuous ambulatory peritoneal dialysis (CAPD) with CHF. Spironolactone TREATS Congestive heart failure</text:p>
          </table:table-cell>
        </table:table-row>
        <table:table-row table:style-name="ro1">
          <table:table-cell office:value-type="string">
            <text:p>19848196 OBJECTIVE: To evaluate the clinical efficacy of Shenfu Injection (SFI), as a adjuvant therapy, in treating patients of ischemic cardiomyopathy with heart insufficiency (ICP-HI). Injection procedure TREATS Heart failure</text:p>
          </table:table-cell>
        </table:table-row>
        <table:table-row table:style-name="ro1">
          <table:table-cell office:value-type="string">
            <text:p>23223178 Effect of bucindolol on heart failure outcomes and heart rate response in patients with reduced ejection fraction heart failure and atrial fibrillation. bucindolol TREATS Heart failure</text:p>
          </table:table-cell>
        </table:table-row>
        <table:table-row table:style-name="ro1">
          <table:table-cell office:value-type="string">
            <text:p>23595910 Heart transplantation and left ventricular assist device therapy: two comparable options in end-stage heart failure? Heart Transplantation TREATS Heart failure</text:p>
          </table:table-cell>
        </table:table-row>
        <table:table-row table:style-name="ro1">
          <table:table-cell office:value-type="string">
            <text:p>22328100 CONCLUSIONS: Implementation of the performance improvement intervention enhanced use of guideline-recommended HF therapies among outpatient cardiology practices. Intervention regimes TREATS Heart failure</text:p>
          </table:table-cell>
        </table:table-row>
        <table:table-row table:style-name="ro1">
          <table:table-cell office:value-type="string">
            <text:p>23936756 CONCLUSIONS: We found no evidence of increased ICD shocks in patients with HF and reduced LV function who underwent exercise training. Defibrillators, Implantable TREATS Heart failure</text:p>
          </table:table-cell>
        </table:table-row>
        <table:table-row table:style-name="ro1">
          <table:table-cell office:value-type="string">
            <text:p>21193439 Direct costs for hospitalization for HF were approximated by diagnosis-related group (DRG) tariffs in Europe and North America and were used to populate an economic model. Hospitalization TREATS Heart failure</text:p>
          </table:table-cell>
        </table:table-row>
        <table:table-row table:style-name="ro1">
          <table:table-cell office:value-type="string">
            <text:p>23325883 DESIGN: Systematic review and network meta-analysis of efficacy of different beta blockers in heart failure. Adrenergic beta-Antagonists TREATS Heart failure</text:p>
          </table:table-cell>
        </table:table-row>
        <table:table-row table:style-name="ro1">
          <table:table-cell office:value-type="string">
            <text:p>21284790 Comparative clinical- and cost-effectiveness of candesartan and losartan in the management of hypertension and heart failure: a systematic review, meta- and cost-utility analysis. candesartan TREATS Heart failure</text:p>
          </table:table-cell>
        </table:table-row>
        <table:table-row table:style-name="ro1">
          <table:table-cell office:value-type="string">
            <text:p>21075465 CONCLUSIONS: The PEARL study will provide important data on the role of pitavastatin in the treatment of Japanese patients with mildly symptomatic heart failure (UMIN-ID: UMINC000000428). itavastatin TREATS Heart failure</text:p>
          </table:table-cell>
        </table:table-row>
        <table:table-row table:style-name="ro1">
          <table:table-cell office:value-type="string">
            <text:p>20471706 BACKGROUND: Digoxin has been shown to reduce heart failure (HF) hospitalizations with no overall effect on mortality in HF patients. Hospitalization TREATS Heart failure</text:p>
          </table:table-cell>
        </table:table-row>
        <table:table-row table:style-name="ro1">
          <table:table-cell office:value-type="string">
            <text:p>19782789 METHODS: HF-ACTION was a multicenter, randomized controlled trial of aerobic exercise training versus usual care in 2,331 stable patients with LVEF of &lt; or = 35% and NYHA class II to IV HF symptoms treated with optimal medical therapy. Medical therapy TREATS Heart failure</text:p>
          </table:table-cell>
        </table:table-row>
        <table:table-row table:style-name="ro1">
          <table:table-cell office:value-type="string">
            <text:p>23680589 However, the effect of IV or oral (PO) iron supplementation alone in heart failure patients with anemia was virtually unknown. Supplementation TREATS Heart failure</text:p>
          </table:table-cell>
        </table:table-row>
        <table:table-row table:style-name="ro1">
          <table:table-cell office:value-type="string">
            <text:p>19460848 CONCLUSION: Initiation of bisoprolol in patients with HF and concomitant moderate or severe COPD resulted in a reduction in FEV(1). Bisoprolol TREATS Heart failure</text:p>
          </table:table-cell>
        </table:table-row>
        <table:table-row table:style-name="ro1">
          <table:table-cell office:value-type="string">
            <text:p>22490715 OBJECTIVE: To evaluate the feasibility, safety and efficiency of extracorporeal cardiac shock wave therapy (CSWT) in patients with ischemic heart failure. Convulsive therapy TREATS Heart failure</text:p>
          </table:table-cell>
        </table:table-row>
        <table:table-row table:style-name="ro1">
          <table:table-cell office:value-type="string">
            <text:p>23850389 BACKGROUND: Self-care is an important factor in maintaining health and well-being for individuals with heart failure. Self Care TREATS Heart failure</text:p>
          </table:table-cell>
        </table:table-row>
        <table:table-row table:style-name="ro1">
          <table:table-cell office:value-type="string">
            <text:p>23106890 CONCLUSION: The results of this post hoc analysis in Chinese subjects, although not powered to show significance, were generally consistent with the main study results, which demonstrated a significantly reduced risk of all cause death or hospitalization for heart failure with daily losartan 150 mg vs. losartan 50 mg in subjects with symptomatic heart failure and intolerance to ACE inhibitors, supporting the use of the higher dose for optimum clinical benefit. Hospitalization TREATS Heart failure</text:p>
          </table:table-cell>
        </table:table-row>
        <table:table-row table:style-name="ro1">
          <table:table-cell office:value-type="string">
            <text:p>23357717 During 4.3 years follow-up, a total of 498 aortic valve events and 181 combined total mortalities and hospitalizations for heart failure caused by the progression of AS occurred. Hospitalization TREATS Heart failure</text:p>
          </table:table-cell>
        </table:table-row>
        <table:table-row table:style-name="ro1">
          <table:table-cell office:value-type="string">
            <text:p>23723250 These findings support the use of rivaroxaban as an alternative to warfarin in patients with atrial fibrillation and HF. Warfarin TREATS Heart failure</text:p>
          </table:table-cell>
        </table:table-row>
        <table:table-row table:style-name="ro1">
          <table:table-cell office:value-type="string">
            <text:p>23106890 BACKGROUND: There have been no mortality/morbidity endpoint studies with losartan in Chinese heart failure patients. Losartan TREATS Heart failure</text:p>
          </table:table-cell>
        </table:table-row>
        <table:table-row table:style-name="ro1">
          <table:table-cell office:value-type="string">
            <text:p>23111018 OBJECTIVE: The present analysis of the Surgical Treatment for Ischemic Heart Failure randomized trial data examined the left ventricular volumes at baseline and 4 months after surgery to determine whether any magnitude of postoperative reduction in end-systolic volume affected survival after coronary artery bypass grafting alone compared with bypass grafting plus surgical ventricular reconstruction. Operative Surgical Procedures TREATS Heart failure</text:p>
          </table:table-cell>
        </table:table-row>
        <table:table-row table:style-name="ro1">
          <table:table-cell office:value-type="string">
            <text:p>23152267 OBJECTIVES: To assess the benefits and harms of current pharmacological interventions for treating heart failure in patients with Chagas cardiomyopathy. Intervention regimes TREATS Heart failure</text:p>
          </table:table-cell>
        </table:table-row>
        <table:table-row table:style-name="ro1">
          <table:table-cell office:value-type="string">
            <text:p>20452825 BACKGROUND: Hospitalization rates, morbidity and mortality are undesirably high in heart failure (HF) patients. Hospitalization TREATS Heart failure</text:p>
          </table:table-cell>
        </table:table-row>
        <table:table-row table:style-name="ro1">
          <table:table-cell office:value-type="string">
            <text:p>22898800 As of September 30, 2011, a total of 113 patients with end-stage heart failure underwent heart transplantation in Japan, and the early and late (10 years) survival rates appear better than those reported in 2011 by the Registry of the International Society of Heart and Lung Transplantation (ISHLT). Heart Transplantation TREATS Heart failure</text:p>
          </table:table-cell>
        </table:table-row>
        <table:table-row table:style-name="ro1">
          <table:table-cell office:value-type="string">
            <text:p>20485238 An integrated evaluation of these three pathophysiological mechanisms may provide a more accurate selection of heart failure patients who will benefit from CRT and may maximize the cost-effectiveness of this therapy. Cardiac resynchronisation therapy TREATS Heart failure</text:p>
          </table:table-cell>
        </table:table-row>
        <table:table-row table:style-name="ro1">
          <table:table-cell office:value-type="string">
            <text:p>22385940 This study explores the relationship between prehospital delay of HF patients and length of hospital stay, plasma values of brain natriuretic peptides (BNP) as well as the association of delay with all-cause mortality, readmission for HF, or all-cause readmissions during short- (60 days) and long-term (18 months) follow-up. Brain natriuretic peptide TREATS Heart failure</text:p>
          </table:table-cell>
        </table:table-row>
        <table:table-row table:style-name="ro1">
          <table:table-cell office:value-type="string">
            <text:p>22764183 Effect of nebivolol on outcome in elderly patients with heart failure and atrial fibrillation: insights from SENIORS. nebivolol TREATS Heart failure</text:p>
          </table:table-cell>
        </table:table-row>
        <table:table-row table:style-name="ro1">
          <table:table-cell office:value-type="string">
            <text:p>19959119 Evidence of clinical practice heterogeneity in the use of implantable cardioverter-defibrillators in heart failure and post-myocardial infarction left ventricular dysfunction: Findings from IMPROVE HF. Defibrillators, Implantable TREATS Heart failure</text:p>
          </table:table-cell>
        </table:table-row>
        <table:table-row table:style-name="ro1">
          <table:table-cell office:value-type="string">
            <text:p>20953365 Exercise training improves functional capacity, quality of life, hospitalization, and systolic and diastolic function in heart failure patients. Hospitalization TREATS Heart failure</text:p>
          </table:table-cell>
        </table:table-row>
        <table:table-row table:style-name="ro1">
          <table:table-cell office:value-type="string">
            <text:p>21384285 The aim of this randomised controlled trial (RCT) was to test the effect on hospitalisation, mortality and quality of life of an adult ambulatory disease management programme for patients with HF in Switzerland. Disease management program TREATS Heart failure</text:p>
          </table:table-cell>
        </table:table-row>
        <table:table-row table:style-name="ro1">
          <table:table-cell office:value-type="string">
            <text:p>23594699 This review highlights select examples of durable VADs from the engineering aspect of design and conception to experimental studies and clinical application underscoring the remarkable progression of such technology to now becoming the standard of care for many advanced HF patients. Ventricular assist device TREATS Heart failure</text:p>
          </table:table-cell>
        </table:table-row>
        <table:table-row table:style-name="ro1">
          <table:table-cell office:value-type="string">
            <text:p>20019604 Findings from a randomized controlled trial conducted specifically on African-Americans support the addition of the combination of isosorbide dinitrate and hydralazine to standard medical regimen for black patients with heart failure. Treatment Protocols TREATS Heart failure</text:p>
          </table:table-cell>
        </table:table-row>
        <table:table-row table:style-name="ro1">
          <table:table-cell office:value-type="string">
            <text:p>23595910 Heart transplantation and left ventricular assist device therapy: two comparable options in end-stage heart failure? Left ventricular assist device TREATS Heart failure</text:p>
          </table:table-cell>
        </table:table-row>
        <table:table-row table:style-name="ro1">
          <table:table-cell office:value-type="string">
            <text:p>22972475 The main objective of this review is to provide a comprehensive summary of data on ivabradine, and to discuss the potential role of this new agent in the spectrum of modern therapeutics for heart failure. ivabradine TREATS Heart failure</text:p>
          </table:table-cell>
        </table:table-row>
        <table:table-row table:style-name="ro1">
          <table:table-cell office:value-type="string">
            <text:p>20735859 METHODS: We conducted a systematic review of the literature between 1998 and 2008 of organizational interventions to improve care of patients with CHF. Intervention regimes TREATS Congestive heart failure</text:p>
          </table:table-cell>
        </table:table-row>
        <table:table-row table:style-name="ro1">
          <table:table-cell office:value-type="string">
            <text:p>22160239 Further research to define the role of dobutamine in treatment of severe heart failure should be a priority. Dobutamine TREATS Heart failure</text:p>
          </table:table-cell>
        </table:table-row>
        <table:table-row table:style-name="ro1">
          <table:table-cell office:value-type="string">
            <text:p>23570355 Use of the pulmonary artery catheter (PAC) in the management of heart failure has declined precipitously despite guideline-supported indications, especially among patients hospitalized with acute heart failure (HF) syndromes. Swan-Ganz catheter, device TREATS Heart failure</text:p>
          </table:table-cell>
        </table:table-row>
        <table:table-row table:style-name="ro1">
          <table:table-cell office:value-type="string">
            <text:p>20947571 This would improve clinical management and further the ability to generate dynamic and reliable risk profiles for patients with HF. Clinical Management TREATS Heart failure</text:p>
          </table:table-cell>
        </table:table-row>
        <table:table-row table:style-name="ro1">
          <table:table-cell office:value-type="string">
            <text:p>19699868 This study evaluated the effects of eplerenone, a selective aldosterone blocking agent, on the duration of subsequent hospitalizations for HF in the Eplerenone Post-Acute Myocardial Infarction Heart Failure Efficacy and Survival Study (EPHESUS). Hospitalization TREATS Heart failure</text:p>
          </table:table-cell>
        </table:table-row>
        <table:table-row table:style-name="ro1">
          <table:table-cell office:value-type="string">
            <text:p>21875515 In this review, we have outlined the general need for palliative care in advanced HF, detailed how palliative measures can be integrated into the care of those having this disease, and explored end-of-life issues specific to these patients. Palliative Care TREATS Heart failure</text:p>
          </table:table-cell>
        </table:table-row>
        <table:table-row table:style-name="ro1">
          <table:table-cell office:value-type="string">
            <text:p>20350990 BACKGROUND: Although the haemodynamic effects of oxygen in healthy subjects are well documented, there have been no well-controlled studies of the effects of oxygen in patients with heart failure (HF). Oxygen TREATS Heart failure</text:p>
          </table:table-cell>
        </table:table-row>
        <table:table-row table:style-name="ro1">
          <table:table-cell office:value-type="string">
            <text:p>22394464 Moreover, registries show down-prescription of heart failure treatments in the elderly and over-80s. prescription procedure TREATS Heart failure</text:p>
          </table:table-cell>
        </table:table-row>
        <table:table-row table:style-name="ro1">
          <table:table-cell office:value-type="string">
            <text:p>22941124 Additionally, favorable reduction in the concentration of either B-type natriuretic peptide (BNP) or B-type natriuretic peptide and its amino-terminal cleavage fragment (NT-proBNP) may be seen during treatment of heart failure, with parallel improvement in prognosis. Brain natriuretic peptide TREATS Heart failure</text:p>
          </table:table-cell>
        </table:table-row>
        <table:table-row table:style-name="ro1">
          <table:table-cell office:value-type="string">
            <text:p>22067719 Level 1 evidence demonstrated positive benefits from HFDM programs, structured telephone support, and telemonitoring interventions as an effective component of contemporary multidisciplinary HF management. Support, device TREATS Heart failure</text:p>
          </table:table-cell>
        </table:table-row>
        <table:table-row table:style-name="ro1">
          <table:table-cell office:value-type="string">
            <text:p>22196835 BACKGROUND: Medication nonadherence contributes to hospitalization and mortality, yet there have been few interventions tested that improve adherence and reduce hospitalization and mortality in heart failure (HF). Hospitalization TREATS Heart failure</text:p>
          </table:table-cell>
        </table:table-row>
        <table:table-row table:style-name="ro1">
          <table:table-cell office:value-type="string">
            <text:p>23508758 CONCLUSIONS: The totality of evidence indicates that metformin is at least as safe as other glucose-lowering treatments in patients with diabetes mellitus and HF and even in those with reduced left ventricular ejection fraction or concomitant chronic kidney disease. Metformin TREATS Heart failure</text:p>
          </table:table-cell>
        </table:table-row>
        <table:table-row table:style-name="ro1">
          <table:table-cell office:value-type="string">
            <text:p>20083626 Rationale and design of the multicentre randomized trial investigating the efficacy and safety of pulsed infusions of levosimendan in outpatients with advanced heart failure (LevoRep study). Levosimendan TREATS Heart failure</text:p>
          </table:table-cell>
        </table:table-row>
        <table:table-row table:style-name="ro1">
          <table:table-cell office:value-type="string">
            <text:p>24062916 Until then, management of volume overload in ADHF patients remains a challenge for the clinicians. Management procedure TREATS Heart failure</text:p>
          </table:table-cell>
        </table:table-row>
        <table:table-row table:style-name="ro1">
          <table:table-cell office:value-type="string">
            <text:p>20492762 It consistently emerged that, compared with usual care, use of an aldosterone antagonist appears to be a highly cost-effective strategy for the management of postMI HF patients in the NHS. Aldosterone Antagonists TREATS Heart failure</text:p>
          </table:table-cell>
        </table:table-row>
        <table:table-row table:style-name="ro1">
          <table:table-cell office:value-type="string">
            <text:p>21122851 CONCLUSION: Short-term treatment with rosuvastatin, but not allopurinol, significantly increases the number of circulating EPCs in patients with heart failure providing further insights into its role in these individuals. Allopurinol TREATS Heart failure</text:p>
          </table:table-cell>
        </table:table-row>
        <table:table-row table:style-name="ro1">
          <table:table-cell office:value-type="string">
            <text:p>23810881 (A Comparison Of Outcomes In Patients In New York Heart Association [NYHA] Class II Heart Failure When Treated With Eplerenone Or Placebo In Addition To Standard Heart Failure Medicines [EMPHASIS-HF Study]; Placebos TREATS Heart failure</text:p>
          </table:table-cell>
        </table:table-row>
        <table:table-row table:style-name="ro1">
          <table:table-cell office:value-type="string">
            <text:p>20083627 The J-CHF study was too small and was stopped too early to provide definitive evidence about the optimal dose of carvedilol for Japanese patients with heart failure. carvedilol TREATS Heart failure</text:p>
          </table:table-cell>
        </table:table-row>
        <table:table-row table:style-name="ro1">
          <table:table-cell office:value-type="string">
            <text:p>23473338 The primary outcome was a composite of death from any cause or hospitalization for worsening heart failure. Hospitalization TREATS Heart failure</text:p>
          </table:table-cell>
        </table:table-row>
        <table:table-row table:style-name="ro1">
          <table:table-cell office:value-type="string">
            <text:p>21239405 During 3.9 +/- 0.7 years of follow-up after the year-1 ECG, 154 patients (2.1%) were hospitalized for HF. follow-up TREATS Heart failure</text:p>
          </table:table-cell>
        </table:table-row>
        <table:table-row table:style-name="ro1">
          <table:table-cell office:value-type="string">
            <text:p>22977264 Thiazolidinediones should not be used because of an increased event rate in diabetic patients with established heart failure and a large increase in incident heart failure. Thiazolidinediones TREATS Heart failure</text:p>
          </table:table-cell>
        </table:table-row>
        <table:table-row table:style-name="ro1">
          <table:table-cell office:value-type="string">
            <text:p>22361399 (Intravenous Allopurinol in Heart Failure; NCT00181155). Allopurinol TREATS Heart failure</text:p>
          </table:table-cell>
        </table:table-row>
        <table:table-row table:style-name="ro1">
          <table:table-cell office:value-type="string">
            <text:p>21073363 The primary outcome was a composite of death from cardiovascular causes or hospitalization for heart failure. Hospitalization TREATS Heart failure</text:p>
          </table:table-cell>
        </table:table-row>
        <table:table-row table:style-name="ro1">
          <table:table-cell office:value-type="string">
            <text:p>23445211 Conclusions: This meta-analysis indicated that biomedical treatment plus CHM is more effective than biomedical treatment alone in treating patients with DCM and heart failure. Chinese herbal medicine TREATS Heart failure</text:p>
          </table:table-cell>
        </table:table-row>
        <table:table-row table:style-name="ro1">
          <table:table-cell office:value-type="string">
            <text:p>23291728 There was a significant interaction (P = 0.03) between baseline galectin-3 and the effect of valsartan on hospitalizations for HF. Hospitalization TREATS Heart failure</text:p>
          </table:table-cell>
        </table:table-row>
        <table:table-row table:style-name="ro1">
          <table:table-cell office:value-type="string">
            <text:p>23465094 Adverse outcomes, comprising all-cause death, implantable cardioverter-defibrillator implantation, or hospitalization for heart failure, were recorded at 1 year of follow-up. Hospitalization TREATS Heart failure</text:p>
          </table:table-cell>
        </table:table-row>
        <table:table-row table:style-name="ro1">
          <table:table-cell office:value-type="string">
            <text:p>19411662 AIMS: Increases in body weight (BW) are important determinants for hospitalization in ambulatory patients with heart failure (HF), but have not yet been explored in patients hospitalized for worsening HF. Hospitalization TREATS Heart failure</text:p>
          </table:table-cell>
        </table:table-row>
        <table:table-row table:style-name="ro1">
          <table:table-cell office:value-type="string">
            <text:p>19966175 Trimetazidine shortens QTc interval in patients with ischemic heart failure. Trimetazidine TREATS Heart failure</text:p>
          </table:table-cell>
        </table:table-row>
        <table:table-row table:style-name="ro1">
          <table:table-cell office:value-type="string">
            <text:p>22196835 CONCLUSIONS: Use of an intervention based on the TPB improves medication adherence and outcomes in patients with HF and therefore offers promise as a clinically applicable intervention to help patients with HF to adhere to their prescribed regimen. Intervention regimes TREATS Heart failure</text:p>
          </table:table-cell>
        </table:table-row>
        <table:table-row table:style-name="ro1">
          <table:table-cell office:value-type="string">
            <text:p>22137068 Eligible patients include those with age &gt;=50 years, left ventricular ejection fraction &gt;=45%, symptomatic HF, and either a hospitalization for HF within the prior year or an elevated natriuretic peptide level (B-type natriuretic peptide &gt;=100 pg/mL or N-terminal pro-B-type natriuretic peptide &gt;=360 pg/mL) within the 60 days before randomization. Hospitalization TREATS Heart failure</text:p>
          </table:table-cell>
        </table:table-row>
        <table:table-row table:style-name="ro1">
          <table:table-cell office:value-type="string">
            <text:p>21538388 Ranolazine for the treatment of heart failure with preserved ejection fraction: background, aims, and design of the RALI-DHF study. ranolazine TREATS Heart failure</text:p>
          </table:table-cell>
        </table:table-row>
        <table:table-row table:style-name="ro1">
          <table:table-cell office:value-type="string">
            <text:p>20386243 OBJECTIVE: This systematic review of recent randomized trials was conducted to determine if cardiovascular nursing interventions improve outcomes in patients with coronary artery disease (CAD) and/or heart failure. Nursing interventions TREATS Heart failure</text:p>
          </table:table-cell>
        </table:table-row>
        <table:table-row table:style-name="ro1">
          <table:table-cell office:value-type="string">
            <text:p>23736816 In network meta-analyses of randomized trials (n = 50,946), CTDN was superior to HCTZ in reducing congestive heart failure and in reducing all CVEs: percentage risk reduction 21 (95% CI 12-28), P &lt; 0.0001. Chlorthalidone TREATS Congestive heart failure</text:p>
          </table:table-cell>
        </table:table-row>
        <table:table-row table:style-name="ro1">
          <table:table-cell office:value-type="string">
            <text:p>23489806 Studies with at least three categories of fish consumption reporting both relative risk (RR) and corresponding 95% confidence interval (CI) for HF incidence were included. Reporting TREATS Heart failure</text:p>
          </table:table-cell>
        </table:table-row>
        <table:table-row table:style-name="ro1">
          <table:table-cell office:value-type="string">
            <text:p>19629314 Impact of the nursing consultation on the frequency of hospitalizations in patients with heart failure in Curitiba, Parana State. Hospitalization TREATS Heart failure</text:p>
          </table:table-cell>
        </table:table-row>
        <table:table-row table:style-name="ro1">
          <table:table-cell office:value-type="string">
            <text:p>22764183 METHODS AND RESULTS: The SENIORS trial showed an overall benefit of nebivolol compared with placebo in 2128 heart failure patients &gt;70 years of age. nebivolol TREATS Heart failure</text:p>
          </table:table-cell>
        </table:table-row>
        <table:table-row table:style-name="ro1">
          <table:table-cell office:value-type="string">
            <text:p>21357819 CONCLUSIONS: Heart failure patients with New York Heart Association class I or II and ejection fraction &lt;= 30% and LBBB derive substantial clinical benefit from CRT-D: a reduction in heart failure progression and a reduction in the risk of ventricular tachyarrhythmias. CRT-D TREATS Heart failure</text:p>
          </table:table-cell>
        </table:table-row>
        <table:table-row table:style-name="ro1">
          <table:table-cell office:value-type="string">
            <text:p>20385929 Vasodilatation to acetylcholine (P=0.01) but not apelin (P=0.3) or sodium nitroprusside (P=0.9) was attenuated in patients with heart failure. Sodium Nitroprusside TREATS Heart failure</text:p>
          </table:table-cell>
        </table:table-row>
        <table:table-row table:style-name="ro1">
          <table:table-cell office:value-type="string">
            <text:p>23983248 Low PIIINP/ICTP ratio (&lt;/=1) at one month is predictive, in addition to BNP and LV ejection fraction, of detrimental LV remodeling as well as cardiovascular deaths and hospitalizations for heart failure. Hospitalization TREATS Heart failure</text:p>
          </table:table-cell>
        </table:table-row>
        <table:table-row table:style-name="ro1">
          <table:table-cell office:value-type="string">
            <text:p>21372734 SUBJECTS AND METHOD: This is secondary analysis of a subgroup of patients experiencing their second hospital admission for HF at baseline in the COACH study, a multisite trial conducted in the Netherlands. Hospital admission TREATS Heart failure</text:p>
          </table:table-cell>
        </table:table-row>
        <table:table-row table:style-name="ro1">
          <table:table-cell office:value-type="string">
            <text:p>23887741 CONCLUSIONS: The LAICA trial results could allow confirmation of the usefulness of intermittent levosimendan infusion in reducing the rate of hospitalization for HF worsening in advanced HF outpatients. Hospitalization TREATS Heart failure</text:p>
          </table:table-cell>
        </table:table-row>
        <table:table-row table:style-name="ro1">
          <table:table-cell office:value-type="string">
            <text:p>22617224 This pharmacogenetic substudy of the prospective, double-blind, randomized CIBIS-ELD trial determined the impact of the beta1-adrenoceptor Arg189Gly polymorphism on heart-rate responses to bisoprolol or carvedilol in elderly patients with heart failure (421 with sinus rhythm, 107 with atrial fibrillation). Bisoprolol TREATS Heart failure</text:p>
          </table:table-cell>
        </table:table-row>
        <table:table-row table:style-name="ro1">
          <table:table-cell office:value-type="string">
            <text:p>20970205 Effects of exercise training on neurovascular responses during handgrip exercise in heart failure patients. Exercise TREATS Heart failure</text:p>
          </table:table-cell>
        </table:table-row>
        <table:table-row table:style-name="ro1">
          <table:table-cell office:value-type="string">
            <text:p>22137084 A trial-based economic evaluation of 2 nurse-led disease management programs in heart failure. Disease Management TREATS Heart failure</text:p>
          </table:table-cell>
        </table:table-row>
        <table:table-row table:style-name="ro1">
          <table:table-cell office:value-type="string">
            <text:p>22723048 The aim was to assess the evidence and provide directions for future medication adherence interventions for HF patients. Intervention regimes TREATS Heart failure</text:p>
          </table:table-cell>
        </table:table-row>
        <table:table-row table:style-name="ro1">
          <table:table-cell office:value-type="string">
            <text:p>19672672 Cardiac resynchronization therapy (CRT) is an established therapy for patients with advanced heart failure, depressed left ventricular function, and wide QRS complex. Cardiac resynchronisation therapy TREATS Heart failure</text:p>
          </table:table-cell>
        </table:table-row>
        <table:table-row table:style-name="ro1">
          <table:table-cell office:value-type="string">
            <text:p>20557330 Comparison of pioglitazone vs glyburide in early heart failure: insights from a randomized controlled study of patients with type 2 diabetes and mild cardiac disease. Glyburide TREATS Heart failure</text:p>
          </table:table-cell>
        </table:table-row>
        <table:table-row table:style-name="ro1">
          <table:table-cell office:value-type="string">
            <text:p>23502992 Secondary endpoints included quality of life, all-cause death and hospitalization for HF. Hospitalization TREATS Heart failure</text:p>
          </table:table-cell>
        </table:table-row>
        <table:table-row table:style-name="ro1">
          <table:table-cell office:value-type="string">
            <text:p>23241032 When conventional heart failure therapy is not enough: angiotensin receptor blocker, direct renin inhibitor, or aldosterone antagonist? Aldosterone Antagonists TREATS Heart failure</text:p>
          </table:table-cell>
        </table:table-row>
        <table:table-row table:style-name="ro1">
          <table:table-cell office:value-type="string">
            <text:p>22051874 RESULTS: Of 1220 patients undergoing intervention, 271 (22%) with documented congestive heart failure (CHF) underwent an intervention for claudication (22.5%) or critical limb ischemia (77.5%). Intervention regimes TREATS Congestive heart failure</text:p>
          </table:table-cell>
        </table:table-row>
        <table:table-row table:style-name="ro1">
          <table:table-cell office:value-type="string">
            <text:p>20560030 The aim of this study was to evaluate long-term results of intramyocardial bone marrow cell transplantation in patients with severe ischemic heart failure. Bone Marrow Cell Transplantation TREATS Heart failure</text:p>
          </table:table-cell>
        </table:table-row>
        <table:table-row table:style-name="ro1">
          <table:table-cell office:value-type="string">
            <text:p>23539907 Effects of combination of AT1-antagonist candesartan cilexetil and ACE-inhibitors in patients with congestive heart failure. candesartan cilexetil TREATS Congestive heart failure</text:p>
          </table:table-cell>
        </table:table-row>
        <table:table-row table:style-name="ro1">
          <table:table-cell office:value-type="string">
            <text:p>19637941 STUDY OBJECTIVE: To determine whether metoprolol succinate (a beta(1)-selective beta-blocker) remains beta(1)-selective compared with carvedilol (a nonselective beta-blocker) during upward titration of doses in patients with American College of Cardiology (ACC) stage C heart failure. Adrenergic beta-Antagonists TREATS Heart failure</text:p>
          </table:table-cell>
        </table:table-row>
        <table:table-row table:style-name="ro1">
          <table:table-cell office:value-type="string">
            <text:p>20560030 Efficiency of intramyocardial injections of autologous bone marrow mononuclear cells in patients with ischemic heart failure: a randomized study. Injection procedure TREATS Heart failure</text:p>
          </table:table-cell>
        </table:table-row>
        <table:table-row table:style-name="ro1">
          <table:table-cell office:value-type="string">
            <text:p>19398668 Circulating biomarkers of collagen turnover provide a useful tool for the assessment of cardiac remodeling in patients with congestive heart failure and left ventricular systolic dysfunction after acute myocardial infarction. Assessment procedure TREATS Congestive heart failure</text:p>
          </table:table-cell>
        </table:table-row>
        <table:table-row table:style-name="ro1">
          <table:table-cell office:value-type="string">
            <text:p>22277179 Extracorporeal ultrafiltration vs. conventional diuretic therapy in advanced decompensated heart failure. Diuretic therapy TREATS Heart failure</text:p>
          </table:table-cell>
        </table:table-row>
        <table:table-row table:style-name="ro1">
          <table:table-cell office:value-type="string">
            <text:p>21764469 CONCLUSION: Ivabradine alone or in combination with carvedilol is more effective than carvedilol alone at improving exercise tolerance and quality of life in HF patients. carvedilol TREATS Heart failure</text:p>
          </table:table-cell>
        </table:table-row>
        <table:table-row table:style-name="ro1">
          <table:table-cell office:value-type="string">
            <text:p>19398079 Placebo patients with eGFR &lt; 45 had significantly higher risk than those with eGFR &gt; 60: HR for all-cause mortality, 1.90 (95% confidence interval [CI], 1.28 to 2.81) comparing placebo patients with eGFR &lt; 45 and eGFR &gt; 60, and for the combined end point of all-cause mortality/hospitalization for worsening HF (time to first event): HR, 1.91 (95% CI, 1.44 to 2.53). Hospitalization TREATS Heart failure</text:p>
          </table:table-cell>
        </table:table-row>
        <table:table-row table:style-name="ro1">
          <table:table-cell office:value-type="string">
            <text:p>22285578 The incidence of composite endpoint of death and first hospitalization for HF was lower in the LV lateral than in the non-lateral (HR 0.44; 95% CI 0.19-0.99; P= 0.04), and in the LV non-apical than in the apical group (HR 0.27; 95% CI 0.11-0.63; P= 0.001). Hospitalization TREATS Heart failure</text:p>
          </table:table-cell>
        </table:table-row>
        <table:table-row table:style-name="ro1">
          <table:table-cell office:value-type="string">
            <text:p>22323328 Hemodynamic assessment in heart failure: role of physical examination and noninvasive methods. Assessment procedure TREATS Heart failure</text:p>
          </table:table-cell>
        </table:table-row>
        <table:table-row table:style-name="ro1">
          <table:table-cell office:value-type="string">
            <text:p>23881846 Benefit of warfarin compared with aspirin in patients with heart failure in sinus rhythm: a subgroup analysis of WARCEF, a randomized controlled trial. Warfarin TREATS Heart failure</text:p>
          </table:table-cell>
        </table:table-row>
        <table:table-row table:style-name="ro1">
          <table:table-cell office:value-type="string">
            <text:p>22830441 CONCLUSION: In advanced heart failure patients treated with CRT, atrial support pacing did not improve clinical outcomes compared to atrial tracking. Cardiac resynchronisation therapy TREATS Heart failure</text:p>
          </table:table-cell>
        </table:table-row>
        <table:table-row table:style-name="ro1">
          <table:table-cell office:value-type="string">
            <text:p>22492785 Low-sodium diet self-management intervention in heart failure: pilot study results. Intervention regimes TREATS Heart failure</text:p>
          </table:table-cell>
        </table:table-row>
        <table:table-row table:style-name="ro1">
          <table:table-cell office:value-type="string">
            <text:p>21359478 Bone marrow cell transplantation in Chagas' disease heart failure: report of the first human experience. Bone Marrow Cell Transplantation TREATS Heart failure</text:p>
          </table:table-cell>
        </table:table-row>
        <table:table-row table:style-name="ro1">
          <table:table-cell office:value-type="string">
            <text:p>22917555 Patients with increased monocyte count tended to have an increased EF and were less likely to have a history of diabetes mellitus, hypercholesterolemia, or coronary revascularization but were more likely to have higher HF functional class and to be taking HF therapies such as diuretics, angiotensin-converting enzyme inhibitors/angiotensin II receptor blockers, and digoxin (p &lt;0.05 for all comparisons). Coronary revascularisation TREATS Heart failure</text:p>
          </table:table-cell>
        </table:table-row>
        <table:table-row table:style-name="ro1">
          <table:table-cell office:value-type="string">
            <text:p>20376345 Combination therapy was, however, associated with fewer hospital admissions for heart failure (RR 0.81, 95%CI 0.72-0.91), although there was significant heterogeneity across trials (p-value for heterogeneity = 0.04; I(2) = 57% [95%CI 0-83%]). Hospital admission TREATS Heart failure</text:p>
          </table:table-cell>
        </table:table-row>
        <table:table-row table:style-name="ro1">
          <table:table-cell office:value-type="string">
            <text:p>21112898 CONCLUSION: Cardiac resynchronization therapy is a cost-effective intervention for patients with mildly symptomatic HF and for asymptomatic patients with left ventricular dysfunction and previous HF symptoms. Intervention regimes TREATS Heart failure</text:p>
          </table:table-cell>
        </table:table-row>
        <table:table-row table:style-name="ro1">
          <table:table-cell office:value-type="string">
            <text:p>23007142 Acute responses to intermittent and continuous exercise in heart failure patients. Exercise TREATS Heart failure</text:p>
          </table:table-cell>
        </table:table-row>
        <table:table-row table:style-name="ro1">
          <table:table-cell office:value-type="string">
            <text:p>20848073 By national and international medical societies, cardiac rehabilitation is recommended as well in patients with congestive heart failure, after valve replacement or valve repair, after heart transplantation and cardioverter/defibrillator implantation. Cardiac rehabilitation TREATS Congestive heart failure</text:p>
          </table:table-cell>
        </table:table-row>
        <table:table-row table:style-name="ro1">
          <table:table-cell office:value-type="string">
            <text:p>21385401 Assessment of a primary care-based telemonitoring intervention for home care patients with heart failure and chronic lung disease. Assessment procedure TREATS Heart failure</text:p>
          </table:table-cell>
        </table:table-row>
        <table:table-row table:style-name="ro1">
          <table:table-cell office:value-type="string">
            <text:p>21875859 At 12 months, incidence of clinical events (cardiovascular death or hospital admission for HF) was inversely associated with KCCQ scores. Hospital admission TREATS Heart failure</text:p>
          </table:table-cell>
        </table:table-row>
        <table:table-row table:style-name="ro1">
          <table:table-cell office:value-type="string">
            <text:p>23569136 Long-term clinical effects of programmer-guided atrioventricular and interventricular delay optimization: Intracardiac electrography versus echocardiography for cardiac resynchronization therapy in patients with heart failure. Cardiac resynchronisation therapy TREATS Heart failure</text:p>
          </table:table-cell>
        </table:table-row>
        <table:table-row table:style-name="ro1">
          <table:table-cell office:value-type="string">
            <text:p>19962481 Primary end points were all-cause mortality, cardiovascular mortality, hospitalization for worsening HF, adverse drug events, and changes in left ventricular ejection fraction (LVEF). Hospitalization TREATS Heart failure</text:p>
          </table:table-cell>
        </table:table-row>
        <table:table-row table:style-name="ro1">
          <table:table-cell office:value-type="string">
            <text:p>23291728 Valsartan caused a significant 44% reduction in hospitalizations for HF in patients with galectin-3 levels below the median level of 16.2 ng/mL, but not in patients with levels above the median. Hospitalization TREATS Heart failure</text:p>
          </table:table-cell>
        </table:table-row>
        <table:table-row table:style-name="ro1">
          <table:table-cell office:value-type="string">
            <text:p>22385946 CONCLUSIONS: Depression is a strong psychosocial predictor of repeated hospitalizations for HF. Hospitalization TREATS Heart failure</text:p>
          </table:table-cell>
        </table:table-row>
        <table:table-row table:style-name="ro1">
          <table:table-cell office:value-type="string">
            <text:p>23443441 The primary objective was to determine whether spironolactone is superior to placebo in improving diastolic function and maximal exercise capacity in patients with heart failure with preserved ejection fraction. Placebos TREATS Heart failure</text:p>
          </table:table-cell>
        </table:table-row>
        <table:table-row table:style-name="ro1">
          <table:table-cell office:value-type="string">
            <text:p>19700774 CONCLUSION: Although low-dose enoximone appears to be safe in patients with advanced HF, major clinical outcomes are not improved. Enoximone TREATS Heart failure</text:p>
          </table:table-cell>
        </table:table-row>
        <table:table-row table:style-name="ro1">
          <table:table-cell office:value-type="string">
            <text:p>23723250 The efficacy of rivaroxaban compared with warfarin was similar in patients with HF (1.90 versus 2.09) and without HF (2.10 versus 2.54; P-interaction=0.62). Warfarin TREATS Heart failure</text:p>
          </table:table-cell>
        </table:table-row>
        <table:table-row table:style-name="ro1">
          <table:table-cell office:value-type="string">
            <text:p>21785174 At follow-up of 21.1+/-5.5 months (range 12 to 30 months) there was no death, no re-infarction, no target lesion revascularization nor re-hospitalization for heart failure. Revascularization - action TREATS Heart failure</text:p>
          </table:table-cell>
        </table:table-row>
        <table:table-row table:style-name="ro1">
          <table:table-cell office:value-type="string">
            <text:p>23298559 This paper examines the conceptual framework, opportunities, and challenges of clinical investigative approaches with the newer anti-thrombotic agents in patients with heart failure. Anti-Anxiety Agents TREATS Heart failure</text:p>
          </table:table-cell>
        </table:table-row>
        <table:table-row table:style-name="ro1">
          <table:table-cell office:value-type="string">
            <text:p>21925432 Randomized controlled clinical trials are predominantly used to determine the benefit of a therapeutic intervention in patients with congestive heart failure (HF). Therapeutic Intervention TREATS Congestive heart failure</text:p>
          </table:table-cell>
        </table:table-row>
        <table:table-row table:style-name="ro1">
          <table:table-cell office:value-type="string">
            <text:p>20230346 CONCLUSION: ACE inhibitors/ARBs and beta-blockers, prescribed during initial hospitalisation for HF, are associated with improved long-term survival. Hospitalization TREATS Heart failure</text:p>
          </table:table-cell>
        </table:table-row>
        <table:table-row table:style-name="ro1">
          <table:table-cell office:value-type="string">
            <text:p>21284790 We could find no robust evidence supporting the superiority of candesartan over losartan in the treatment of heart failure. Losartan TREATS Heart failure</text:p>
          </table:table-cell>
        </table:table-row>
        <table:table-row table:style-name="ro1">
          <table:table-cell office:value-type="string">
            <text:p>20723799 CONCLUSIONS: Sertraline was safe in patients with significant HF. Sertraline TREATS Heart failure</text:p>
          </table:table-cell>
        </table:table-row>
        <table:table-row table:style-name="ro1">
          <table:table-cell office:value-type="string">
            <text:p>19635148 Major secondary endpoints are technical success, change of renal function based on the eGFR slope change between pre-treatment and post-treatment (i.e. improvement, stabilisation, failure), clinical events overall such as renal or cardiac death, stroke, myocardial infarction, hospitalisation for congestive heart failure, progressive renal insufficiency (i.e. need for dialysis), need of target vessel revascularisation or target lesion revascularisation, change in average systolic and diastolic blood pressure, change in left ventricular mass index calculated from echocardiography, difference in the size of kidney (pole to pole length) measured by renal duplex sonography, total number, drug name, drug class, daily dose, regimen and Defined Daily Dose (DDD), of anti-hypertensive drugs, and change in New York Heart Association (NYHA) classification. Hospitalization TREATS Congestive heart failure</text:p>
          </table:table-cell>
        </table:table-row>
        <table:table-row table:style-name="ro1">
          <table:table-cell office:value-type="string">
            <text:p>20152247 In conclusion, changes regarding myocardial perfusion and metabolic mismatch after 6 months of rosuvastatin treatment in patients with HF did not suggest any beneficial or adverse effects in this pilot study, although due to the small numbers of patients small effects might have been missed. rosuvastatin TREATS Heart failure</text:p>
          </table:table-cell>
        </table:table-row>
        <table:table-row table:style-name="ro1">
          <table:table-cell office:value-type="string">
            <text:p>20376643 [Treatment of progressive heart failure: pharmacotherapy, resynchronization (CRT), surgery]. Operative Surgical Procedures TREATS Heart failure</text:p>
          </table:table-cell>
        </table:table-row>
        <table:table-row table:style-name="ro1">
          <table:table-cell office:value-type="string">
            <text:p>22572916 BACKGROUND: Self-care training can reduce hospitalization for heart failure (HF), and more intensive intervention may benefit more vulnerable patients, including those with low literacy. Hospitalization TREATS Heart failure</text:p>
          </table:table-cell>
        </table:table-row>
        <table:table-row table:style-name="ro1">
          <table:table-cell office:value-type="string">
            <text:p>20152247 Effects of rosuvastatin on coronary flow reserve and metabolic mismatch in patients with heart failure (from the CORONA Study). rosuvastatin TREATS Heart failure</text:p>
          </table:table-cell>
        </table:table-row>
        <table:table-row table:style-name="ro1">
          <table:table-cell office:value-type="string">
            <text:p>22030802 RESULTS: OUEP, which requires only moderate exercise, was often reduced in patients with HF. Exercise TREATS Heart failure</text:p>
          </table:table-cell>
        </table:table-row>
        <table:table-row table:style-name="ro1">
          <table:table-cell office:value-type="string">
            <text:p>23264446 BACKGROUND: The risk-benefit profile of warfarin versus aspirin for patients with heart failure in normal sinus rhythm has not been definitively established. Warfarin TREATS Heart failure</text:p>
          </table:table-cell>
        </table:table-row>
        <table:table-row table:style-name="ro1">
          <table:table-cell office:value-type="string">
            <text:p>23241032 PubMed, EMBASE, and Cochrane Central Register of Controlled Trials databases were searched for randomized clinical trials (RCTs), until March 2011, of trials testing either an ARB, DRI, or an aldosterone antagonist in patients with heart failure who were on conventional heart failure therapy with follow-up of at least 3 months. Aldosterone Antagonists TREATS Heart failure</text:p>
          </table:table-cell>
        </table:table-row>
        <table:table-row table:style-name="ro1">
          <table:table-cell office:value-type="string">
            <text:p>19411662 We explore the relationship between change in BW after hospitalization for worsening HF and risk for repeat hospitalization and mortality in the EVEREST trial. Hospitalization TREATS Heart failure</text:p>
          </table:table-cell>
        </table:table-row>
        <table:table-row table:style-name="ro1">
          <table:table-cell office:value-type="string">
            <text:p>21284790 Heart failure: composite of cardiovascular death and hospital admission for management of heart failure. Hospital admission TREATS Heart failure</text:p>
          </table:table-cell>
        </table:table-row>
        <table:table-row table:style-name="ro1">
          <table:table-cell office:value-type="string">
            <text:p>23357717 In Cox regression analyses, 1-cm(2)/m(2) lower baseline ELI predicted a 2-fold higher risk both for aortic valve events and for combined total mortality and hospitalization for heart failure independently of baseline peak aortic jet velocity or mean aortic gradient and independently of aortic root size (all P&lt;0.05). Hospitalization TREATS Heart failure</text:p>
          </table:table-cell>
        </table:table-row>
        <table:table-row table:style-name="ro1">
          <table:table-cell office:value-type="string">
            <text:p>21324118 Treatment of atrial fibrillation with a dual defibrillator in heart failure patients (TRADE HF): protocol for a randomized clinical trial. Defibrillators TREATS Heart failure</text:p>
          </table:table-cell>
        </table:table-row>
        <table:table-row table:style-name="ro1">
          <table:table-cell office:value-type="string">
            <text:p>23245621 No significant difference was seen in the composite primary endpoint of all-cause mortality and hospitalization for cardiovascular diseases and heart failure. Hospitalization TREATS Heart failure</text:p>
          </table:table-cell>
        </table:table-row>
        <table:table-row table:style-name="ro1">
          <table:table-cell office:value-type="string">
            <text:p>23921271 Due to its pharmacodynamic profile, levosimendan might be an interesting alternative for treatment of postoperative heart failure complicated by acute kidney injury in postcardiac surgery patients. Levosimendan TREATS Heart failure</text:p>
          </table:table-cell>
        </table:table-row>
        <table:table-row table:style-name="ro1">
          <table:table-cell office:value-type="string">
            <text:p>20801500 The primary endpoint was the composite of cardiovascular death or hospital admission for worsening heart failure. Hospital admission TREATS Heart failure</text:p>
          </table:table-cell>
        </table:table-row>
        <table:table-row table:style-name="ro1">
          <table:table-cell office:value-type="string">
            <text:p>20549133 OBJECTIVE: To undertake a systematic review and meta-analysis of the morbidity and mortality reduction associated with levosimendan in the treatment of CHF. Levosimendan TREATS Congestive heart failure</text:p>
          </table:table-cell>
        </table:table-row>
        <table:table-row table:style-name="ro1">
          <table:table-cell office:value-type="string">
            <text:p>23834688 A role for beta-blockers in children with heart failure has not been established. Adrenergic beta-Antagonists TREATS Heart failure</text:p>
          </table:table-cell>
        </table:table-row>
        <table:table-row table:style-name="ro1">
          <table:table-cell office:value-type="string">
            <text:p>19238541 Stem cell-based therapy for patients with post-infarct heart failure is a relatively new and revolutionary concept in cardiology. stem cell therapy TREATS Heart failure</text:p>
          </table:table-cell>
        </table:table-row>
        <table:table-row table:style-name="ro1">
          <table:table-cell office:value-type="string">
            <text:p>23384634 However, specialized MRI procedures are not part of standard clinical assessment for HF (which is usually a visual evaluation), and it is unclear whether visual MRI examination can detect changes in these structures. Magnetic Resonance Imaging TREATS Heart failure</text:p>
          </table:table-cell>
        </table:table-row>
        <table:table-row table:style-name="ro1">
          <table:table-cell office:value-type="string">
            <text:p>23244364 Assessing reverse remodeling in heart failure patients treated with cardiac resynchronization therapy and its impact on prognosis. Cardiac resynchronisation therapy TREATS Heart failure</text:p>
          </table:table-cell>
        </table:table-row>
        <table:table-row table:style-name="ro1">
          <table:table-cell office:value-type="string">
            <text:p>21095277 Serum 25-hydroxyvitamin D concentration is associated with functional capacity in older adults with heart failure. 25-hydroxyvitamin D TREATS Heart failure</text:p>
          </table:table-cell>
        </table:table-row>
        <table:table-row table:style-name="ro1">
          <table:table-cell office:value-type="string">
            <text:p>21109913 Acute effects of levosimendan and dobutamine on QRS duration in patients with heart failure. Dobutamine TREATS Heart failure</text:p>
          </table:table-cell>
        </table:table-row>
        <table:table-row table:style-name="ro1">
          <table:table-cell office:value-type="string">
            <text:p>23478997 The primary outcome was combined all-cause hospitalization or death, with a secondary outcome of hospitalization for HF. Hospitalization TREATS Heart failure</text:p>
          </table:table-cell>
        </table:table-row>
        <table:table-row table:style-name="ro1">
          <table:table-cell office:value-type="string">
            <text:p>23241032 PubMed, EMBASE, and Cochrane Central Register of Controlled Trials databases were searched for randomized clinical trials (RCTs), until March 2011, of trials testing either an ARB, DRI, or an aldosterone antagonist in patients with heart failure who were on conventional heart failure therapy with follow-up of at least 3 months. follow-up TREATS Heart failure</text:p>
          </table:table-cell>
        </table:table-row>
        <table:table-row table:style-name="ro1">
          <table:table-cell office:value-type="string">
            <text:p>21547598 The aim of this study was to evaluate the benefit of combining BMMC transplantation with CRT in patients with severe ischemic HF, left bundle branch block (LBBB), and mechanical dyssynchrony. Cardiac resynchronisation therapy TREATS Heart failure</text:p>
          </table:table-cell>
        </table:table-row>
        <table:table-row table:style-name="ro1">
          <table:table-cell office:value-type="string">
            <text:p>23445211 Design: Studies on biomedical treatment plus CHM versus biomedical treatment alone in treating patients with DCM and heart failure were retrieved from PubMed and other major databases (1980-2011). Chinese herbal medicine TREATS Heart failure</text:p>
          </table:table-cell>
        </table:table-row>
        <table:table-row table:style-name="ro1">
          <table:table-cell office:value-type="string">
            <text:p>23539907 Effects of combination of AT1-antagonist candesartan cilexetil and ACE-inhibitors in patients with congestive heart failure. Angiotensin-Converting Enzyme Inhibitors TREATS Congestive heart failure</text:p>
          </table:table-cell>
        </table:table-row>
        <table:table-row table:style-name="ro1">
          <table:table-cell office:value-type="string">
            <text:p>19200613 Therefore, in the present study we compared the effect of short-term treatment with rosuvastatin or ezetimibe on endothelial function in patients with HF. rosuvastatin TREATS Heart failure</text:p>
          </table:table-cell>
        </table:table-row>
        <table:table-row table:style-name="ro1">
          <table:table-cell office:value-type="string">
            <text:p>21750900 Cardiac resynchronization therapy in patients with mild heart failure: a systematic review and meta-analysis of randomized controlled trials. Cardiac resynchronisation therapy TREATS Heart failure</text:p>
          </table:table-cell>
        </table:table-row>
        <table:table-row table:style-name="ro1">
          <table:table-cell office:value-type="string">
            <text:p>23490060 We examined the effect of digoxin on 30-day all-cause hospital admission in older patients with heart failure and reduced ejection fraction. Hospital admission TREATS Heart failure</text:p>
          </table:table-cell>
        </table:table-row>
        <table:table-row table:style-name="ro1">
          <table:table-cell office:value-type="string">
            <text:p>20386243 CONCLUSION: Most trials reviewed demonstrated a beneficial impact of nursing interventions for secondary prevention in patients with CAD or heart failure. Secondary prevention TREATS Heart failure</text:p>
          </table:table-cell>
        </table:table-row>
        <table:table-row table:style-name="ro1">
          <table:table-cell office:value-type="string">
            <text:p>22197120 This study investigates how interval and continuous exercise regimens influence functional capacity by modulating ventilatory efficiency and hemodynamic function in HF patients. Treatment Protocols TREATS Heart failure</text:p>
          </table:table-cell>
        </table:table-row>
        <table:table-row table:style-name="ro1">
          <table:table-cell office:value-type="string">
            <text:p>21109913 OBJECTIVE: We aimed to compare the acute effects of levosimendan and dobutamine on QRS duration in patients with severe heart failure and sinus rhythm. Levosimendan TREATS Heart failure</text:p>
          </table:table-cell>
        </table:table-row>
        <table:table-row table:style-name="ro1">
          <table:table-cell office:value-type="string">
            <text:p>21315217 The purpose of this study was to assess the antiarrhythmic effect of n-3PUFA versus placebo in 566 patients with heart failure enrolled in the GISSI-HF trial who received an ICD for secondary or primary prevention of ventricular fibrillation (VF) or tachycardia (VT). Placebos TREATS Heart failure</text:p>
          </table:table-cell>
        </table:table-row>
        <table:table-row table:style-name="ro1">
          <table:table-cell office:value-type="string">
            <text:p>20376345 CONCLUSIONS/SIGNIFICANCE: Combination therapy with ARBs and ACE inhibitors reduces admissions for heart failure in patients with congestive heart failure when compared to ACE inhibitor therapy alone, but does not reduce overall mortality or all-cause hospitalization and is associated with more adverse events. Angiotensin-Converting Enzyme Inhibitors TREATS Heart failure</text:p>
          </table:table-cell>
        </table:table-row>
        <table:table-row table:style-name="ro1">
          <table:table-cell office:value-type="string">
            <text:p>24049047 Coenzyme Q10 for heart failure. coenzyme Q10 TREATS Heart failure</text:p>
          </table:table-cell>
        </table:table-row>
        <table:table-row table:style-name="ro1">
          <table:table-cell office:value-type="string">
            <text:p>23206923 The primary end points of all-cause mortality and cardiovascular mortality or hospitalization for HF were compared using Cox regression models. Hospitalization TREATS Heart failure</text:p>
          </table:table-cell>
        </table:table-row>
        <table:table-row table:style-name="ro1">
          <table:table-cell office:value-type="string">
            <text:p>20797487 Current guidelines consider CRT as a Class I indication for heart failure patients in New York Heart Association (NYHA) functional class III to IV with depressed LV ejection fraction &lt;or=35% and a wide QRS complex (&gt;or=120 ms). Cardiac resynchronisation therapy TREATS Heart failure</text:p>
          </table:table-cell>
        </table:table-row>
        <table:table-row table:style-name="ro1">
          <table:table-cell office:value-type="string">
            <text:p>22617188 Effects on outcomes of heart rate reduction by ivabradine in patients with congestive heart failure: is there an influence of beta-blocker dose?: ivabradine TREATS Congestive heart failure</text:p>
          </table:table-cell>
        </table:table-row>
        <table:table-row table:style-name="ro1">
          <table:table-cell office:value-type="string">
            <text:p>22829023 Similarly, the adjusted risk for cardiovascular death (17%) and myocardial infarction (22%), but not for stroke and hospitalization for heart failure, was also significantly lower in women. Hospitalization TREATS Heart failure</text:p>
          </table:table-cell>
        </table:table-row>
        <table:table-row table:style-name="ro1">
          <table:table-cell office:value-type="string">
            <text:p>23062530 Relation between volume of exercise and clinical outcomes in patients with heart failure. Exercise TREATS Heart failure</text:p>
          </table:table-cell>
        </table:table-row>
        <table:table-row table:style-name="ro1">
          <table:table-cell office:value-type="string">
            <text:p>20238335 However, there is some suggestion of a lower rate of clinical heart failure in patients treated with epirubicin.We identified two RCTs with varying quality addressing liposomal-encapsulated doxorubicin versus conventional doxorubicin (521 patients). Epirubicin TREATS Heart failure</text:p>
          </table:table-cell>
        </table:table-row>
        <table:table-row table:style-name="ro1">
          <table:table-cell office:value-type="string">
            <text:p>20142024 BACKGROUND: N-terminal B type natriuretic peptide (NT-proBNP) is usually elevated in heart failure (HF) patients with reduced ejection fraction (EF). Natriuretic Peptides TREATS Heart failure</text:p>
          </table:table-cell>
        </table:table-row>
        <table:table-row table:style-name="ro1">
          <table:table-cell office:value-type="string">
            <text:p>23592833 This study was designed to test the hypothesis that patients with heart failure (HF) of ischemic origin, current indications for defibrillator implantation, and QRS &lt;120 ms may benefit from CRT in the presence of marked mechanical dyssynchrony. Cardiac resynchronisation therapy TREATS Heart failure</text:p>
          </table:table-cell>
        </table:table-row>
        <table:table-row table:style-name="ro1">
          <table:table-cell office:value-type="string">
            <text:p>23062482 METHODS: This was a systematic review and meta-analysis of prospective observational studies of non-compliance with digoxin in patients with HF and/or AF, published in English. Digoxin TREATS Heart failure</text:p>
          </table:table-cell>
        </table:table-row>
        <table:table-row table:style-name="ro1">
          <table:table-cell office:value-type="string">
            <text:p>23612059 The Role of Exercise in Heart Failure: A Systematic Review. Exercise TREATS Heart failure</text:p>
          </table:table-cell>
        </table:table-row>
        <table:table-row table:style-name="ro1">
          <table:table-cell office:value-type="string">
            <text:p>23388213 BACKGROUND: Although the benefits of cardiac resynchronization therapy are well established in selected patients with heart failure and a prolonged QRS duration, salutary effects in patients with narrow QRS complexes remain to be demonstrated. Cardiac resynchronisation therapy TREATS Heart failure</text:p>
          </table:table-cell>
        </table:table-row>
        <table:table-row table:style-name="ro1">
          <table:table-cell office:value-type="string">
            <text:p>19821938 BACKGROUND: The clinical benefit of cardiac resynchronization therapy (CRT) for patients with moderate-to-severely symptomatic heart failure, left ventricular systolic dysfunction, and ventricular conduction delay is established. Cardiac resynchronisation therapy TREATS Heart failure</text:p>
          </table:table-cell>
        </table:table-row>
        <table:table-row table:style-name="ro1">
          <table:table-cell office:value-type="string">
            <text:p>22526259 In the drug-adjusted analysis (n = 50946), the percentage of risk reduction in congestive heart failure for CTDN versus HCTZ was 23 (95% CI, 2-39; P = 0.032); Risk Reduction TREATS Congestive heart failure</text:p>
          </table:table-cell>
        </table:table-row>
        <table:table-row table:style-name="ro1">
          <table:table-cell office:value-type="string">
            <text:p>20965877 2010 focused update of ESC Guidelines on device therapy in heart failure: an update of the 2008 ESC Guidelines for the diagnosis and treatment of acute and chronic heart failure and the 2007 ESC Guidelines for cardiac and resynchronization therapy. Device therapy TREATS Heart failure</text:p>
          </table:table-cell>
        </table:table-row>
        <table:table-row table:style-name="ro1">
          <table:table-cell office:value-type="string">
            <text:p>21300176 METHODS: Randomized controlled trials of CRT in heart failure and left ventricular systolic dysfunction were identified from MEDLINE (1950-2010), EMBASE (1980-2010, week 45), Cochrane Controlled Trials Register (2009), Cochrane Database of Systematic Reviews, National Institutes of Health Clinical Trials.gov database. Cardiac resynchronisation therapy TREATS Heart failure</text:p>
          </table:table-cell>
        </table:table-row>
        <table:table-row table:style-name="ro1">
          <table:table-cell office:value-type="string">
            <text:p>21798474 This nascent demographic phenomenon is creating major issues concerning the optimal management of these patients, in whom sudden death and progressive heart failure are predominant causes of death. Management procedure TREATS Heart failure</text:p>
          </table:table-cell>
        </table:table-row>
        <table:table-row table:style-name="ro1">
          <table:table-cell office:value-type="string">
            <text:p>22344504 Among 22,092 CKD patients, there was no difference in the likelihood of a composite clinical outcome (death, ESRD, doubling of serum creatinine, or hospitalization for myocardial infarction, heart failure, or stroke) over a median of 2.1 years. Hospitalization TREATS Heart failure</text:p>
          </table:table-cell>
        </table:table-row>
        <table:table-row table:style-name="ro1">
          <table:table-cell office:value-type="string">
            <text:p>22451450 CONCLUSIONS: Azosemide, compared with furosemide, reduced the risk of cardiovascular death or unplanned admission to hospital for congestive HF. Furosemide TREATS Congestive heart failure</text:p>
          </table:table-cell>
        </table:table-row>
        <table:table-row table:style-name="ro1">
          <table:table-cell office:value-type="string">
            <text:p>21411210 Hospitalizations for HF decreased by 67.8% (P = .010) and for other cardiac causes by 57.6% (P = .028). Hospitalization TREATS Heart failure</text:p>
          </table:table-cell>
        </table:table-row>
        <table:table-row table:style-name="ro1">
          <table:table-cell office:value-type="string">
            <text:p>22274575 Implantable hemodynamic monitoring devices have shown promise in reducing hospitalization rates for acutely decompensated heart failure, over and above heart failure clinic care. Hospitalization TREATS Heart failure</text:p>
          </table:table-cell>
        </table:table-row>
        <table:table-row table:style-name="ro1">
          <table:table-cell office:value-type="string">
            <text:p>20083627 Results from the HeartMate II study suggest that continuous-flow left ventricular assist devices may offer benefits over pulsatile-flow devices for long-term support in patients with advanced heart failure. Support, device TREATS Heart failure</text:p>
          </table:table-cell>
        </table:table-row>
        <table:table-row table:style-name="ro1">
          <table:table-cell office:value-type="string">
            <text:p>19200613 CONCLUSIONS: Rosuvastatin improves endothelial function in patients with congestive heart failure, by mechanisms independent of lipid-lowering. rosuvastatin TREATS Congestive heart failure</text:p>
          </table:table-cell>
        </table:table-row>
        <table:table-row table:style-name="ro1">
          <table:table-cell office:value-type="string">
            <text:p>19678944 Secondary outcomes included other SF-36 scales, the Kansas City Cardiomyopathy Questionnaire (KCCQ), total mortality, heart failure hospital admissions, prescribing, depressive disorders (PHQ-9), behavioural change (European Heart Failure Self-Care Behaviour Scale), patient-perceived quality of care (EUROPEP) and improvement of heart failure using NT-proBNP-levels. Hospital admission TREATS Heart failure</text:p>
          </table:table-cell>
        </table:table-row>
        <table:table-row table:style-name="ro1">
          <table:table-cell office:value-type="string">
            <text:p>22569436 Our study suggests that spironolactone could be used in CHF patients on CAPD to improve their cardiac function, but close monitoring of their serum potassium level is required. Spironolactone TREATS Congestive heart failure</text:p>
          </table:table-cell>
        </table:table-row>
        <table:table-row table:style-name="ro1">
          <table:table-cell office:value-type="string">
            <text:p>22330611 These data suggest that sex-related differences might exist in response to both medical and device therapies for patients with heart failure. Device therapy TREATS Heart failure</text:p>
          </table:table-cell>
        </table:table-row>
        <table:table-row table:style-name="ro1">
          <table:table-cell office:value-type="string">
            <text:p>21205025 Approximately 45% of the 4100 gain would have come from primary prevention with statins, 23% from acute coronary syndrome treatments, 15% from secondary prevention therapies and 15% from treatments for heart failure. Secondary prevention TREATS Heart failure</text:p>
          </table:table-cell>
        </table:table-row>
        <table:table-row table:style-name="ro1">
          <table:table-cell office:value-type="string">
            <text:p>23121374 The primary composite end point was the time until death, myocardial infarction, hospitalization for unstable angina, heart failure, or a peripheral vascular event. Hospitalization TREATS Heart failure</text:p>
          </table:table-cell>
        </table:table-row>
        <table:table-row table:style-name="ro1">
          <table:table-cell office:value-type="string">
            <text:p>21490942 For instance, many clinical trials have suggested ALC and PLC as potential strategies in the management of peripheral arterial disease, heart and cerebral ischemia, and congestive heart failure. Acetyl-L-Carnitine TREATS Congestive heart failure</text:p>
          </table:table-cell>
        </table:table-row>
        <table:table-row table:style-name="ro1">
          <table:table-cell office:value-type="string">
            <text:p>19789358 CONCLUSIONS: Data are insufficient to make firm conclusions on the clinical benefit of combination therapy with a beta-blocker and milrinone in patients with advanced HF, although it appears that this regimen is well tolerated and may allow weaning of inotropic support. Adrenergic beta-Antagonists TREATS Heart failure</text:p>
          </table:table-cell>
        </table:table-row>
        <table:table-row table:style-name="ro1">
          <table:table-cell office:value-type="string">
            <text:p>21055649 BACKGROUND: Prior studies suggest that disease management programs may be effective in improving clinical and economic outcomes in patients with heart failure. Disease management program TREATS Heart failure</text:p>
          </table:table-cell>
        </table:table-row>
        <table:table-row table:style-name="ro1">
          <table:table-cell office:value-type="string">
            <text:p>22993500 PURPOSE: The purpose of this review was to assess the quality of evidence on inspiratory muscle training (IMT) in patients with heart failure and to provide an overview on subject selection, training protocols, and outcome achieved with IMT. Inspiratory muscle training TREATS Heart failure</text:p>
          </table:table-cell>
        </table:table-row>
        <table:table-row table:style-name="ro1">
          <table:table-cell office:value-type="string">
            <text:p>22927665 All (i) losses of atrial and right and left ventricular capture, (ii) system-related infections, and (iii) clinical outcomes, including hospitalizations for worsening heart failure (HF) and deaths from all causes, were recorded up to 1 year of follow-up. Hospitalization TREATS Heart failure</text:p>
          </table:table-cell>
        </table:table-row>
        <table:table-row table:style-name="ro1">
          <table:table-cell office:value-type="string">
            <text:p>21878135 What are the effects of coronary revascularisation for treatment of heart failure? Coronary revascularisation TREATS Heart failure</text:p>
          </table:table-cell>
        </table:table-row>
        <table:table-row table:style-name="ro1">
          <table:table-cell office:value-type="string">
            <text:p>20485238 The beneficial effects of cardiac resynchronization therapy (CRT) on morbidity and mortality in advanced heart failure patients have been extensively demonstrated. Cardiac resynchronisation therapy TREATS Heart failure</text:p>
          </table:table-cell>
        </table:table-row>
        <table:table-row table:style-name="ro1">
          <table:table-cell office:value-type="string">
            <text:p>19427432 During the course of the trial, there were 222 new or recurrent hospitalizations for HF (57 and 165 in those with and without HF at baseline, respectively), 123 (2.8%) in the simvastatin group and 99 (2.2%) in the atorvastatin group (hazard ratio [HR] 0.81, 95% confidence interval [CI] 0.62 to 1.05, p = 0.11). Hospitalization TREATS Heart failure</text:p>
          </table:table-cell>
        </table:table-row>
        <table:table-row table:style-name="ro1">
          <table:table-cell office:value-type="string">
            <text:p>22137084 BACKGROUND: Although previously conducted meta-analyses suggest that nurse-led disease management programs in heart failure (HF) can improve patient outcomes, uncertainty regarding the cost-effectiveness of such programs remains. Disease Management TREATS Heart failure</text:p>
          </table:table-cell>
        </table:table-row>
        <table:table-row table:style-name="ro1">
          <table:table-cell office:value-type="string">
            <text:p>23478743 Effect of aliskiren on postdischarge mortality and heart failure readmissions among patients hospitalized for heart failure: the ASTRONAUT randomized trial. aliskiren TREATS Heart failure</text:p>
          </table:table-cell>
        </table:table-row>
        <table:table-row table:style-name="ro1">
          <table:table-cell office:value-type="string">
            <text:p>20447580 CONCLUSIONS: Large-scale clinical outcome trials of CRT are warranted in heart failure patients with narrow QRS, AF, and NYHA II, given the similar benefits observed to those with wide QRS, SR, and NYHA III/IV for many parameters. Cardiac resynchronisation therapy TREATS Heart failure</text:p>
          </table:table-cell>
        </table:table-row>
        <table:table-row table:style-name="ro1">
          <table:table-cell office:value-type="string">
            <text:p>23327629 The Beta-Blockers in Heart Failure Collaborative Group (BB-HF) was formed to obtain and analyze individual patient data from the major randomized controlled trials of beta-blockers in heart failure. Adrenergic beta-Antagonists TREATS Heart failure</text:p>
          </table:table-cell>
        </table:table-row>
        <table:table-row table:style-name="ro1">
          <table:table-cell office:value-type="string">
            <text:p>20228402 a core cardiovascular outcome that was a composite of death from cardiovascular causes, nonfatal myocardial infarction, nonfatal stroke, or hospitalization for heart failure; Hospitalization TREATS Heart failure</text:p>
          </table:table-cell>
        </table:table-row>
        <table:table-row table:style-name="ro1">
          <table:table-cell office:value-type="string">
            <text:p>20354032 CONCLUSION: The beneficial effects of bisoprolol on mortality and hospitalization for worsening heart-failure were not modified by baseline eGFR(BSA). Hospitalization TREATS Heart failure</text:p>
          </table:table-cell>
        </table:table-row>
        <table:table-row table:style-name="ro1">
          <table:table-cell office:value-type="string">
            <text:p>19699868 Given the high cost of hospital care for HF, these findings may translate into an economic benefit to health care worldwide. Hospital care TREATS Heart failure</text:p>
          </table:table-cell>
        </table:table-row>
        <table:table-row table:style-name="ro1">
          <table:table-cell office:value-type="string">
            <text:p>20390261 Carvedilol may have a beneficial effect on reversal of left ventricular remodeling and global ventricular function in pediatric heart failure. carvedilol TREATS Heart failure</text:p>
          </table:table-cell>
        </table:table-row>
        <table:table-row table:style-name="ro1">
          <table:table-cell office:value-type="string">
            <text:p>20435188 There were 41%, 54%, and 28% reductions in cardiovascular mortality, hospitalization for heart failure, and myocardial infarction, respectively. Hospitalization TREATS Heart failure</text:p>
          </table:table-cell>
        </table:table-row>
        <table:table-row table:style-name="ro1">
          <table:table-cell office:value-type="string">
            <text:p>21036889 Efficacy and safety of carvedilol in treatment of heart failure with chronic kidney disease: a meta-analysis of randomized trials. carvedilol TREATS Heart failure</text:p>
          </table:table-cell>
        </table:table-row>
        <table:table-row table:style-name="ro1">
          <table:table-cell office:value-type="string">
            <text:p>21033135 [Efficacy and safety of intravenous levosimendan compared with dobutamine in decompensated heart failure]. Levosimendan TREATS Heart failure</text:p>
          </table:table-cell>
        </table:table-row>
        <table:table-row table:style-name="ro1">
          <table:table-cell office:value-type="string">
            <text:p>22858078 METHODS AND RESULTS: A total of 151 patients with HF resulting from left ventricular systolic dysfunction (LVSD) were treated with HF treatment by standard-of-care (SOC) management or guided by N-terminal pro-B type natriuretic peptide (NT-proBNP) values (with a goal to lower NT-proBNP &lt;/=1000 pg/mL) over 10 months. Management procedure TREATS Heart failure</text:p>
          </table:table-cell>
        </table:table-row>
        <table:table-row table:style-name="ro1">
          <table:table-cell office:value-type="string">
            <text:p>20801500 The effects were driven mainly by hospital admissions for worsening heart failure (672 [21%] placebo vs 514 [16%] ivabradine; Hospital admission TREATS Heart failure</text:p>
          </table:table-cell>
        </table:table-row>
        <table:table-row table:style-name="ro1">
          <table:table-cell office:value-type="string">
            <text:p>22343209 The objective was to determine the efficacy of a patient activation intervention compared with usual care on activation, self-care management, hospitalizations, and emergency department visits in patients with HF. Hospitalization TREATS Heart failure</text:p>
          </table:table-cell>
        </table:table-row>
        <table:table-row table:style-name="ro1">
          <table:table-cell office:value-type="string">
            <text:p>20492762 BACKGROUND: Two aldosterone inhibitors are currently licensed for heart failure (HF) in the UK: spironolactone and eplerenone. Aldosterone Antagonists TREATS Heart failure</text:p>
          </table:table-cell>
        </table:table-row>
        <table:table-row table:style-name="ro1">
          <table:table-cell office:value-type="string">
            <text:p>21131387 AIMS: To evaluate the clinical, biohumoral, and haemodynamic effects of ultrafiltration vs. intravenous diuretics in patients with decompensated heart failure (HF). Diuretics TREATS Heart failure</text:p>
          </table:table-cell>
        </table:table-row>
        <table:table-row table:style-name="ro1">
          <table:table-cell office:value-type="string">
            <text:p>22364690 Effect of torsemide and furosemide on clinical, laboratory, radiographic and quality of life variables in dogs with heart failure secondary to mitral valve disease. Furosemide TREATS Heart failure</text:p>
          </table:table-cell>
        </table:table-row>
        <table:table-row table:style-name="ro1">
          <table:table-cell office:value-type="string">
            <text:p>21828333 Additionally, beta-blockers and ACE inhibitor use in end-stage human HF was associated with higher levels of myocardial OXPHOS transcripts, thus partially reversing the fetal gene expression pattern. Adrenergic beta-Antagonists TREATS Heart failure</text:p>
          </table:table-cell>
        </table:table-row>
        <table:table-row table:style-name="ro1">
          <table:table-cell office:value-type="string">
            <text:p>21875859 CONCLUSION: In patients with systolic HF, low HQoL is associated with an increased rate of cardiovascular death or hospital admission for HF. Hospital admission TREATS Heart failure</text:p>
          </table:table-cell>
        </table:table-row>
        <table:table-row table:style-name="ro1">
          <table:table-cell office:value-type="string">
            <text:p>23799908 Secondary outcomes will include changes in ventilatory efficiency (minute ventilation/carbon dioxide production slope), left ventricular systolic and diastolic parameters, pulmonary artery systolic pressure, plasma concentration of brain natriuretic peptide, occurrence of mortality or hospitalization for heart failure, and the occurrence of any adverse event. Brain natriuretic peptide TREATS Heart failure</text:p>
          </table:table-cell>
        </table:table-row>
        <table:table-row table:style-name="ro1">
          <table:table-cell office:value-type="string">
            <text:p>22424329 In the context of organ shortage for cardiac transplantation, the technological developments in left ventricular assist devices, shown in recent positive clinical studies, provide real hope for patients with advanced heart failure. Left ventricular assist device TREATS Heart failure</text:p>
          </table:table-cell>
        </table:table-row>
        <table:table-row table:style-name="ro1">
          <table:table-cell office:value-type="string">
            <text:p>21328272 SELECTION CRITERIA: Randomized controlled trials (RCTs) of Shengmai plus usual treatment versus usual treatment alone or Shengmai versus placebo for heart failure, irrespective of blinding status, were included. Placebos TREATS Heart failure</text:p>
          </table:table-cell>
        </table:table-row>
        <table:table-row table:style-name="ro1">
          <table:table-cell office:value-type="string">
            <text:p>19506112 DITPA (3,5-Diiodothyropropionic Acid), a thyroid hormone analog to treat heart failure: phase II trial veterans affairs cooperative study. hormone analog TREATS Heart failure</text:p>
          </table:table-cell>
        </table:table-row>
        <table:table-row table:style-name="ro1">
          <table:table-cell office:value-type="string">
            <text:p>22041332 The primary objective of this manuscript was to summarize and review the evidence supporting the use of a flexible diuretic regimen in the management of outpatient heart failure patients. Treatment Protocols TREATS Heart failure</text:p>
          </table:table-cell>
        </table:table-row>
        <table:table-row table:style-name="ro1">
          <table:table-cell office:value-type="string">
            <text:p>23618535 However, the findings of two large RCTs do not support the evidence provided by previous studies and suggest statins lack beneficial effects in HF. Hydroxymethylglutaryl-CoA Reductase Inhibitors TREATS Heart failure</text:p>
          </table:table-cell>
        </table:table-row>
        <table:table-row table:style-name="ro1">
          <table:table-cell office:value-type="string">
            <text:p>21467028 METHODS AND RESULTS: Patients with stable New York Heart Association class II-IV heart failure (HF), plasma B-type natriuretic peptide (BNP) concentration &gt;100 pg/mL, and treated with an angiotensin-converting enzyme inhibitor (or angiotensin receptor blocker) and beta-blocker were randomized to once-daily, double-blind treatment with aliskiren 150 mg or placebo, added to optimal HF therapy, for 12 weeks. Angiotensin-Converting Enzyme Inhibitors TREATS Heart failure</text:p>
          </table:table-cell>
        </table:table-row>
        <table:table-row table:style-name="ro1">
          <table:table-cell office:value-type="string">
            <text:p>20024636 This short review will provide a balanced comparison of those "classic tools" and natriuretic peptides focusing on their diagnostic capacity in various clinical settings, factors influencing test values, cutoff values and their interpretation, and the capacity of these biomarkers to guide the diagnostic and therapeutic decision-making processes in patients with suspected and established heart failure. Natriuretic Peptides TREATS Heart failure</text:p>
          </table:table-cell>
        </table:table-row>
        <table:table-row table:style-name="ro1">
          <table:table-cell office:value-type="string">
            <text:p>20231232 The primary outcome was a composite of death from cardiovascular causes, hospitalization for heart failure, and stroke, systemic embolism, bleeding, and life-threatening arrhythmic events. Hospitalization TREATS Heart failure</text:p>
          </table:table-cell>
        </table:table-row>
        <table:table-row table:style-name="ro1">
          <table:table-cell office:value-type="string">
            <text:p>21518942 We sought to investigate whether tai chi, as an adjunct to standard care, improves functional capacity and quality of life in patients with HF. Tai Ji TREATS Heart failure</text:p>
          </table:table-cell>
        </table:table-row>
        <table:table-row table:style-name="ro1">
          <table:table-cell office:value-type="string">
            <text:p>22645405 CONCLUSION: The PREFER study is designed to investigate whether a new concept of managing patients with severe chronic heart failure by integrating palliative homecare and active heart failure treatment will reduce symptom burden, increase quality of life and ADL, and reduce the number of hospitalizations in patients with severe chronic heart failure. Activities of Daily Living TREATS Heart failure</text:p>
          </table:table-cell>
        </table:table-row>
        <table:table-row table:style-name="ro1">
          <table:table-cell office:value-type="string">
            <text:p>23490237 CONCLUSIONS: A 24-h infusion with levosimendan transiently improved the renal dysfunction compared with placebo in patients with DHF, and its beneficial effects persisted for at least 14 days after the initiation of treatment. Levosimendan TREATS Heart failure</text:p>
          </table:table-cell>
        </table:table-row>
        <table:table-row table:style-name="ro1">
          <table:table-cell office:value-type="string">
            <text:p>20083625 Rationale and design of the beta-blocker in heart failure with normal left ventricular ejection fraction (beta-PRESERVE) study. Adrenergic beta-Antagonists TREATS Heart failure</text:p>
          </table:table-cell>
        </table:table-row>
        <table:table-row table:style-name="ro1">
          <table:table-cell office:value-type="string">
            <text:p>21440872 Changes in estimating echocardiography pulmonary capillary wedge pressure after hypersaline plus furosemide versus furosemide alone in decompensated heart failure. Furosemide TREATS Heart failure</text:p>
          </table:table-cell>
        </table:table-row>
        <table:table-row table:style-name="ro1">
          <table:table-cell office:value-type="string">
            <text:p>19411662 Weight changes after hospitalization for worsening heart failure and subsequent re-hospitalization and mortality in the EVEREST trial. Hospitalization TREATS Heart failure</text:p>
          </table:table-cell>
        </table:table-row>
        <table:table-row table:style-name="ro1">
          <table:table-cell office:value-type="string">
            <text:p>20224322 Digoxin is currently recommended for patients with HF who are symptomatic despite standard therapy and for controlling the ventricular rate in atrial fibrillation. Digoxin TREATS Heart failure</text:p>
          </table:table-cell>
        </table:table-row>
        <table:table-row table:style-name="ro1">
          <table:table-cell office:value-type="string">
            <text:p>22538330 The risk of cardiovascular (CV) death or hospital admission for worsening heart failure, the primary endpoint, was not significantly different in subjects with and without AFF at baseline (both study groups combined: HR: 1.23, 95% CI: 0.81 to 1.86; Hospital admission TREATS Heart failure</text:p>
          </table:table-cell>
        </table:table-row>
        <table:table-row table:style-name="ro1">
          <table:table-cell office:value-type="string">
            <text:p>20801500 We aimed to assess the effect of heart-rate reduction by the selective sinus-node inhibitor ivabradine on outcomes in heart failure. ivabradine TREATS Heart failure</text:p>
          </table:table-cell>
        </table:table-row>
        <table:table-row table:style-name="ro1">
          <table:table-cell office:value-type="string">
            <text:p>19522961 Systemic review also revealed that the severity of anemia is closely related to the rate of mortality and hospitalization for heart failure. Hospitalization TREATS Heart failure</text:p>
          </table:table-cell>
        </table:table-row>
        <table:table-row table:style-name="ro1">
          <table:table-cell office:value-type="string">
            <text:p>20447580 BACKGROUND: Large-scale clinical trials have demonstrated the benefits of cardiac resynchronization therapy (CRT) in patients with New York Heart Association (NYHA) Class III/IV heart failure, systolic left ventricular dysfunction, and a wide QRS. Cardiac resynchronisation therapy TREATS Heart failure</text:p>
          </table:table-cell>
        </table:table-row>
        <table:table-row table:style-name="ro1">
          <table:table-cell office:value-type="string">
            <text:p>23737229 Disease management: remote monitoring in heart failure patients with implantable defibrillators, resynchronization devices, and haemodynamic monitors. Disease Management TREATS Heart failure</text:p>
          </table:table-cell>
        </table:table-row>
        <table:table-row table:style-name="ro1">
          <table:table-cell office:value-type="string">
            <text:p>19840889 BACKGROUND: Perhexiline improves functional capacity in heart failure, but the mechanisms are undefined. Perhexiline TREATS Heart failure</text:p>
          </table:table-cell>
        </table:table-row>
        <table:table-row table:style-name="ro1">
          <table:table-cell office:value-type="string">
            <text:p>23062482 BACKGROUND: Digoxin is highly potent and efficacious for treatment of heart failure (HF) and/or atrial fibrillation (AF) yet compliance is often poor. Digoxin TREATS Heart failure</text:p>
          </table:table-cell>
        </table:table-row>
        <table:table-row table:style-name="ro1">
          <table:table-cell office:value-type="string">
            <text:p>21320922 STUDY SELECTION: Randomized, controlled trials of CRT compared with usual care and right or left ventricular pacing in adults with heart failure and a left ventricular ejection fraction of 0.40 or less. Cardiac resynchronisation therapy TREATS Heart failure</text:p>
          </table:table-cell>
        </table:table-row>
        <table:table-row table:style-name="ro1">
          <table:table-cell office:value-type="string">
            <text:p>21798416 Despite increasing validation of the role exercise training plays in the modification of exercise intolerance, challenges remain in its routine therapeutic application, including acceptance and use as an adjunctive intervention in the management of the patient with HF, limited insurance coverage for HF patients in cardiac rehabilitation, tailoring of exercise programs to best address the needs of subgroups of patients, and improved short- and long-term adherence to exercise training and a physically active lifestyle. Intervention regimes TREATS Heart failure</text:p>
          </table:table-cell>
        </table:table-row>
        <table:table-row table:style-name="ro1">
          <table:table-cell office:value-type="string">
            <text:p>20952767 AIMS: The GISSI-HF trial showed that n-3 polyunsaturated fatty acids (PUFA), but not rosuvastatin, reduce morbidity and mortality in patients with symptomatic heart failure (HF) of any cause. Fatty Acids, Omega-3 TREATS Heart failure</text:p>
          </table:table-cell>
        </table:table-row>
        <table:table-row table:style-name="ro1">
          <table:table-cell office:value-type="string">
            <text:p>20386243 Randomized trials of nursing interventions for secondary prevention in patients with coronary artery disease and heart failure: systematic review. Secondary prevention TREATS Heart failure</text:p>
          </table:table-cell>
        </table:table-row>
        <table:table-row table:style-name="ro1">
          <table:table-cell office:value-type="string">
            <text:p>20723799 OBJECTIVES: The objective was to test the hypothesis that heart failure (HF) patients treated with sertraline will have lower depression scores and fewer cardiovascular events compared with placebo. Sertraline TREATS Heart failure</text:p>
          </table:table-cell>
        </table:table-row>
        <table:table-row table:style-name="ro1">
          <table:table-cell office:value-type="string">
            <text:p>22343208 Randomized controlled trials evaluating outpatient programs that addressed comprehensive care to decrease readmissions for patients with heart failure were identified. Comprehensive Health Care TREATS Heart failure</text:p>
          </table:table-cell>
        </table:table-row>
        <table:table-row table:style-name="ro1">
          <table:table-cell office:value-type="string">
            <text:p>22067719 PURPOSE: The purpose of this study was to conduct a systematic review of the literature to better understand how to structure interventions for HF patients upon transition from the hospital to home and to outline critical research gaps. Intervention regimes TREATS Heart failure</text:p>
          </table:table-cell>
        </table:table-row>
        <table:table-row table:style-name="ro1">
          <table:table-cell office:value-type="string">
            <text:p>20424566 Apart from the treatment of end-stage renal disease (ESRD), hemodialysis has new and important applications, including heart failure treatment and multiple myeloma. Application procedure TREATS Heart failure</text:p>
          </table:table-cell>
        </table:table-row>
        <table:table-row table:style-name="ro1">
          <table:table-cell office:value-type="string">
            <text:p>22980373 The angiotensin converting enzyme inhibitors (ACEIs) are a group of pharmaceuticals that are used primarily in treatment of hypertension and congestive heart failure, in some cases as the drugs of first choice. Angiotensin-Converting Enzyme Inhibitors TREATS Congestive heart failure</text:p>
          </table:table-cell>
        </table:table-row>
        <table:table-row table:style-name="ro1">
          <table:table-cell office:value-type="string">
            <text:p>19477358 BACKGROUND: Natriuretic peptides are promising candidates for the treatment of congestive heart failure (CHF) because of their wide range of beneficial effects on the cardiovascular system. Natriuretic Peptides TREATS Congestive heart failure</text:p>
          </table:table-cell>
        </table:table-row>
        <table:table-row table:style-name="ro1">
          <table:table-cell office:value-type="string">
            <text:p>20390261 The purposes of this study were (1) to assess baseline echocardiographic predictors of clinical outcome, (2) to investigate changes in echocardiographic parameters, and (3) to compare these echocardiographic changes with changes in plasma levels of b-type natriuretic peptide (BNP) in a population of children with systemic ventricular dysfunction and symptomatic heart failure treated with carvedilol or placebo. carvedilol TREATS Heart failure</text:p>
          </table:table-cell>
        </table:table-row>
        <table:table-row table:style-name="ro1">
          <table:table-cell office:value-type="string">
            <text:p>21075465 The primary endpoint is a composite of cardiac death and hospitalization for worsening heart failure. Hospitalization TREATS Heart failure</text:p>
          </table:table-cell>
        </table:table-row>
        <table:table-row table:style-name="ro1">
          <table:table-cell office:value-type="string">
            <text:p>21875858 The incidence of the SHIFT primary composite outcome (cardiovascular mortality or hospitalization for worsening HF) was higher in patients with LVESVI above the median (59 mL/m2) at baseline (HR 1.62, 95% CI 1.03-2.56, P= 0.04). Hospitalization TREATS Heart failure</text:p>
          </table:table-cell>
        </table:table-row>
        <table:table-row table:style-name="ro1">
          <table:table-cell office:value-type="string">
            <text:p>20795939 It remains unclear if vitamin D supplementation is beneficial in preventing heart failure or if it could be a therapeutic addendum in the treatment of heart failure. Vitamin supplementation TREATS Heart failure</text:p>
          </table:table-cell>
        </table:table-row>
        <table:table-row table:style-name="ro1">
          <table:table-cell office:value-type="string">
            <text:p>20357388 CONCLUSION: There is no evidence within the existing trial populations of a tendency for the relative risk reduction to be smaller in patients with severe heart failure. Risk Reduction TREATS Heart failure</text:p>
          </table:table-cell>
        </table:table-row>
        <table:table-row table:style-name="ro1">
          <table:table-cell office:value-type="string">
            <text:p>23152229 SELECTION CRITERIA: Randomized controlled trials (RCTs) of Shengmai plus usual treatment versus usual treatment alone or Shengmai versus placebo in treating heart failure, irrespective of blinding status, were included. Placebos TREATS Heart failure</text:p>
          </table:table-cell>
        </table:table-row>
        <table:table-row table:style-name="ro1">
          <table:table-cell office:value-type="string">
            <text:p>19664831 METHODS: A systematic search was conducted of Medline (Ovid) (1950-July 2008), Embase.com (1974-current), Cochrane Central Register of Controlled Trials, CINAHL (1981-current) and Web of Science (2000-current) to identify randomized controlled trials of aerobic and/or resistance exercise training in heart failure patients that measured BNP and/or pro-BNP. resistance education TREATS Heart failure</text:p>
          </table:table-cell>
        </table:table-row>
        <table:table-row table:style-name="ro1">
          <table:table-cell office:value-type="string">
            <text:p>22348447 BACKGROUND: Heart failure patients with stable angina, acute coronary syndromes and valvular heart disease may benefit from revascularisation and/or valve surgery. Revascularization - action TREATS Heart failure</text:p>
          </table:table-cell>
        </table:table-row>
        <table:table-row table:style-name="ro1">
          <table:table-cell office:value-type="string">
            <text:p>22147202 AIMS: We hypothesized that nebivolol, a beta-blocker with nitric oxide-releasing properties, could favourably affect exercise capacity in patients with heart failure and preserved left ventricular ejection fraction (HFPEF). Adrenergic beta-Antagonists TREATS Heart failure</text:p>
          </table:table-cell>
        </table:table-row>
        <table:table-row table:style-name="ro1">
          <table:table-cell office:value-type="string">
            <text:p>22253454 The principal outcomes were incidence, prevalence, hospitalizations, mortality, and treatment of HF. Hospitalization TREATS Heart failure</text:p>
          </table:table-cell>
        </table:table-row>
        <table:table-row table:style-name="ro1">
          <table:table-cell office:value-type="string">
            <text:p>22155435 Effect of beta blockade on natriuretic peptides and copeptin in elderly patients with heart failure and preserved or reduced ejection fraction: results from the CIBIS-ELD trial. Natriuretic Peptides TREATS Heart failure</text:p>
          </table:table-cell>
        </table:table-row>
        <table:table-row table:style-name="ro1">
          <table:table-cell office:value-type="string">
            <text:p>21300712 MAIN OUTCOME MEASURE: Composite of hospital admissions for acute myocardial infarction, stroke, and congestive heart failure among all community residents aged 65 and over in the year before compared with the year after implementation of CHAP. Hospital admission TREATS Congestive heart failure</text:p>
          </table:table-cell>
        </table:table-row>
        <table:table-row table:style-name="ro1">
          <table:table-cell office:value-type="string">
            <text:p>21851879 METHODS: Randomized, double-blind, placebo-controlled studies that evaluated beta-blockers in HF patients, had a primary endpoint of mortality, and enrolled U.S. patients were included. Adrenergic beta-Antagonists TREATS Heart failure</text:p>
          </table:table-cell>
        </table:table-row>
        <table:table-row table:style-name="ro1">
          <table:table-cell office:value-type="string">
            <text:p>21875509 Old and new intravenous inotropic agents in the treatment of advanced heart failure. Inotropic agent TREATS Heart failure</text:p>
          </table:table-cell>
        </table:table-row>
        <table:table-row table:style-name="ro1">
          <table:table-cell office:value-type="string">
            <text:p>20883060 The 12-month occurrence of the primary combined endpoint of mortality and hospital re-admission for CHF was significantly lower in the TM group than in the control group (p &lt; 0.01). Hospital Readmissions TREATS Congestive heart failure</text:p>
          </table:table-cell>
        </table:table-row>
        <table:table-row table:style-name="ro1">
          <table:table-cell office:value-type="string">
            <text:p>20670761 (Comparison of Surgical and Medical Treatment for Congestive Heart Failure and Coronary Artery Disease; NCT00023595). Operative Surgical Procedures TREATS Congestive heart failure</text:p>
          </table:table-cell>
        </table:table-row>
        <table:table-row table:style-name="ro1">
          <table:table-cell office:value-type="string">
            <text:p>21490942 For instance, many clinical trials have suggested ALC and PLC as potential strategies in the management of peripheral arterial disease, heart and cerebral ischemia, and congestive heart failure. propionylcarnitine TREATS Congestive heart failure</text:p>
          </table:table-cell>
        </table:table-row>
        <table:table-row table:style-name="ro1">
          <table:table-cell office:value-type="string">
            <text:p>19200613 Rosuvastatin but not ezetimibe improves endothelial function in patients with heart failure, by mechanisms independent of lipid lowering. ezetimibe TREATS Heart failure</text:p>
          </table:table-cell>
        </table:table-row>
        <table:table-row table:style-name="ro1">
          <table:table-cell office:value-type="string">
            <text:p>23476053 BACKGROUND: Cardiac resynchronization therapy improves mortality and morbidity in patients with heart failure (HF) with wide QRS complex and diminished left ventricular (LV) function, but response is variable. Cardiac resynchronisation therapy TREATS Heart failure</text:p>
          </table:table-cell>
        </table:table-row>
        <table:table-row table:style-name="ro1">
          <table:table-cell office:value-type="string">
            <text:p>21415071 Prognostic value of mid-regional pro-adrenomedullin in patients with heart failure after an acute myocardial infarction. adrenomedullin TREATS Heart failure</text:p>
          </table:table-cell>
        </table:table-row>
        <table:table-row table:style-name="ro1">
          <table:table-cell office:value-type="string">
            <text:p>21649600 Position of If-inhibitor ivabradine in current guidelines on management of patients with stable angina and heart failure is discussed. ivabradine TREATS Heart failure</text:p>
          </table:table-cell>
        </table:table-row>
        <table:table-row table:style-name="ro1">
          <table:table-cell office:value-type="string">
            <text:p>21856486 Implantable cardioverter defibrillators and cardiac resynchronisation therapy (CRT) have become standard of care in modern treatment for heart failure. Defibrillators, Implantable TREATS Heart failure</text:p>
          </table:table-cell>
        </table:table-row>
        <table:table-row table:style-name="ro1">
          <table:table-cell office:value-type="string">
            <text:p>22892123 METHODS AND RESULTS: The effect of ivabradine on the primary composite endpoint of cardiovascular death or hospitalization for worsening heart failure, and its components, was explored in 3922 SHIFT patients with MRAs at baseline vs. Hospitalization TREATS Heart failure</text:p>
          </table:table-cell>
        </table:table-row>
        <table:table-row table:style-name="ro1">
          <table:table-cell office:value-type="string">
            <text:p>19504345 Despite these new treatments and improvement in survival, hospitalizations in HF have steadily increased over the last 30 years, and the post-discharge prognosis of patients hospitalized with AHFS remains poor (Gheorghiade et al. Hospitalization TREATS Heart failure</text:p>
          </table:table-cell>
        </table:table-row>
        <table:table-row table:style-name="ro1">
          <table:table-cell office:value-type="string">
            <text:p>20492762 OBJECTIVES: The primary objective was to evaluate relative clinical effectiveness and cost-effectiveness of spironolactone and eplerenone in patients with postMI HF and explore the possibility of conducting an indirect comparison of spironolactone and eplerenone. eplerenone TREATS Heart failure</text:p>
          </table:table-cell>
        </table:table-row>
        <table:table-row table:style-name="ro1">
          <table:table-cell office:value-type="string">
            <text:p>20492762 An adequately powered, well-conducted RCT that directly compares spironolactone and eplerenone is required to provide more robust evidence on the optimal management of postMI HF patients. Spironolactone TREATS Heart failure</text:p>
          </table:table-cell>
        </table:table-row>
        <table:table-row table:style-name="ro1">
          <table:table-cell office:value-type="string">
            <text:p>19892235 CONCLUSIONS: Patients with heart failure due to ischemic heart disease who have NT-proBNP values &lt;103 pmol/l (868 pg/ml) may benefit from rosuvastatin. rosuvastatin TREATS Heart failure</text:p>
          </table:table-cell>
        </table:table-row>
        <table:table-row table:style-name="ro1">
          <table:table-cell office:value-type="string">
            <text:p>19920051 BACKGROUND: Patients with advanced heart failure have improved survival rates and quality of life when treated with implanted pulsatile-flow left ventricular assist devices as compared with medical therapy. Medical therapy TREATS Heart failure</text:p>
          </table:table-cell>
        </table:table-row>
        <table:table-row table:style-name="ro1">
          <table:table-cell office:value-type="string">
            <text:p>21073365 The primary outcome was death from any cause or hospitalization for heart failure. Hospitalization TREATS Heart failure</text:p>
          </table:table-cell>
        </table:table-row>
        <table:table-row table:style-name="ro1">
          <table:table-cell office:value-type="string">
            <text:p>21055649 This study was designed to assess the impact of a home-based disease management program, the Alere DayLink HF Monitoring System (HFMS), on the clinical and economic outcomes of Medicare beneficiaries recently hospitalized for heart failure who received the care from a community-based primary care practitioner. Disease management program TREATS Heart failure</text:p>
          </table:table-cell>
        </table:table-row>
        <table:table-row table:style-name="ro1">
          <table:table-cell office:value-type="string">
            <text:p>21605879 BACKGROUND AND OBJECTIVE: Despite the recognized benefit of intervention programs in patients with heart failure (HF), it is unknown whether different types of programs have similar efficacy. Intervention regimes TREATS Heart failure</text:p>
          </table:table-cell>
        </table:table-row>
        <table:table-row table:style-name="ro1">
          <table:table-cell office:value-type="string">
            <text:p>20854964 However, normal in-treatment LV filling was strongly associated with a reduced risk for hospitalization for heart failure. Hospitalization TREATS Heart failure</text:p>
          </table:table-cell>
        </table:table-row>
        <table:table-row table:style-name="ro1">
          <table:table-cell office:value-type="string">
            <text:p>21594629 METHODS: We searched major web databases for randomized controlled trials of CRT in patients with mild heart failure (NYHA functional class I-II). Cardiac resynchronisation therapy TREATS Heart failure</text:p>
          </table:table-cell>
        </table:table-row>
        <table:table-row table:style-name="ro1">
          <table:table-cell office:value-type="string">
            <text:p>20525985 The pooled risk ratio for ESA treatment relative to placebo was 1.03 [95% confidence interval (CI): 0.89-1.21, P = 0.68] for overall mortality and 0.95 (95% CI: 0.82-1.10, P = 0.46) for worsening heart failure. Placebos TREATS Heart failure</text:p>
          </table:table-cell>
        </table:table-row>
        <table:table-row table:style-name="ro1">
          <table:table-cell office:value-type="string">
            <text:p>21844080 The primary end point was 2-year incidence of major adverse cardiac events, defined as CAD death or hospitalization for an acute coronary syndrome or heart failure. Hospitalization TREATS Heart failure</text:p>
          </table:table-cell>
        </table:table-row>
        <table:table-row table:style-name="ro1">
          <table:table-cell office:value-type="string">
            <text:p>23707298 There is no convincing evidence that the procedure decreases the risk of death, stroke, or hospitalization for heart failure, but the available randomized trials have enrolled patients inappropriate for assessment of impact on these clinical outcomes. Hospitalization TREATS Heart failure</text:p>
          </table:table-cell>
        </table:table-row>
        <table:table-row table:style-name="ro1">
          <table:table-cell office:value-type="string">
            <text:p>22246377 The clinical implications of using exenatide in patients with CHF are still not clear and further studies are warranted. exenatide TREATS Congestive heart failure</text:p>
          </table:table-cell>
        </table:table-row>
        <table:table-row table:style-name="ro1">
          <table:table-cell office:value-type="string">
            <text:p>22572916 Multisite randomized trial of a single-session versus multisession literacy-sensitive self-care intervention for patients with heart failure. Self Care TREATS Heart failure</text:p>
          </table:table-cell>
        </table:table-row>
        <table:table-row table:style-name="ro1">
          <table:table-cell office:value-type="string">
            <text:p>21334852 CONCLUSION: Taurine supplementation in patients with HF who are taking standard medical treatment can increase their exercise capacity. Supplementation TREATS Heart failure</text:p>
          </table:table-cell>
        </table:table-row>
        <table:table-row table:style-name="ro1">
          <table:table-cell office:value-type="string">
            <text:p>20386241 PURPOSE: The purpose of this study was to conduct a systematic review of the literature to better understand how to structure educational interventions for heart failure patients to improve their self-efficacy for self-care behaviors. educational intervention TREATS Heart failure</text:p>
          </table:table-cell>
        </table:table-row>
        <table:table-row table:style-name="ro1">
          <table:table-cell office:value-type="string">
            <text:p>22497304 Ventricular assist device support in children and adolescents with heart failure: the Children's Medical Center of Dallas experience. Support, device TREATS Heart failure</text:p>
          </table:table-cell>
        </table:table-row>
        <table:table-row table:style-name="ro1">
          <table:table-cell office:value-type="string">
            <text:p>20887614 No benefit with digoxin use was observed in this study, underscoring the need to reassess the role of digoxin in the contemporary management of heart failure. Digoxin TREATS Heart failure</text:p>
          </table:table-cell>
        </table:table-row>
        <table:table-row table:style-name="ro1">
          <table:table-cell office:value-type="string">
            <text:p>23814702 Aldosterone Antagonists and Outcomes in Real-World Older Patients with Heart Failure and Preserved Ejection Fraction. Aldosterone Antagonists TREATS Heart failure</text:p>
          </table:table-cell>
        </table:table-row>
        <table:table-row table:style-name="ro1">
          <table:table-cell office:value-type="string">
            <text:p>21094364 Comparison of muscle functional electrical stimulation to conventional bicycle exercise on endothelium and functional status indices in patients with heart failure. Exercise TREATS Heart failure</text:p>
          </table:table-cell>
        </table:table-row>
        <table:table-row table:style-name="ro1">
          <table:table-cell office:value-type="string">
            <text:p>23200803 A retrospective analysis of patients from the Organized Program to Initiate Lifesaving Treatment in Hospitalized Patients With Heart Failure (OPTIMIZE-HF) who had systolic dysfunction, documentation of beta-blocker status, and follow-up information available after index hospitalization (n = 2,670) was performed. Lifesaving TREATS Heart failure</text:p>
          </table:table-cell>
        </table:table-row>
        <table:table-row table:style-name="ro1">
          <table:table-cell office:value-type="string">
            <text:p>23206923 In this post hoc analysis of the Efficacy of Vasopressin Antagonism in Heart Failure Outcome Study With Tolvaptan (EVEREST), 3,957 patients hospitalized for worsening HF with ejection fractions &lt;/=40% were examined. Vasopressin Antagonist TREATS Heart failure</text:p>
          </table:table-cell>
        </table:table-row>
        <table:table-row table:style-name="ro1">
          <table:table-cell office:value-type="string">
            <text:p>21504640 Association of candesartan vs losartan with all-cause mortality in patients with heart failure. Losartan TREATS Heart failure</text:p>
          </table:table-cell>
        </table:table-row>
        <table:table-row table:style-name="ro1">
          <table:table-cell office:value-type="string">
            <text:p>23807852 Statins in heart failure: do we need another trial? Hydroxymethylglutaryl-CoA Reductase Inhibitors TREATS Heart failure</text:p>
          </table:table-cell>
        </table:table-row>
        <table:table-row table:style-name="ro1">
          <table:table-cell office:value-type="string">
            <text:p>23900696 Further analysis produced estimated hazard ratios for the effect of CRT on all-cause mortality and on the composite of first hospitalization for HF or death that suggested increasing benefit with increasing QRS duration, the 95% confidence bounds excluding 1.0 at approximately 140 ms for each endpoint, suggesting a high probability of substantial benefit from CRT when QRS duration exceeds this value. Hospitalization TREATS Heart failure</text:p>
          </table:table-cell>
        </table:table-row>
        <table:table-row table:style-name="ro1">
          <table:table-cell office:value-type="string">
            <text:p>24021027 METHODS: A prospective observational longitudinal study was conducted in order to evaluate renal function using serum cystatin C (Cys C) and estimated glomerular filtration rate (GFR) after 35 sessions of EECP treatment in 30 patients with chronic stable angina and/or heart failure. Counterpulsation, External TREATS Heart failure</text:p>
          </table:table-cell>
        </table:table-row>
        <table:table-row table:style-name="ro1">
          <table:table-cell office:value-type="string">
            <text:p>20356870 METHODS AND RESULTS: The Candesartan in Heart failure: Assessment of Reduction in Mortality and morbidity (CHARM) programme randomized 7599 patients with symptomatic HF to receive candesartan or placebo. candesartan TREATS Heart failure</text:p>
          </table:table-cell>
        </table:table-row>
        <table:table-row table:style-name="ro1">
          <table:table-cell office:value-type="string">
            <text:p>20735859 We then examine differences between interventions that are most effective for improving outcomes for patients with CHF versus previously published data for type 2 diabetes to explore the potential impact of the nature of the disease on the types of interventions that are more likely to be effective. Intervention regimes TREATS Congestive heart failure</text:p>
          </table:table-cell>
        </table:table-row>
        <table:table-row table:style-name="ro1">
          <table:table-cell office:value-type="string">
            <text:p>20424965 Cardiac rehabilitation in heart failure: a brief review and recommendations. Cardiac rehabilitation TREATS Heart failure</text:p>
          </table:table-cell>
        </table:table-row>
        <table:table-row table:style-name="ro1">
          <table:table-cell office:value-type="string">
            <text:p>21134903 CONCLUSION: Trimetazidine might be an effective strategy for treating HF. Trimetazidine TREATS Heart failure</text:p>
          </table:table-cell>
        </table:table-row>
        <table:table-row table:style-name="ro1">
          <table:table-cell office:value-type="string">
            <text:p>23816017 The objective of this analysis was to perform a systematic review and meta-analysis of the effects of AV and VV delay optimization on clinical and echocardiographic end points of patients with heart failure treated with CRT. Cardiac resynchronisation therapy TREATS Heart failure</text:p>
          </table:table-cell>
        </table:table-row>
        <table:table-row table:style-name="ro1">
          <table:table-cell office:value-type="string">
            <text:p>19812809 Effects of levosimendan versus dobutamine on left atrial function in decompensated heart failure. Dobutamine TREATS Heart failure</text:p>
          </table:table-cell>
        </table:table-row>
        <table:table-row table:style-name="ro1">
          <table:table-cell office:value-type="string">
            <text:p>20842742 CONCLUSIONS: The additional administration of AAs in patients with HF or coronary artery disease shows a benefit in reducing the risk of SCD and may also be effective for reducing episodes of ventricular premature complexes and ventricular tachycardia. Aldosterone Antagonists TREATS Heart failure</text:p>
          </table:table-cell>
        </table:table-row>
        <table:table-row table:style-name="ro1">
          <table:table-cell office:value-type="string">
            <text:p>21875858 Patients were randomly allocated to ivabradine or placebo, superimposed on background therapy for HF. Placebos TREATS Heart failure</text:p>
          </table:table-cell>
        </table:table-row>
        <table:table-row table:style-name="ro1">
          <table:table-cell office:value-type="string">
            <text:p>19346228 CONCLUSION: Copeptin is a strong and novel marker for mortality and morbidity in patients with heart failure after AMI. copeptins TREATS Heart failure</text:p>
          </table:table-cell>
        </table:table-row>
        <table:table-row table:style-name="ro1">
          <table:table-cell office:value-type="string">
            <text:p>23327629 We have identified 11 large randomized trials of beta-blockers versus placebo in heart failure and plan to meta-analyze the data on an individual patient level. Placebos TREATS Heart failure</text:p>
          </table:table-cell>
        </table:table-row>
        <table:table-row table:style-name="ro1">
          <table:table-cell office:value-type="string">
            <text:p>21334852 Some studies have demonstrated that taurine supplementation reduces death rate in rabbits with heart failure (HF) and diminishes HF severity in human models of congestive HF. Supplementation TREATS Heart failure</text:p>
          </table:table-cell>
        </table:table-row>
        <table:table-row table:style-name="ro1">
          <table:table-cell office:value-type="string">
            <text:p>23279120 However, the research focused on self-management intervention in heart failure patients in Taiwan is very limited. Intervention regimes TREATS Heart failure</text:p>
          </table:table-cell>
        </table:table-row>
        <table:table-row table:style-name="ro1">
          <table:table-cell office:value-type="string">
            <text:p>19874436 BACKGROUND: Randomized controlled trials have generated strong evidence on the efficacy of electrical device therapy in selected patients with heart failure (HF). Device therapy TREATS Heart failure</text:p>
          </table:table-cell>
        </table:table-row>
        <table:table-row table:style-name="ro1">
          <table:table-cell office:value-type="string">
            <text:p>19411662 CONCLUSION: Increases in BW after hospitalization for worsening HF was predictive of repeat hospitalization events, but not mortality in the post-discharge period. Hospitalization TREATS Heart failure</text:p>
          </table:table-cell>
        </table:table-row>
        <table:table-row table:style-name="ro1">
          <table:table-cell office:value-type="string">
            <text:p>22041323 However, this potential mechanism of action of statins in HF has not been well studied in humans. Hydroxymethylglutaryl-CoA Reductase Inhibitors TREATS Heart failure</text:p>
          </table:table-cell>
        </table:table-row>
        <table:table-row table:style-name="ro1">
          <table:table-cell office:value-type="string">
            <text:p>22575317 METHODS: Patients enrolled in the CHARM (Candesartan in Heart failure: Assessment of Reduction in Mortality and morbidity) Program were divided into groups by tertiles of baseline heart rate. candesartan TREATS Heart failure</text:p>
          </table:table-cell>
        </table:table-row>
        <table:table-row table:style-name="ro1">
          <table:table-cell office:value-type="string">
            <text:p>20376643 Heart transplantation and left ventricular assist devices are final options in the treatment repertoire of terminal heart failure. Left ventricular assist device TREATS Heart failure</text:p>
          </table:table-cell>
        </table:table-row>
        <table:table-row table:style-name="ro1">
          <table:table-cell office:value-type="string">
            <text:p>20335354 Effectiveness of cardiac resynchronization therapy in mild congestive heart failure: systematic review and meta-analysis of randomized trials. Cardiac resynchronisation therapy TREATS Congestive heart failure</text:p>
          </table:table-cell>
        </table:table-row>
        <table:table-row table:style-name="ro1">
          <table:table-cell office:value-type="string">
            <text:p>21737235 The aim of this study is to assess the safety and efficacy of CVVHDF compared with intravenous furosemide in patients with CHF. Furosemide TREATS Congestive heart failure</text:p>
          </table:table-cell>
        </table:table-row>
        <table:table-row table:style-name="ro1">
          <table:table-cell office:value-type="string">
            <text:p>22956574 METHODS AND RESULTS: REVERSE was a randomized, controlled trial evaluating cardiac resynchronization therapy (CRT) in patients with New York Heart Association (NYHA) class I/II heart failure. Cardiac resynchronisation therapy TREATS Heart failure</text:p>
          </table:table-cell>
        </table:table-row>
        <table:table-row table:style-name="ro1">
          <table:table-cell office:value-type="string">
            <text:p>19664831 CONCLUSION: Data from nine published studies, suggest exercise training has a favorable effect on BNP and NT-pro-BNP in heart failure patients. Brain natriuretic peptide TREATS Heart failure</text:p>
          </table:table-cell>
        </table:table-row>
        <table:table-row table:style-name="ro1">
          <table:table-cell office:value-type="string">
            <text:p>19363213 We focused on the effects of NMES on strength, exercise capacity, and disease-specific health status in patients with CHF or COPD. Neuromuscular stimulation TREATS Congestive heart failure</text:p>
          </table:table-cell>
        </table:table-row>
        <table:table-row table:style-name="ro1">
          <table:table-cell office:value-type="string">
            <text:p>23395281 CONCLUSIONS: The study showed that the SUA-lowering effect of prednisone and allopurinol is similar in symptomatic CHF patients. Allopurinol TREATS Congestive heart failure</text:p>
          </table:table-cell>
        </table:table-row>
        <table:table-row table:style-name="ro1">
          <table:table-cell office:value-type="string">
            <text:p>20670760 STICH (Surgical Treatment for Ischemic Heart Failure) trial enrollment. Operative Surgical Procedures TREATS Heart failure</text:p>
          </table:table-cell>
        </table:table-row>
        <table:table-row table:style-name="ro1">
          <table:table-cell office:value-type="string">
            <text:p>21982700 Telemedicine in heart failure: pre-specified and exploratory subgroup analyses from the TIM-HF trial. Telemedicine TREATS Heart failure</text:p>
          </table:table-cell>
        </table:table-row>
        <table:table-row table:style-name="ro1">
          <table:table-cell office:value-type="string">
            <text:p>21815961 METHODS AND RESULTS: We searched MEDLINE and EMBASE databases for studies evaluating the efficacy of CRT in patients with HF. Cardiac resynchronisation therapy TREATS Heart failure</text:p>
          </table:table-cell>
        </table:table-row>
        <table:table-row table:style-name="ro1">
          <table:table-cell office:value-type="string">
            <text:p>22385946 OBJECTIVE: Management of depression, if it is independently associated with repeated hospitalizations for heart failure (HF), offers promise as a viable and cost-effective strategy to improve health outcomes and reduce health care costs for HF. Management procedure TREATS Heart failure</text:p>
          </table:table-cell>
        </table:table-row>
        <table:table-row table:style-name="ro1">
          <table:table-cell office:value-type="string">
            <text:p>21705485 BACKGROUND: Although peak oxygen consumption (peak VO(2)), 6-minute walk distance (6MW), and natriuretic peptides (BNP and NT-proBNP) are predictors of mortality in heart failure (HF) patients, it is not known whether therapy-induced changes in these measures can predict therapeutic effect on mortality. Natriuretic Peptides TREATS Heart failure</text:p>
          </table:table-cell>
        </table:table-row>
        <table:table-row table:style-name="ro1">
          <table:table-cell office:value-type="string">
            <text:p>23900696 AIMS: Cardiac resynchronization therapy (CRT) with or without a defibrillator reduces morbidity and mortality in selected patients with heart failure (HF) but response can be variable. Defibrillators TREATS Heart failure</text:p>
          </table:table-cell>
        </table:table-row>
        <table:table-row table:style-name="ro1">
          <table:table-cell office:value-type="string">
            <text:p>22608952 Intervention was dronedarone for AF for some studies and heart failure for others. Intervention regimes TREATS Heart failure</text:p>
          </table:table-cell>
        </table:table-row>
        <table:table-row table:style-name="ro1">
          <table:table-cell office:value-type="string">
            <text:p>20225911 An intervention for VA patients with congestive heart failure. Intervention regimes TREATS Congestive heart failure</text:p>
          </table:table-cell>
        </table:table-row>
        <table:table-row table:style-name="ro1">
          <table:table-cell office:value-type="string">
            <text:p>23188480 Video interventions appear to be effective in breast self-examination, prostate cancer screening, sunscreen adherence, self-care in patients with heart failure, HIV testing, treatment adherence, and female condom use. Self Care TREATS Heart failure</text:p>
          </table:table-cell>
        </table:table-row>
        <table:table-row table:style-name="ro1">
          <table:table-cell office:value-type="string">
            <text:p>19789358 STUDY SELECTION AND DATA EXTRACTION: All articles that examined the effect of combination therapy with a beta-blocker and milrinone on clinical endpoints in patients with advanced HF were assessed. Milrinone TREATS Heart failure</text:p>
          </table:table-cell>
        </table:table-row>
        <table:table-row table:style-name="ro1">
          <table:table-cell office:value-type="string">
            <text:p>19648389 Additionally, beta-blockers are part of the core therapy for stage C HF and selected patients with stage D HF. Adrenergic beta-Antagonists TREATS Heart failure</text:p>
          </table:table-cell>
        </table:table-row>
        <table:table-row table:style-name="ro1">
          <table:table-cell office:value-type="string">
            <text:p>19427432 Comparative effect of atorvastatin (80 mg) versus simvastatin (20 to 40 mg) in preventing hospitalizations for heart failure in patients with previous myocardial infarction. Hospitalization TREATS Heart failure</text:p>
          </table:table-cell>
        </table:table-row>
        <table:table-row table:style-name="ro1">
          <table:table-cell office:value-type="string">
            <text:p>19390338 OBJECTIVE: This feasibility study was conducted to evaluate the impact of 3 dietary interventions on body weight and adiposity, functional status, lipid profiles, glycemic control, and quality of life (QOL) in overweight and obese patients with HF and type 2 diabetes mellitus. dietary intervention TREATS Heart failure</text:p>
          </table:table-cell>
        </table:table-row>
        <table:table-row table:style-name="ro1">
          <table:table-cell office:value-type="string">
            <text:p>20142025 METHODS AND RESULTS: We conducted a retrospective cohort study using 18 months follow-up data from the Coordinating study evaluating Outcomes of Advising and Counseling in HF study on 754 patients previously hospitalized for HF (NYHA II-IV, mean age 70 years). Counseling TREATS Heart failure</text:p>
          </table:table-cell>
        </table:table-row>
        <table:table-row table:style-name="ro1">
          <table:table-cell office:value-type="string">
            <text:p>23796325 Systematic review of genuine versus spurious side-effects of beta-blockers in heart failure using placebo control: Recommendations for patient information. Adrenergic beta-Antagonists TREATS Heart failure</text:p>
          </table:table-cell>
        </table:table-row>
        <table:table-row table:style-name="ro1">
          <table:table-cell office:value-type="string">
            <text:p>20230346 OBJECTIVES: To examine trends and predictors of prescription medications on discharge after first (index) hospitalisation for heart failure (HF), and the effect on all-cause mortality of evidence-based therapy. Hospitalization TREATS Heart failure</text:p>
          </table:table-cell>
        </table:table-row>
        <table:table-row table:style-name="ro1">
          <table:table-cell office:value-type="string">
            <text:p>23456585 Application of the health belief model in promotion of self-care in heart failure patients. Self Care TREATS Heart failure</text:p>
          </table:table-cell>
        </table:table-row>
        <table:table-row table:style-name="ro1">
          <table:table-cell office:value-type="string">
            <text:p>23325883 Benefits of beta blockers in patients with heart failure and reduced ejection fraction: network meta-analysis. Adrenergic beta-Antagonists TREATS Heart failure</text:p>
          </table:table-cell>
        </table:table-row>
        <table:table-row table:style-name="ro1">
          <table:table-cell office:value-type="string">
            <text:p>22686416 The coprimary outcomes were nonfatal myocardial infarction, nonfatal stroke, or death from cardiovascular causes and these events plus revascularization or hospitalization for heart failure. Revascularization - action TREATS Heart failure</text:p>
          </table:table-cell>
        </table:table-row>
        <table:table-row table:style-name="ro1">
          <table:table-cell office:value-type="string">
            <text:p>23992601 The major secondary end point of a composite of cardiovascular death, myocardial infarction, stroke, hospitalization for unstable angina, coronary revascularization, or heart failure occurred in 1059 patients in the saxagliptin group and in 1034 patients in the placebo group (12.8% and 12.4%, respectively, according to 2-year Kaplan-Meier estimates; hazard ratio, 1.02; 95% CI, 0.94 to 1.11; P=0.66). Hospitalization TREATS Heart failure</text:p>
          </table:table-cell>
        </table:table-row>
        <table:table-row table:style-name="ro1">
          <table:table-cell office:value-type="string">
            <text:p>21786577 [Efficacy of levosimendan vs dopamine in patients with resistant cardiac failure]. Dopamine TREATS Heart failure</text:p>
          </table:table-cell>
        </table:table-row>
        <table:table-row table:style-name="ro1">
          <table:table-cell office:value-type="string">
            <text:p>21504262 The reduction in days hospitalized for trial participants overall underscores the benefit of CM for such HF patients. Management procedure TREATS Heart failure</text:p>
          </table:table-cell>
        </table:table-row>
        <table:table-row table:style-name="ro1">
          <table:table-cell office:value-type="string">
            <text:p>23857320 Total mortality, composite death, myocardial infarction, and stroke, and the individual incidence of death, myocardial infarction, stroke, congestive heart failure, and fractures, were compared during 4.5 years of follow-up among patients treated with rosiglitazone versus patients not receiving a thiazolidinedione by use of Cox proportional hazards and Kaplan-Meier analyses that included propensity matching. rosiglitazone TREATS Congestive heart failure</text:p>
          </table:table-cell>
        </table:table-row>
        <table:table-row table:style-name="ro1">
          <table:table-cell office:value-type="string">
            <text:p>20492026 BACKGROUND: Most self-management programmes for congestive heart failure patients emphasize the medical aspects of this chronic condition, without incorporating psychosocial aspects of self-management. Self-Management TREATS Congestive heart failure</text:p>
          </table:table-cell>
        </table:table-row>
        <table:table-row table:style-name="ro1">
          <table:table-cell office:value-type="string">
            <text:p>20883926 CONCLUSIONS: Coenzyme Q10 is not an independent prognostic variable in heart failure. coenzyme Q10 TREATS Heart failure</text:p>
          </table:table-cell>
        </table:table-row>
        <table:table-row table:style-name="ro1">
          <table:table-cell office:value-type="string">
            <text:p>19962481 Meta-analysis of randomized controlled trials of statins versus placebo in patients with heart failure. Placebos TREATS Heart failure</text:p>
          </table:table-cell>
        </table:table-row>
        <table:table-row table:style-name="ro1">
          <table:table-cell office:value-type="string">
            <text:p>21874282 Diuretics and vasodilators have been the cornerstone of heart failure (HF) therapy for decades. Vasodilator Agents TREATS Heart failure</text:p>
          </table:table-cell>
        </table:table-row>
        <table:table-row table:style-name="ro1">
          <table:table-cell office:value-type="string">
            <text:p>21875515 Despite a growing body of evidence supporting the integration of palliative care into the overall care of patients with HF and some recent evidence of increased use, palliative therapies remain underused in the treatment of advanced HF. Palliative Care TREATS Heart failure</text:p>
          </table:table-cell>
        </table:table-row>
        <table:table-row table:style-name="ro1">
          <table:table-cell office:value-type="string">
            <text:p>22456701 [Commentary on the 2010 ESC guidelines on device therapy in heart failure ]. Device therapy TREATS Heart failure</text:p>
          </table:table-cell>
        </table:table-row>
        <table:table-row table:style-name="ro1">
          <table:table-cell office:value-type="string">
            <text:p>19307097 These data further support the need for a comprehensive assessment of diastolic filling, including assessment for pseudonormal filling, as part of routine echocardiographic risk stratification in patients with HF and CAD. Assessment procedure TREATS Heart failure</text:p>
          </table:table-cell>
        </table:table-row>
        <table:table-row table:style-name="ro1">
          <table:table-cell office:value-type="string">
            <text:p>20308616 CONCLUSIONS: In this trial, the addition of bromocriptine to standard heart failure therapy appeared to improve left ventricular ejection fraction and a composite clinical outcome in women with acute severe PPCM, although the number of patients studied was small and the results cannot be considered definitive. Bromocriptine TREATS Heart failure</text:p>
          </table:table-cell>
        </table:table-row>
        <table:table-row table:style-name="ro1">
          <table:table-cell office:value-type="string">
            <text:p>21764469 We performed a randomised open blinded endpoint study to assess the effect of heart rate reduction with carvedilol, ivabradine, and their combination on exercise capacity in HF patients receiving maximal dose of ACE inhibitor. ivabradine TREATS Heart failure</text:p>
          </table:table-cell>
        </table:table-row>
        <table:table-row table:style-name="ro1">
          <table:table-cell office:value-type="string">
            <text:p>19699868 RESULTS: Eplerenone was associated with a 1.6-day reduction in the mean length of HF hospitalization (9.2 vs 10.8 days with placebo; P = .019) and 3.6-day reduction in the total days spent in the hospital for HF (13.3 vs 16.9 days with placebo; P = .0006). Hospitalization TREATS Heart failure</text:p>
          </table:table-cell>
        </table:table-row>
        <table:table-row table:style-name="ro1">
          <table:table-cell office:value-type="string">
            <text:p>21839879 OBJECTIVE: Exercise therapy in heart failure (HF) patients is considered safe and has demonstrated modest reduction in hospitalization rates and death in recent trials. Physical therapy exercises TREATS Heart failure</text:p>
          </table:table-cell>
        </table:table-row>
        <table:table-row table:style-name="ro1">
          <table:table-cell office:value-type="string">
            <text:p>20357388 Is there benefit in implanting defibrillators in patients with severe heart failure? Defibrillators TREATS Heart failure</text:p>
          </table:table-cell>
        </table:table-row>
        <table:table-row table:style-name="ro1">
          <table:table-cell office:value-type="string">
            <text:p>23598459 CONCLUSIONS: The AAD proved applicable in clinical practice after adaption and appears to result in better congestion management in patients with heart failure. Management procedure TREATS Heart failure</text:p>
          </table:table-cell>
        </table:table-row>
        <table:table-row table:style-name="ro1">
          <table:table-cell office:value-type="string">
            <text:p>20185019 Mortality after hospitalization for heart failure in blacks compared to whites. Hospitalization TREATS Heart failure</text:p>
          </table:table-cell>
        </table:table-row>
        <table:table-row table:style-name="ro1">
          <table:table-cell office:value-type="string">
            <text:p>24065463 Methods and Results: A total of 39 patients with advanced heart failure who were on stable, optimal heart failure therapy, were randomized to receive intracoronary infusion of AAV1/SERCA2a in 1 of 3 doses (low dose-6 x 1011 DNase Resistant Particles [DRP], middle dose-3 x 1012 DRP and high dose-1 x 1013 DRP) versus placebo. particle TREATS Heart failure</text:p>
          </table:table-cell>
        </table:table-row>
        <table:table-row table:style-name="ro1">
          <table:table-cell office:value-type="string">
            <text:p>23878816 Among them, autologous transplantation of c-kit-positive cardiac stem cells in congestive heart failure patients resulted in an outstanding outcome, with long-lasting beneficial effects without major adverse events. Transplantation, Autologous TREATS Congestive heart failure</text:p>
          </table:table-cell>
        </table:table-row>
        <table:table-row table:style-name="ro1">
          <table:table-cell office:value-type="string">
            <text:p>20224322 Appropriate medical therapy using angiotensin converting enzyme inhibitors and beta-blockers improves outcomes in HF, whereas the role of digoxin is still not clearly defined. Adrenergic beta-Antagonists TREATS Heart failure</text:p>
          </table:table-cell>
        </table:table-row>
        <table:table-row table:style-name="ro1">
          <table:table-cell office:value-type="string">
            <text:p>21073365 CONCLUSIONS: Among patients with NYHA class II or III heart failure, a wide QRS complex, and left ventricular systolic dysfunction, the addition of CRT to an ICD reduced rates of death and hospitalization for heart failure. Hospitalization TREATS Heart failure</text:p>
          </table:table-cell>
        </table:table-row>
        <table:table-row table:style-name="ro1">
          <table:table-cell office:value-type="string">
            <text:p>23391667 We believe that the available body of evidence indicates that atorvastatin may have several advantages over rosuvastatin, despite the latter's greater potency, suggesting that atorvastatin should be the potent statin of choice, especially in treating patients with renal impairment or heart failure with concomitant coronary artery disease. atorvastatin TREATS Heart failure</text:p>
          </table:table-cell>
        </table:table-row>
        <table:table-row table:style-name="ro1">
          <table:table-cell office:value-type="string">
            <text:p>22492785 BACKGROUND: Self-care management of a low-sodium diet is a critical component of comprehensive heart failure (HF) treatment. Diet, Sodium-Restricted TREATS Heart failure</text:p>
          </table:table-cell>
        </table:table-row>
        <table:table-row table:style-name="ro1">
          <table:table-cell office:value-type="string">
            <text:p>21089241 The goal of this report is to compare the effectiveness and harms between aliskiren and placebo and between AIIRAs and ACEIs in the treatment of diagnosed coronary heart disease, hypertension, left ventricular dysfunction, heart failure, nondiabetic chronic kidney disease, or diabetic nephropathy. Placebos TREATS Heart failure</text:p>
          </table:table-cell>
        </table:table-row>
        <table:table-row table:style-name="ro1">
          <table:table-cell office:value-type="string">
            <text:p>22067719 Level 1 evidence demonstrated positive benefits from HFDM programs, structured telephone support, and telemonitoring interventions as an effective component of contemporary multidisciplinary HF management. Intervention regimes TREATS Heart failure</text:p>
          </table:table-cell>
        </table:table-row>
        <table:table-row table:style-name="ro1">
          <table:table-cell office:value-type="string">
            <text:p>22065870 CONCLUSION: This study will enrol a representative group of hospitalized heart failure patients and measure a range of patient and health service outcomes to inform the design of post-hospital DMPs for heart failure. Unithiol TREATS Heart failure</text:p>
          </table:table-cell>
        </table:table-row>
        <table:table-row table:style-name="ro1">
          <table:table-cell office:value-type="string">
            <text:p>19539144 Lowered B-type natriuretic peptide in response to levosimendan or dobutamine treatment is associated with improved survival in patients with severe acutely decompensated heart failure. Levosimendan TREATS Heart failure</text:p>
          </table:table-cell>
        </table:table-row>
        <table:table-row table:style-name="ro1">
          <table:table-cell office:value-type="string">
            <text:p>23291728 However, when changes in galectin-3 over time were examined, the increases in galectin-3 between baseline and 4 months were independently and significantly associated with the risks of subsequent all-cause mortality, first morbid event, and hospitalizations for HF, even after adjusting for all baseline and concurrent changes in all variables including estimated glomerular filtration rate (eGFR) and NT-proBNP. Hospitalization TREATS Heart failure</text:p>
          </table:table-cell>
        </table:table-row>
        <table:table-row table:style-name="ro1">
          <table:table-cell office:value-type="string">
            <text:p>20390261 The purposes of this study were (1) to assess baseline echocardiographic predictors of clinical outcome, (2) to investigate changes in echocardiographic parameters, and (3) to compare these echocardiographic changes with changes in plasma levels of b-type natriuretic peptide (BNP) in a population of children with systemic ventricular dysfunction and symptomatic heart failure treated with carvedilol or placebo. Brain natriuretic peptide TREATS Heart failure</text:p>
          </table:table-cell>
        </table:table-row>
        <table:table-row table:style-name="ro1">
          <table:table-cell office:value-type="string">
            <text:p>23834688 Efficacy of carvedilol in pediatric heart failure. carvedilol TREATS Heart failure</text:p>
          </table:table-cell>
        </table:table-row>
        <table:table-row table:style-name="ro1">
          <table:table-cell office:value-type="string">
            <text:p>22720184 Heart failure (HF) is a growing epidemic with the annual number of hospitalizations constantly increasing over the last decades for HF as a primary or secondary diagnosis. Hospitalization TREATS Heart failure</text:p>
          </table:table-cell>
        </table:table-row>
        <table:table-row table:style-name="ro1">
          <table:table-cell office:value-type="string">
            <text:p>20598983 CONCLUSIONS: Worsening renal function during hospitalization for heart failure is an independent predictor of early readmission and mortality in patients with reduced and preserved systolic function. Hospitalization TREATS Heart failure</text:p>
          </table:table-cell>
        </table:table-row>
        <table:table-row table:style-name="ro1">
          <table:table-cell office:value-type="string">
            <text:p>23061698 beta-Adrenergic receptor antagonists (beta-blockers) have been recognized for their cardioprotective properties, prompting use of these pharmacologic agents to become more mainstream in acute myocardial infarction (AMI) and congestive heart failure (CHF). Adrenergic beta-Antagonists TREATS Congestive heart failure</text:p>
          </table:table-cell>
        </table:table-row>
        <table:table-row table:style-name="ro1">
          <table:table-cell office:value-type="string">
            <text:p>19589110 Effect of n-3 polyunsaturated fatty acids and rosuvastatin in patients with heart failure: results of the GISSI-HF trial. Fatty Acids, Omega-3 TREATS Heart failure</text:p>
          </table:table-cell>
        </table:table-row>
        <table:table-row table:style-name="ro1">
          <table:table-cell office:value-type="string">
            <text:p>23152267 AUTHORS' CONCLUSIONS: This Cochrane review has found a lack of evidence on the effects of carvedilol for treating heart failure in patients with Chagas disease. carvedilol TREATS Heart failure</text:p>
          </table:table-cell>
        </table:table-row>
        <table:table-row table:style-name="ro1">
          <table:table-cell office:value-type="string">
            <text:p>23737229 The use of a pulmonary artery pressure measurement system has been shown to significantly reduce the risk of heart failure hospitalization in a large randomized controlled study, the CardioMEMS Heart Sensor Allows Monitoring of Pressure to Improve Outcomes in NYHA Class III Heart Failure Patients (CHAMPION) trial. Sensors TREATS Heart failure</text:p>
          </table:table-cell>
        </table:table-row>
        <table:table-row table:style-name="ro1">
          <table:table-cell office:value-type="string">
            <text:p>22042636 However, plasma omega-3 FA and its role for prognosis in HF patients have not been examined previously. Fatty Acids, Omega-3 TREATS Heart failure</text:p>
          </table:table-cell>
        </table:table-row>
        <table:table-row table:style-name="ro1">
          <table:table-cell office:value-type="string">
            <text:p>21851882 CONCLUSIONS: Cardiac resynchronization therapy decreases all-cause mortality, reduces HF hospitalizations, and improves LVEF in NYHA functional class I/II HF patients. Hospitalization TREATS Heart failure</text:p>
          </table:table-cell>
        </table:table-row>
        <table:table-row table:style-name="ro1">
          <table:table-cell office:value-type="string">
            <text:p>20671567 This article reviews palliative care and self-care, which are critical components of heart failure management that are inadequately defined in the current American College of Cardiology/American Heart Association Guidelines for the Diagnosis and Management of Heart Failure. Self Care TREATS Heart failure</text:p>
          </table:table-cell>
        </table:table-row>
        <table:table-row table:style-name="ro1">
          <table:table-cell office:value-type="string">
            <text:p>23612059 In conclusion, compared with usual care, exercise increased a number of measures of functional capacity and QOL in patients with heart failure. Exercise TREATS Heart failure</text:p>
          </table:table-cell>
        </table:table-row>
        <table:table-row table:style-name="ro1">
          <table:table-cell office:value-type="string">
            <text:p>23325883 CONCLUSION: The benefits of beta blockers in patients with heart failure with reduced ejection fraction seem to be mainly due to a class effect, as no statistical evidence from current trials supports the superiority of any single agent over the others. Adrenergic beta-Antagonists TREATS Heart failure</text:p>
          </table:table-cell>
        </table:table-row>
        <table:table-row table:style-name="ro1">
          <table:table-cell office:value-type="string">
            <text:p>22583451 Cost-effectiveness of aldosterone antagonists for the treatment of post-myocardial infarction heart failure. Aldosterone Antagonists TREATS Heart failure</text:p>
          </table:table-cell>
        </table:table-row>
        <table:table-row table:style-name="ro1">
          <table:table-cell office:value-type="string">
            <text:p>22737201 As part of the development of a tailored curriculum, aim of this study was to identify barriers of guideline adherence and needs for medical education (CME) in HF care. Guideline Adherence TREATS Heart failure</text:p>
          </table:table-cell>
        </table:table-row>
        <table:table-row table:style-name="ro1">
          <table:table-cell office:value-type="string">
            <text:p>23104857 AIMS: To compare the improvement of quality of life (QoL) in cardiac resynchronization therapy plus implantable cardioverter defibrillator (CRT-D) therapy with that in implantable cardioverter defibrillator (ICD) therapy alone for patients with heart failure. Cardiac resynchronisation therapy TREATS Heart failure</text:p>
          </table:table-cell>
        </table:table-row>
        <table:table-row table:style-name="ro1">
          <table:table-cell office:value-type="string">
            <text:p>19789402 A randomized, double-blind, placebo-controlled study to determine the effects of valsartan on exercise time in patients with symptomatic heart failure with preserved ejection fraction. valsartan TREATS Heart failure</text:p>
          </table:table-cell>
        </table:table-row>
        <table:table-row table:style-name="ro1">
          <table:table-cell office:value-type="string">
            <text:p>19922995 With 4.7-year median follow-up in each group (IQR 3.7-5.5 for losartan 150 mg; 3.4-5.5 for losartan 50 mg), 828 (43%) patients in the 150 mg group versus 889 (46%) in the 50 mg group died or were admitted for heart failure (hazard ratio [HR] 0.90, 95% CI 0.82-0.99; follow-up TREATS Heart failure</text:p>
          </table:table-cell>
        </table:table-row>
        <table:table-row table:style-name="ro1">
          <table:table-cell office:value-type="string">
            <text:p>23061698 This article reviews the role of carvedilol compared with other beta-blockers in the treatment of CHF and post-AMI management. Adrenergic beta-Antagonists TREATS Congestive heart failure</text:p>
          </table:table-cell>
        </table:table-row>
        <table:table-row table:style-name="ro1">
          <table:table-cell office:value-type="string">
            <text:p>22764183 We evaluated the effect of nebivolol on cardiovascular outcomes in elderly patients with heart failure and AF. nebivolol TREATS Heart failure</text:p>
          </table:table-cell>
        </table:table-row>
        <table:table-row table:style-name="ro1">
          <table:table-cell office:value-type="string">
            <text:p>22640176 DISCUSSION: This study will generate information on the yield of screening for previously unrecognized HF, COPD and other chronic diseases in frail elderly with reduced exercise tolerance and/or exercise induced dyspnoea. Screening procedure TREATS Heart failure</text:p>
          </table:table-cell>
        </table:table-row>
        <table:table-row table:style-name="ro1">
          <table:table-cell office:value-type="string">
            <text:p>19398079 Metoprolol CR/XL was at least as effective in reducing death and hospitalizations for worsening HF in patients with eGFR &lt; 45 as in those with eGFR &gt; 60. Hospitalization TREATS Heart failure</text:p>
          </table:table-cell>
        </table:table-row>
        <table:table-row table:style-name="ro1">
          <table:table-cell office:value-type="string">
            <text:p>20491360 The primary composite outcome of cardiovascular death, myocardial infarction, stroke or hospitalization for heart failure showed a non-significant 8% RRR in favour of the telmisartan treated patients. Hospitalization TREATS Heart failure</text:p>
          </table:table-cell>
        </table:table-row>
        <table:table-row table:style-name="ro1">
          <table:table-cell office:value-type="string">
            <text:p>19920051 METHODS: In this randomized trial, we enrolled patients with advanced heart failure who were ineligible for transplantation, in a 2:1 ratio, to undergo implantation of a continuous-flow device (134 patients) or the currently approved pulsatile-flow device (66 patients). Implantation procedure TREATS Heart failure</text:p>
          </table:table-cell>
        </table:table-row>
        <table:table-row table:style-name="ro1">
          <table:table-cell office:value-type="string">
            <text:p>23152229 Shengmai (a traditional Chinese herbal medicine) has long been used as a complementary treatment for heart failure in China. Chinese herbal medicine TREATS Heart failure</text:p>
          </table:table-cell>
        </table:table-row>
        <table:table-row table:style-name="ro1">
          <table:table-cell office:value-type="string">
            <text:p>22024027 Furthermore, while treatment period did not affect mid-term survival and hospitalization for heart failure, failure of APS, STS (Society of Thoracic Surgeons) score &gt;=15%, and overt right heart failure at baseline predicted increased mortality. Hospitalization TREATS Heart failure</text:p>
          </table:table-cell>
        </table:table-row>
        <table:table-row table:style-name="ro1">
          <table:table-cell office:value-type="string">
            <text:p>20181499 Continuous-flow left ventricular assist devices (LVAD) have emerged as the standard of care for advanced heart failure patients requiring long-term mechanical circulatory support. Left ventricular assist device TREATS Heart failure</text:p>
          </table:table-cell>
        </table:table-row>
        <table:table-row table:style-name="ro1">
          <table:table-cell office:value-type="string">
            <text:p>22569436 A prospective double-blind randomized placebo-controlled clinical trial to evaluate the safety and efficacy of spironolactone in patients with advanced congestive heart failure on continuous ambulatory peritoneal dialysis. Spironolactone TREATS Congestive heart failure</text:p>
          </table:table-cell>
        </table:table-row>
        <table:table-row table:style-name="ro1">
          <table:table-cell office:value-type="string">
            <text:p>23583246 Cardiopoietic Stem Cell Therapy in Heart Failure: The C-CURE (Cardiopoietic stem Cell therapy in heart failURE) Multicenter Randomized Trial With Lineage-Specified Biologics. stem cell therapy TREATS Heart failure</text:p>
          </table:table-cell>
        </table:table-row>
        <table:table-row table:style-name="ro1">
          <table:table-cell office:value-type="string">
            <text:p>20042425 A small randomized controlled trial (DAD-HF) suggested that the use of low-dose dopamine in patients with acutely decompensated HF was associated with less deterioration in renal function and less hypokalaemia. Dopamine TREATS Heart failure</text:p>
          </table:table-cell>
        </table:table-row>
        <table:table-row table:style-name="ro1">
          <table:table-cell office:value-type="string">
            <text:p>21467028 METHODS AND RESULTS: Patients with stable New York Heart Association class II-IV heart failure (HF), plasma B-type natriuretic peptide (BNP) concentration &gt;100 pg/mL, and treated with an angiotensin-converting enzyme inhibitor (or angiotensin receptor blocker) and beta-blocker were randomized to once-daily, double-blind treatment with aliskiren 150 mg or placebo, added to optimal HF therapy, for 12 weeks. Placebos TREATS Heart failure</text:p>
          </table:table-cell>
        </table:table-row>
        <table:table-row table:style-name="ro1">
          <table:table-cell office:value-type="string">
            <text:p>22133470 Uptitrating beta-blockers for heart failure in the elderly. Adrenergic beta-Antagonists TREATS Heart failure</text:p>
          </table:table-cell>
        </table:table-row>
        <table:table-row table:style-name="ro1">
          <table:table-cell office:value-type="string">
            <text:p>21923439 Economic inputs included cost for drugs, cost of hospitalizations for atrial fibrillation and/or heart failure, and cost of management of severe adverse effects. Hospitalization TREATS Heart failure</text:p>
          </table:table-cell>
        </table:table-row>
        <table:table-row table:style-name="ro1">
          <table:table-cell office:value-type="string">
            <text:p>22560934 INTRODUCTION: Inspiratory muscle training (IMT) offers an alternative to exercise training (ExT) in the most severely deconditioned heart failure patients who are unable to exercise. Inspiratory muscle training TREATS Heart failure</text:p>
          </table:table-cell>
        </table:table-row>
        <table:table-row table:style-name="ro1">
          <table:table-cell office:value-type="string">
            <text:p>23152267 Despite the substantial burden to the healthcare system, there is uncertainty regarding the efficacy and safety of pharmacological interventions for treating heart failure in patients with Chagas disease. Intervention regimes TREATS Heart failure</text:p>
          </table:table-cell>
        </table:table-row>
        <table:table-row table:style-name="ro1">
          <table:table-cell office:value-type="string">
            <text:p>21122851 We investigated the effects of rosuvastatin and allopurinol on the number of EPCs in patients with heart failure and aimed to provide insight into the molecular inflammatory and oxidative mechanisms that could be responsible for the alterations in EPC levels after treatment. Allopurinol TREATS Heart failure</text:p>
          </table:table-cell>
        </table:table-row>
        <table:table-row table:style-name="ro1">
          <table:table-cell office:value-type="string">
            <text:p>21712261 Right ventricular lead positioning does not influence the benefits of cardiac resynchronization therapy in patients with heart failure and atrial fibrillation. Cardiac resynchronisation therapy TREATS Heart failure</text:p>
          </table:table-cell>
        </table:table-row>
        <table:table-row table:style-name="ro1">
          <table:table-cell office:value-type="string">
            <text:p>20413026 (Comparison of Nonselective and Beta1-Selective Beta-Blockers on Respiratory and Arterial Function and Cardiac Chamber Dynamics in Patients With Chronic Stable Congestive Cardiac Failure; Australian New Zealand Clinical Trials Registry, ACTRN12605000504617). Adrenergic beta-Antagonists TREATS Congestive heart failure</text:p>
          </table:table-cell>
        </table:table-row>
        <table:table-row table:style-name="ro1">
          <table:table-cell office:value-type="string">
            <text:p>20973922 BALANCE seeks to address unmet questions regarding the use of vasopressin antagonists including their effects on cognitive function and clinical outcomes in patients with hyponatremia and worsening heart failure. Vasopressin Antagonist TREATS Heart failure</text:p>
          </table:table-cell>
        </table:table-row>
        <table:table-row table:style-name="ro1">
          <table:table-cell office:value-type="string">
            <text:p>22205918 The difference in effect in the follow-up after four to five years was not found for the further investigated clinical endpoints: death, cardiac death, myocardial infarction and stroke (evidence strength high) as well as for severe heart failure (evidence strength moderate). follow-up TREATS Heart failure</text:p>
          </table:table-cell>
        </table:table-row>
        <table:table-row table:style-name="ro1">
          <table:table-cell office:value-type="string">
            <text:p>21911283 BACKGROUND: The utility of continuous positive airway pressure (CPAP) in the in-hospital treatment of congestive heart failure (CHF) is well established. Continuous Positive Airway Pressure TREATS Congestive heart failure</text:p>
          </table:table-cell>
        </table:table-row>
        <table:table-row table:style-name="ro1">
          <table:table-cell office:value-type="string">
            <text:p>20435194 Of all hospitalizations, 39.2% were non-CV, whereas 46.3% were for HF, and a minority of hospitalizations was due to stroke, MI, arrhythmia, or other CV causes. Hospitalization TREATS Heart failure</text:p>
          </table:table-cell>
        </table:table-row>
        <table:table-row table:style-name="ro1">
          <table:table-cell office:value-type="string">
            <text:p>20447580 METHODS AND RESULTS: We meta-analyzed clinical benefits of CRT in heart failure patients with narrow QRS, atrial fibrillation (AF) and NYHA Class II symptoms. Cardiac resynchronisation therapy TREATS Heart failure</text:p>
          </table:table-cell>
        </table:table-row>
        <table:table-row table:style-name="ro1">
          <table:table-cell office:value-type="string">
            <text:p>20425165 Moreover, it provided interesting insights into mitral valve surgery in patients with heart failure. Operative Surgical Procedures TREATS Heart failure</text:p>
          </table:table-cell>
        </table:table-row>
        <table:table-row table:style-name="ro1">
          <table:table-cell office:value-type="string">
            <text:p>21962425 CONCLUSION: Combined CRT and ICD therapy reduces overall mortality in HF patients when compared with ICD alone. Cardiac resynchronisation therapy TREATS Heart failure</text:p>
          </table:table-cell>
        </table:table-row>
        <table:table-row table:style-name="ro1">
          <table:table-cell office:value-type="string">
            <text:p>20376643 Heart transplantation and left ventricular assist devices are final options in the treatment repertoire of terminal heart failure. Heart Transplantation TREATS Heart failure</text:p>
          </table:table-cell>
        </table:table-row>
        <table:table-row table:style-name="ro1">
          <table:table-cell office:value-type="string">
            <text:p>23051949 CONCLUSIONS: Low relative lymphocyte count during hospitalization for HF is an independent predictor of poor outcomes in the early postdischarge period, beyond traditional prognostic indicators. Hospitalization TREATS Heart failure</text:p>
          </table:table-cell>
        </table:table-row>
        <table:table-row table:style-name="ro1">
          <table:table-cell office:value-type="string">
            <text:p>21315441 METHODS: Patients with New York Heart Association (NYHA) class III heart failure, irrespective of the left ventricular ejection fraction, and a previous hospital admission for heart failure were enrolled in 64 centres in the USA. Hospital admission TREATS Heart failure</text:p>
          </table:table-cell>
        </table:table-row>
        <table:table-row table:style-name="ro1">
          <table:table-cell office:value-type="string">
            <text:p>22004181 Improving self-care for heart failure for seniors: the impact of video and written education and decision aids. Self Care TREATS Heart failure</text:p>
          </table:table-cell>
        </table:table-row>
        <table:table-row table:style-name="ro1">
          <table:table-cell office:value-type="string">
            <text:p>23806195 CONCLUSIONS: Intramyocardial cell therapy was feasible in treating patients with ischaemic heart failure. Cell Therapy TREATS Heart 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aco" svg:font-family="Monaco"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0">04/10/2014</text:date>, <text:time>15:33: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10T15:33:44.39</dc:date>
    <dc:creator>Melanie  Klerer</dc:creator>
    <meta:generator>OpenOffice/4.0.1$Win32 OpenOffice.org_project/401m5$Build-9714</meta:generator>
    <meta:editing-duration>PT31M19S</meta:editing-duration>
    <meta:editing-cycles>1</meta:editing-cycles>
    <meta:document-statistic meta:table-count="1" meta:cell-count="1277" meta:object-count="0"/>
  </office:meta>
</office:document-meta>
</file>